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673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9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Default"/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</table:table>
      <table:table table:name="Sheet2" table:style-name="ta1">
        <table:table-column table:style-name="co2" table:default-cell-style-name="ce3"/>
        <table:table-column table:style-name="co3" table:number-columns-repeated="9" table:default-cell-style-name="ce3"/>
        <table:table-column table:style-name="co4" table:default-cell-style-name="Default"/>
        <table:table-column table:style-name="co5" table:number-columns-repeated="5" table:default-cell-style-name="Default"/>
        <table:table-column table:style-name="co1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9" table:number-rows-spanned="1">
            <text:p>Age</text:p>
          </table:table-cell>
          <table:covered-table-cell table:number-columns-repeated="8" table:style-name="ce1"/>
          <table:table-cell table:style-name="ce1"/>
          <table:table-cell table:style-name="ce5"/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Total</text:p>
          </table:table-cell>
          <table:table-cell table:style-name="ce5" table:number-columns-repeated="3"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otal</text:p>
          </table:table-cell>
          <table:table-cell table:style-name="ce5"/>
          <table:table-cell table:style-name="ce6" office:value-type="float" office:value="80" calcext:value-type="float">
            <text:p>80</text:p>
          </table:table-cell>
          <table:table-cell table:style-name="ce6" table:formula="of:=INDEX([.K$1:.K$1048576];MATCH([.M2];[.A$1:.A$1048576]))" office:value-type="float" office:value="355386" calcext:value-type="float">
            <text:p>355386</text:p>
          </table:table-cell>
          <table:table-cell table:style-name="ce5" table:number-columns-repeated="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table:formula="of:=COUNTIF([$Input.$A$1:.$A$1048576];[.B2])" office:value-type="float" office:value="0" calcext:value-type="float">
            <text:p>0</text:p>
          </table:table-cell>
          <table:table-cell table:style-name="ce2" table:formula="of:=COUNTIF([$Input.$A$1:.$A$1048576];[.C2])" office:value-type="float" office:value="96" calcext:value-type="float">
            <text:p>96</text:p>
          </table:table-cell>
          <table:table-cell table:style-name="ce2" table:formula="of:=COUNTIF([$Input.$A$1:.$A$1048576];[.D2])" office:value-type="float" office:value="54" calcext:value-type="float">
            <text:p>54</text:p>
          </table:table-cell>
          <table:table-cell table:style-name="ce2" table:formula="of:=COUNTIF([$Input.$A$1:.$A$1048576];[.E2])" office:value-type="float" office:value="48" calcext:value-type="float">
            <text:p>48</text:p>
          </table:table-cell>
          <table:table-cell table:style-name="ce2" table:formula="of:=COUNTIF([$Input.$A$1:.$A$1048576];[.F2])" office:value-type="float" office:value="51" calcext:value-type="float">
            <text:p>51</text:p>
          </table:table-cell>
          <table:table-cell table:style-name="ce2" table:formula="of:=COUNTIF([$Input.$A$1:.$A$1048576];[.G2])" office:value-type="float" office:value="51" calcext:value-type="float">
            <text:p>51</text:p>
          </table:table-cell>
          <table:table-cell table:style-name="ce2" table:formula="of:=COUNTIF([$Input.$A$1:.$A$1048576];[.H2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3]" office:value-type="float" office:value="0" calcext:value-type="float">
            <text:p>0</text:p>
          </table:table-cell>
          <table:table-cell table:style-name="ce2" table:formula="of:=SUM([.B3:.J3])" office:value-type="float" office:value="300" calcext:value-type="float">
            <text:p>300</text:p>
          </table:table-cell>
          <table:table-cell/>
          <table:table-cell office:value-type="float" office:value="256" calcext:value-type="float">
            <text:p>256</text:p>
          </table:table-cell>
          <table:table-cell table:style-name="ce6" table:formula="of:=INDEX([.K$1:.K$1048576];MATCH([.M3];[.A$1:.A$1048576]))" office:value-type="float" office:value="1613415325809" calcext:value-type="float">
            <text:p>1613415325809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C3]" office:value-type="float" office:value="96" calcext:value-type="float">
            <text:p>96</text:p>
          </table:table-cell>
          <table:table-cell table:style-name="ce2" table:formula="of:=[.D3]" office:value-type="float" office:value="54" calcext:value-type="float">
            <text:p>54</text:p>
          </table:table-cell>
          <table:table-cell table:style-name="ce2" table:formula="of:=[.E3]" office:value-type="float" office:value="48" calcext:value-type="float">
            <text:p>48</text:p>
          </table:table-cell>
          <table:table-cell table:style-name="ce2" table:formula="of:=[.F3]" office:value-type="float" office:value="51" calcext:value-type="float">
            <text:p>51</text:p>
          </table:table-cell>
          <table:table-cell table:style-name="ce2" table:formula="of:=[.G3]" office:value-type="float" office:value="51" calcext:value-type="float">
            <text:p>51</text:p>
          </table:table-cell>
          <table:table-cell table:style-name="ce2" table:formula="of:=[.H3]" office:value-type="float" office:value="0" calcext:value-type="float">
            <text:p>0</text:p>
          </table:table-cell>
          <table:table-cell table:style-name="ce2" table:formula="of:=[.I3]+[.B3]" office:value-type="float" office:value="0" calcext:value-type="float">
            <text:p>0</text:p>
          </table:table-cell>
          <table:table-cell table:style-name="ce2" table:formula="of:=[.J3]" office:value-type="float" office:value="0" calcext:value-type="float">
            <text:p>0</text:p>
          </table:table-cell>
          <table:table-cell table:style-name="ce2" table:formula="of:=[.B3]" office:value-type="float" office:value="0" calcext:value-type="float">
            <text:p>0</text:p>
          </table:table-cell>
          <table:table-cell table:style-name="ce2" table:formula="of:=SUM([.B4:.J4])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.C4]" office:value-type="float" office:value="54" calcext:value-type="float">
            <text:p>54</text:p>
          </table:table-cell>
          <table:table-cell table:style-name="ce2" table:formula="of:=[.D4]" office:value-type="float" office:value="48" calcext:value-type="float">
            <text:p>48</text:p>
          </table:table-cell>
          <table:table-cell table:style-name="ce2" table:formula="of:=[.E4]" office:value-type="float" office:value="51" calcext:value-type="float">
            <text:p>51</text:p>
          </table:table-cell>
          <table:table-cell table:style-name="ce2" table:formula="of:=[.F4]" office:value-type="float" office:value="51" calcext:value-type="float">
            <text:p>51</text:p>
          </table:table-cell>
          <table:table-cell table:style-name="ce2" table:formula="of:=[.G4]" office:value-type="float" office:value="0" calcext:value-type="float">
            <text:p>0</text:p>
          </table:table-cell>
          <table:table-cell table:style-name="ce2" table:formula="of:=[.H4]" office:value-type="float" office:value="0" calcext:value-type="float">
            <text:p>0</text:p>
          </table:table-cell>
          <table:table-cell table:style-name="ce2" table:formula="of:=[.I4]+[.B4]" office:value-type="float" office:value="96" calcext:value-type="float">
            <text:p>96</text:p>
          </table:table-cell>
          <table:table-cell table:style-name="ce2" table:formula="of:=[.J4]" office:value-type="float" office:value="0" calcext:value-type="float">
            <text:p>0</text:p>
          </table:table-cell>
          <table:table-cell table:style-name="ce2" table:formula="of:=[.B4]" office:value-type="float" office:value="96" calcext:value-type="float">
            <text:p>96</text:p>
          </table:table-cell>
          <table:table-cell table:style-name="ce2" table:formula="of:=SUM([.B5:.J5])" office:value-type="float" office:value="396" calcext:value-type="float">
            <text:p>396</text:p>
          </table:table-cell>
          <table:table-cell table:number-columns-repeated="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.C5]" office:value-type="float" office:value="48" calcext:value-type="float">
            <text:p>48</text:p>
          </table:table-cell>
          <table:table-cell table:style-name="ce2" table:formula="of:=[.D5]" office:value-type="float" office:value="51" calcext:value-type="float">
            <text:p>51</text:p>
          </table:table-cell>
          <table:table-cell table:style-name="ce2" table:formula="of:=[.E5]" office:value-type="float" office:value="51" calcext:value-type="float">
            <text:p>51</text:p>
          </table:table-cell>
          <table:table-cell table:style-name="ce2" table:formula="of:=[.F5]" office:value-type="float" office:value="0" calcext:value-type="float">
            <text:p>0</text:p>
          </table:table-cell>
          <table:table-cell table:style-name="ce2" table:formula="of:=[.G5]" office:value-type="float" office:value="0" calcext:value-type="float">
            <text:p>0</text:p>
          </table:table-cell>
          <table:table-cell table:style-name="ce2" table:formula="of:=[.H5]" office:value-type="float" office:value="96" calcext:value-type="float">
            <text:p>96</text:p>
          </table:table-cell>
          <table:table-cell table:style-name="ce2" table:formula="of:=[.I5]+[.B5]" office:value-type="float" office:value="54" calcext:value-type="float">
            <text:p>54</text:p>
          </table:table-cell>
          <table:table-cell table:style-name="ce2" table:formula="of:=[.J5]" office:value-type="float" office:value="96" calcext:value-type="float">
            <text:p>96</text:p>
          </table:table-cell>
          <table:table-cell table:style-name="ce2" table:formula="of:=[.B5]" office:value-type="float" office:value="54" calcext:value-type="float">
            <text:p>54</text:p>
          </table:table-cell>
          <table:table-cell table:style-name="ce2" table:formula="of:=SUM([.B6:.J6])" office:value-type="float" office:value="450" calcext:value-type="float">
            <text:p>450</text:p>
          </table:table-cell>
          <table:table-cell table:number-columns-repeated="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.C6]" office:value-type="float" office:value="51" calcext:value-type="float">
            <text:p>51</text:p>
          </table:table-cell>
          <table:table-cell table:style-name="ce2" table:formula="of:=[.D6]" office:value-type="float" office:value="51" calcext:value-type="float">
            <text:p>51</text:p>
          </table:table-cell>
          <table:table-cell table:style-name="ce2" table:formula="of:=[.E6]" office:value-type="float" office:value="0" calcext:value-type="float">
            <text:p>0</text:p>
          </table:table-cell>
          <table:table-cell table:style-name="ce2" table:formula="of:=[.F6]" office:value-type="float" office:value="0" calcext:value-type="float">
            <text:p>0</text:p>
          </table:table-cell>
          <table:table-cell table:style-name="ce2" table:formula="of:=[.G6]" office:value-type="float" office:value="96" calcext:value-type="float">
            <text:p>96</text:p>
          </table:table-cell>
          <table:table-cell table:style-name="ce2" table:formula="of:=[.H6]" office:value-type="float" office:value="54" calcext:value-type="float">
            <text:p>54</text:p>
          </table:table-cell>
          <table:table-cell table:style-name="ce2" table:formula="of:=[.I6]+[.B6]" office:value-type="float" office:value="144" calcext:value-type="float">
            <text:p>144</text:p>
          </table:table-cell>
          <table:table-cell table:style-name="ce2" table:formula="of:=[.J6]" office:value-type="float" office:value="54" calcext:value-type="float">
            <text:p>54</text:p>
          </table:table-cell>
          <table:table-cell table:style-name="ce2" table:formula="of:=[.B6]" office:value-type="float" office:value="48" calcext:value-type="float">
            <text:p>48</text:p>
          </table:table-cell>
          <table:table-cell table:style-name="ce2" table:formula="of:=SUM([.B7:.J7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.C7]" office:value-type="float" office:value="51" calcext:value-type="float">
            <text:p>51</text:p>
          </table:table-cell>
          <table:table-cell table:style-name="ce2" table:formula="of:=[.D7]" office:value-type="float" office:value="0" calcext:value-type="float">
            <text:p>0</text:p>
          </table:table-cell>
          <table:table-cell table:style-name="ce2" table:formula="of:=[.E7]" office:value-type="float" office:value="0" calcext:value-type="float">
            <text:p>0</text:p>
          </table:table-cell>
          <table:table-cell table:style-name="ce2" table:formula="of:=[.F7]" office:value-type="float" office:value="96" calcext:value-type="float">
            <text:p>96</text:p>
          </table:table-cell>
          <table:table-cell table:style-name="ce2" table:formula="of:=[.G7]" office:value-type="float" office:value="54" calcext:value-type="float">
            <text:p>54</text:p>
          </table:table-cell>
          <table:table-cell table:style-name="ce2" table:formula="of:=[.H7]" office:value-type="float" office:value="144" calcext:value-type="float">
            <text:p>144</text:p>
          </table:table-cell>
          <table:table-cell table:style-name="ce2" table:formula="of:=[.I7]+[.B7]" office:value-type="float" office:value="105" calcext:value-type="float">
            <text:p>105</text:p>
          </table:table-cell>
          <table:table-cell table:style-name="ce2" table:formula="of:=[.J7]" office:value-type="float" office:value="48" calcext:value-type="float">
            <text:p>48</text:p>
          </table:table-cell>
          <table:table-cell table:style-name="ce2" table:formula="of:=[.B7]" office:value-type="float" office:value="51" calcext:value-type="float">
            <text:p>51</text:p>
          </table:table-cell>
          <table:table-cell table:style-name="ce2" table:formula="of:=SUM([.B8:.J8])" office:value-type="float" office:value="549" calcext:value-type="float">
            <text:p>549</text:p>
          </table:table-cell>
          <table:table-cell table:number-columns-repeated="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.C8]" office:value-type="float" office:value="0" calcext:value-type="float">
            <text:p>0</text:p>
          </table:table-cell>
          <table:table-cell table:style-name="ce2" table:formula="of:=[.D8]" office:value-type="float" office:value="0" calcext:value-type="float">
            <text:p>0</text:p>
          </table:table-cell>
          <table:table-cell table:style-name="ce2" table:formula="of:=[.E8]" office:value-type="float" office:value="96" calcext:value-type="float">
            <text:p>96</text:p>
          </table:table-cell>
          <table:table-cell table:style-name="ce2" table:formula="of:=[.F8]" office:value-type="float" office:value="54" calcext:value-type="float">
            <text:p>54</text:p>
          </table:table-cell>
          <table:table-cell table:style-name="ce2" table:formula="of:=[.G8]" office:value-type="float" office:value="144" calcext:value-type="float">
            <text:p>144</text:p>
          </table:table-cell>
          <table:table-cell table:style-name="ce2" table:formula="of:=[.H8]" office:value-type="float" office:value="105" calcext:value-type="float">
            <text:p>105</text:p>
          </table:table-cell>
          <table:table-cell table:style-name="ce2" table:formula="of:=[.I8]+[.B8]" office:value-type="float" office:value="99" calcext:value-type="float">
            <text:p>99</text:p>
          </table:table-cell>
          <table:table-cell table:style-name="ce2" table:formula="of:=[.J8]" office:value-type="float" office:value="51" calcext:value-type="float">
            <text:p>51</text:p>
          </table:table-cell>
          <table:table-cell table:style-name="ce2" table:formula="of:=[.B8]" office:value-type="float" office:value="51" calcext:value-type="float">
            <text:p>51</text:p>
          </table:table-cell>
          <table:table-cell table:style-name="ce2" table:formula="of:=SUM([.B9:.J9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.C9]" office:value-type="float" office:value="0" calcext:value-type="float">
            <text:p>0</text:p>
          </table:table-cell>
          <table:table-cell table:style-name="ce2" table:formula="of:=[.D9]" office:value-type="float" office:value="96" calcext:value-type="float">
            <text:p>96</text:p>
          </table:table-cell>
          <table:table-cell table:style-name="ce2" table:formula="of:=[.E9]" office:value-type="float" office:value="54" calcext:value-type="float">
            <text:p>54</text:p>
          </table:table-cell>
          <table:table-cell table:style-name="ce2" table:formula="of:=[.F9]" office:value-type="float" office:value="144" calcext:value-type="float">
            <text:p>144</text:p>
          </table:table-cell>
          <table:table-cell table:style-name="ce2" table:formula="of:=[.G9]" office:value-type="float" office:value="105" calcext:value-type="float">
            <text:p>105</text:p>
          </table:table-cell>
          <table:table-cell table:style-name="ce2" table:formula="of:=[.H9]" office:value-type="float" office:value="99" calcext:value-type="float">
            <text:p>99</text:p>
          </table:table-cell>
          <table:table-cell table:style-name="ce2" table:formula="of:=[.I9]+[.B9]" office:value-type="float" office:value="51" calcext:value-type="float">
            <text:p>51</text:p>
          </table:table-cell>
          <table:table-cell table:style-name="ce2" table:formula="of:=[.J9]" office:value-type="float" office:value="51" calcext:value-type="float">
            <text:p>51</text:p>
          </table:table-cell>
          <table:table-cell table:style-name="ce2" table:formula="of:=[.B9]" office:value-type="float" office:value="0" calcext:value-type="float">
            <text:p>0</text:p>
          </table:table-cell>
          <table:table-cell table:style-name="ce2" table:formula="of:=SUM([.B10:.J10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.C10]" office:value-type="float" office:value="96" calcext:value-type="float">
            <text:p>96</text:p>
          </table:table-cell>
          <table:table-cell table:style-name="ce2" table:formula="of:=[.D10]" office:value-type="float" office:value="54" calcext:value-type="float">
            <text:p>54</text:p>
          </table:table-cell>
          <table:table-cell table:style-name="ce2" table:formula="of:=[.E10]" office:value-type="float" office:value="144" calcext:value-type="float">
            <text:p>144</text:p>
          </table:table-cell>
          <table:table-cell table:style-name="ce2" table:formula="of:=[.F10]" office:value-type="float" office:value="105" calcext:value-type="float">
            <text:p>105</text:p>
          </table:table-cell>
          <table:table-cell table:style-name="ce2" table:formula="of:=[.G10]" office:value-type="float" office:value="99" calcext:value-type="float">
            <text:p>99</text:p>
          </table:table-cell>
          <table:table-cell table:style-name="ce2" table:formula="of:=[.H10]" office:value-type="float" office:value="51" calcext:value-type="float">
            <text:p>51</text:p>
          </table:table-cell>
          <table:table-cell table:style-name="ce2" table:formula="of:=[.I10]+[.B10]" office:value-type="float" office:value="51" calcext:value-type="float">
            <text:p>51</text:p>
          </table:table-cell>
          <table:table-cell table:style-name="ce2" table:formula="of:=[.J10]" office:value-type="float" office:value="0" calcext:value-type="float">
            <text:p>0</text:p>
          </table:table-cell>
          <table:table-cell table:style-name="ce2" table:formula="of:=[.B10]" office:value-type="float" office:value="0" calcext:value-type="float">
            <text:p>0</text:p>
          </table:table-cell>
          <table:table-cell table:style-name="ce2" table:formula="of:=SUM([.B11:.J11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.C11]" office:value-type="float" office:value="54" calcext:value-type="float">
            <text:p>54</text:p>
          </table:table-cell>
          <table:table-cell table:style-name="ce2" table:formula="of:=[.D11]" office:value-type="float" office:value="144" calcext:value-type="float">
            <text:p>144</text:p>
          </table:table-cell>
          <table:table-cell table:style-name="ce2" table:formula="of:=[.E11]" office:value-type="float" office:value="105" calcext:value-type="float">
            <text:p>105</text:p>
          </table:table-cell>
          <table:table-cell table:style-name="ce2" table:formula="of:=[.F11]" office:value-type="float" office:value="99" calcext:value-type="float">
            <text:p>99</text:p>
          </table:table-cell>
          <table:table-cell table:style-name="ce2" table:formula="of:=[.G11]" office:value-type="float" office:value="51" calcext:value-type="float">
            <text:p>51</text:p>
          </table:table-cell>
          <table:table-cell table:style-name="ce2" table:formula="of:=[.H11]" office:value-type="float" office:value="51" calcext:value-type="float">
            <text:p>51</text:p>
          </table:table-cell>
          <table:table-cell table:style-name="ce2" table:formula="of:=[.I11]+[.B11]" office:value-type="float" office:value="96" calcext:value-type="float">
            <text:p>96</text:p>
          </table:table-cell>
          <table:table-cell table:style-name="ce2" table:formula="of:=[.J11]" office:value-type="float" office:value="0" calcext:value-type="float">
            <text:p>0</text:p>
          </table:table-cell>
          <table:table-cell table:style-name="ce2" table:formula="of:=[.B11]" office:value-type="float" office:value="96" calcext:value-type="float">
            <text:p>96</text:p>
          </table:table-cell>
          <table:table-cell table:style-name="ce2" table:formula="of:=SUM([.B12:.J12])"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.C12]" office:value-type="float" office:value="144" calcext:value-type="float">
            <text:p>144</text:p>
          </table:table-cell>
          <table:table-cell table:style-name="ce2" table:formula="of:=[.D12]" office:value-type="float" office:value="105" calcext:value-type="float">
            <text:p>105</text:p>
          </table:table-cell>
          <table:table-cell table:style-name="ce2" table:formula="of:=[.E12]" office:value-type="float" office:value="99" calcext:value-type="float">
            <text:p>99</text:p>
          </table:table-cell>
          <table:table-cell table:style-name="ce2" table:formula="of:=[.F12]" office:value-type="float" office:value="51" calcext:value-type="float">
            <text:p>51</text:p>
          </table:table-cell>
          <table:table-cell table:style-name="ce2" table:formula="of:=[.G12]" office:value-type="float" office:value="51" calcext:value-type="float">
            <text:p>51</text:p>
          </table:table-cell>
          <table:table-cell table:style-name="ce2" table:formula="of:=[.H12]" office:value-type="float" office:value="96" calcext:value-type="float">
            <text:p>96</text:p>
          </table:table-cell>
          <table:table-cell table:style-name="ce2" table:formula="of:=[.I12]+[.B12]" office:value-type="float" office:value="54" calcext:value-type="float">
            <text:p>54</text:p>
          </table:table-cell>
          <table:table-cell table:style-name="ce2" table:formula="of:=[.J12]" office:value-type="float" office:value="96" calcext:value-type="float">
            <text:p>96</text:p>
          </table:table-cell>
          <table:table-cell table:style-name="ce2" table:formula="of:=[.B12]" office:value-type="float" office:value="54" calcext:value-type="float">
            <text:p>54</text:p>
          </table:table-cell>
          <table:table-cell table:style-name="ce2" table:formula="of:=SUM([.B13:.J13])" office:value-type="float" office:value="750" calcext:value-type="float">
            <text:p>750</text:p>
          </table:table-cell>
          <table:table-cell table:number-columns-repeated="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.C13]" office:value-type="float" office:value="105" calcext:value-type="float">
            <text:p>105</text:p>
          </table:table-cell>
          <table:table-cell table:style-name="ce2" table:formula="of:=[.D13]" office:value-type="float" office:value="99" calcext:value-type="float">
            <text:p>99</text:p>
          </table:table-cell>
          <table:table-cell table:style-name="ce2" table:formula="of:=[.E13]" office:value-type="float" office:value="51" calcext:value-type="float">
            <text:p>51</text:p>
          </table:table-cell>
          <table:table-cell table:style-name="ce2" table:formula="of:=[.F13]" office:value-type="float" office:value="51" calcext:value-type="float">
            <text:p>51</text:p>
          </table:table-cell>
          <table:table-cell table:style-name="ce2" table:formula="of:=[.G13]" office:value-type="float" office:value="96" calcext:value-type="float">
            <text:p>96</text:p>
          </table:table-cell>
          <table:table-cell table:style-name="ce2" table:formula="of:=[.H13]" office:value-type="float" office:value="54" calcext:value-type="float">
            <text:p>54</text:p>
          </table:table-cell>
          <table:table-cell table:style-name="ce2" table:formula="of:=[.I13]+[.B13]" office:value-type="float" office:value="240" calcext:value-type="float">
            <text:p>240</text:p>
          </table:table-cell>
          <table:table-cell table:style-name="ce2" table:formula="of:=[.J13]" office:value-type="float" office:value="54" calcext:value-type="float">
            <text:p>54</text:p>
          </table:table-cell>
          <table:table-cell table:style-name="ce2" table:formula="of:=[.B13]" office:value-type="float" office:value="144" calcext:value-type="float">
            <text:p>144</text:p>
          </table:table-cell>
          <table:table-cell table:style-name="ce2" table:formula="of:=SUM([.B14:.J14])" office:value-type="float" office:value="894" calcext:value-type="float">
            <text:p>894</text:p>
          </table:table-cell>
          <table:table-cell table:number-columns-repeated="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.C14]" office:value-type="float" office:value="99" calcext:value-type="float">
            <text:p>99</text:p>
          </table:table-cell>
          <table:table-cell table:style-name="ce2" table:formula="of:=[.D14]" office:value-type="float" office:value="51" calcext:value-type="float">
            <text:p>51</text:p>
          </table:table-cell>
          <table:table-cell table:style-name="ce2" table:formula="of:=[.E14]" office:value-type="float" office:value="51" calcext:value-type="float">
            <text:p>51</text:p>
          </table:table-cell>
          <table:table-cell table:style-name="ce2" table:formula="of:=[.F14]" office:value-type="float" office:value="96" calcext:value-type="float">
            <text:p>96</text:p>
          </table:table-cell>
          <table:table-cell table:style-name="ce2" table:formula="of:=[.G14]" office:value-type="float" office:value="54" calcext:value-type="float">
            <text:p>54</text:p>
          </table:table-cell>
          <table:table-cell table:style-name="ce2" table:formula="of:=[.H14]" office:value-type="float" office:value="240" calcext:value-type="float">
            <text:p>240</text:p>
          </table:table-cell>
          <table:table-cell table:style-name="ce2" table:formula="of:=[.I14]+[.B14]" office:value-type="float" office:value="159" calcext:value-type="float">
            <text:p>159</text:p>
          </table:table-cell>
          <table:table-cell table:style-name="ce2" table:formula="of:=[.J14]" office:value-type="float" office:value="144" calcext:value-type="float">
            <text:p>144</text:p>
          </table:table-cell>
          <table:table-cell table:style-name="ce2" table:formula="of:=[.B14]" office:value-type="float" office:value="105" calcext:value-type="float">
            <text:p>105</text:p>
          </table:table-cell>
          <table:table-cell table:style-name="ce2" table:formula="of:=SUM([.B15:.J15])" office:value-type="float" office:value="999" calcext:value-type="float">
            <text:p>999</text:p>
          </table:table-cell>
          <table:table-cell table:number-columns-repeated="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.C15]" office:value-type="float" office:value="51" calcext:value-type="float">
            <text:p>51</text:p>
          </table:table-cell>
          <table:table-cell table:style-name="ce2" table:formula="of:=[.D15]" office:value-type="float" office:value="51" calcext:value-type="float">
            <text:p>51</text:p>
          </table:table-cell>
          <table:table-cell table:style-name="ce2" table:formula="of:=[.E15]" office:value-type="float" office:value="96" calcext:value-type="float">
            <text:p>96</text:p>
          </table:table-cell>
          <table:table-cell table:style-name="ce2" table:formula="of:=[.F15]" office:value-type="float" office:value="54" calcext:value-type="float">
            <text:p>54</text:p>
          </table:table-cell>
          <table:table-cell table:style-name="ce2" table:formula="of:=[.G15]" office:value-type="float" office:value="240" calcext:value-type="float">
            <text:p>240</text:p>
          </table:table-cell>
          <table:table-cell table:style-name="ce2" table:formula="of:=[.H15]" office:value-type="float" office:value="159" calcext:value-type="float">
            <text:p>159</text:p>
          </table:table-cell>
          <table:table-cell table:style-name="ce2" table:formula="of:=[.I15]+[.B15]" office:value-type="float" office:value="243" calcext:value-type="float">
            <text:p>243</text:p>
          </table:table-cell>
          <table:table-cell table:style-name="ce2" table:formula="of:=[.J15]" office:value-type="float" office:value="105" calcext:value-type="float">
            <text:p>105</text:p>
          </table:table-cell>
          <table:table-cell table:style-name="ce2" table:formula="of:=[.B15]" office:value-type="float" office:value="99" calcext:value-type="float">
            <text:p>99</text:p>
          </table:table-cell>
          <table:table-cell table:style-name="ce2" table:formula="of:=SUM([.B16:.J16])" office:value-type="float" office:value="1098" calcext:value-type="float">
            <text:p>1098</text:p>
          </table:table-cell>
          <table:table-cell table:number-columns-repeated="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.C16]" office:value-type="float" office:value="51" calcext:value-type="float">
            <text:p>51</text:p>
          </table:table-cell>
          <table:table-cell table:style-name="ce2" table:formula="of:=[.D16]" office:value-type="float" office:value="96" calcext:value-type="float">
            <text:p>96</text:p>
          </table:table-cell>
          <table:table-cell table:style-name="ce2" table:formula="of:=[.E16]" office:value-type="float" office:value="54" calcext:value-type="float">
            <text:p>54</text:p>
          </table:table-cell>
          <table:table-cell table:style-name="ce2" table:formula="of:=[.F16]" office:value-type="float" office:value="240" calcext:value-type="float">
            <text:p>240</text:p>
          </table:table-cell>
          <table:table-cell table:style-name="ce2" table:formula="of:=[.G16]" office:value-type="float" office:value="159" calcext:value-type="float">
            <text:p>159</text:p>
          </table:table-cell>
          <table:table-cell table:style-name="ce2" table:formula="of:=[.H16]" office:value-type="float" office:value="243" calcext:value-type="float">
            <text:p>243</text:p>
          </table:table-cell>
          <table:table-cell table:style-name="ce2" table:formula="of:=[.I16]+[.B16]" office:value-type="float" office:value="156" calcext:value-type="float">
            <text:p>156</text:p>
          </table:table-cell>
          <table:table-cell table:style-name="ce2" table:formula="of:=[.J16]" office:value-type="float" office:value="99" calcext:value-type="float">
            <text:p>99</text:p>
          </table:table-cell>
          <table:table-cell table:style-name="ce2" table:formula="of:=[.B16]" office:value-type="float" office:value="51" calcext:value-type="float">
            <text:p>51</text:p>
          </table:table-cell>
          <table:table-cell table:style-name="ce2" table:formula="of:=SUM([.B17:.J17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.C17]" office:value-type="float" office:value="96" calcext:value-type="float">
            <text:p>96</text:p>
          </table:table-cell>
          <table:table-cell table:style-name="ce2" table:formula="of:=[.D17]" office:value-type="float" office:value="54" calcext:value-type="float">
            <text:p>54</text:p>
          </table:table-cell>
          <table:table-cell table:style-name="ce2" table:formula="of:=[.E17]" office:value-type="float" office:value="240" calcext:value-type="float">
            <text:p>240</text:p>
          </table:table-cell>
          <table:table-cell table:style-name="ce2" table:formula="of:=[.F17]" office:value-type="float" office:value="159" calcext:value-type="float">
            <text:p>159</text:p>
          </table:table-cell>
          <table:table-cell table:style-name="ce2" table:formula="of:=[.G17]" office:value-type="float" office:value="243" calcext:value-type="float">
            <text:p>243</text:p>
          </table:table-cell>
          <table:table-cell table:style-name="ce2" table:formula="of:=[.H17]" office:value-type="float" office:value="156" calcext:value-type="float">
            <text:p>156</text:p>
          </table:table-cell>
          <table:table-cell table:style-name="ce2" table:formula="of:=[.I17]+[.B17]" office:value-type="float" office:value="150" calcext:value-type="float">
            <text:p>150</text:p>
          </table:table-cell>
          <table:table-cell table:style-name="ce2" table:formula="of:=[.J17]" office:value-type="float" office:value="51" calcext:value-type="float">
            <text:p>51</text:p>
          </table:table-cell>
          <table:table-cell table:style-name="ce2" table:formula="of:=[.B17]" office:value-type="float" office:value="51" calcext:value-type="float">
            <text:p>51</text:p>
          </table:table-cell>
          <table:table-cell table:style-name="ce2" table:formula="of:=SUM([.B18:.J18])" office:value-type="float" office:value="1200" calcext:value-type="float">
            <text:p>1200</text:p>
          </table:table-cell>
          <table:table-cell table:number-columns-repeated="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.C18]" office:value-type="float" office:value="54" calcext:value-type="float">
            <text:p>54</text:p>
          </table:table-cell>
          <table:table-cell table:style-name="ce2" table:formula="of:=[.D18]" office:value-type="float" office:value="240" calcext:value-type="float">
            <text:p>240</text:p>
          </table:table-cell>
          <table:table-cell table:style-name="ce2" table:formula="of:=[.E18]" office:value-type="float" office:value="159" calcext:value-type="float">
            <text:p>159</text:p>
          </table:table-cell>
          <table:table-cell table:style-name="ce2" table:formula="of:=[.F18]" office:value-type="float" office:value="243" calcext:value-type="float">
            <text:p>243</text:p>
          </table:table-cell>
          <table:table-cell table:style-name="ce2" table:formula="of:=[.G18]" office:value-type="float" office:value="156" calcext:value-type="float">
            <text:p>156</text:p>
          </table:table-cell>
          <table:table-cell table:style-name="ce2" table:formula="of:=[.H18]" office:value-type="float" office:value="150" calcext:value-type="float">
            <text:p>150</text:p>
          </table:table-cell>
          <table:table-cell table:style-name="ce2" table:formula="of:=[.I18]+[.B18]" office:value-type="float" office:value="147" calcext:value-type="float">
            <text:p>147</text:p>
          </table:table-cell>
          <table:table-cell table:style-name="ce2" table:formula="of:=[.J18]" office:value-type="float" office:value="51" calcext:value-type="float">
            <text:p>51</text:p>
          </table:table-cell>
          <table:table-cell table:style-name="ce2" table:formula="of:=[.B18]" office:value-type="float" office:value="96" calcext:value-type="float">
            <text:p>96</text:p>
          </table:table-cell>
          <table:table-cell table:style-name="ce2" table:formula="of:=SUM([.B19:.J19])" office:value-type="float" office:value="1296" calcext:value-type="float">
            <text:p>1296</text:p>
          </table:table-cell>
          <table:table-cell table:number-columns-repeated="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.C19]" office:value-type="float" office:value="240" calcext:value-type="float">
            <text:p>240</text:p>
          </table:table-cell>
          <table:table-cell table:style-name="ce2" table:formula="of:=[.D19]" office:value-type="float" office:value="159" calcext:value-type="float">
            <text:p>159</text:p>
          </table:table-cell>
          <table:table-cell table:style-name="ce2" table:formula="of:=[.E19]" office:value-type="float" office:value="243" calcext:value-type="float">
            <text:p>243</text:p>
          </table:table-cell>
          <table:table-cell table:style-name="ce2" table:formula="of:=[.F19]" office:value-type="float" office:value="156" calcext:value-type="float">
            <text:p>156</text:p>
          </table:table-cell>
          <table:table-cell table:style-name="ce2" table:formula="of:=[.G19]" office:value-type="float" office:value="150" calcext:value-type="float">
            <text:p>150</text:p>
          </table:table-cell>
          <table:table-cell table:style-name="ce2" table:formula="of:=[.H19]" office:value-type="float" office:value="147" calcext:value-type="float">
            <text:p>147</text:p>
          </table:table-cell>
          <table:table-cell table:style-name="ce2" table:formula="of:=[.I19]+[.B19]" office:value-type="float" office:value="105" calcext:value-type="float">
            <text:p>105</text:p>
          </table:table-cell>
          <table:table-cell table:style-name="ce2" table:formula="of:=[.J19]" office:value-type="float" office:value="96" calcext:value-type="float">
            <text:p>96</text:p>
          </table:table-cell>
          <table:table-cell table:style-name="ce2" table:formula="of:=[.B19]" office:value-type="float" office:value="54" calcext:value-type="float">
            <text:p>54</text:p>
          </table:table-cell>
          <table:table-cell table:style-name="ce2" table:formula="of:=SUM([.B20:.J20])" office:value-type="float" office:value="1350" calcext:value-type="float">
            <text:p>1350</text:p>
          </table:table-cell>
          <table:table-cell table:number-columns-repeated="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.C20]" office:value-type="float" office:value="159" calcext:value-type="float">
            <text:p>159</text:p>
          </table:table-cell>
          <table:table-cell table:style-name="ce2" table:formula="of:=[.D20]" office:value-type="float" office:value="243" calcext:value-type="float">
            <text:p>243</text:p>
          </table:table-cell>
          <table:table-cell table:style-name="ce2" table:formula="of:=[.E20]" office:value-type="float" office:value="156" calcext:value-type="float">
            <text:p>156</text:p>
          </table:table-cell>
          <table:table-cell table:style-name="ce2" table:formula="of:=[.F20]" office:value-type="float" office:value="150" calcext:value-type="float">
            <text:p>150</text:p>
          </table:table-cell>
          <table:table-cell table:style-name="ce2" table:formula="of:=[.G20]" office:value-type="float" office:value="147" calcext:value-type="float">
            <text:p>147</text:p>
          </table:table-cell>
          <table:table-cell table:style-name="ce2" table:formula="of:=[.H20]" office:value-type="float" office:value="105" calcext:value-type="float">
            <text:p>105</text:p>
          </table:table-cell>
          <table:table-cell table:style-name="ce2" table:formula="of:=[.I20]+[.B20]" office:value-type="float" office:value="336" calcext:value-type="float">
            <text:p>336</text:p>
          </table:table-cell>
          <table:table-cell table:style-name="ce2" table:formula="of:=[.J20]" office:value-type="float" office:value="54" calcext:value-type="float">
            <text:p>54</text:p>
          </table:table-cell>
          <table:table-cell table:style-name="ce2" table:formula="of:=[.B20]" office:value-type="float" office:value="240" calcext:value-type="float">
            <text:p>240</text:p>
          </table:table-cell>
          <table:table-cell table:style-name="ce2" table:formula="of:=SUM([.B21:.J21])" office:value-type="float" office:value="1590" calcext:value-type="float">
            <text:p>1590</text:p>
          </table:table-cell>
          <table:table-cell table:number-columns-repeated="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.C21]" office:value-type="float" office:value="243" calcext:value-type="float">
            <text:p>243</text:p>
          </table:table-cell>
          <table:table-cell table:style-name="ce2" table:formula="of:=[.D21]" office:value-type="float" office:value="156" calcext:value-type="float">
            <text:p>156</text:p>
          </table:table-cell>
          <table:table-cell table:style-name="ce2" table:formula="of:=[.E21]" office:value-type="float" office:value="150" calcext:value-type="float">
            <text:p>150</text:p>
          </table:table-cell>
          <table:table-cell table:style-name="ce2" table:formula="of:=[.F21]" office:value-type="float" office:value="147" calcext:value-type="float">
            <text:p>147</text:p>
          </table:table-cell>
          <table:table-cell table:style-name="ce2" table:formula="of:=[.G21]" office:value-type="float" office:value="105" calcext:value-type="float">
            <text:p>105</text:p>
          </table:table-cell>
          <table:table-cell table:style-name="ce2" table:formula="of:=[.H21]" office:value-type="float" office:value="336" calcext:value-type="float">
            <text:p>336</text:p>
          </table:table-cell>
          <table:table-cell table:style-name="ce2" table:formula="of:=[.I21]+[.B21]" office:value-type="float" office:value="213" calcext:value-type="float">
            <text:p>213</text:p>
          </table:table-cell>
          <table:table-cell table:style-name="ce2" table:formula="of:=[.J21]" office:value-type="float" office:value="240" calcext:value-type="float">
            <text:p>240</text:p>
          </table:table-cell>
          <table:table-cell table:style-name="ce2" table:formula="of:=[.B21]" office:value-type="float" office:value="159" calcext:value-type="float">
            <text:p>159</text:p>
          </table:table-cell>
          <table:table-cell table:style-name="ce2" table:formula="of:=SUM([.B22:.J22])" office:value-type="float" office:value="1749" calcext:value-type="float">
            <text:p>1749</text:p>
          </table:table-cell>
          <table:table-cell table:number-columns-repeated="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.C22]" office:value-type="float" office:value="156" calcext:value-type="float">
            <text:p>156</text:p>
          </table:table-cell>
          <table:table-cell table:style-name="ce2" table:formula="of:=[.D22]" office:value-type="float" office:value="150" calcext:value-type="float">
            <text:p>150</text:p>
          </table:table-cell>
          <table:table-cell table:style-name="ce2" table:formula="of:=[.E22]" office:value-type="float" office:value="147" calcext:value-type="float">
            <text:p>147</text:p>
          </table:table-cell>
          <table:table-cell table:style-name="ce2" table:formula="of:=[.F22]" office:value-type="float" office:value="105" calcext:value-type="float">
            <text:p>105</text:p>
          </table:table-cell>
          <table:table-cell table:style-name="ce2" table:formula="of:=[.G22]" office:value-type="float" office:value="336" calcext:value-type="float">
            <text:p>336</text:p>
          </table:table-cell>
          <table:table-cell table:style-name="ce2" table:formula="of:=[.H22]" office:value-type="float" office:value="213" calcext:value-type="float">
            <text:p>213</text:p>
          </table:table-cell>
          <table:table-cell table:style-name="ce2" table:formula="of:=[.I22]+[.B22]" office:value-type="float" office:value="483" calcext:value-type="float">
            <text:p>483</text:p>
          </table:table-cell>
          <table:table-cell table:style-name="ce2" table:formula="of:=[.J22]" office:value-type="float" office:value="159" calcext:value-type="float">
            <text:p>159</text:p>
          </table:table-cell>
          <table:table-cell table:style-name="ce2" table:formula="of:=[.B22]" office:value-type="float" office:value="243" calcext:value-type="float">
            <text:p>243</text:p>
          </table:table-cell>
          <table:table-cell table:style-name="ce2" table:formula="of:=SUM([.B23:.J23])" office:value-type="float" office:value="1992" calcext:value-type="float">
            <text:p>1992</text:p>
          </table:table-cell>
          <table:table-cell table:number-columns-repeated="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.C23]" office:value-type="float" office:value="150" calcext:value-type="float">
            <text:p>150</text:p>
          </table:table-cell>
          <table:table-cell table:style-name="ce2" table:formula="of:=[.D23]" office:value-type="float" office:value="147" calcext:value-type="float">
            <text:p>147</text:p>
          </table:table-cell>
          <table:table-cell table:style-name="ce2" table:formula="of:=[.E23]" office:value-type="float" office:value="105" calcext:value-type="float">
            <text:p>105</text:p>
          </table:table-cell>
          <table:table-cell table:style-name="ce2" table:formula="of:=[.F23]" office:value-type="float" office:value="336" calcext:value-type="float">
            <text:p>336</text:p>
          </table:table-cell>
          <table:table-cell table:style-name="ce2" table:formula="of:=[.G23]" office:value-type="float" office:value="213" calcext:value-type="float">
            <text:p>213</text:p>
          </table:table-cell>
          <table:table-cell table:style-name="ce2" table:formula="of:=[.H23]" office:value-type="float" office:value="483" calcext:value-type="float">
            <text:p>483</text:p>
          </table:table-cell>
          <table:table-cell table:style-name="ce2" table:formula="of:=[.I23]+[.B23]" office:value-type="float" office:value="315" calcext:value-type="float">
            <text:p>315</text:p>
          </table:table-cell>
          <table:table-cell table:style-name="ce2" table:formula="of:=[.J23]" office:value-type="float" office:value="243" calcext:value-type="float">
            <text:p>243</text:p>
          </table:table-cell>
          <table:table-cell table:style-name="ce2" table:formula="of:=[.B23]" office:value-type="float" office:value="156" calcext:value-type="float">
            <text:p>156</text:p>
          </table:table-cell>
          <table:table-cell table:style-name="ce2" table:formula="of:=SUM([.B24:.J24])" office:value-type="float" office:value="2148" calcext:value-type="float">
            <text:p>2148</text:p>
          </table:table-cell>
          <table:table-cell table:number-columns-repeated="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.C24]" office:value-type="float" office:value="147" calcext:value-type="float">
            <text:p>147</text:p>
          </table:table-cell>
          <table:table-cell table:style-name="ce2" table:formula="of:=[.D24]" office:value-type="float" office:value="105" calcext:value-type="float">
            <text:p>105</text:p>
          </table:table-cell>
          <table:table-cell table:style-name="ce2" table:formula="of:=[.E24]" office:value-type="float" office:value="336" calcext:value-type="float">
            <text:p>336</text:p>
          </table:table-cell>
          <table:table-cell table:style-name="ce2" table:formula="of:=[.F24]" office:value-type="float" office:value="213" calcext:value-type="float">
            <text:p>213</text:p>
          </table:table-cell>
          <table:table-cell table:style-name="ce2" table:formula="of:=[.G24]" office:value-type="float" office:value="483" calcext:value-type="float">
            <text:p>483</text:p>
          </table:table-cell>
          <table:table-cell table:style-name="ce2" table:formula="of:=[.H24]" office:value-type="float" office:value="315" calcext:value-type="float">
            <text:p>315</text:p>
          </table:table-cell>
          <table:table-cell table:style-name="ce2" table:formula="of:=[.I24]+[.B24]" office:value-type="float" office:value="393" calcext:value-type="float">
            <text:p>393</text:p>
          </table:table-cell>
          <table:table-cell table:style-name="ce2" table:formula="of:=[.J24]" office:value-type="float" office:value="156" calcext:value-type="float">
            <text:p>156</text:p>
          </table:table-cell>
          <table:table-cell table:style-name="ce2" table:formula="of:=[.B24]" office:value-type="float" office:value="150" calcext:value-type="float">
            <text:p>150</text:p>
          </table:table-cell>
          <table:table-cell table:style-name="ce2" table:formula="of:=SUM([.B25:.J25])" office:value-type="float" office:value="2298" calcext:value-type="float">
            <text:p>2298</text:p>
          </table:table-cell>
          <table:table-cell table:number-columns-repeated="6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.C25]" office:value-type="float" office:value="105" calcext:value-type="float">
            <text:p>105</text:p>
          </table:table-cell>
          <table:table-cell table:style-name="ce2" table:formula="of:=[.D25]" office:value-type="float" office:value="336" calcext:value-type="float">
            <text:p>336</text:p>
          </table:table-cell>
          <table:table-cell table:style-name="ce2" table:formula="of:=[.E25]" office:value-type="float" office:value="213" calcext:value-type="float">
            <text:p>213</text:p>
          </table:table-cell>
          <table:table-cell table:style-name="ce2" table:formula="of:=[.F25]" office:value-type="float" office:value="483" calcext:value-type="float">
            <text:p>483</text:p>
          </table:table-cell>
          <table:table-cell table:style-name="ce2" table:formula="of:=[.G25]" office:value-type="float" office:value="315" calcext:value-type="float">
            <text:p>315</text:p>
          </table:table-cell>
          <table:table-cell table:style-name="ce2" table:formula="of:=[.H25]" office:value-type="float" office:value="393" calcext:value-type="float">
            <text:p>393</text:p>
          </table:table-cell>
          <table:table-cell table:style-name="ce2" table:formula="of:=[.I25]+[.B25]" office:value-type="float" office:value="303" calcext:value-type="float">
            <text:p>303</text:p>
          </table:table-cell>
          <table:table-cell table:style-name="ce2" table:formula="of:=[.J25]" office:value-type="float" office:value="150" calcext:value-type="float">
            <text:p>150</text:p>
          </table:table-cell>
          <table:table-cell table:style-name="ce2" table:formula="of:=[.B25]" office:value-type="float" office:value="147" calcext:value-type="float">
            <text:p>147</text:p>
          </table:table-cell>
          <table:table-cell table:style-name="ce2" table:formula="of:=SUM([.B26:.J26])" office:value-type="float" office:value="2445" calcext:value-type="float">
            <text:p>2445</text:p>
          </table:table-cell>
          <table:table-cell table:number-columns-repeated="6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.C26]" office:value-type="float" office:value="336" calcext:value-type="float">
            <text:p>336</text:p>
          </table:table-cell>
          <table:table-cell table:style-name="ce2" table:formula="of:=[.D26]" office:value-type="float" office:value="213" calcext:value-type="float">
            <text:p>213</text:p>
          </table:table-cell>
          <table:table-cell table:style-name="ce2" table:formula="of:=[.E26]" office:value-type="float" office:value="483" calcext:value-type="float">
            <text:p>483</text:p>
          </table:table-cell>
          <table:table-cell table:style-name="ce2" table:formula="of:=[.F26]" office:value-type="float" office:value="315" calcext:value-type="float">
            <text:p>315</text:p>
          </table:table-cell>
          <table:table-cell table:style-name="ce2" table:formula="of:=[.G26]" office:value-type="float" office:value="393" calcext:value-type="float">
            <text:p>393</text:p>
          </table:table-cell>
          <table:table-cell table:style-name="ce2" table:formula="of:=[.H26]" office:value-type="float" office:value="303" calcext:value-type="float">
            <text:p>303</text:p>
          </table:table-cell>
          <table:table-cell table:style-name="ce2" table:formula="of:=[.I26]+[.B26]" office:value-type="float" office:value="255" calcext:value-type="float">
            <text:p>255</text:p>
          </table:table-cell>
          <table:table-cell table:style-name="ce2" table:formula="of:=[.J26]" office:value-type="float" office:value="147" calcext:value-type="float">
            <text:p>147</text:p>
          </table:table-cell>
          <table:table-cell table:style-name="ce2" table:formula="of:=[.B26]" office:value-type="float" office:value="105" calcext:value-type="float">
            <text:p>105</text:p>
          </table:table-cell>
          <table:table-cell table:style-name="ce2" table:formula="of:=SUM([.B27:.J27])" office:value-type="float" office:value="2550" calcext:value-type="float">
            <text:p>2550</text:p>
          </table:table-cell>
          <table:table-cell table:number-columns-repeated="6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.C27]" office:value-type="float" office:value="213" calcext:value-type="float">
            <text:p>213</text:p>
          </table:table-cell>
          <table:table-cell table:style-name="ce2" table:formula="of:=[.D27]" office:value-type="float" office:value="483" calcext:value-type="float">
            <text:p>483</text:p>
          </table:table-cell>
          <table:table-cell table:style-name="ce2" table:formula="of:=[.E27]" office:value-type="float" office:value="315" calcext:value-type="float">
            <text:p>315</text:p>
          </table:table-cell>
          <table:table-cell table:style-name="ce2" table:formula="of:=[.F27]" office:value-type="float" office:value="393" calcext:value-type="float">
            <text:p>393</text:p>
          </table:table-cell>
          <table:table-cell table:style-name="ce2" table:formula="of:=[.G27]" office:value-type="float" office:value="303" calcext:value-type="float">
            <text:p>303</text:p>
          </table:table-cell>
          <table:table-cell table:style-name="ce2" table:formula="of:=[.H27]" office:value-type="float" office:value="255" calcext:value-type="float">
            <text:p>255</text:p>
          </table:table-cell>
          <table:table-cell table:style-name="ce2" table:formula="of:=[.I27]+[.B27]" office:value-type="float" office:value="483" calcext:value-type="float">
            <text:p>483</text:p>
          </table:table-cell>
          <table:table-cell table:style-name="ce2" table:formula="of:=[.J27]" office:value-type="float" office:value="105" calcext:value-type="float">
            <text:p>105</text:p>
          </table:table-cell>
          <table:table-cell table:style-name="ce2" table:formula="of:=[.B27]" office:value-type="float" office:value="336" calcext:value-type="float">
            <text:p>336</text:p>
          </table:table-cell>
          <table:table-cell table:style-name="ce2" table:formula="of:=SUM([.B28:.J28])" office:value-type="float" office:value="2886" calcext:value-type="float">
            <text:p>2886</text:p>
          </table:table-cell>
          <table:table-cell table:number-columns-repeated="6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.C28]" office:value-type="float" office:value="483" calcext:value-type="float">
            <text:p>483</text:p>
          </table:table-cell>
          <table:table-cell table:style-name="ce2" table:formula="of:=[.D28]" office:value-type="float" office:value="315" calcext:value-type="float">
            <text:p>315</text:p>
          </table:table-cell>
          <table:table-cell table:style-name="ce2" table:formula="of:=[.E28]" office:value-type="float" office:value="393" calcext:value-type="float">
            <text:p>393</text:p>
          </table:table-cell>
          <table:table-cell table:style-name="ce2" table:formula="of:=[.F28]" office:value-type="float" office:value="303" calcext:value-type="float">
            <text:p>303</text:p>
          </table:table-cell>
          <table:table-cell table:style-name="ce2" table:formula="of:=[.G28]" office:value-type="float" office:value="255" calcext:value-type="float">
            <text:p>255</text:p>
          </table:table-cell>
          <table:table-cell table:style-name="ce2" table:formula="of:=[.H28]" office:value-type="float" office:value="483" calcext:value-type="float">
            <text:p>483</text:p>
          </table:table-cell>
          <table:table-cell table:style-name="ce2" table:formula="of:=[.I28]+[.B28]" office:value-type="float" office:value="318" calcext:value-type="float">
            <text:p>318</text:p>
          </table:table-cell>
          <table:table-cell table:style-name="ce2" table:formula="of:=[.J28]" office:value-type="float" office:value="336" calcext:value-type="float">
            <text:p>336</text:p>
          </table:table-cell>
          <table:table-cell table:style-name="ce2" table:formula="of:=[.B28]" office:value-type="float" office:value="213" calcext:value-type="float">
            <text:p>213</text:p>
          </table:table-cell>
          <table:table-cell table:style-name="ce2" table:formula="of:=SUM([.B29:.J29])" office:value-type="float" office:value="3099" calcext:value-type="float">
            <text:p>3099</text:p>
          </table:table-cell>
          <table:table-cell table:number-columns-repeated="6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.C29]" office:value-type="float" office:value="315" calcext:value-type="float">
            <text:p>315</text:p>
          </table:table-cell>
          <table:table-cell table:style-name="ce2" table:formula="of:=[.D29]" office:value-type="float" office:value="393" calcext:value-type="float">
            <text:p>393</text:p>
          </table:table-cell>
          <table:table-cell table:style-name="ce2" table:formula="of:=[.E29]" office:value-type="float" office:value="303" calcext:value-type="float">
            <text:p>303</text:p>
          </table:table-cell>
          <table:table-cell table:style-name="ce2" table:formula="of:=[.F29]" office:value-type="float" office:value="255" calcext:value-type="float">
            <text:p>255</text:p>
          </table:table-cell>
          <table:table-cell table:style-name="ce2" table:formula="of:=[.G29]" office:value-type="float" office:value="483" calcext:value-type="float">
            <text:p>483</text:p>
          </table:table-cell>
          <table:table-cell table:style-name="ce2" table:formula="of:=[.H29]" office:value-type="float" office:value="318" calcext:value-type="float">
            <text:p>318</text:p>
          </table:table-cell>
          <table:table-cell table:style-name="ce2" table:formula="of:=[.I29]+[.B29]" office:value-type="float" office:value="819" calcext:value-type="float">
            <text:p>819</text:p>
          </table:table-cell>
          <table:table-cell table:style-name="ce2" table:formula="of:=[.J29]" office:value-type="float" office:value="213" calcext:value-type="float">
            <text:p>213</text:p>
          </table:table-cell>
          <table:table-cell table:style-name="ce2" table:formula="of:=[.B29]" office:value-type="float" office:value="483" calcext:value-type="float">
            <text:p>483</text:p>
          </table:table-cell>
          <table:table-cell table:style-name="ce2" table:formula="of:=SUM([.B30:.J30])" office:value-type="float" office:value="3582" calcext:value-type="float">
            <text:p>3582</text:p>
          </table:table-cell>
          <table:table-cell table:number-columns-repeated="6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.C30]" office:value-type="float" office:value="393" calcext:value-type="float">
            <text:p>393</text:p>
          </table:table-cell>
          <table:table-cell table:style-name="ce2" table:formula="of:=[.D30]" office:value-type="float" office:value="303" calcext:value-type="float">
            <text:p>303</text:p>
          </table:table-cell>
          <table:table-cell table:style-name="ce2" table:formula="of:=[.E30]" office:value-type="float" office:value="255" calcext:value-type="float">
            <text:p>255</text:p>
          </table:table-cell>
          <table:table-cell table:style-name="ce2" table:formula="of:=[.F30]" office:value-type="float" office:value="483" calcext:value-type="float">
            <text:p>483</text:p>
          </table:table-cell>
          <table:table-cell table:style-name="ce2" table:formula="of:=[.G30]" office:value-type="float" office:value="318" calcext:value-type="float">
            <text:p>318</text:p>
          </table:table-cell>
          <table:table-cell table:style-name="ce2" table:formula="of:=[.H30]" office:value-type="float" office:value="819" calcext:value-type="float">
            <text:p>819</text:p>
          </table:table-cell>
          <table:table-cell table:style-name="ce2" table:formula="of:=[.I30]+[.B30]" office:value-type="float" office:value="528" calcext:value-type="float">
            <text:p>528</text:p>
          </table:table-cell>
          <table:table-cell table:style-name="ce2" table:formula="of:=[.J30]" office:value-type="float" office:value="483" calcext:value-type="float">
            <text:p>483</text:p>
          </table:table-cell>
          <table:table-cell table:style-name="ce2" table:formula="of:=[.B30]" office:value-type="float" office:value="315" calcext:value-type="float">
            <text:p>315</text:p>
          </table:table-cell>
          <table:table-cell table:style-name="ce2" table:formula="of:=SUM([.B31:.J31])" office:value-type="float" office:value="3897" calcext:value-type="float">
            <text:p>3897</text:p>
          </table:table-cell>
          <table:table-cell table:number-columns-repeated="6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.C31]" office:value-type="float" office:value="303" calcext:value-type="float">
            <text:p>303</text:p>
          </table:table-cell>
          <table:table-cell table:style-name="ce2" table:formula="of:=[.D31]" office:value-type="float" office:value="255" calcext:value-type="float">
            <text:p>255</text:p>
          </table:table-cell>
          <table:table-cell table:style-name="ce2" table:formula="of:=[.E31]" office:value-type="float" office:value="483" calcext:value-type="float">
            <text:p>483</text:p>
          </table:table-cell>
          <table:table-cell table:style-name="ce2" table:formula="of:=[.F31]" office:value-type="float" office:value="318" calcext:value-type="float">
            <text:p>318</text:p>
          </table:table-cell>
          <table:table-cell table:style-name="ce2" table:formula="of:=[.G31]" office:value-type="float" office:value="819" calcext:value-type="float">
            <text:p>819</text:p>
          </table:table-cell>
          <table:table-cell table:style-name="ce2" table:formula="of:=[.H31]" office:value-type="float" office:value="528" calcext:value-type="float">
            <text:p>528</text:p>
          </table:table-cell>
          <table:table-cell table:style-name="ce2" table:formula="of:=[.I31]+[.B31]" office:value-type="float" office:value="876" calcext:value-type="float">
            <text:p>876</text:p>
          </table:table-cell>
          <table:table-cell table:style-name="ce2" table:formula="of:=[.J31]" office:value-type="float" office:value="315" calcext:value-type="float">
            <text:p>315</text:p>
          </table:table-cell>
          <table:table-cell table:style-name="ce2" table:formula="of:=[.B31]" office:value-type="float" office:value="393" calcext:value-type="float">
            <text:p>393</text:p>
          </table:table-cell>
          <table:table-cell table:style-name="ce2" table:formula="of:=SUM([.B32:.J32])" office:value-type="float" office:value="4290" calcext:value-type="float">
            <text:p>4290</text:p>
          </table:table-cell>
          <table:table-cell table:number-columns-repeated="6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.C32]" office:value-type="float" office:value="255" calcext:value-type="float">
            <text:p>255</text:p>
          </table:table-cell>
          <table:table-cell table:style-name="ce2" table:formula="of:=[.D32]" office:value-type="float" office:value="483" calcext:value-type="float">
            <text:p>483</text:p>
          </table:table-cell>
          <table:table-cell table:style-name="ce2" table:formula="of:=[.E32]" office:value-type="float" office:value="318" calcext:value-type="float">
            <text:p>318</text:p>
          </table:table-cell>
          <table:table-cell table:style-name="ce2" table:formula="of:=[.F32]" office:value-type="float" office:value="819" calcext:value-type="float">
            <text:p>819</text:p>
          </table:table-cell>
          <table:table-cell table:style-name="ce2" table:formula="of:=[.G32]" office:value-type="float" office:value="528" calcext:value-type="float">
            <text:p>528</text:p>
          </table:table-cell>
          <table:table-cell table:style-name="ce2" table:formula="of:=[.H32]" office:value-type="float" office:value="876" calcext:value-type="float">
            <text:p>876</text:p>
          </table:table-cell>
          <table:table-cell table:style-name="ce2" table:formula="of:=[.I32]+[.B32]" office:value-type="float" office:value="618" calcext:value-type="float">
            <text:p>618</text:p>
          </table:table-cell>
          <table:table-cell table:style-name="ce2" table:formula="of:=[.J32]" office:value-type="float" office:value="393" calcext:value-type="float">
            <text:p>393</text:p>
          </table:table-cell>
          <table:table-cell table:style-name="ce2" table:formula="of:=[.B32]" office:value-type="float" office:value="303" calcext:value-type="float">
            <text:p>303</text:p>
          </table:table-cell>
          <table:table-cell table:style-name="ce2" table:formula="of:=SUM([.B33:.J33])" office:value-type="float" office:value="4593" calcext:value-type="float">
            <text:p>4593</text:p>
          </table:table-cell>
          <table:table-cell table:number-columns-repeated="6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.C33]" office:value-type="float" office:value="483" calcext:value-type="float">
            <text:p>483</text:p>
          </table:table-cell>
          <table:table-cell table:style-name="ce2" table:formula="of:=[.D33]" office:value-type="float" office:value="318" calcext:value-type="float">
            <text:p>318</text:p>
          </table:table-cell>
          <table:table-cell table:style-name="ce2" table:formula="of:=[.E33]" office:value-type="float" office:value="819" calcext:value-type="float">
            <text:p>819</text:p>
          </table:table-cell>
          <table:table-cell table:style-name="ce2" table:formula="of:=[.F33]" office:value-type="float" office:value="528" calcext:value-type="float">
            <text:p>528</text:p>
          </table:table-cell>
          <table:table-cell table:style-name="ce2" table:formula="of:=[.G33]" office:value-type="float" office:value="876" calcext:value-type="float">
            <text:p>876</text:p>
          </table:table-cell>
          <table:table-cell table:style-name="ce2" table:formula="of:=[.H33]" office:value-type="float" office:value="618" calcext:value-type="float">
            <text:p>618</text:p>
          </table:table-cell>
          <table:table-cell table:style-name="ce2" table:formula="of:=[.I33]+[.B33]" office:value-type="float" office:value="648" calcext:value-type="float">
            <text:p>648</text:p>
          </table:table-cell>
          <table:table-cell table:style-name="ce2" table:formula="of:=[.J33]" office:value-type="float" office:value="303" calcext:value-type="float">
            <text:p>303</text:p>
          </table:table-cell>
          <table:table-cell table:style-name="ce2" table:formula="of:=[.B33]" office:value-type="float" office:value="255" calcext:value-type="float">
            <text:p>255</text:p>
          </table:table-cell>
          <table:table-cell table:style-name="ce2" table:formula="of:=SUM([.B34:.J34])" office:value-type="float" office:value="4848" calcext:value-type="float">
            <text:p>4848</text:p>
          </table:table-cell>
          <table:table-cell table:number-columns-repeated="6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.C34]" office:value-type="float" office:value="318" calcext:value-type="float">
            <text:p>318</text:p>
          </table:table-cell>
          <table:table-cell table:style-name="ce2" table:formula="of:=[.D34]" office:value-type="float" office:value="819" calcext:value-type="float">
            <text:p>819</text:p>
          </table:table-cell>
          <table:table-cell table:style-name="ce2" table:formula="of:=[.E34]" office:value-type="float" office:value="528" calcext:value-type="float">
            <text:p>528</text:p>
          </table:table-cell>
          <table:table-cell table:style-name="ce2" table:formula="of:=[.F34]" office:value-type="float" office:value="876" calcext:value-type="float">
            <text:p>876</text:p>
          </table:table-cell>
          <table:table-cell table:style-name="ce2" table:formula="of:=[.G34]" office:value-type="float" office:value="618" calcext:value-type="float">
            <text:p>618</text:p>
          </table:table-cell>
          <table:table-cell table:style-name="ce2" table:formula="of:=[.H34]" office:value-type="float" office:value="648" calcext:value-type="float">
            <text:p>648</text:p>
          </table:table-cell>
          <table:table-cell table:style-name="ce2" table:formula="of:=[.I34]+[.B34]" office:value-type="float" office:value="786" calcext:value-type="float">
            <text:p>786</text:p>
          </table:table-cell>
          <table:table-cell table:style-name="ce2" table:formula="of:=[.J34]" office:value-type="float" office:value="255" calcext:value-type="float">
            <text:p>255</text:p>
          </table:table-cell>
          <table:table-cell table:style-name="ce2" table:formula="of:=[.B34]" office:value-type="float" office:value="483" calcext:value-type="float">
            <text:p>483</text:p>
          </table:table-cell>
          <table:table-cell table:style-name="ce2" table:formula="of:=SUM([.B35:.J35])" office:value-type="float" office:value="5331" calcext:value-type="float">
            <text:p>5331</text:p>
          </table:table-cell>
          <table:table-cell table:number-columns-repeated="6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.C35]" office:value-type="float" office:value="819" calcext:value-type="float">
            <text:p>819</text:p>
          </table:table-cell>
          <table:table-cell table:style-name="ce2" table:formula="of:=[.D35]" office:value-type="float" office:value="528" calcext:value-type="float">
            <text:p>528</text:p>
          </table:table-cell>
          <table:table-cell table:style-name="ce2" table:formula="of:=[.E35]" office:value-type="float" office:value="876" calcext:value-type="float">
            <text:p>876</text:p>
          </table:table-cell>
          <table:table-cell table:style-name="ce2" table:formula="of:=[.F35]" office:value-type="float" office:value="618" calcext:value-type="float">
            <text:p>618</text:p>
          </table:table-cell>
          <table:table-cell table:style-name="ce2" table:formula="of:=[.G35]" office:value-type="float" office:value="648" calcext:value-type="float">
            <text:p>648</text:p>
          </table:table-cell>
          <table:table-cell table:style-name="ce2" table:formula="of:=[.H35]" office:value-type="float" office:value="786" calcext:value-type="float">
            <text:p>786</text:p>
          </table:table-cell>
          <table:table-cell table:style-name="ce2" table:formula="of:=[.I35]+[.B35]" office:value-type="float" office:value="573" calcext:value-type="float">
            <text:p>573</text:p>
          </table:table-cell>
          <table:table-cell table:style-name="ce2" table:formula="of:=[.J35]" office:value-type="float" office:value="483" calcext:value-type="float">
            <text:p>483</text:p>
          </table:table-cell>
          <table:table-cell table:style-name="ce2" table:formula="of:=[.B35]" office:value-type="float" office:value="318" calcext:value-type="float">
            <text:p>318</text:p>
          </table:table-cell>
          <table:table-cell table:style-name="ce2" table:formula="of:=SUM([.B36:.J36])" office:value-type="float" office:value="5649" calcext:value-type="float">
            <text:p>5649</text:p>
          </table:table-cell>
          <table:table-cell table:number-columns-repeated="6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.C36]" office:value-type="float" office:value="528" calcext:value-type="float">
            <text:p>528</text:p>
          </table:table-cell>
          <table:table-cell table:style-name="ce2" table:formula="of:=[.D36]" office:value-type="float" office:value="876" calcext:value-type="float">
            <text:p>876</text:p>
          </table:table-cell>
          <table:table-cell table:style-name="ce2" table:formula="of:=[.E36]" office:value-type="float" office:value="618" calcext:value-type="float">
            <text:p>618</text:p>
          </table:table-cell>
          <table:table-cell table:style-name="ce2" table:formula="of:=[.F36]" office:value-type="float" office:value="648" calcext:value-type="float">
            <text:p>648</text:p>
          </table:table-cell>
          <table:table-cell table:style-name="ce2" table:formula="of:=[.G36]" office:value-type="float" office:value="786" calcext:value-type="float">
            <text:p>786</text:p>
          </table:table-cell>
          <table:table-cell table:style-name="ce2" table:formula="of:=[.H36]" office:value-type="float" office:value="573" calcext:value-type="float">
            <text:p>573</text:p>
          </table:table-cell>
          <table:table-cell table:style-name="ce2" table:formula="of:=[.I36]+[.B36]" office:value-type="float" office:value="1302" calcext:value-type="float">
            <text:p>1302</text:p>
          </table:table-cell>
          <table:table-cell table:style-name="ce2" table:formula="of:=[.J36]" office:value-type="float" office:value="318" calcext:value-type="float">
            <text:p>318</text:p>
          </table:table-cell>
          <table:table-cell table:style-name="ce2" table:formula="of:=[.B36]" office:value-type="float" office:value="819" calcext:value-type="float">
            <text:p>819</text:p>
          </table:table-cell>
          <table:table-cell table:style-name="ce2" table:formula="of:=SUM([.B37:.J37])" office:value-type="float" office:value="6468" calcext:value-type="float">
            <text:p>6468</text:p>
          </table:table-cell>
          <table:table-cell table:number-columns-repeated="6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.C37]" office:value-type="float" office:value="876" calcext:value-type="float">
            <text:p>876</text:p>
          </table:table-cell>
          <table:table-cell table:style-name="ce2" table:formula="of:=[.D37]" office:value-type="float" office:value="618" calcext:value-type="float">
            <text:p>618</text:p>
          </table:table-cell>
          <table:table-cell table:style-name="ce2" table:formula="of:=[.E37]" office:value-type="float" office:value="648" calcext:value-type="float">
            <text:p>648</text:p>
          </table:table-cell>
          <table:table-cell table:style-name="ce2" table:formula="of:=[.F37]" office:value-type="float" office:value="786" calcext:value-type="float">
            <text:p>786</text:p>
          </table:table-cell>
          <table:table-cell table:style-name="ce2" table:formula="of:=[.G37]" office:value-type="float" office:value="573" calcext:value-type="float">
            <text:p>573</text:p>
          </table:table-cell>
          <table:table-cell table:style-name="ce2" table:formula="of:=[.H37]" office:value-type="float" office:value="1302" calcext:value-type="float">
            <text:p>1302</text:p>
          </table:table-cell>
          <table:table-cell table:style-name="ce2" table:formula="of:=[.I37]+[.B37]" office:value-type="float" office:value="846" calcext:value-type="float">
            <text:p>846</text:p>
          </table:table-cell>
          <table:table-cell table:style-name="ce2" table:formula="of:=[.J37]" office:value-type="float" office:value="819" calcext:value-type="float">
            <text:p>819</text:p>
          </table:table-cell>
          <table:table-cell table:style-name="ce2" table:formula="of:=[.B37]" office:value-type="float" office:value="528" calcext:value-type="float">
            <text:p>528</text:p>
          </table:table-cell>
          <table:table-cell table:style-name="ce2" table:formula="of:=SUM([.B38:.J38])" office:value-type="float" office:value="6996" calcext:value-type="float">
            <text:p>6996</text:p>
          </table:table-cell>
          <table:table-cell table:number-columns-repeated="6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.C38]" office:value-type="float" office:value="618" calcext:value-type="float">
            <text:p>618</text:p>
          </table:table-cell>
          <table:table-cell table:style-name="ce2" table:formula="of:=[.D38]" office:value-type="float" office:value="648" calcext:value-type="float">
            <text:p>648</text:p>
          </table:table-cell>
          <table:table-cell table:style-name="ce2" table:formula="of:=[.E38]" office:value-type="float" office:value="786" calcext:value-type="float">
            <text:p>786</text:p>
          </table:table-cell>
          <table:table-cell table:style-name="ce2" table:formula="of:=[.F38]" office:value-type="float" office:value="573" calcext:value-type="float">
            <text:p>573</text:p>
          </table:table-cell>
          <table:table-cell table:style-name="ce2" table:formula="of:=[.G38]" office:value-type="float" office:value="1302" calcext:value-type="float">
            <text:p>1302</text:p>
          </table:table-cell>
          <table:table-cell table:style-name="ce2" table:formula="of:=[.H38]" office:value-type="float" office:value="846" calcext:value-type="float">
            <text:p>846</text:p>
          </table:table-cell>
          <table:table-cell table:style-name="ce2" table:formula="of:=[.I38]+[.B38]" office:value-type="float" office:value="1695" calcext:value-type="float">
            <text:p>1695</text:p>
          </table:table-cell>
          <table:table-cell table:style-name="ce2" table:formula="of:=[.J38]" office:value-type="float" office:value="528" calcext:value-type="float">
            <text:p>528</text:p>
          </table:table-cell>
          <table:table-cell table:style-name="ce2" table:formula="of:=[.B38]" office:value-type="float" office:value="876" calcext:value-type="float">
            <text:p>876</text:p>
          </table:table-cell>
          <table:table-cell table:style-name="ce2" table:formula="of:=SUM([.B39:.J39])" office:value-type="float" office:value="7872" calcext:value-type="float">
            <text:p>7872</text:p>
          </table:table-cell>
          <table:table-cell table:number-columns-repeated="6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.C39]" office:value-type="float" office:value="648" calcext:value-type="float">
            <text:p>648</text:p>
          </table:table-cell>
          <table:table-cell table:style-name="ce2" table:formula="of:=[.D39]" office:value-type="float" office:value="786" calcext:value-type="float">
            <text:p>786</text:p>
          </table:table-cell>
          <table:table-cell table:style-name="ce2" table:formula="of:=[.E39]" office:value-type="float" office:value="573" calcext:value-type="float">
            <text:p>573</text:p>
          </table:table-cell>
          <table:table-cell table:style-name="ce2" table:formula="of:=[.F39]" office:value-type="float" office:value="1302" calcext:value-type="float">
            <text:p>1302</text:p>
          </table:table-cell>
          <table:table-cell table:style-name="ce2" table:formula="of:=[.G39]" office:value-type="float" office:value="846" calcext:value-type="float">
            <text:p>846</text:p>
          </table:table-cell>
          <table:table-cell table:style-name="ce2" table:formula="of:=[.H39]" office:value-type="float" office:value="1695" calcext:value-type="float">
            <text:p>1695</text:p>
          </table:table-cell>
          <table:table-cell table:style-name="ce2" table:formula="of:=[.I39]+[.B39]" office:value-type="float" office:value="1146" calcext:value-type="float">
            <text:p>1146</text:p>
          </table:table-cell>
          <table:table-cell table:style-name="ce2" table:formula="of:=[.J39]" office:value-type="float" office:value="876" calcext:value-type="float">
            <text:p>876</text:p>
          </table:table-cell>
          <table:table-cell table:style-name="ce2" table:formula="of:=[.B39]" office:value-type="float" office:value="618" calcext:value-type="float">
            <text:p>618</text:p>
          </table:table-cell>
          <table:table-cell table:style-name="ce2" table:formula="of:=SUM([.B40:.J40])" office:value-type="float" office:value="8490" calcext:value-type="float">
            <text:p>8490</text:p>
          </table:table-cell>
          <table:table-cell table:number-columns-repeated="6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.C40]" office:value-type="float" office:value="786" calcext:value-type="float">
            <text:p>786</text:p>
          </table:table-cell>
          <table:table-cell table:style-name="ce2" table:formula="of:=[.D40]" office:value-type="float" office:value="573" calcext:value-type="float">
            <text:p>573</text:p>
          </table:table-cell>
          <table:table-cell table:style-name="ce2" table:formula="of:=[.E40]" office:value-type="float" office:value="1302" calcext:value-type="float">
            <text:p>1302</text:p>
          </table:table-cell>
          <table:table-cell table:style-name="ce2" table:formula="of:=[.F40]" office:value-type="float" office:value="846" calcext:value-type="float">
            <text:p>846</text:p>
          </table:table-cell>
          <table:table-cell table:style-name="ce2" table:formula="of:=[.G40]" office:value-type="float" office:value="1695" calcext:value-type="float">
            <text:p>1695</text:p>
          </table:table-cell>
          <table:table-cell table:style-name="ce2" table:formula="of:=[.H40]" office:value-type="float" office:value="1146" calcext:value-type="float">
            <text:p>1146</text:p>
          </table:table-cell>
          <table:table-cell table:style-name="ce2" table:formula="of:=[.I40]+[.B40]" office:value-type="float" office:value="1524" calcext:value-type="float">
            <text:p>1524</text:p>
          </table:table-cell>
          <table:table-cell table:style-name="ce2" table:formula="of:=[.J40]" office:value-type="float" office:value="618" calcext:value-type="float">
            <text:p>618</text:p>
          </table:table-cell>
          <table:table-cell table:style-name="ce2" table:formula="of:=[.B40]" office:value-type="float" office:value="648" calcext:value-type="float">
            <text:p>648</text:p>
          </table:table-cell>
          <table:table-cell table:style-name="ce2" table:formula="of:=SUM([.B41:.J41])" office:value-type="float" office:value="9138" calcext:value-type="float">
            <text:p>9138</text:p>
          </table:table-cell>
          <table:table-cell table:number-columns-repeated="6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.C41]" office:value-type="float" office:value="573" calcext:value-type="float">
            <text:p>573</text:p>
          </table:table-cell>
          <table:table-cell table:style-name="ce2" table:formula="of:=[.D41]" office:value-type="float" office:value="1302" calcext:value-type="float">
            <text:p>1302</text:p>
          </table:table-cell>
          <table:table-cell table:style-name="ce2" table:formula="of:=[.E41]" office:value-type="float" office:value="846" calcext:value-type="float">
            <text:p>846</text:p>
          </table:table-cell>
          <table:table-cell table:style-name="ce2" table:formula="of:=[.F41]" office:value-type="float" office:value="1695" calcext:value-type="float">
            <text:p>1695</text:p>
          </table:table-cell>
          <table:table-cell table:style-name="ce2" table:formula="of:=[.G41]" office:value-type="float" office:value="1146" calcext:value-type="float">
            <text:p>1146</text:p>
          </table:table-cell>
          <table:table-cell table:style-name="ce2" table:formula="of:=[.H41]" office:value-type="float" office:value="1524" calcext:value-type="float">
            <text:p>1524</text:p>
          </table:table-cell>
          <table:table-cell table:style-name="ce2" table:formula="of:=[.I41]+[.B41]" office:value-type="float" office:value="1404" calcext:value-type="float">
            <text:p>1404</text:p>
          </table:table-cell>
          <table:table-cell table:style-name="ce2" table:formula="of:=[.J41]" office:value-type="float" office:value="648" calcext:value-type="float">
            <text:p>648</text:p>
          </table:table-cell>
          <table:table-cell table:style-name="ce2" table:formula="of:=[.B41]" office:value-type="float" office:value="786" calcext:value-type="float">
            <text:p>786</text:p>
          </table:table-cell>
          <table:table-cell table:style-name="ce2" table:formula="of:=SUM([.B42:.J42])" office:value-type="float" office:value="9924" calcext:value-type="float">
            <text:p>9924</text:p>
          </table:table-cell>
          <table:table-cell table:number-columns-repeated="6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.C42]" office:value-type="float" office:value="1302" calcext:value-type="float">
            <text:p>1302</text:p>
          </table:table-cell>
          <table:table-cell table:style-name="ce2" table:formula="of:=[.D42]" office:value-type="float" office:value="846" calcext:value-type="float">
            <text:p>846</text:p>
          </table:table-cell>
          <table:table-cell table:style-name="ce2" table:formula="of:=[.E42]" office:value-type="float" office:value="1695" calcext:value-type="float">
            <text:p>1695</text:p>
          </table:table-cell>
          <table:table-cell table:style-name="ce2" table:formula="of:=[.F42]" office:value-type="float" office:value="1146" calcext:value-type="float">
            <text:p>1146</text:p>
          </table:table-cell>
          <table:table-cell table:style-name="ce2" table:formula="of:=[.G42]" office:value-type="float" office:value="1524" calcext:value-type="float">
            <text:p>1524</text:p>
          </table:table-cell>
          <table:table-cell table:style-name="ce2" table:formula="of:=[.H42]" office:value-type="float" office:value="1404" calcext:value-type="float">
            <text:p>1404</text:p>
          </table:table-cell>
          <table:table-cell table:style-name="ce2" table:formula="of:=[.I42]+[.B42]" office:value-type="float" office:value="1221" calcext:value-type="float">
            <text:p>1221</text:p>
          </table:table-cell>
          <table:table-cell table:style-name="ce2" table:formula="of:=[.J42]" office:value-type="float" office:value="786" calcext:value-type="float">
            <text:p>786</text:p>
          </table:table-cell>
          <table:table-cell table:style-name="ce2" table:formula="of:=[.B42]" office:value-type="float" office:value="573" calcext:value-type="float">
            <text:p>573</text:p>
          </table:table-cell>
          <table:table-cell table:style-name="ce2" table:formula="of:=SUM([.B43:.J43])" office:value-type="float" office:value="10497" calcext:value-type="float">
            <text:p>10497</text:p>
          </table:table-cell>
          <table:table-cell table:number-columns-repeated="6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.C43]" office:value-type="float" office:value="846" calcext:value-type="float">
            <text:p>846</text:p>
          </table:table-cell>
          <table:table-cell table:style-name="ce2" table:formula="of:=[.D43]" office:value-type="float" office:value="1695" calcext:value-type="float">
            <text:p>1695</text:p>
          </table:table-cell>
          <table:table-cell table:style-name="ce2" table:formula="of:=[.E43]" office:value-type="float" office:value="1146" calcext:value-type="float">
            <text:p>1146</text:p>
          </table:table-cell>
          <table:table-cell table:style-name="ce2" table:formula="of:=[.F43]" office:value-type="float" office:value="1524" calcext:value-type="float">
            <text:p>1524</text:p>
          </table:table-cell>
          <table:table-cell table:style-name="ce2" table:formula="of:=[.G43]" office:value-type="float" office:value="1404" calcext:value-type="float">
            <text:p>1404</text:p>
          </table:table-cell>
          <table:table-cell table:style-name="ce2" table:formula="of:=[.H43]" office:value-type="float" office:value="1221" calcext:value-type="float">
            <text:p>1221</text:p>
          </table:table-cell>
          <table:table-cell table:style-name="ce2" table:formula="of:=[.I43]+[.B43]" office:value-type="float" office:value="2088" calcext:value-type="float">
            <text:p>2088</text:p>
          </table:table-cell>
          <table:table-cell table:style-name="ce2" table:formula="of:=[.J43]" office:value-type="float" office:value="573" calcext:value-type="float">
            <text:p>573</text:p>
          </table:table-cell>
          <table:table-cell table:style-name="ce2" table:formula="of:=[.B43]" office:value-type="float" office:value="1302" calcext:value-type="float">
            <text:p>1302</text:p>
          </table:table-cell>
          <table:table-cell table:style-name="ce2" table:formula="of:=SUM([.B44:.J44])" office:value-type="float" office:value="11799" calcext:value-type="float">
            <text:p>11799</text:p>
          </table:table-cell>
          <table:table-cell table:number-columns-repeated="6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.C44]" office:value-type="float" office:value="1695" calcext:value-type="float">
            <text:p>1695</text:p>
          </table:table-cell>
          <table:table-cell table:style-name="ce2" table:formula="of:=[.D44]" office:value-type="float" office:value="1146" calcext:value-type="float">
            <text:p>1146</text:p>
          </table:table-cell>
          <table:table-cell table:style-name="ce2" table:formula="of:=[.E44]" office:value-type="float" office:value="1524" calcext:value-type="float">
            <text:p>1524</text:p>
          </table:table-cell>
          <table:table-cell table:style-name="ce2" table:formula="of:=[.F44]" office:value-type="float" office:value="1404" calcext:value-type="float">
            <text:p>1404</text:p>
          </table:table-cell>
          <table:table-cell table:style-name="ce2" table:formula="of:=[.G44]" office:value-type="float" office:value="1221" calcext:value-type="float">
            <text:p>1221</text:p>
          </table:table-cell>
          <table:table-cell table:style-name="ce2" table:formula="of:=[.H44]" office:value-type="float" office:value="2088" calcext:value-type="float">
            <text:p>2088</text:p>
          </table:table-cell>
          <table:table-cell table:style-name="ce2" table:formula="of:=[.I44]+[.B44]" office:value-type="float" office:value="1419" calcext:value-type="float">
            <text:p>1419</text:p>
          </table:table-cell>
          <table:table-cell table:style-name="ce2" table:formula="of:=[.J44]" office:value-type="float" office:value="1302" calcext:value-type="float">
            <text:p>1302</text:p>
          </table:table-cell>
          <table:table-cell table:style-name="ce2" table:formula="of:=[.B44]" office:value-type="float" office:value="846" calcext:value-type="float">
            <text:p>846</text:p>
          </table:table-cell>
          <table:table-cell table:style-name="ce2" table:formula="of:=SUM([.B45:.J45])" office:value-type="float" office:value="12645" calcext:value-type="float">
            <text:p>12645</text:p>
          </table:table-cell>
          <table:table-cell table:number-columns-repeated="6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.C45]" office:value-type="float" office:value="1146" calcext:value-type="float">
            <text:p>1146</text:p>
          </table:table-cell>
          <table:table-cell table:style-name="ce2" table:formula="of:=[.D45]" office:value-type="float" office:value="1524" calcext:value-type="float">
            <text:p>1524</text:p>
          </table:table-cell>
          <table:table-cell table:style-name="ce2" table:formula="of:=[.E45]" office:value-type="float" office:value="1404" calcext:value-type="float">
            <text:p>1404</text:p>
          </table:table-cell>
          <table:table-cell table:style-name="ce2" table:formula="of:=[.F45]" office:value-type="float" office:value="1221" calcext:value-type="float">
            <text:p>1221</text:p>
          </table:table-cell>
          <table:table-cell table:style-name="ce2" table:formula="of:=[.G45]" office:value-type="float" office:value="2088" calcext:value-type="float">
            <text:p>2088</text:p>
          </table:table-cell>
          <table:table-cell table:style-name="ce2" table:formula="of:=[.H45]" office:value-type="float" office:value="1419" calcext:value-type="float">
            <text:p>1419</text:p>
          </table:table-cell>
          <table:table-cell table:style-name="ce2" table:formula="of:=[.I45]+[.B45]" office:value-type="float" office:value="2997" calcext:value-type="float">
            <text:p>2997</text:p>
          </table:table-cell>
          <table:table-cell table:style-name="ce2" table:formula="of:=[.J45]" office:value-type="float" office:value="846" calcext:value-type="float">
            <text:p>846</text:p>
          </table:table-cell>
          <table:table-cell table:style-name="ce2" table:formula="of:=[.B45]" office:value-type="float" office:value="1695" calcext:value-type="float">
            <text:p>1695</text:p>
          </table:table-cell>
          <table:table-cell table:style-name="ce2" table:formula="of:=SUM([.B46:.J46])" office:value-type="float" office:value="14340" calcext:value-type="float">
            <text:p>14340</text:p>
          </table:table-cell>
          <table:table-cell table:number-columns-repeated="6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.C46]" office:value-type="float" office:value="1524" calcext:value-type="float">
            <text:p>1524</text:p>
          </table:table-cell>
          <table:table-cell table:style-name="ce2" table:formula="of:=[.D46]" office:value-type="float" office:value="1404" calcext:value-type="float">
            <text:p>1404</text:p>
          </table:table-cell>
          <table:table-cell table:style-name="ce2" table:formula="of:=[.E46]" office:value-type="float" office:value="1221" calcext:value-type="float">
            <text:p>1221</text:p>
          </table:table-cell>
          <table:table-cell table:style-name="ce2" table:formula="of:=[.F46]" office:value-type="float" office:value="2088" calcext:value-type="float">
            <text:p>2088</text:p>
          </table:table-cell>
          <table:table-cell table:style-name="ce2" table:formula="of:=[.G46]" office:value-type="float" office:value="1419" calcext:value-type="float">
            <text:p>1419</text:p>
          </table:table-cell>
          <table:table-cell table:style-name="ce2" table:formula="of:=[.H46]" office:value-type="float" office:value="2997" calcext:value-type="float">
            <text:p>2997</text:p>
          </table:table-cell>
          <table:table-cell table:style-name="ce2" table:formula="of:=[.I46]+[.B46]" office:value-type="float" office:value="1992" calcext:value-type="float">
            <text:p>1992</text:p>
          </table:table-cell>
          <table:table-cell table:style-name="ce2" table:formula="of:=[.J46]" office:value-type="float" office:value="1695" calcext:value-type="float">
            <text:p>1695</text:p>
          </table:table-cell>
          <table:table-cell table:style-name="ce2" table:formula="of:=[.B46]" office:value-type="float" office:value="1146" calcext:value-type="float">
            <text:p>1146</text:p>
          </table:table-cell>
          <table:table-cell table:style-name="ce2" table:formula="of:=SUM([.B47:.J47])" office:value-type="float" office:value="15486" calcext:value-type="float">
            <text:p>15486</text:p>
          </table:table-cell>
          <table:table-cell table:number-columns-repeated="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.C47]" office:value-type="float" office:value="1404" calcext:value-type="float">
            <text:p>1404</text:p>
          </table:table-cell>
          <table:table-cell table:style-name="ce2" table:formula="of:=[.D47]" office:value-type="float" office:value="1221" calcext:value-type="float">
            <text:p>1221</text:p>
          </table:table-cell>
          <table:table-cell table:style-name="ce2" table:formula="of:=[.E47]" office:value-type="float" office:value="2088" calcext:value-type="float">
            <text:p>2088</text:p>
          </table:table-cell>
          <table:table-cell table:style-name="ce2" table:formula="of:=[.F47]" office:value-type="float" office:value="1419" calcext:value-type="float">
            <text:p>1419</text:p>
          </table:table-cell>
          <table:table-cell table:style-name="ce2" table:formula="of:=[.G47]" office:value-type="float" office:value="2997" calcext:value-type="float">
            <text:p>2997</text:p>
          </table:table-cell>
          <table:table-cell table:style-name="ce2" table:formula="of:=[.H47]" office:value-type="float" office:value="1992" calcext:value-type="float">
            <text:p>1992</text:p>
          </table:table-cell>
          <table:table-cell table:style-name="ce2" table:formula="of:=[.I47]+[.B47]" office:value-type="float" office:value="3219" calcext:value-type="float">
            <text:p>3219</text:p>
          </table:table-cell>
          <table:table-cell table:style-name="ce2" table:formula="of:=[.J47]" office:value-type="float" office:value="1146" calcext:value-type="float">
            <text:p>1146</text:p>
          </table:table-cell>
          <table:table-cell table:style-name="ce2" table:formula="of:=[.B47]" office:value-type="float" office:value="1524" calcext:value-type="float">
            <text:p>1524</text:p>
          </table:table-cell>
          <table:table-cell table:style-name="ce2" table:formula="of:=SUM([.B48:.J48])" office:value-type="float" office:value="17010" calcext:value-type="float">
            <text:p>17010</text:p>
          </table:table-cell>
          <table:table-cell table:number-columns-repeated="6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.C48]" office:value-type="float" office:value="1221" calcext:value-type="float">
            <text:p>1221</text:p>
          </table:table-cell>
          <table:table-cell table:style-name="ce2" table:formula="of:=[.D48]" office:value-type="float" office:value="2088" calcext:value-type="float">
            <text:p>2088</text:p>
          </table:table-cell>
          <table:table-cell table:style-name="ce2" table:formula="of:=[.E48]" office:value-type="float" office:value="1419" calcext:value-type="float">
            <text:p>1419</text:p>
          </table:table-cell>
          <table:table-cell table:style-name="ce2" table:formula="of:=[.F48]" office:value-type="float" office:value="2997" calcext:value-type="float">
            <text:p>2997</text:p>
          </table:table-cell>
          <table:table-cell table:style-name="ce2" table:formula="of:=[.G48]" office:value-type="float" office:value="1992" calcext:value-type="float">
            <text:p>1992</text:p>
          </table:table-cell>
          <table:table-cell table:style-name="ce2" table:formula="of:=[.H48]" office:value-type="float" office:value="3219" calcext:value-type="float">
            <text:p>3219</text:p>
          </table:table-cell>
          <table:table-cell table:style-name="ce2" table:formula="of:=[.I48]+[.B48]" office:value-type="float" office:value="2550" calcext:value-type="float">
            <text:p>2550</text:p>
          </table:table-cell>
          <table:table-cell table:style-name="ce2" table:formula="of:=[.J48]" office:value-type="float" office:value="1524" calcext:value-type="float">
            <text:p>1524</text:p>
          </table:table-cell>
          <table:table-cell table:style-name="ce2" table:formula="of:=[.B48]" office:value-type="float" office:value="1404" calcext:value-type="float">
            <text:p>1404</text:p>
          </table:table-cell>
          <table:table-cell table:style-name="ce2" table:formula="of:=SUM([.B49:.J49])" office:value-type="float" office:value="18414" calcext:value-type="float">
            <text:p>18414</text:p>
          </table:table-cell>
          <table:table-cell table:number-columns-repeated="6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.C49]" office:value-type="float" office:value="2088" calcext:value-type="float">
            <text:p>2088</text:p>
          </table:table-cell>
          <table:table-cell table:style-name="ce2" table:formula="of:=[.D49]" office:value-type="float" office:value="1419" calcext:value-type="float">
            <text:p>1419</text:p>
          </table:table-cell>
          <table:table-cell table:style-name="ce2" table:formula="of:=[.E49]" office:value-type="float" office:value="2997" calcext:value-type="float">
            <text:p>2997</text:p>
          </table:table-cell>
          <table:table-cell table:style-name="ce2" table:formula="of:=[.F49]" office:value-type="float" office:value="1992" calcext:value-type="float">
            <text:p>1992</text:p>
          </table:table-cell>
          <table:table-cell table:style-name="ce2" table:formula="of:=[.G49]" office:value-type="float" office:value="3219" calcext:value-type="float">
            <text:p>3219</text:p>
          </table:table-cell>
          <table:table-cell table:style-name="ce2" table:formula="of:=[.H49]" office:value-type="float" office:value="2550" calcext:value-type="float">
            <text:p>2550</text:p>
          </table:table-cell>
          <table:table-cell table:style-name="ce2" table:formula="of:=[.I49]+[.B49]" office:value-type="float" office:value="2745" calcext:value-type="float">
            <text:p>2745</text:p>
          </table:table-cell>
          <table:table-cell table:style-name="ce2" table:formula="of:=[.J49]" office:value-type="float" office:value="1404" calcext:value-type="float">
            <text:p>1404</text:p>
          </table:table-cell>
          <table:table-cell table:style-name="ce2" table:formula="of:=[.B49]" office:value-type="float" office:value="1221" calcext:value-type="float">
            <text:p>1221</text:p>
          </table:table-cell>
          <table:table-cell table:style-name="ce2" table:formula="of:=SUM([.B50:.J50])" office:value-type="float" office:value="19635" calcext:value-type="float">
            <text:p>19635</text:p>
          </table:table-cell>
          <table:table-cell table:number-columns-repeated="6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.C50]" office:value-type="float" office:value="1419" calcext:value-type="float">
            <text:p>1419</text:p>
          </table:table-cell>
          <table:table-cell table:style-name="ce2" table:formula="of:=[.D50]" office:value-type="float" office:value="2997" calcext:value-type="float">
            <text:p>2997</text:p>
          </table:table-cell>
          <table:table-cell table:style-name="ce2" table:formula="of:=[.E50]" office:value-type="float" office:value="1992" calcext:value-type="float">
            <text:p>1992</text:p>
          </table:table-cell>
          <table:table-cell table:style-name="ce2" table:formula="of:=[.F50]" office:value-type="float" office:value="3219" calcext:value-type="float">
            <text:p>3219</text:p>
          </table:table-cell>
          <table:table-cell table:style-name="ce2" table:formula="of:=[.G50]" office:value-type="float" office:value="2550" calcext:value-type="float">
            <text:p>2550</text:p>
          </table:table-cell>
          <table:table-cell table:style-name="ce2" table:formula="of:=[.H50]" office:value-type="float" office:value="2745" calcext:value-type="float">
            <text:p>2745</text:p>
          </table:table-cell>
          <table:table-cell table:style-name="ce2" table:formula="of:=[.I50]+[.B50]" office:value-type="float" office:value="3492" calcext:value-type="float">
            <text:p>3492</text:p>
          </table:table-cell>
          <table:table-cell table:style-name="ce2" table:formula="of:=[.J50]" office:value-type="float" office:value="1221" calcext:value-type="float">
            <text:p>1221</text:p>
          </table:table-cell>
          <table:table-cell table:style-name="ce2" table:formula="of:=[.B50]" office:value-type="float" office:value="2088" calcext:value-type="float">
            <text:p>2088</text:p>
          </table:table-cell>
          <table:table-cell table:style-name="ce2" table:formula="of:=SUM([.B51:.J51])" office:value-type="float" office:value="21723" calcext:value-type="float">
            <text:p>21723</text:p>
          </table:table-cell>
          <table:table-cell table:number-columns-repeated="6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.C51]" office:value-type="float" office:value="2997" calcext:value-type="float">
            <text:p>2997</text:p>
          </table:table-cell>
          <table:table-cell table:style-name="ce2" table:formula="of:=[.D51]" office:value-type="float" office:value="1992" calcext:value-type="float">
            <text:p>1992</text:p>
          </table:table-cell>
          <table:table-cell table:style-name="ce2" table:formula="of:=[.E51]" office:value-type="float" office:value="3219" calcext:value-type="float">
            <text:p>3219</text:p>
          </table:table-cell>
          <table:table-cell table:style-name="ce2" table:formula="of:=[.F51]" office:value-type="float" office:value="2550" calcext:value-type="float">
            <text:p>2550</text:p>
          </table:table-cell>
          <table:table-cell table:style-name="ce2" table:formula="of:=[.G51]" office:value-type="float" office:value="2745" calcext:value-type="float">
            <text:p>2745</text:p>
          </table:table-cell>
          <table:table-cell table:style-name="ce2" table:formula="of:=[.H51]" office:value-type="float" office:value="3492" calcext:value-type="float">
            <text:p>3492</text:p>
          </table:table-cell>
          <table:table-cell table:style-name="ce2" table:formula="of:=[.I51]+[.B51]" office:value-type="float" office:value="2640" calcext:value-type="float">
            <text:p>2640</text:p>
          </table:table-cell>
          <table:table-cell table:style-name="ce2" table:formula="of:=[.J51]" office:value-type="float" office:value="2088" calcext:value-type="float">
            <text:p>2088</text:p>
          </table:table-cell>
          <table:table-cell table:style-name="ce2" table:formula="of:=[.B51]" office:value-type="float" office:value="1419" calcext:value-type="float">
            <text:p>1419</text:p>
          </table:table-cell>
          <table:table-cell table:style-name="ce2" table:formula="of:=SUM([.B52:.J52])" office:value-type="float" office:value="23142" calcext:value-type="float">
            <text:p>23142</text:p>
          </table:table-cell>
          <table:table-cell table:number-columns-repeated="6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.C52]" office:value-type="float" office:value="1992" calcext:value-type="float">
            <text:p>1992</text:p>
          </table:table-cell>
          <table:table-cell table:style-name="ce2" table:formula="of:=[.D52]" office:value-type="float" office:value="3219" calcext:value-type="float">
            <text:p>3219</text:p>
          </table:table-cell>
          <table:table-cell table:style-name="ce2" table:formula="of:=[.E52]" office:value-type="float" office:value="2550" calcext:value-type="float">
            <text:p>2550</text:p>
          </table:table-cell>
          <table:table-cell table:style-name="ce2" table:formula="of:=[.F52]" office:value-type="float" office:value="2745" calcext:value-type="float">
            <text:p>2745</text:p>
          </table:table-cell>
          <table:table-cell table:style-name="ce2" table:formula="of:=[.G52]" office:value-type="float" office:value="3492" calcext:value-type="float">
            <text:p>3492</text:p>
          </table:table-cell>
          <table:table-cell table:style-name="ce2" table:formula="of:=[.H52]" office:value-type="float" office:value="2640" calcext:value-type="float">
            <text:p>2640</text:p>
          </table:table-cell>
          <table:table-cell table:style-name="ce2" table:formula="of:=[.I52]+[.B52]" office:value-type="float" office:value="5085" calcext:value-type="float">
            <text:p>5085</text:p>
          </table:table-cell>
          <table:table-cell table:style-name="ce2" table:formula="of:=[.J52]" office:value-type="float" office:value="1419" calcext:value-type="float">
            <text:p>1419</text:p>
          </table:table-cell>
          <table:table-cell table:style-name="ce2" table:formula="of:=[.B52]" office:value-type="float" office:value="2997" calcext:value-type="float">
            <text:p>2997</text:p>
          </table:table-cell>
          <table:table-cell table:style-name="ce2" table:formula="of:=SUM([.B53:.J53])" office:value-type="float" office:value="26139" calcext:value-type="float">
            <text:p>26139</text:p>
          </table:table-cell>
          <table:table-cell table:number-columns-repeated="6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.C53]" office:value-type="float" office:value="3219" calcext:value-type="float">
            <text:p>3219</text:p>
          </table:table-cell>
          <table:table-cell table:style-name="ce2" table:formula="of:=[.D53]" office:value-type="float" office:value="2550" calcext:value-type="float">
            <text:p>2550</text:p>
          </table:table-cell>
          <table:table-cell table:style-name="ce2" table:formula="of:=[.E53]" office:value-type="float" office:value="2745" calcext:value-type="float">
            <text:p>2745</text:p>
          </table:table-cell>
          <table:table-cell table:style-name="ce2" table:formula="of:=[.F53]" office:value-type="float" office:value="3492" calcext:value-type="float">
            <text:p>3492</text:p>
          </table:table-cell>
          <table:table-cell table:style-name="ce2" table:formula="of:=[.G53]" office:value-type="float" office:value="2640" calcext:value-type="float">
            <text:p>2640</text:p>
          </table:table-cell>
          <table:table-cell table:style-name="ce2" table:formula="of:=[.H53]" office:value-type="float" office:value="5085" calcext:value-type="float">
            <text:p>5085</text:p>
          </table:table-cell>
          <table:table-cell table:style-name="ce2" table:formula="of:=[.I53]+[.B53]" office:value-type="float" office:value="3411" calcext:value-type="float">
            <text:p>3411</text:p>
          </table:table-cell>
          <table:table-cell table:style-name="ce2" table:formula="of:=[.J53]" office:value-type="float" office:value="2997" calcext:value-type="float">
            <text:p>2997</text:p>
          </table:table-cell>
          <table:table-cell table:style-name="ce2" table:formula="of:=[.B53]" office:value-type="float" office:value="1992" calcext:value-type="float">
            <text:p>1992</text:p>
          </table:table-cell>
          <table:table-cell table:style-name="ce2" table:formula="of:=SUM([.B54:.J54])" office:value-type="float" office:value="28131" calcext:value-type="float">
            <text:p>28131</text:p>
          </table:table-cell>
          <table:table-cell table:number-columns-repeated="6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.C54]" office:value-type="float" office:value="2550" calcext:value-type="float">
            <text:p>2550</text:p>
          </table:table-cell>
          <table:table-cell table:style-name="ce2" table:formula="of:=[.D54]" office:value-type="float" office:value="2745" calcext:value-type="float">
            <text:p>2745</text:p>
          </table:table-cell>
          <table:table-cell table:style-name="ce2" table:formula="of:=[.E54]" office:value-type="float" office:value="3492" calcext:value-type="float">
            <text:p>3492</text:p>
          </table:table-cell>
          <table:table-cell table:style-name="ce2" table:formula="of:=[.F54]" office:value-type="float" office:value="2640" calcext:value-type="float">
            <text:p>2640</text:p>
          </table:table-cell>
          <table:table-cell table:style-name="ce2" table:formula="of:=[.G54]" office:value-type="float" office:value="5085" calcext:value-type="float">
            <text:p>5085</text:p>
          </table:table-cell>
          <table:table-cell table:style-name="ce2" table:formula="of:=[.H54]" office:value-type="float" office:value="3411" calcext:value-type="float">
            <text:p>3411</text:p>
          </table:table-cell>
          <table:table-cell table:style-name="ce2" table:formula="of:=[.I54]+[.B54]" office:value-type="float" office:value="6216" calcext:value-type="float">
            <text:p>6216</text:p>
          </table:table-cell>
          <table:table-cell table:style-name="ce2" table:formula="of:=[.J54]" office:value-type="float" office:value="1992" calcext:value-type="float">
            <text:p>1992</text:p>
          </table:table-cell>
          <table:table-cell table:style-name="ce2" table:formula="of:=[.B54]" office:value-type="float" office:value="3219" calcext:value-type="float">
            <text:p>3219</text:p>
          </table:table-cell>
          <table:table-cell table:style-name="ce2" table:formula="of:=SUM([.B55:.J55])" office:value-type="float" office:value="31350" calcext:value-type="float">
            <text:p>31350</text:p>
          </table:table-cell>
          <table:table-cell table:number-columns-repeated="6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.C55]" office:value-type="float" office:value="2745" calcext:value-type="float">
            <text:p>2745</text:p>
          </table:table-cell>
          <table:table-cell table:style-name="ce2" table:formula="of:=[.D55]" office:value-type="float" office:value="3492" calcext:value-type="float">
            <text:p>3492</text:p>
          </table:table-cell>
          <table:table-cell table:style-name="ce2" table:formula="of:=[.E55]" office:value-type="float" office:value="2640" calcext:value-type="float">
            <text:p>2640</text:p>
          </table:table-cell>
          <table:table-cell table:style-name="ce2" table:formula="of:=[.F55]" office:value-type="float" office:value="5085" calcext:value-type="float">
            <text:p>5085</text:p>
          </table:table-cell>
          <table:table-cell table:style-name="ce2" table:formula="of:=[.G55]" office:value-type="float" office:value="3411" calcext:value-type="float">
            <text:p>3411</text:p>
          </table:table-cell>
          <table:table-cell table:style-name="ce2" table:formula="of:=[.H55]" office:value-type="float" office:value="6216" calcext:value-type="float">
            <text:p>6216</text:p>
          </table:table-cell>
          <table:table-cell table:style-name="ce2" table:formula="of:=[.I55]+[.B55]" office:value-type="float" office:value="4542" calcext:value-type="float">
            <text:p>4542</text:p>
          </table:table-cell>
          <table:table-cell table:style-name="ce2" table:formula="of:=[.J55]" office:value-type="float" office:value="3219" calcext:value-type="float">
            <text:p>3219</text:p>
          </table:table-cell>
          <table:table-cell table:style-name="ce2" table:formula="of:=[.B55]" office:value-type="float" office:value="2550" calcext:value-type="float">
            <text:p>2550</text:p>
          </table:table-cell>
          <table:table-cell table:style-name="ce2" table:formula="of:=SUM([.B56:.J56])" office:value-type="float" office:value="33900" calcext:value-type="float">
            <text:p>33900</text:p>
          </table:table-cell>
          <table:table-cell table:number-columns-repeated="6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.C56]" office:value-type="float" office:value="3492" calcext:value-type="float">
            <text:p>3492</text:p>
          </table:table-cell>
          <table:table-cell table:style-name="ce2" table:formula="of:=[.D56]" office:value-type="float" office:value="2640" calcext:value-type="float">
            <text:p>2640</text:p>
          </table:table-cell>
          <table:table-cell table:style-name="ce2" table:formula="of:=[.E56]" office:value-type="float" office:value="5085" calcext:value-type="float">
            <text:p>5085</text:p>
          </table:table-cell>
          <table:table-cell table:style-name="ce2" table:formula="of:=[.F56]" office:value-type="float" office:value="3411" calcext:value-type="float">
            <text:p>3411</text:p>
          </table:table-cell>
          <table:table-cell table:style-name="ce2" table:formula="of:=[.G56]" office:value-type="float" office:value="6216" calcext:value-type="float">
            <text:p>6216</text:p>
          </table:table-cell>
          <table:table-cell table:style-name="ce2" table:formula="of:=[.H56]" office:value-type="float" office:value="4542" calcext:value-type="float">
            <text:p>4542</text:p>
          </table:table-cell>
          <table:table-cell table:style-name="ce2" table:formula="of:=[.I56]+[.B56]" office:value-type="float" office:value="5964" calcext:value-type="float">
            <text:p>5964</text:p>
          </table:table-cell>
          <table:table-cell table:style-name="ce2" table:formula="of:=[.J56]" office:value-type="float" office:value="2550" calcext:value-type="float">
            <text:p>2550</text:p>
          </table:table-cell>
          <table:table-cell table:style-name="ce2" table:formula="of:=[.B56]" office:value-type="float" office:value="2745" calcext:value-type="float">
            <text:p>2745</text:p>
          </table:table-cell>
          <table:table-cell table:style-name="ce2" table:formula="of:=SUM([.B57:.J57])" office:value-type="float" office:value="36645" calcext:value-type="float">
            <text:p>36645</text:p>
          </table:table-cell>
          <table:table-cell table:number-columns-repeated="6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.C57]" office:value-type="float" office:value="2640" calcext:value-type="float">
            <text:p>2640</text:p>
          </table:table-cell>
          <table:table-cell table:style-name="ce2" table:formula="of:=[.D57]" office:value-type="float" office:value="5085" calcext:value-type="float">
            <text:p>5085</text:p>
          </table:table-cell>
          <table:table-cell table:style-name="ce2" table:formula="of:=[.E57]" office:value-type="float" office:value="3411" calcext:value-type="float">
            <text:p>3411</text:p>
          </table:table-cell>
          <table:table-cell table:style-name="ce2" table:formula="of:=[.F57]" office:value-type="float" office:value="6216" calcext:value-type="float">
            <text:p>6216</text:p>
          </table:table-cell>
          <table:table-cell table:style-name="ce2" table:formula="of:=[.G57]" office:value-type="float" office:value="4542" calcext:value-type="float">
            <text:p>4542</text:p>
          </table:table-cell>
          <table:table-cell table:style-name="ce2" table:formula="of:=[.H57]" office:value-type="float" office:value="5964" calcext:value-type="float">
            <text:p>5964</text:p>
          </table:table-cell>
          <table:table-cell table:style-name="ce2" table:formula="of:=[.I57]+[.B57]" office:value-type="float" office:value="6042" calcext:value-type="float">
            <text:p>6042</text:p>
          </table:table-cell>
          <table:table-cell table:style-name="ce2" table:formula="of:=[.J57]" office:value-type="float" office:value="2745" calcext:value-type="float">
            <text:p>2745</text:p>
          </table:table-cell>
          <table:table-cell table:style-name="ce2" table:formula="of:=[.B57]" office:value-type="float" office:value="3492" calcext:value-type="float">
            <text:p>3492</text:p>
          </table:table-cell>
          <table:table-cell table:style-name="ce2" table:formula="of:=SUM([.B58:.J58])" office:value-type="float" office:value="40137" calcext:value-type="float">
            <text:p>40137</text:p>
          </table:table-cell>
          <table:table-cell table:number-columns-repeated="6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.C58]" office:value-type="float" office:value="5085" calcext:value-type="float">
            <text:p>5085</text:p>
          </table:table-cell>
          <table:table-cell table:style-name="ce2" table:formula="of:=[.D58]" office:value-type="float" office:value="3411" calcext:value-type="float">
            <text:p>3411</text:p>
          </table:table-cell>
          <table:table-cell table:style-name="ce2" table:formula="of:=[.E58]" office:value-type="float" office:value="6216" calcext:value-type="float">
            <text:p>6216</text:p>
          </table:table-cell>
          <table:table-cell table:style-name="ce2" table:formula="of:=[.F58]" office:value-type="float" office:value="4542" calcext:value-type="float">
            <text:p>4542</text:p>
          </table:table-cell>
          <table:table-cell table:style-name="ce2" table:formula="of:=[.G58]" office:value-type="float" office:value="5964" calcext:value-type="float">
            <text:p>5964</text:p>
          </table:table-cell>
          <table:table-cell table:style-name="ce2" table:formula="of:=[.H58]" office:value-type="float" office:value="6042" calcext:value-type="float">
            <text:p>6042</text:p>
          </table:table-cell>
          <table:table-cell table:style-name="ce2" table:formula="of:=[.I58]+[.B58]" office:value-type="float" office:value="5385" calcext:value-type="float">
            <text:p>5385</text:p>
          </table:table-cell>
          <table:table-cell table:style-name="ce2" table:formula="of:=[.J58]" office:value-type="float" office:value="3492" calcext:value-type="float">
            <text:p>3492</text:p>
          </table:table-cell>
          <table:table-cell table:style-name="ce2" table:formula="of:=[.B58]" office:value-type="float" office:value="2640" calcext:value-type="float">
            <text:p>2640</text:p>
          </table:table-cell>
          <table:table-cell table:style-name="ce2" table:formula="of:=SUM([.B59:.J59])" office:value-type="float" office:value="42777" calcext:value-type="float">
            <text:p>42777</text:p>
          </table:table-cell>
          <table:table-cell table:number-columns-repeated="6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.C59]" office:value-type="float" office:value="3411" calcext:value-type="float">
            <text:p>3411</text:p>
          </table:table-cell>
          <table:table-cell table:style-name="ce2" table:formula="of:=[.D59]" office:value-type="float" office:value="6216" calcext:value-type="float">
            <text:p>6216</text:p>
          </table:table-cell>
          <table:table-cell table:style-name="ce2" table:formula="of:=[.E59]" office:value-type="float" office:value="4542" calcext:value-type="float">
            <text:p>4542</text:p>
          </table:table-cell>
          <table:table-cell table:style-name="ce2" table:formula="of:=[.F59]" office:value-type="float" office:value="5964" calcext:value-type="float">
            <text:p>5964</text:p>
          </table:table-cell>
          <table:table-cell table:style-name="ce2" table:formula="of:=[.G59]" office:value-type="float" office:value="6042" calcext:value-type="float">
            <text:p>6042</text:p>
          </table:table-cell>
          <table:table-cell table:style-name="ce2" table:formula="of:=[.H59]" office:value-type="float" office:value="5385" calcext:value-type="float">
            <text:p>5385</text:p>
          </table:table-cell>
          <table:table-cell table:style-name="ce2" table:formula="of:=[.I59]+[.B59]" office:value-type="float" office:value="8577" calcext:value-type="float">
            <text:p>8577</text:p>
          </table:table-cell>
          <table:table-cell table:style-name="ce2" table:formula="of:=[.J59]" office:value-type="float" office:value="2640" calcext:value-type="float">
            <text:p>2640</text:p>
          </table:table-cell>
          <table:table-cell table:style-name="ce2" table:formula="of:=[.B59]" office:value-type="float" office:value="5085" calcext:value-type="float">
            <text:p>5085</text:p>
          </table:table-cell>
          <table:table-cell table:style-name="ce2" table:formula="of:=SUM([.B60:.J60])" office:value-type="float" office:value="47862" calcext:value-type="float">
            <text:p>47862</text:p>
          </table:table-cell>
          <table:table-cell table:number-columns-repeated="6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.C60]" office:value-type="float" office:value="6216" calcext:value-type="float">
            <text:p>6216</text:p>
          </table:table-cell>
          <table:table-cell table:style-name="ce2" table:formula="of:=[.D60]" office:value-type="float" office:value="4542" calcext:value-type="float">
            <text:p>4542</text:p>
          </table:table-cell>
          <table:table-cell table:style-name="ce2" table:formula="of:=[.E60]" office:value-type="float" office:value="5964" calcext:value-type="float">
            <text:p>5964</text:p>
          </table:table-cell>
          <table:table-cell table:style-name="ce2" table:formula="of:=[.F60]" office:value-type="float" office:value="6042" calcext:value-type="float">
            <text:p>6042</text:p>
          </table:table-cell>
          <table:table-cell table:style-name="ce2" table:formula="of:=[.G60]" office:value-type="float" office:value="5385" calcext:value-type="float">
            <text:p>5385</text:p>
          </table:table-cell>
          <table:table-cell table:style-name="ce2" table:formula="of:=[.H60]" office:value-type="float" office:value="8577" calcext:value-type="float">
            <text:p>8577</text:p>
          </table:table-cell>
          <table:table-cell table:style-name="ce2" table:formula="of:=[.I60]+[.B60]" office:value-type="float" office:value="6051" calcext:value-type="float">
            <text:p>6051</text:p>
          </table:table-cell>
          <table:table-cell table:style-name="ce2" table:formula="of:=[.J60]" office:value-type="float" office:value="5085" calcext:value-type="float">
            <text:p>5085</text:p>
          </table:table-cell>
          <table:table-cell table:style-name="ce2" table:formula="of:=[.B60]" office:value-type="float" office:value="3411" calcext:value-type="float">
            <text:p>3411</text:p>
          </table:table-cell>
          <table:table-cell table:style-name="ce2" table:formula="of:=SUM([.B61:.J61])" office:value-type="float" office:value="51273" calcext:value-type="float">
            <text:p>51273</text:p>
          </table:table-cell>
          <table:table-cell table:number-columns-repeated="6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.C61]" office:value-type="float" office:value="4542" calcext:value-type="float">
            <text:p>4542</text:p>
          </table:table-cell>
          <table:table-cell table:style-name="ce2" table:formula="of:=[.D61]" office:value-type="float" office:value="5964" calcext:value-type="float">
            <text:p>5964</text:p>
          </table:table-cell>
          <table:table-cell table:style-name="ce2" table:formula="of:=[.E61]" office:value-type="float" office:value="6042" calcext:value-type="float">
            <text:p>6042</text:p>
          </table:table-cell>
          <table:table-cell table:style-name="ce2" table:formula="of:=[.F61]" office:value-type="float" office:value="5385" calcext:value-type="float">
            <text:p>5385</text:p>
          </table:table-cell>
          <table:table-cell table:style-name="ce2" table:formula="of:=[.G61]" office:value-type="float" office:value="8577" calcext:value-type="float">
            <text:p>8577</text:p>
          </table:table-cell>
          <table:table-cell table:style-name="ce2" table:formula="of:=[.H61]" office:value-type="float" office:value="6051" calcext:value-type="float">
            <text:p>6051</text:p>
          </table:table-cell>
          <table:table-cell table:style-name="ce2" table:formula="of:=[.I61]+[.B61]" office:value-type="float" office:value="11301" calcext:value-type="float">
            <text:p>11301</text:p>
          </table:table-cell>
          <table:table-cell table:style-name="ce2" table:formula="of:=[.J61]" office:value-type="float" office:value="3411" calcext:value-type="float">
            <text:p>3411</text:p>
          </table:table-cell>
          <table:table-cell table:style-name="ce2" table:formula="of:=[.B61]" office:value-type="float" office:value="6216" calcext:value-type="float">
            <text:p>6216</text:p>
          </table:table-cell>
          <table:table-cell table:style-name="ce2" table:formula="of:=SUM([.B62:.J62])" office:value-type="float" office:value="57489" calcext:value-type="float">
            <text:p>57489</text:p>
          </table:table-cell>
          <table:table-cell table:number-columns-repeated="6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.C62]" office:value-type="float" office:value="5964" calcext:value-type="float">
            <text:p>5964</text:p>
          </table:table-cell>
          <table:table-cell table:style-name="ce2" table:formula="of:=[.D62]" office:value-type="float" office:value="6042" calcext:value-type="float">
            <text:p>6042</text:p>
          </table:table-cell>
          <table:table-cell table:style-name="ce2" table:formula="of:=[.E62]" office:value-type="float" office:value="5385" calcext:value-type="float">
            <text:p>5385</text:p>
          </table:table-cell>
          <table:table-cell table:style-name="ce2" table:formula="of:=[.F62]" office:value-type="float" office:value="8577" calcext:value-type="float">
            <text:p>8577</text:p>
          </table:table-cell>
          <table:table-cell table:style-name="ce2" table:formula="of:=[.G62]" office:value-type="float" office:value="6051" calcext:value-type="float">
            <text:p>6051</text:p>
          </table:table-cell>
          <table:table-cell table:style-name="ce2" table:formula="of:=[.H62]" office:value-type="float" office:value="11301" calcext:value-type="float">
            <text:p>11301</text:p>
          </table:table-cell>
          <table:table-cell table:style-name="ce2" table:formula="of:=[.I62]+[.B62]" office:value-type="float" office:value="7953" calcext:value-type="float">
            <text:p>7953</text:p>
          </table:table-cell>
          <table:table-cell table:style-name="ce2" table:formula="of:=[.J62]" office:value-type="float" office:value="6216" calcext:value-type="float">
            <text:p>6216</text:p>
          </table:table-cell>
          <table:table-cell table:style-name="ce2" table:formula="of:=[.B62]" office:value-type="float" office:value="4542" calcext:value-type="float">
            <text:p>4542</text:p>
          </table:table-cell>
          <table:table-cell table:style-name="ce2" table:formula="of:=SUM([.B63:.J63])" office:value-type="float" office:value="62031" calcext:value-type="float">
            <text:p>62031</text:p>
          </table:table-cell>
          <table:table-cell table:number-columns-repeated="6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.C63]" office:value-type="float" office:value="6042" calcext:value-type="float">
            <text:p>6042</text:p>
          </table:table-cell>
          <table:table-cell table:style-name="ce2" table:formula="of:=[.D63]" office:value-type="float" office:value="5385" calcext:value-type="float">
            <text:p>5385</text:p>
          </table:table-cell>
          <table:table-cell table:style-name="ce2" table:formula="of:=[.E63]" office:value-type="float" office:value="8577" calcext:value-type="float">
            <text:p>8577</text:p>
          </table:table-cell>
          <table:table-cell table:style-name="ce2" table:formula="of:=[.F63]" office:value-type="float" office:value="6051" calcext:value-type="float">
            <text:p>6051</text:p>
          </table:table-cell>
          <table:table-cell table:style-name="ce2" table:formula="of:=[.G63]" office:value-type="float" office:value="11301" calcext:value-type="float">
            <text:p>11301</text:p>
          </table:table-cell>
          <table:table-cell table:style-name="ce2" table:formula="of:=[.H63]" office:value-type="float" office:value="7953" calcext:value-type="float">
            <text:p>7953</text:p>
          </table:table-cell>
          <table:table-cell table:style-name="ce2" table:formula="of:=[.I63]+[.B63]" office:value-type="float" office:value="12180" calcext:value-type="float">
            <text:p>12180</text:p>
          </table:table-cell>
          <table:table-cell table:style-name="ce2" table:formula="of:=[.J63]" office:value-type="float" office:value="4542" calcext:value-type="float">
            <text:p>4542</text:p>
          </table:table-cell>
          <table:table-cell table:style-name="ce2" table:formula="of:=[.B63]" office:value-type="float" office:value="5964" calcext:value-type="float">
            <text:p>5964</text:p>
          </table:table-cell>
          <table:table-cell table:style-name="ce2" table:formula="of:=SUM([.B64:.J64])" office:value-type="float" office:value="67995" calcext:value-type="float">
            <text:p>67995</text:p>
          </table:table-cell>
          <table:table-cell table:number-columns-repeated="6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.C64]" office:value-type="float" office:value="5385" calcext:value-type="float">
            <text:p>5385</text:p>
          </table:table-cell>
          <table:table-cell table:style-name="ce2" table:formula="of:=[.D64]" office:value-type="float" office:value="8577" calcext:value-type="float">
            <text:p>8577</text:p>
          </table:table-cell>
          <table:table-cell table:style-name="ce2" table:formula="of:=[.E64]" office:value-type="float" office:value="6051" calcext:value-type="float">
            <text:p>6051</text:p>
          </table:table-cell>
          <table:table-cell table:style-name="ce2" table:formula="of:=[.F64]" office:value-type="float" office:value="11301" calcext:value-type="float">
            <text:p>11301</text:p>
          </table:table-cell>
          <table:table-cell table:style-name="ce2" table:formula="of:=[.G64]" office:value-type="float" office:value="7953" calcext:value-type="float">
            <text:p>7953</text:p>
          </table:table-cell>
          <table:table-cell table:style-name="ce2" table:formula="of:=[.H64]" office:value-type="float" office:value="12180" calcext:value-type="float">
            <text:p>12180</text:p>
          </table:table-cell>
          <table:table-cell table:style-name="ce2" table:formula="of:=[.I64]+[.B64]" office:value-type="float" office:value="10584" calcext:value-type="float">
            <text:p>10584</text:p>
          </table:table-cell>
          <table:table-cell table:style-name="ce2" table:formula="of:=[.J64]" office:value-type="float" office:value="5964" calcext:value-type="float">
            <text:p>5964</text:p>
          </table:table-cell>
          <table:table-cell table:style-name="ce2" table:formula="of:=[.B64]" office:value-type="float" office:value="6042" calcext:value-type="float">
            <text:p>6042</text:p>
          </table:table-cell>
          <table:table-cell table:style-name="ce2" table:formula="of:=SUM([.B65:.J65])" office:value-type="float" office:value="74037" calcext:value-type="float">
            <text:p>74037</text:p>
          </table:table-cell>
          <table:table-cell table:number-columns-repeated="6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.C65]" office:value-type="float" office:value="8577" calcext:value-type="float">
            <text:p>8577</text:p>
          </table:table-cell>
          <table:table-cell table:style-name="ce2" table:formula="of:=[.D65]" office:value-type="float" office:value="6051" calcext:value-type="float">
            <text:p>6051</text:p>
          </table:table-cell>
          <table:table-cell table:style-name="ce2" table:formula="of:=[.E65]" office:value-type="float" office:value="11301" calcext:value-type="float">
            <text:p>11301</text:p>
          </table:table-cell>
          <table:table-cell table:style-name="ce2" table:formula="of:=[.F65]" office:value-type="float" office:value="7953" calcext:value-type="float">
            <text:p>7953</text:p>
          </table:table-cell>
          <table:table-cell table:style-name="ce2" table:formula="of:=[.G65]" office:value-type="float" office:value="12180" calcext:value-type="float">
            <text:p>12180</text:p>
          </table:table-cell>
          <table:table-cell table:style-name="ce2" table:formula="of:=[.H65]" office:value-type="float" office:value="10584" calcext:value-type="float">
            <text:p>10584</text:p>
          </table:table-cell>
          <table:table-cell table:style-name="ce2" table:formula="of:=[.I65]+[.B65]" office:value-type="float" office:value="11349" calcext:value-type="float">
            <text:p>11349</text:p>
          </table:table-cell>
          <table:table-cell table:style-name="ce2" table:formula="of:=[.J65]" office:value-type="float" office:value="6042" calcext:value-type="float">
            <text:p>6042</text:p>
          </table:table-cell>
          <table:table-cell table:style-name="ce2" table:formula="of:=[.B65]" office:value-type="float" office:value="5385" calcext:value-type="float">
            <text:p>5385</text:p>
          </table:table-cell>
          <table:table-cell table:style-name="ce2" table:formula="of:=SUM([.B66:.J66])" office:value-type="float" office:value="79422" calcext:value-type="float">
            <text:p>79422</text:p>
          </table:table-cell>
          <table:table-cell table:number-columns-repeated="6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.C66]" office:value-type="float" office:value="6051" calcext:value-type="float">
            <text:p>6051</text:p>
          </table:table-cell>
          <table:table-cell table:style-name="ce2" table:formula="of:=[.D66]" office:value-type="float" office:value="11301" calcext:value-type="float">
            <text:p>11301</text:p>
          </table:table-cell>
          <table:table-cell table:style-name="ce2" table:formula="of:=[.E66]" office:value-type="float" office:value="7953" calcext:value-type="float">
            <text:p>7953</text:p>
          </table:table-cell>
          <table:table-cell table:style-name="ce2" table:formula="of:=[.F66]" office:value-type="float" office:value="12180" calcext:value-type="float">
            <text:p>12180</text:p>
          </table:table-cell>
          <table:table-cell table:style-name="ce2" table:formula="of:=[.G66]" office:value-type="float" office:value="10584" calcext:value-type="float">
            <text:p>10584</text:p>
          </table:table-cell>
          <table:table-cell table:style-name="ce2" table:formula="of:=[.H66]" office:value-type="float" office:value="11349" calcext:value-type="float">
            <text:p>11349</text:p>
          </table:table-cell>
          <table:table-cell table:style-name="ce2" table:formula="of:=[.I66]+[.B66]" office:value-type="float" office:value="14619" calcext:value-type="float">
            <text:p>14619</text:p>
          </table:table-cell>
          <table:table-cell table:style-name="ce2" table:formula="of:=[.J66]" office:value-type="float" office:value="5385" calcext:value-type="float">
            <text:p>5385</text:p>
          </table:table-cell>
          <table:table-cell table:style-name="ce2" table:formula="of:=[.B66]" office:value-type="float" office:value="8577" calcext:value-type="float">
            <text:p>8577</text:p>
          </table:table-cell>
          <table:table-cell table:style-name="ce2" table:formula="of:=SUM([.B67:.J67])" office:value-type="float" office:value="87999" calcext:value-type="float">
            <text:p>87999</text:p>
          </table:table-cell>
          <table:table-cell table:number-columns-repeated="6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.C67]" office:value-type="float" office:value="11301" calcext:value-type="float">
            <text:p>11301</text:p>
          </table:table-cell>
          <table:table-cell table:style-name="ce2" table:formula="of:=[.D67]" office:value-type="float" office:value="7953" calcext:value-type="float">
            <text:p>7953</text:p>
          </table:table-cell>
          <table:table-cell table:style-name="ce2" table:formula="of:=[.E67]" office:value-type="float" office:value="12180" calcext:value-type="float">
            <text:p>12180</text:p>
          </table:table-cell>
          <table:table-cell table:style-name="ce2" table:formula="of:=[.F67]" office:value-type="float" office:value="10584" calcext:value-type="float">
            <text:p>10584</text:p>
          </table:table-cell>
          <table:table-cell table:style-name="ce2" table:formula="of:=[.G67]" office:value-type="float" office:value="11349" calcext:value-type="float">
            <text:p>11349</text:p>
          </table:table-cell>
          <table:table-cell table:style-name="ce2" table:formula="of:=[.H67]" office:value-type="float" office:value="14619" calcext:value-type="float">
            <text:p>14619</text:p>
          </table:table-cell>
          <table:table-cell table:style-name="ce2" table:formula="of:=[.I67]+[.B67]" office:value-type="float" office:value="11436" calcext:value-type="float">
            <text:p>11436</text:p>
          </table:table-cell>
          <table:table-cell table:style-name="ce2" table:formula="of:=[.J67]" office:value-type="float" office:value="8577" calcext:value-type="float">
            <text:p>8577</text:p>
          </table:table-cell>
          <table:table-cell table:style-name="ce2" table:formula="of:=[.B67]" office:value-type="float" office:value="6051" calcext:value-type="float">
            <text:p>6051</text:p>
          </table:table-cell>
          <table:table-cell table:style-name="ce2" table:formula="of:=SUM([.B68:.J68])" office:value-type="float" office:value="94050" calcext:value-type="float">
            <text:p>94050</text:p>
          </table:table-cell>
          <table:table-cell table:number-columns-repeated="6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.C68]" office:value-type="float" office:value="7953" calcext:value-type="float">
            <text:p>7953</text:p>
          </table:table-cell>
          <table:table-cell table:style-name="ce2" table:formula="of:=[.D68]" office:value-type="float" office:value="12180" calcext:value-type="float">
            <text:p>12180</text:p>
          </table:table-cell>
          <table:table-cell table:style-name="ce2" table:formula="of:=[.E68]" office:value-type="float" office:value="10584" calcext:value-type="float">
            <text:p>10584</text:p>
          </table:table-cell>
          <table:table-cell table:style-name="ce2" table:formula="of:=[.F68]" office:value-type="float" office:value="11349" calcext:value-type="float">
            <text:p>11349</text:p>
          </table:table-cell>
          <table:table-cell table:style-name="ce2" table:formula="of:=[.G68]" office:value-type="float" office:value="14619" calcext:value-type="float">
            <text:p>14619</text:p>
          </table:table-cell>
          <table:table-cell table:style-name="ce2" table:formula="of:=[.H68]" office:value-type="float" office:value="11436" calcext:value-type="float">
            <text:p>11436</text:p>
          </table:table-cell>
          <table:table-cell table:style-name="ce2" table:formula="of:=[.I68]+[.B68]" office:value-type="float" office:value="19878" calcext:value-type="float">
            <text:p>19878</text:p>
          </table:table-cell>
          <table:table-cell table:style-name="ce2" table:formula="of:=[.J68]" office:value-type="float" office:value="6051" calcext:value-type="float">
            <text:p>6051</text:p>
          </table:table-cell>
          <table:table-cell table:style-name="ce2" table:formula="of:=[.B68]" office:value-type="float" office:value="11301" calcext:value-type="float">
            <text:p>11301</text:p>
          </table:table-cell>
          <table:table-cell table:style-name="ce2" table:formula="of:=SUM([.B69:.J69])" office:value-type="float" office:value="105351" calcext:value-type="float">
            <text:p>105351</text:p>
          </table:table-cell>
          <table:table-cell table:number-columns-repeated="6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.C69]" office:value-type="float" office:value="12180" calcext:value-type="float">
            <text:p>12180</text:p>
          </table:table-cell>
          <table:table-cell table:style-name="ce2" table:formula="of:=[.D69]" office:value-type="float" office:value="10584" calcext:value-type="float">
            <text:p>10584</text:p>
          </table:table-cell>
          <table:table-cell table:style-name="ce2" table:formula="of:=[.E69]" office:value-type="float" office:value="11349" calcext:value-type="float">
            <text:p>11349</text:p>
          </table:table-cell>
          <table:table-cell table:style-name="ce2" table:formula="of:=[.F69]" office:value-type="float" office:value="14619" calcext:value-type="float">
            <text:p>14619</text:p>
          </table:table-cell>
          <table:table-cell table:style-name="ce2" table:formula="of:=[.G69]" office:value-type="float" office:value="11436" calcext:value-type="float">
            <text:p>11436</text:p>
          </table:table-cell>
          <table:table-cell table:style-name="ce2" table:formula="of:=[.H69]" office:value-type="float" office:value="19878" calcext:value-type="float">
            <text:p>19878</text:p>
          </table:table-cell>
          <table:table-cell table:style-name="ce2" table:formula="of:=[.I69]+[.B69]" office:value-type="float" office:value="14004" calcext:value-type="float">
            <text:p>14004</text:p>
          </table:table-cell>
          <table:table-cell table:style-name="ce2" table:formula="of:=[.J69]" office:value-type="float" office:value="11301" calcext:value-type="float">
            <text:p>11301</text:p>
          </table:table-cell>
          <table:table-cell table:style-name="ce2" table:formula="of:=[.B69]" office:value-type="float" office:value="7953" calcext:value-type="float">
            <text:p>7953</text:p>
          </table:table-cell>
          <table:table-cell table:style-name="ce2" table:formula="of:=SUM([.B70:.J70])" office:value-type="float" office:value="113304" calcext:value-type="float">
            <text:p>113304</text:p>
          </table:table-cell>
          <table:table-cell table:number-columns-repeated="6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.C70]" office:value-type="float" office:value="10584" calcext:value-type="float">
            <text:p>10584</text:p>
          </table:table-cell>
          <table:table-cell table:style-name="ce2" table:formula="of:=[.D70]" office:value-type="float" office:value="11349" calcext:value-type="float">
            <text:p>11349</text:p>
          </table:table-cell>
          <table:table-cell table:style-name="ce2" table:formula="of:=[.E70]" office:value-type="float" office:value="14619" calcext:value-type="float">
            <text:p>14619</text:p>
          </table:table-cell>
          <table:table-cell table:style-name="ce2" table:formula="of:=[.F70]" office:value-type="float" office:value="11436" calcext:value-type="float">
            <text:p>11436</text:p>
          </table:table-cell>
          <table:table-cell table:style-name="ce2" table:formula="of:=[.G70]" office:value-type="float" office:value="19878" calcext:value-type="float">
            <text:p>19878</text:p>
          </table:table-cell>
          <table:table-cell table:style-name="ce2" table:formula="of:=[.H70]" office:value-type="float" office:value="14004" calcext:value-type="float">
            <text:p>14004</text:p>
          </table:table-cell>
          <table:table-cell table:style-name="ce2" table:formula="of:=[.I70]+[.B70]" office:value-type="float" office:value="23481" calcext:value-type="float">
            <text:p>23481</text:p>
          </table:table-cell>
          <table:table-cell table:style-name="ce2" table:formula="of:=[.J70]" office:value-type="float" office:value="7953" calcext:value-type="float">
            <text:p>7953</text:p>
          </table:table-cell>
          <table:table-cell table:style-name="ce2" table:formula="of:=[.B70]" office:value-type="float" office:value="12180" calcext:value-type="float">
            <text:p>12180</text:p>
          </table:table-cell>
          <table:table-cell table:style-name="ce2" table:formula="of:=SUM([.B71:.J71])" office:value-type="float" office:value="125484" calcext:value-type="float">
            <text:p>125484</text:p>
          </table:table-cell>
          <table:table-cell table:number-columns-repeated="6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.C71]" office:value-type="float" office:value="11349" calcext:value-type="float">
            <text:p>11349</text:p>
          </table:table-cell>
          <table:table-cell table:style-name="ce2" table:formula="of:=[.D71]" office:value-type="float" office:value="14619" calcext:value-type="float">
            <text:p>14619</text:p>
          </table:table-cell>
          <table:table-cell table:style-name="ce2" table:formula="of:=[.E71]" office:value-type="float" office:value="11436" calcext:value-type="float">
            <text:p>11436</text:p>
          </table:table-cell>
          <table:table-cell table:style-name="ce2" table:formula="of:=[.F71]" office:value-type="float" office:value="19878" calcext:value-type="float">
            <text:p>19878</text:p>
          </table:table-cell>
          <table:table-cell table:style-name="ce2" table:formula="of:=[.G71]" office:value-type="float" office:value="14004" calcext:value-type="float">
            <text:p>14004</text:p>
          </table:table-cell>
          <table:table-cell table:style-name="ce2" table:formula="of:=[.H71]" office:value-type="float" office:value="23481" calcext:value-type="float">
            <text:p>23481</text:p>
          </table:table-cell>
          <table:table-cell table:style-name="ce2" table:formula="of:=[.I71]+[.B71]" office:value-type="float" office:value="18537" calcext:value-type="float">
            <text:p>18537</text:p>
          </table:table-cell>
          <table:table-cell table:style-name="ce2" table:formula="of:=[.J71]" office:value-type="float" office:value="12180" calcext:value-type="float">
            <text:p>12180</text:p>
          </table:table-cell>
          <table:table-cell table:style-name="ce2" table:formula="of:=[.B71]" office:value-type="float" office:value="10584" calcext:value-type="float">
            <text:p>10584</text:p>
          </table:table-cell>
          <table:table-cell table:style-name="ce2" table:formula="of:=SUM([.B72:.J72])" office:value-type="float" office:value="136068" calcext:value-type="float">
            <text:p>136068</text:p>
          </table:table-cell>
          <table:table-cell table:number-columns-repeated="6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.C72]" office:value-type="float" office:value="14619" calcext:value-type="float">
            <text:p>14619</text:p>
          </table:table-cell>
          <table:table-cell table:style-name="ce2" table:formula="of:=[.D72]" office:value-type="float" office:value="11436" calcext:value-type="float">
            <text:p>11436</text:p>
          </table:table-cell>
          <table:table-cell table:style-name="ce2" table:formula="of:=[.E72]" office:value-type="float" office:value="19878" calcext:value-type="float">
            <text:p>19878</text:p>
          </table:table-cell>
          <table:table-cell table:style-name="ce2" table:formula="of:=[.F72]" office:value-type="float" office:value="14004" calcext:value-type="float">
            <text:p>14004</text:p>
          </table:table-cell>
          <table:table-cell table:style-name="ce2" table:formula="of:=[.G72]" office:value-type="float" office:value="23481" calcext:value-type="float">
            <text:p>23481</text:p>
          </table:table-cell>
          <table:table-cell table:style-name="ce2" table:formula="of:=[.H72]" office:value-type="float" office:value="18537" calcext:value-type="float">
            <text:p>18537</text:p>
          </table:table-cell>
          <table:table-cell table:style-name="ce2" table:formula="of:=[.I72]+[.B72]" office:value-type="float" office:value="23529" calcext:value-type="float">
            <text:p>23529</text:p>
          </table:table-cell>
          <table:table-cell table:style-name="ce2" table:formula="of:=[.J72]" office:value-type="float" office:value="10584" calcext:value-type="float">
            <text:p>10584</text:p>
          </table:table-cell>
          <table:table-cell table:style-name="ce2" table:formula="of:=[.B72]" office:value-type="float" office:value="11349" calcext:value-type="float">
            <text:p>11349</text:p>
          </table:table-cell>
          <table:table-cell table:style-name="ce2" table:formula="of:=SUM([.B73:.J73])" office:value-type="float" office:value="147417" calcext:value-type="float">
            <text:p>147417</text:p>
          </table:table-cell>
          <table:table-cell table:number-columns-repeated="6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.C73]" office:value-type="float" office:value="11436" calcext:value-type="float">
            <text:p>11436</text:p>
          </table:table-cell>
          <table:table-cell table:style-name="ce2" table:formula="of:=[.D73]" office:value-type="float" office:value="19878" calcext:value-type="float">
            <text:p>19878</text:p>
          </table:table-cell>
          <table:table-cell table:style-name="ce2" table:formula="of:=[.E73]" office:value-type="float" office:value="14004" calcext:value-type="float">
            <text:p>14004</text:p>
          </table:table-cell>
          <table:table-cell table:style-name="ce2" table:formula="of:=[.F73]" office:value-type="float" office:value="23481" calcext:value-type="float">
            <text:p>23481</text:p>
          </table:table-cell>
          <table:table-cell table:style-name="ce2" table:formula="of:=[.G73]" office:value-type="float" office:value="18537" calcext:value-type="float">
            <text:p>18537</text:p>
          </table:table-cell>
          <table:table-cell table:style-name="ce2" table:formula="of:=[.H73]" office:value-type="float" office:value="23529" calcext:value-type="float">
            <text:p>23529</text:p>
          </table:table-cell>
          <table:table-cell table:style-name="ce2" table:formula="of:=[.I73]+[.B73]" office:value-type="float" office:value="25203" calcext:value-type="float">
            <text:p>25203</text:p>
          </table:table-cell>
          <table:table-cell table:style-name="ce2" table:formula="of:=[.J73]" office:value-type="float" office:value="11349" calcext:value-type="float">
            <text:p>11349</text:p>
          </table:table-cell>
          <table:table-cell table:style-name="ce2" table:formula="of:=[.B73]" office:value-type="float" office:value="14619" calcext:value-type="float">
            <text:p>14619</text:p>
          </table:table-cell>
          <table:table-cell table:style-name="ce2" table:formula="of:=SUM([.B74:.J74])" office:value-type="float" office:value="162036" calcext:value-type="float">
            <text:p>162036</text:p>
          </table:table-cell>
          <table:table-cell table:number-columns-repeated="6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.C74]" office:value-type="float" office:value="19878" calcext:value-type="float">
            <text:p>19878</text:p>
          </table:table-cell>
          <table:table-cell table:style-name="ce2" table:formula="of:=[.D74]" office:value-type="float" office:value="14004" calcext:value-type="float">
            <text:p>14004</text:p>
          </table:table-cell>
          <table:table-cell table:style-name="ce2" table:formula="of:=[.E74]" office:value-type="float" office:value="23481" calcext:value-type="float">
            <text:p>23481</text:p>
          </table:table-cell>
          <table:table-cell table:style-name="ce2" table:formula="of:=[.F74]" office:value-type="float" office:value="18537" calcext:value-type="float">
            <text:p>18537</text:p>
          </table:table-cell>
          <table:table-cell table:style-name="ce2" table:formula="of:=[.G74]" office:value-type="float" office:value="23529" calcext:value-type="float">
            <text:p>23529</text:p>
          </table:table-cell>
          <table:table-cell table:style-name="ce2" table:formula="of:=[.H74]" office:value-type="float" office:value="25203" calcext:value-type="float">
            <text:p>25203</text:p>
          </table:table-cell>
          <table:table-cell table:style-name="ce2" table:formula="of:=[.I74]+[.B74]" office:value-type="float" office:value="22785" calcext:value-type="float">
            <text:p>22785</text:p>
          </table:table-cell>
          <table:table-cell table:style-name="ce2" table:formula="of:=[.J74]" office:value-type="float" office:value="14619" calcext:value-type="float">
            <text:p>14619</text:p>
          </table:table-cell>
          <table:table-cell table:style-name="ce2" table:formula="of:=[.B74]" office:value-type="float" office:value="11436" calcext:value-type="float">
            <text:p>11436</text:p>
          </table:table-cell>
          <table:table-cell table:style-name="ce2" table:formula="of:=SUM([.B75:.J75])" office:value-type="float" office:value="173472" calcext:value-type="float">
            <text:p>173472</text:p>
          </table:table-cell>
          <table:table-cell table:number-columns-repeated="6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.C75]" office:value-type="float" office:value="14004" calcext:value-type="float">
            <text:p>14004</text:p>
          </table:table-cell>
          <table:table-cell table:style-name="ce2" table:formula="of:=[.D75]" office:value-type="float" office:value="23481" calcext:value-type="float">
            <text:p>23481</text:p>
          </table:table-cell>
          <table:table-cell table:style-name="ce2" table:formula="of:=[.E75]" office:value-type="float" office:value="18537" calcext:value-type="float">
            <text:p>18537</text:p>
          </table:table-cell>
          <table:table-cell table:style-name="ce2" table:formula="of:=[.F75]" office:value-type="float" office:value="23529" calcext:value-type="float">
            <text:p>23529</text:p>
          </table:table-cell>
          <table:table-cell table:style-name="ce2" table:formula="of:=[.G75]" office:value-type="float" office:value="25203" calcext:value-type="float">
            <text:p>25203</text:p>
          </table:table-cell>
          <table:table-cell table:style-name="ce2" table:formula="of:=[.H75]" office:value-type="float" office:value="22785" calcext:value-type="float">
            <text:p>22785</text:p>
          </table:table-cell>
          <table:table-cell table:style-name="ce2" table:formula="of:=[.I75]+[.B75]" office:value-type="float" office:value="34497" calcext:value-type="float">
            <text:p>34497</text:p>
          </table:table-cell>
          <table:table-cell table:style-name="ce2" table:formula="of:=[.J75]" office:value-type="float" office:value="11436" calcext:value-type="float">
            <text:p>11436</text:p>
          </table:table-cell>
          <table:table-cell table:style-name="ce2" table:formula="of:=[.B75]" office:value-type="float" office:value="19878" calcext:value-type="float">
            <text:p>19878</text:p>
          </table:table-cell>
          <table:table-cell table:style-name="ce2" table:formula="of:=SUM([.B76:.J76])" office:value-type="float" office:value="193350" calcext:value-type="float">
            <text:p>193350</text:p>
          </table:table-cell>
          <table:table-cell table:number-columns-repeated="6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.C76]" office:value-type="float" office:value="23481" calcext:value-type="float">
            <text:p>23481</text:p>
          </table:table-cell>
          <table:table-cell table:style-name="ce2" table:formula="of:=[.D76]" office:value-type="float" office:value="18537" calcext:value-type="float">
            <text:p>18537</text:p>
          </table:table-cell>
          <table:table-cell table:style-name="ce2" table:formula="of:=[.E76]" office:value-type="float" office:value="23529" calcext:value-type="float">
            <text:p>23529</text:p>
          </table:table-cell>
          <table:table-cell table:style-name="ce2" table:formula="of:=[.F76]" office:value-type="float" office:value="25203" calcext:value-type="float">
            <text:p>25203</text:p>
          </table:table-cell>
          <table:table-cell table:style-name="ce2" table:formula="of:=[.G76]" office:value-type="float" office:value="22785" calcext:value-type="float">
            <text:p>22785</text:p>
          </table:table-cell>
          <table:table-cell table:style-name="ce2" table:formula="of:=[.H76]" office:value-type="float" office:value="34497" calcext:value-type="float">
            <text:p>34497</text:p>
          </table:table-cell>
          <table:table-cell table:style-name="ce2" table:formula="of:=[.I76]+[.B76]" office:value-type="float" office:value="25440" calcext:value-type="float">
            <text:p>25440</text:p>
          </table:table-cell>
          <table:table-cell table:style-name="ce2" table:formula="of:=[.J76]" office:value-type="float" office:value="19878" calcext:value-type="float">
            <text:p>19878</text:p>
          </table:table-cell>
          <table:table-cell table:style-name="ce2" table:formula="of:=[.B76]" office:value-type="float" office:value="14004" calcext:value-type="float">
            <text:p>14004</text:p>
          </table:table-cell>
          <table:table-cell table:style-name="ce2" table:formula="of:=SUM([.B77:.J77])" office:value-type="float" office:value="207354" calcext:value-type="float">
            <text:p>207354</text:p>
          </table:table-cell>
          <table:table-cell table:number-columns-repeated="6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.C77]" office:value-type="float" office:value="18537" calcext:value-type="float">
            <text:p>18537</text:p>
          </table:table-cell>
          <table:table-cell table:style-name="ce2" table:formula="of:=[.D77]" office:value-type="float" office:value="23529" calcext:value-type="float">
            <text:p>23529</text:p>
          </table:table-cell>
          <table:table-cell table:style-name="ce2" table:formula="of:=[.E77]" office:value-type="float" office:value="25203" calcext:value-type="float">
            <text:p>25203</text:p>
          </table:table-cell>
          <table:table-cell table:style-name="ce2" table:formula="of:=[.F77]" office:value-type="float" office:value="22785" calcext:value-type="float">
            <text:p>22785</text:p>
          </table:table-cell>
          <table:table-cell table:style-name="ce2" table:formula="of:=[.G77]" office:value-type="float" office:value="34497" calcext:value-type="float">
            <text:p>34497</text:p>
          </table:table-cell>
          <table:table-cell table:style-name="ce2" table:formula="of:=[.H77]" office:value-type="float" office:value="25440" calcext:value-type="float">
            <text:p>25440</text:p>
          </table:table-cell>
          <table:table-cell table:style-name="ce2" table:formula="of:=[.I77]+[.B77]" office:value-type="float" office:value="43359" calcext:value-type="float">
            <text:p>43359</text:p>
          </table:table-cell>
          <table:table-cell table:style-name="ce2" table:formula="of:=[.J77]" office:value-type="float" office:value="14004" calcext:value-type="float">
            <text:p>14004</text:p>
          </table:table-cell>
          <table:table-cell table:style-name="ce2" table:formula="of:=[.B77]" office:value-type="float" office:value="23481" calcext:value-type="float">
            <text:p>23481</text:p>
          </table:table-cell>
          <table:table-cell table:style-name="ce2" table:formula="of:=SUM([.B78:.J78])" office:value-type="float" office:value="230835" calcext:value-type="float">
            <text:p>230835</text:p>
          </table:table-cell>
          <table:table-cell table:number-columns-repeated="6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.C78]" office:value-type="float" office:value="23529" calcext:value-type="float">
            <text:p>23529</text:p>
          </table:table-cell>
          <table:table-cell table:style-name="ce2" table:formula="of:=[.D78]" office:value-type="float" office:value="25203" calcext:value-type="float">
            <text:p>25203</text:p>
          </table:table-cell>
          <table:table-cell table:style-name="ce2" table:formula="of:=[.E78]" office:value-type="float" office:value="22785" calcext:value-type="float">
            <text:p>22785</text:p>
          </table:table-cell>
          <table:table-cell table:style-name="ce2" table:formula="of:=[.F78]" office:value-type="float" office:value="34497" calcext:value-type="float">
            <text:p>34497</text:p>
          </table:table-cell>
          <table:table-cell table:style-name="ce2" table:formula="of:=[.G78]" office:value-type="float" office:value="25440" calcext:value-type="float">
            <text:p>25440</text:p>
          </table:table-cell>
          <table:table-cell table:style-name="ce2" table:formula="of:=[.H78]" office:value-type="float" office:value="43359" calcext:value-type="float">
            <text:p>43359</text:p>
          </table:table-cell>
          <table:table-cell table:style-name="ce2" table:formula="of:=[.I78]+[.B78]" office:value-type="float" office:value="32541" calcext:value-type="float">
            <text:p>32541</text:p>
          </table:table-cell>
          <table:table-cell table:style-name="ce2" table:formula="of:=[.J78]" office:value-type="float" office:value="23481" calcext:value-type="float">
            <text:p>23481</text:p>
          </table:table-cell>
          <table:table-cell table:style-name="ce2" table:formula="of:=[.B78]" office:value-type="float" office:value="18537" calcext:value-type="float">
            <text:p>18537</text:p>
          </table:table-cell>
          <table:table-cell table:style-name="ce2" table:formula="of:=SUM([.B79:.J79])" office:value-type="float" office:value="249372" calcext:value-type="float">
            <text:p>249372</text:p>
          </table:table-cell>
          <table:table-cell table:number-columns-repeated="6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.C79]" office:value-type="float" office:value="25203" calcext:value-type="float">
            <text:p>25203</text:p>
          </table:table-cell>
          <table:table-cell table:style-name="ce2" table:formula="of:=[.D79]" office:value-type="float" office:value="22785" calcext:value-type="float">
            <text:p>22785</text:p>
          </table:table-cell>
          <table:table-cell table:style-name="ce2" table:formula="of:=[.E79]" office:value-type="float" office:value="34497" calcext:value-type="float">
            <text:p>34497</text:p>
          </table:table-cell>
          <table:table-cell table:style-name="ce2" table:formula="of:=[.F79]" office:value-type="float" office:value="25440" calcext:value-type="float">
            <text:p>25440</text:p>
          </table:table-cell>
          <table:table-cell table:style-name="ce2" table:formula="of:=[.G79]" office:value-type="float" office:value="43359" calcext:value-type="float">
            <text:p>43359</text:p>
          </table:table-cell>
          <table:table-cell table:style-name="ce2" table:formula="of:=[.H79]" office:value-type="float" office:value="32541" calcext:value-type="float">
            <text:p>32541</text:p>
          </table:table-cell>
          <table:table-cell table:style-name="ce2" table:formula="of:=[.I79]+[.B79]" office:value-type="float" office:value="47010" calcext:value-type="float">
            <text:p>47010</text:p>
          </table:table-cell>
          <table:table-cell table:style-name="ce2" table:formula="of:=[.J79]" office:value-type="float" office:value="18537" calcext:value-type="float">
            <text:p>18537</text:p>
          </table:table-cell>
          <table:table-cell table:style-name="ce2" table:formula="of:=[.B79]" office:value-type="float" office:value="23529" calcext:value-type="float">
            <text:p>23529</text:p>
          </table:table-cell>
          <table:table-cell table:style-name="ce2" table:formula="of:=SUM([.B80:.J80])" office:value-type="float" office:value="272901" calcext:value-type="float">
            <text:p>272901</text:p>
          </table:table-cell>
          <table:table-cell table:number-columns-repeated="6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.C80]" office:value-type="float" office:value="22785" calcext:value-type="float">
            <text:p>22785</text:p>
          </table:table-cell>
          <table:table-cell table:style-name="ce2" table:formula="of:=[.D80]" office:value-type="float" office:value="34497" calcext:value-type="float">
            <text:p>34497</text:p>
          </table:table-cell>
          <table:table-cell table:style-name="ce2" table:formula="of:=[.E80]" office:value-type="float" office:value="25440" calcext:value-type="float">
            <text:p>25440</text:p>
          </table:table-cell>
          <table:table-cell table:style-name="ce2" table:formula="of:=[.F80]" office:value-type="float" office:value="43359" calcext:value-type="float">
            <text:p>43359</text:p>
          </table:table-cell>
          <table:table-cell table:style-name="ce2" table:formula="of:=[.G80]" office:value-type="float" office:value="32541" calcext:value-type="float">
            <text:p>32541</text:p>
          </table:table-cell>
          <table:table-cell table:style-name="ce2" table:formula="of:=[.H80]" office:value-type="float" office:value="47010" calcext:value-type="float">
            <text:p>47010</text:p>
          </table:table-cell>
          <table:table-cell table:style-name="ce2" table:formula="of:=[.I80]+[.B80]" office:value-type="float" office:value="43740" calcext:value-type="float">
            <text:p>43740</text:p>
          </table:table-cell>
          <table:table-cell table:style-name="ce2" table:formula="of:=[.J80]" office:value-type="float" office:value="23529" calcext:value-type="float">
            <text:p>23529</text:p>
          </table:table-cell>
          <table:table-cell table:style-name="ce2" table:formula="of:=[.B80]" office:value-type="float" office:value="25203" calcext:value-type="float">
            <text:p>25203</text:p>
          </table:table-cell>
          <table:table-cell table:style-name="ce2" table:formula="of:=SUM([.B81:.J81])" office:value-type="float" office:value="298104" calcext:value-type="float">
            <text:p>298104</text:p>
          </table:table-cell>
          <table:table-cell table:number-columns-repeated="6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.C81]" office:value-type="float" office:value="34497" calcext:value-type="float">
            <text:p>34497</text:p>
          </table:table-cell>
          <table:table-cell table:style-name="ce2" table:formula="of:=[.D81]" office:value-type="float" office:value="25440" calcext:value-type="float">
            <text:p>25440</text:p>
          </table:table-cell>
          <table:table-cell table:style-name="ce2" table:formula="of:=[.E81]" office:value-type="float" office:value="43359" calcext:value-type="float">
            <text:p>43359</text:p>
          </table:table-cell>
          <table:table-cell table:style-name="ce2" table:formula="of:=[.F81]" office:value-type="float" office:value="32541" calcext:value-type="float">
            <text:p>32541</text:p>
          </table:table-cell>
          <table:table-cell table:style-name="ce2" table:formula="of:=[.G81]" office:value-type="float" office:value="47010" calcext:value-type="float">
            <text:p>47010</text:p>
          </table:table-cell>
          <table:table-cell table:style-name="ce2" table:formula="of:=[.H81]" office:value-type="float" office:value="43740" calcext:value-type="float">
            <text:p>43740</text:p>
          </table:table-cell>
          <table:table-cell table:style-name="ce2" table:formula="of:=[.I81]+[.B81]" office:value-type="float" office:value="46314" calcext:value-type="float">
            <text:p>46314</text:p>
          </table:table-cell>
          <table:table-cell table:style-name="ce2" table:formula="of:=[.J81]" office:value-type="float" office:value="25203" calcext:value-type="float">
            <text:p>25203</text:p>
          </table:table-cell>
          <table:table-cell table:style-name="ce2" table:formula="of:=[.B81]" office:value-type="float" office:value="22785" calcext:value-type="float">
            <text:p>22785</text:p>
          </table:table-cell>
          <table:table-cell table:style-name="ce2" table:formula="of:=SUM([.B82:.J82])" office:value-type="float" office:value="320889" calcext:value-type="float">
            <text:p>320889</text:p>
          </table:table-cell>
          <table:table-cell table:number-columns-repeated="6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.C82]" office:value-type="float" office:value="25440" calcext:value-type="float">
            <text:p>25440</text:p>
          </table:table-cell>
          <table:table-cell table:style-name="ce2" table:formula="of:=[.D82]" office:value-type="float" office:value="43359" calcext:value-type="float">
            <text:p>43359</text:p>
          </table:table-cell>
          <table:table-cell table:style-name="ce2" table:formula="of:=[.E82]" office:value-type="float" office:value="32541" calcext:value-type="float">
            <text:p>32541</text:p>
          </table:table-cell>
          <table:table-cell table:style-name="ce2" table:formula="of:=[.F82]" office:value-type="float" office:value="47010" calcext:value-type="float">
            <text:p>47010</text:p>
          </table:table-cell>
          <table:table-cell table:style-name="ce2" table:formula="of:=[.G82]" office:value-type="float" office:value="43740" calcext:value-type="float">
            <text:p>43740</text:p>
          </table:table-cell>
          <table:table-cell table:style-name="ce2" table:formula="of:=[.H82]" office:value-type="float" office:value="46314" calcext:value-type="float">
            <text:p>46314</text:p>
          </table:table-cell>
          <table:table-cell table:style-name="ce2" table:formula="of:=[.I82]+[.B82]" office:value-type="float" office:value="59700" calcext:value-type="float">
            <text:p>59700</text:p>
          </table:table-cell>
          <table:table-cell table:style-name="ce2" table:formula="of:=[.J82]" office:value-type="float" office:value="22785" calcext:value-type="float">
            <text:p>22785</text:p>
          </table:table-cell>
          <table:table-cell table:style-name="ce2" table:formula="of:=[.B82]" office:value-type="float" office:value="34497" calcext:value-type="float">
            <text:p>34497</text:p>
          </table:table-cell>
          <table:table-cell table:style-name="ce2" table:formula="of:=SUM([.B83:.J83])" office:value-type="float" office:value="355386" calcext:value-type="float">
            <text:p>355386</text:p>
          </table:table-cell>
          <table:table-cell table:number-columns-repeated="6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.C83]" office:value-type="float" office:value="43359" calcext:value-type="float">
            <text:p>43359</text:p>
          </table:table-cell>
          <table:table-cell table:style-name="ce2" table:formula="of:=[.D83]" office:value-type="float" office:value="32541" calcext:value-type="float">
            <text:p>32541</text:p>
          </table:table-cell>
          <table:table-cell table:style-name="ce2" table:formula="of:=[.E83]" office:value-type="float" office:value="47010" calcext:value-type="float">
            <text:p>47010</text:p>
          </table:table-cell>
          <table:table-cell table:style-name="ce2" table:formula="of:=[.F83]" office:value-type="float" office:value="43740" calcext:value-type="float">
            <text:p>43740</text:p>
          </table:table-cell>
          <table:table-cell table:style-name="ce2" table:formula="of:=[.G83]" office:value-type="float" office:value="46314" calcext:value-type="float">
            <text:p>46314</text:p>
          </table:table-cell>
          <table:table-cell table:style-name="ce2" table:formula="of:=[.H83]" office:value-type="float" office:value="59700" calcext:value-type="float">
            <text:p>59700</text:p>
          </table:table-cell>
          <table:table-cell table:style-name="ce2" table:formula="of:=[.I83]+[.B83]" office:value-type="float" office:value="48225" calcext:value-type="float">
            <text:p>48225</text:p>
          </table:table-cell>
          <table:table-cell table:style-name="ce2" table:formula="of:=[.J83]" office:value-type="float" office:value="34497" calcext:value-type="float">
            <text:p>34497</text:p>
          </table:table-cell>
          <table:table-cell table:style-name="ce2" table:formula="of:=[.B83]" office:value-type="float" office:value="25440" calcext:value-type="float">
            <text:p>25440</text:p>
          </table:table-cell>
          <table:table-cell table:style-name="ce2" table:formula="of:=SUM([.B84:.J84])" office:value-type="float" office:value="380826" calcext:value-type="float">
            <text:p>380826</text:p>
          </table:table-cell>
          <table:table-cell table:number-columns-repeated="6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.C84]" office:value-type="float" office:value="32541" calcext:value-type="float">
            <text:p>32541</text:p>
          </table:table-cell>
          <table:table-cell table:style-name="ce2" table:formula="of:=[.D84]" office:value-type="float" office:value="47010" calcext:value-type="float">
            <text:p>47010</text:p>
          </table:table-cell>
          <table:table-cell table:style-name="ce2" table:formula="of:=[.E84]" office:value-type="float" office:value="43740" calcext:value-type="float">
            <text:p>43740</text:p>
          </table:table-cell>
          <table:table-cell table:style-name="ce2" table:formula="of:=[.F84]" office:value-type="float" office:value="46314" calcext:value-type="float">
            <text:p>46314</text:p>
          </table:table-cell>
          <table:table-cell table:style-name="ce2" table:formula="of:=[.G84]" office:value-type="float" office:value="59700" calcext:value-type="float">
            <text:p>59700</text:p>
          </table:table-cell>
          <table:table-cell table:style-name="ce2" table:formula="of:=[.H84]" office:value-type="float" office:value="48225" calcext:value-type="float">
            <text:p>48225</text:p>
          </table:table-cell>
          <table:table-cell table:style-name="ce2" table:formula="of:=[.I84]+[.B84]" office:value-type="float" office:value="77856" calcext:value-type="float">
            <text:p>77856</text:p>
          </table:table-cell>
          <table:table-cell table:style-name="ce2" table:formula="of:=[.J84]" office:value-type="float" office:value="25440" calcext:value-type="float">
            <text:p>25440</text:p>
          </table:table-cell>
          <table:table-cell table:style-name="ce2" table:formula="of:=[.B84]" office:value-type="float" office:value="43359" calcext:value-type="float">
            <text:p>43359</text:p>
          </table:table-cell>
          <table:table-cell table:style-name="ce2" table:formula="of:=SUM([.B85:.J85])" office:value-type="float" office:value="424185" calcext:value-type="float">
            <text:p>424185</text:p>
          </table:table-cell>
          <table:table-cell table:number-columns-repeated="6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.C85]" office:value-type="float" office:value="47010" calcext:value-type="float">
            <text:p>47010</text:p>
          </table:table-cell>
          <table:table-cell table:style-name="ce2" table:formula="of:=[.D85]" office:value-type="float" office:value="43740" calcext:value-type="float">
            <text:p>43740</text:p>
          </table:table-cell>
          <table:table-cell table:style-name="ce2" table:formula="of:=[.E85]" office:value-type="float" office:value="46314" calcext:value-type="float">
            <text:p>46314</text:p>
          </table:table-cell>
          <table:table-cell table:style-name="ce2" table:formula="of:=[.F85]" office:value-type="float" office:value="59700" calcext:value-type="float">
            <text:p>59700</text:p>
          </table:table-cell>
          <table:table-cell table:style-name="ce2" table:formula="of:=[.G85]" office:value-type="float" office:value="48225" calcext:value-type="float">
            <text:p>48225</text:p>
          </table:table-cell>
          <table:table-cell table:style-name="ce2" table:formula="of:=[.H85]" office:value-type="float" office:value="77856" calcext:value-type="float">
            <text:p>77856</text:p>
          </table:table-cell>
          <table:table-cell table:style-name="ce2" table:formula="of:=[.I85]+[.B85]" office:value-type="float" office:value="57981" calcext:value-type="float">
            <text:p>57981</text:p>
          </table:table-cell>
          <table:table-cell table:style-name="ce2" table:formula="of:=[.J85]" office:value-type="float" office:value="43359" calcext:value-type="float">
            <text:p>43359</text:p>
          </table:table-cell>
          <table:table-cell table:style-name="ce2" table:formula="of:=[.B85]" office:value-type="float" office:value="32541" calcext:value-type="float">
            <text:p>32541</text:p>
          </table:table-cell>
          <table:table-cell table:style-name="ce2" table:formula="of:=SUM([.B86:.J86])" office:value-type="float" office:value="456726" calcext:value-type="float">
            <text:p>456726</text:p>
          </table:table-cell>
          <table:table-cell table:number-columns-repeated="6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.C86]" office:value-type="float" office:value="43740" calcext:value-type="float">
            <text:p>43740</text:p>
          </table:table-cell>
          <table:table-cell table:style-name="ce2" table:formula="of:=[.D86]" office:value-type="float" office:value="46314" calcext:value-type="float">
            <text:p>46314</text:p>
          </table:table-cell>
          <table:table-cell table:style-name="ce2" table:formula="of:=[.E86]" office:value-type="float" office:value="59700" calcext:value-type="float">
            <text:p>59700</text:p>
          </table:table-cell>
          <table:table-cell table:style-name="ce2" table:formula="of:=[.F86]" office:value-type="float" office:value="48225" calcext:value-type="float">
            <text:p>48225</text:p>
          </table:table-cell>
          <table:table-cell table:style-name="ce2" table:formula="of:=[.G86]" office:value-type="float" office:value="77856" calcext:value-type="float">
            <text:p>77856</text:p>
          </table:table-cell>
          <table:table-cell table:style-name="ce2" table:formula="of:=[.H86]" office:value-type="float" office:value="57981" calcext:value-type="float">
            <text:p>57981</text:p>
          </table:table-cell>
          <table:table-cell table:style-name="ce2" table:formula="of:=[.I86]+[.B86]" office:value-type="float" office:value="90369" calcext:value-type="float">
            <text:p>90369</text:p>
          </table:table-cell>
          <table:table-cell table:style-name="ce2" table:formula="of:=[.J86]" office:value-type="float" office:value="32541" calcext:value-type="float">
            <text:p>32541</text:p>
          </table:table-cell>
          <table:table-cell table:style-name="ce2" table:formula="of:=[.B86]" office:value-type="float" office:value="47010" calcext:value-type="float">
            <text:p>47010</text:p>
          </table:table-cell>
          <table:table-cell table:style-name="ce2" table:formula="of:=SUM([.B87:.J87])" office:value-type="float" office:value="503736" calcext:value-type="float">
            <text:p>503736</text:p>
          </table:table-cell>
          <table:table-cell table:number-columns-repeated="6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.C87]" office:value-type="float" office:value="46314" calcext:value-type="float">
            <text:p>46314</text:p>
          </table:table-cell>
          <table:table-cell table:style-name="ce2" table:formula="of:=[.D87]" office:value-type="float" office:value="59700" calcext:value-type="float">
            <text:p>59700</text:p>
          </table:table-cell>
          <table:table-cell table:style-name="ce2" table:formula="of:=[.E87]" office:value-type="float" office:value="48225" calcext:value-type="float">
            <text:p>48225</text:p>
          </table:table-cell>
          <table:table-cell table:style-name="ce2" table:formula="of:=[.F87]" office:value-type="float" office:value="77856" calcext:value-type="float">
            <text:p>77856</text:p>
          </table:table-cell>
          <table:table-cell table:style-name="ce2" table:formula="of:=[.G87]" office:value-type="float" office:value="57981" calcext:value-type="float">
            <text:p>57981</text:p>
          </table:table-cell>
          <table:table-cell table:style-name="ce2" table:formula="of:=[.H87]" office:value-type="float" office:value="90369" calcext:value-type="float">
            <text:p>90369</text:p>
          </table:table-cell>
          <table:table-cell table:style-name="ce2" table:formula="of:=[.I87]+[.B87]" office:value-type="float" office:value="76281" calcext:value-type="float">
            <text:p>76281</text:p>
          </table:table-cell>
          <table:table-cell table:style-name="ce2" table:formula="of:=[.J87]" office:value-type="float" office:value="47010" calcext:value-type="float">
            <text:p>47010</text:p>
          </table:table-cell>
          <table:table-cell table:style-name="ce2" table:formula="of:=[.B87]" office:value-type="float" office:value="43740" calcext:value-type="float">
            <text:p>43740</text:p>
          </table:table-cell>
          <table:table-cell table:style-name="ce2" table:formula="of:=SUM([.B88:.J88])" office:value-type="float" office:value="547476" calcext:value-type="float">
            <text:p>547476</text:p>
          </table:table-cell>
          <table:table-cell table:number-columns-repeated="6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.C88]" office:value-type="float" office:value="59700" calcext:value-type="float">
            <text:p>59700</text:p>
          </table:table-cell>
          <table:table-cell table:style-name="ce2" table:formula="of:=[.D88]" office:value-type="float" office:value="48225" calcext:value-type="float">
            <text:p>48225</text:p>
          </table:table-cell>
          <table:table-cell table:style-name="ce2" table:formula="of:=[.E88]" office:value-type="float" office:value="77856" calcext:value-type="float">
            <text:p>77856</text:p>
          </table:table-cell>
          <table:table-cell table:style-name="ce2" table:formula="of:=[.F88]" office:value-type="float" office:value="57981" calcext:value-type="float">
            <text:p>57981</text:p>
          </table:table-cell>
          <table:table-cell table:style-name="ce2" table:formula="of:=[.G88]" office:value-type="float" office:value="90369" calcext:value-type="float">
            <text:p>90369</text:p>
          </table:table-cell>
          <table:table-cell table:style-name="ce2" table:formula="of:=[.H88]" office:value-type="float" office:value="76281" calcext:value-type="float">
            <text:p>76281</text:p>
          </table:table-cell>
          <table:table-cell table:style-name="ce2" table:formula="of:=[.I88]+[.B88]" office:value-type="float" office:value="93324" calcext:value-type="float">
            <text:p>93324</text:p>
          </table:table-cell>
          <table:table-cell table:style-name="ce2" table:formula="of:=[.J88]" office:value-type="float" office:value="43740" calcext:value-type="float">
            <text:p>43740</text:p>
          </table:table-cell>
          <table:table-cell table:style-name="ce2" table:formula="of:=[.B88]" office:value-type="float" office:value="46314" calcext:value-type="float">
            <text:p>46314</text:p>
          </table:table-cell>
          <table:table-cell table:style-name="ce2" table:formula="of:=SUM([.B89:.J89])" office:value-type="float" office:value="593790" calcext:value-type="float">
            <text:p>593790</text:p>
          </table:table-cell>
          <table:table-cell table:number-columns-repeated="6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.C89]" office:value-type="float" office:value="48225" calcext:value-type="float">
            <text:p>48225</text:p>
          </table:table-cell>
          <table:table-cell table:style-name="ce2" table:formula="of:=[.D89]" office:value-type="float" office:value="77856" calcext:value-type="float">
            <text:p>77856</text:p>
          </table:table-cell>
          <table:table-cell table:style-name="ce2" table:formula="of:=[.E89]" office:value-type="float" office:value="57981" calcext:value-type="float">
            <text:p>57981</text:p>
          </table:table-cell>
          <table:table-cell table:style-name="ce2" table:formula="of:=[.F89]" office:value-type="float" office:value="90369" calcext:value-type="float">
            <text:p>90369</text:p>
          </table:table-cell>
          <table:table-cell table:style-name="ce2" table:formula="of:=[.G89]" office:value-type="float" office:value="76281" calcext:value-type="float">
            <text:p>76281</text:p>
          </table:table-cell>
          <table:table-cell table:style-name="ce2" table:formula="of:=[.H89]" office:value-type="float" office:value="93324" calcext:value-type="float">
            <text:p>93324</text:p>
          </table:table-cell>
          <table:table-cell table:style-name="ce2" table:formula="of:=[.I89]+[.B89]" office:value-type="float" office:value="103440" calcext:value-type="float">
            <text:p>103440</text:p>
          </table:table-cell>
          <table:table-cell table:style-name="ce2" table:formula="of:=[.J89]" office:value-type="float" office:value="46314" calcext:value-type="float">
            <text:p>46314</text:p>
          </table:table-cell>
          <table:table-cell table:style-name="ce2" table:formula="of:=[.B89]" office:value-type="float" office:value="59700" calcext:value-type="float">
            <text:p>59700</text:p>
          </table:table-cell>
          <table:table-cell table:style-name="ce2" table:formula="of:=SUM([.B90:.J90])" office:value-type="float" office:value="653490" calcext:value-type="float">
            <text:p>653490</text:p>
          </table:table-cell>
          <table:table-cell table:number-columns-repeated="6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.C90]" office:value-type="float" office:value="77856" calcext:value-type="float">
            <text:p>77856</text:p>
          </table:table-cell>
          <table:table-cell table:style-name="ce2" table:formula="of:=[.D90]" office:value-type="float" office:value="57981" calcext:value-type="float">
            <text:p>57981</text:p>
          </table:table-cell>
          <table:table-cell table:style-name="ce2" table:formula="of:=[.E90]" office:value-type="float" office:value="90369" calcext:value-type="float">
            <text:p>90369</text:p>
          </table:table-cell>
          <table:table-cell table:style-name="ce2" table:formula="of:=[.F90]" office:value-type="float" office:value="76281" calcext:value-type="float">
            <text:p>76281</text:p>
          </table:table-cell>
          <table:table-cell table:style-name="ce2" table:formula="of:=[.G90]" office:value-type="float" office:value="93324" calcext:value-type="float">
            <text:p>93324</text:p>
          </table:table-cell>
          <table:table-cell table:style-name="ce2" table:formula="of:=[.H90]" office:value-type="float" office:value="103440" calcext:value-type="float">
            <text:p>103440</text:p>
          </table:table-cell>
          <table:table-cell table:style-name="ce2" table:formula="of:=[.I90]+[.B90]" office:value-type="float" office:value="94539" calcext:value-type="float">
            <text:p>94539</text:p>
          </table:table-cell>
          <table:table-cell table:style-name="ce2" table:formula="of:=[.J90]" office:value-type="float" office:value="59700" calcext:value-type="float">
            <text:p>59700</text:p>
          </table:table-cell>
          <table:table-cell table:style-name="ce2" table:formula="of:=[.B90]" office:value-type="float" office:value="48225" calcext:value-type="float">
            <text:p>48225</text:p>
          </table:table-cell>
          <table:table-cell table:style-name="ce2" table:formula="of:=SUM([.B91:.J91])" office:value-type="float" office:value="701715" calcext:value-type="float">
            <text:p>701715</text:p>
          </table:table-cell>
          <table:table-cell table:number-columns-repeated="6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.C91]" office:value-type="float" office:value="57981" calcext:value-type="float">
            <text:p>57981</text:p>
          </table:table-cell>
          <table:table-cell table:style-name="ce2" table:formula="of:=[.D91]" office:value-type="float" office:value="90369" calcext:value-type="float">
            <text:p>90369</text:p>
          </table:table-cell>
          <table:table-cell table:style-name="ce2" table:formula="of:=[.E91]" office:value-type="float" office:value="76281" calcext:value-type="float">
            <text:p>76281</text:p>
          </table:table-cell>
          <table:table-cell table:style-name="ce2" table:formula="of:=[.F91]" office:value-type="float" office:value="93324" calcext:value-type="float">
            <text:p>93324</text:p>
          </table:table-cell>
          <table:table-cell table:style-name="ce2" table:formula="of:=[.G91]" office:value-type="float" office:value="103440" calcext:value-type="float">
            <text:p>103440</text:p>
          </table:table-cell>
          <table:table-cell table:style-name="ce2" table:formula="of:=[.H91]" office:value-type="float" office:value="94539" calcext:value-type="float">
            <text:p>94539</text:p>
          </table:table-cell>
          <table:table-cell table:style-name="ce2" table:formula="of:=[.I91]+[.B91]" office:value-type="float" office:value="137556" calcext:value-type="float">
            <text:p>137556</text:p>
          </table:table-cell>
          <table:table-cell table:style-name="ce2" table:formula="of:=[.J91]" office:value-type="float" office:value="48225" calcext:value-type="float">
            <text:p>48225</text:p>
          </table:table-cell>
          <table:table-cell table:style-name="ce2" table:formula="of:=[.B91]" office:value-type="float" office:value="77856" calcext:value-type="float">
            <text:p>77856</text:p>
          </table:table-cell>
          <table:table-cell table:style-name="ce2" table:formula="of:=SUM([.B92:.J92])" office:value-type="float" office:value="779571" calcext:value-type="float">
            <text:p>779571</text:p>
          </table:table-cell>
          <table:table-cell table:number-columns-repeated="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table:formula="of:=[.C92]" office:value-type="float" office:value="90369" calcext:value-type="float">
            <text:p>90369</text:p>
          </table:table-cell>
          <table:table-cell table:style-name="ce2" table:formula="of:=[.D92]" office:value-type="float" office:value="76281" calcext:value-type="float">
            <text:p>76281</text:p>
          </table:table-cell>
          <table:table-cell table:style-name="ce2" table:formula="of:=[.E92]" office:value-type="float" office:value="93324" calcext:value-type="float">
            <text:p>93324</text:p>
          </table:table-cell>
          <table:table-cell table:style-name="ce2" table:formula="of:=[.F92]" office:value-type="float" office:value="103440" calcext:value-type="float">
            <text:p>103440</text:p>
          </table:table-cell>
          <table:table-cell table:style-name="ce2" table:formula="of:=[.G92]" office:value-type="float" office:value="94539" calcext:value-type="float">
            <text:p>94539</text:p>
          </table:table-cell>
          <table:table-cell table:style-name="ce2" table:formula="of:=[.H92]" office:value-type="float" office:value="137556" calcext:value-type="float">
            <text:p>137556</text:p>
          </table:table-cell>
          <table:table-cell table:style-name="ce2" table:formula="of:=[.I92]+[.B92]" office:value-type="float" office:value="106206" calcext:value-type="float">
            <text:p>106206</text:p>
          </table:table-cell>
          <table:table-cell table:style-name="ce2" table:formula="of:=[.J92]" office:value-type="float" office:value="77856" calcext:value-type="float">
            <text:p>77856</text:p>
          </table:table-cell>
          <table:table-cell table:style-name="ce2" table:formula="of:=[.B92]" office:value-type="float" office:value="57981" calcext:value-type="float">
            <text:p>57981</text:p>
          </table:table-cell>
          <table:table-cell table:style-name="ce2" table:formula="of:=SUM([.B93:.J93])" office:value-type="float" office:value="837552" calcext:value-type="float">
            <text:p>837552</text:p>
          </table:table-cell>
          <table:table-cell table:number-columns-repeated="6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formula="of:=[.C93]" office:value-type="float" office:value="76281" calcext:value-type="float">
            <text:p>76281</text:p>
          </table:table-cell>
          <table:table-cell table:style-name="ce2" table:formula="of:=[.D93]" office:value-type="float" office:value="93324" calcext:value-type="float">
            <text:p>93324</text:p>
          </table:table-cell>
          <table:table-cell table:style-name="ce2" table:formula="of:=[.E93]" office:value-type="float" office:value="103440" calcext:value-type="float">
            <text:p>103440</text:p>
          </table:table-cell>
          <table:table-cell table:style-name="ce2" table:formula="of:=[.F93]" office:value-type="float" office:value="94539" calcext:value-type="float">
            <text:p>94539</text:p>
          </table:table-cell>
          <table:table-cell table:style-name="ce2" table:formula="of:=[.G93]" office:value-type="float" office:value="137556" calcext:value-type="float">
            <text:p>137556</text:p>
          </table:table-cell>
          <table:table-cell table:style-name="ce2" table:formula="of:=[.H93]" office:value-type="float" office:value="106206" calcext:value-type="float">
            <text:p>106206</text:p>
          </table:table-cell>
          <table:table-cell table:style-name="ce2" table:formula="of:=[.I93]+[.B93]" office:value-type="float" office:value="168225" calcext:value-type="float">
            <text:p>168225</text:p>
          </table:table-cell>
          <table:table-cell table:style-name="ce2" table:formula="of:=[.J93]" office:value-type="float" office:value="57981" calcext:value-type="float">
            <text:p>57981</text:p>
          </table:table-cell>
          <table:table-cell table:style-name="ce2" table:formula="of:=[.B93]" office:value-type="float" office:value="90369" calcext:value-type="float">
            <text:p>90369</text:p>
          </table:table-cell>
          <table:table-cell table:style-name="ce2" table:formula="of:=SUM([.B94:.J94])" office:value-type="float" office:value="927921" calcext:value-type="float">
            <text:p>927921</text:p>
          </table:table-cell>
          <table:table-cell table:number-columns-repeated="6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table:formula="of:=[.C94]" office:value-type="float" office:value="93324" calcext:value-type="float">
            <text:p>93324</text:p>
          </table:table-cell>
          <table:table-cell table:style-name="ce2" table:formula="of:=[.D94]" office:value-type="float" office:value="103440" calcext:value-type="float">
            <text:p>103440</text:p>
          </table:table-cell>
          <table:table-cell table:style-name="ce2" table:formula="of:=[.E94]" office:value-type="float" office:value="94539" calcext:value-type="float">
            <text:p>94539</text:p>
          </table:table-cell>
          <table:table-cell table:style-name="ce2" table:formula="of:=[.F94]" office:value-type="float" office:value="137556" calcext:value-type="float">
            <text:p>137556</text:p>
          </table:table-cell>
          <table:table-cell table:style-name="ce2" table:formula="of:=[.G94]" office:value-type="float" office:value="106206" calcext:value-type="float">
            <text:p>106206</text:p>
          </table:table-cell>
          <table:table-cell table:style-name="ce2" table:formula="of:=[.H94]" office:value-type="float" office:value="168225" calcext:value-type="float">
            <text:p>168225</text:p>
          </table:table-cell>
          <table:table-cell table:style-name="ce2" table:formula="of:=[.I94]+[.B94]" office:value-type="float" office:value="134262" calcext:value-type="float">
            <text:p>134262</text:p>
          </table:table-cell>
          <table:table-cell table:style-name="ce2" table:formula="of:=[.J94]" office:value-type="float" office:value="90369" calcext:value-type="float">
            <text:p>90369</text:p>
          </table:table-cell>
          <table:table-cell table:style-name="ce2" table:formula="of:=[.B94]" office:value-type="float" office:value="76281" calcext:value-type="float">
            <text:p>76281</text:p>
          </table:table-cell>
          <table:table-cell table:style-name="ce2" table:formula="of:=SUM([.B95:.J95])" office:value-type="float" office:value="1004202" calcext:value-type="float">
            <text:p>1004202</text:p>
          </table:table-cell>
          <table:table-cell table:number-columns-repeated="6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table:formula="of:=[.C95]" office:value-type="float" office:value="103440" calcext:value-type="float">
            <text:p>103440</text:p>
          </table:table-cell>
          <table:table-cell table:style-name="ce2" table:formula="of:=[.D95]" office:value-type="float" office:value="94539" calcext:value-type="float">
            <text:p>94539</text:p>
          </table:table-cell>
          <table:table-cell table:style-name="ce2" table:formula="of:=[.E95]" office:value-type="float" office:value="137556" calcext:value-type="float">
            <text:p>137556</text:p>
          </table:table-cell>
          <table:table-cell table:style-name="ce2" table:formula="of:=[.F95]" office:value-type="float" office:value="106206" calcext:value-type="float">
            <text:p>106206</text:p>
          </table:table-cell>
          <table:table-cell table:style-name="ce2" table:formula="of:=[.G95]" office:value-type="float" office:value="168225" calcext:value-type="float">
            <text:p>168225</text:p>
          </table:table-cell>
          <table:table-cell table:style-name="ce2" table:formula="of:=[.H95]" office:value-type="float" office:value="134262" calcext:value-type="float">
            <text:p>134262</text:p>
          </table:table-cell>
          <table:table-cell table:style-name="ce2" table:formula="of:=[.I95]+[.B95]" office:value-type="float" office:value="183693" calcext:value-type="float">
            <text:p>183693</text:p>
          </table:table-cell>
          <table:table-cell table:style-name="ce2" table:formula="of:=[.J95]" office:value-type="float" office:value="76281" calcext:value-type="float">
            <text:p>76281</text:p>
          </table:table-cell>
          <table:table-cell table:style-name="ce2" table:formula="of:=[.B95]" office:value-type="float" office:value="93324" calcext:value-type="float">
            <text:p>93324</text:p>
          </table:table-cell>
          <table:table-cell table:style-name="ce2" table:formula="of:=SUM([.B96:.J96])" office:value-type="float" office:value="1097526" calcext:value-type="float">
            <text:p>1097526</text:p>
          </table:table-cell>
          <table:table-cell table:number-columns-repeated="6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table:formula="of:=[.C96]" office:value-type="float" office:value="94539" calcext:value-type="float">
            <text:p>94539</text:p>
          </table:table-cell>
          <table:table-cell table:style-name="ce2" table:formula="of:=[.D96]" office:value-type="float" office:value="137556" calcext:value-type="float">
            <text:p>137556</text:p>
          </table:table-cell>
          <table:table-cell table:style-name="ce2" table:formula="of:=[.E96]" office:value-type="float" office:value="106206" calcext:value-type="float">
            <text:p>106206</text:p>
          </table:table-cell>
          <table:table-cell table:style-name="ce2" table:formula="of:=[.F96]" office:value-type="float" office:value="168225" calcext:value-type="float">
            <text:p>168225</text:p>
          </table:table-cell>
          <table:table-cell table:style-name="ce2" table:formula="of:=[.G96]" office:value-type="float" office:value="134262" calcext:value-type="float">
            <text:p>134262</text:p>
          </table:table-cell>
          <table:table-cell table:style-name="ce2" table:formula="of:=[.H96]" office:value-type="float" office:value="183693" calcext:value-type="float">
            <text:p>183693</text:p>
          </table:table-cell>
          <table:table-cell table:style-name="ce2" table:formula="of:=[.I96]+[.B96]" office:value-type="float" office:value="179721" calcext:value-type="float">
            <text:p>179721</text:p>
          </table:table-cell>
          <table:table-cell table:style-name="ce2" table:formula="of:=[.J96]" office:value-type="float" office:value="93324" calcext:value-type="float">
            <text:p>93324</text:p>
          </table:table-cell>
          <table:table-cell table:style-name="ce2" table:formula="of:=[.B96]" office:value-type="float" office:value="103440" calcext:value-type="float">
            <text:p>103440</text:p>
          </table:table-cell>
          <table:table-cell table:style-name="ce2" table:formula="of:=SUM([.B97:.J97])" office:value-type="float" office:value="1200966" calcext:value-type="float">
            <text:p>1200966</text:p>
          </table:table-cell>
          <table:table-cell table:number-columns-repeated="6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table:formula="of:=[.C97]" office:value-type="float" office:value="137556" calcext:value-type="float">
            <text:p>137556</text:p>
          </table:table-cell>
          <table:table-cell table:style-name="ce2" table:formula="of:=[.D97]" office:value-type="float" office:value="106206" calcext:value-type="float">
            <text:p>106206</text:p>
          </table:table-cell>
          <table:table-cell table:style-name="ce2" table:formula="of:=[.E97]" office:value-type="float" office:value="168225" calcext:value-type="float">
            <text:p>168225</text:p>
          </table:table-cell>
          <table:table-cell table:style-name="ce2" table:formula="of:=[.F97]" office:value-type="float" office:value="134262" calcext:value-type="float">
            <text:p>134262</text:p>
          </table:table-cell>
          <table:table-cell table:style-name="ce2" table:formula="of:=[.G97]" office:value-type="float" office:value="183693" calcext:value-type="float">
            <text:p>183693</text:p>
          </table:table-cell>
          <table:table-cell table:style-name="ce2" table:formula="of:=[.H97]" office:value-type="float" office:value="179721" calcext:value-type="float">
            <text:p>179721</text:p>
          </table:table-cell>
          <table:table-cell table:style-name="ce2" table:formula="of:=[.I97]+[.B97]" office:value-type="float" office:value="187863" calcext:value-type="float">
            <text:p>187863</text:p>
          </table:table-cell>
          <table:table-cell table:style-name="ce2" table:formula="of:=[.J97]" office:value-type="float" office:value="103440" calcext:value-type="float">
            <text:p>103440</text:p>
          </table:table-cell>
          <table:table-cell table:style-name="ce2" table:formula="of:=[.B97]" office:value-type="float" office:value="94539" calcext:value-type="float">
            <text:p>94539</text:p>
          </table:table-cell>
          <table:table-cell table:style-name="ce2" table:formula="of:=SUM([.B98:.J98])" office:value-type="float" office:value="1295505" calcext:value-type="float">
            <text:p>1295505</text:p>
          </table:table-cell>
          <table:table-cell table:number-columns-repeated="6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table:formula="of:=[.C98]" office:value-type="float" office:value="106206" calcext:value-type="float">
            <text:p>106206</text:p>
          </table:table-cell>
          <table:table-cell table:style-name="ce2" table:formula="of:=[.D98]" office:value-type="float" office:value="168225" calcext:value-type="float">
            <text:p>168225</text:p>
          </table:table-cell>
          <table:table-cell table:style-name="ce2" table:formula="of:=[.E98]" office:value-type="float" office:value="134262" calcext:value-type="float">
            <text:p>134262</text:p>
          </table:table-cell>
          <table:table-cell table:style-name="ce2" table:formula="of:=[.F98]" office:value-type="float" office:value="183693" calcext:value-type="float">
            <text:p>183693</text:p>
          </table:table-cell>
          <table:table-cell table:style-name="ce2" table:formula="of:=[.G98]" office:value-type="float" office:value="179721" calcext:value-type="float">
            <text:p>179721</text:p>
          </table:table-cell>
          <table:table-cell table:style-name="ce2" table:formula="of:=[.H98]" office:value-type="float" office:value="187863" calcext:value-type="float">
            <text:p>187863</text:p>
          </table:table-cell>
          <table:table-cell table:style-name="ce2" table:formula="of:=[.I98]+[.B98]" office:value-type="float" office:value="240996" calcext:value-type="float">
            <text:p>240996</text:p>
          </table:table-cell>
          <table:table-cell table:style-name="ce2" table:formula="of:=[.J98]" office:value-type="float" office:value="94539" calcext:value-type="float">
            <text:p>94539</text:p>
          </table:table-cell>
          <table:table-cell table:style-name="ce2" table:formula="of:=[.B98]" office:value-type="float" office:value="137556" calcext:value-type="float">
            <text:p>137556</text:p>
          </table:table-cell>
          <table:table-cell table:style-name="ce2" table:formula="of:=SUM([.B99:.J99])" office:value-type="float" office:value="1433061" calcext:value-type="float">
            <text:p>1433061</text:p>
          </table:table-cell>
          <table:table-cell table:number-columns-repeated="6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table:formula="of:=[.C99]" office:value-type="float" office:value="168225" calcext:value-type="float">
            <text:p>168225</text:p>
          </table:table-cell>
          <table:table-cell table:style-name="ce2" table:formula="of:=[.D99]" office:value-type="float" office:value="134262" calcext:value-type="float">
            <text:p>134262</text:p>
          </table:table-cell>
          <table:table-cell table:style-name="ce2" table:formula="of:=[.E99]" office:value-type="float" office:value="183693" calcext:value-type="float">
            <text:p>183693</text:p>
          </table:table-cell>
          <table:table-cell table:style-name="ce2" table:formula="of:=[.F99]" office:value-type="float" office:value="179721" calcext:value-type="float">
            <text:p>179721</text:p>
          </table:table-cell>
          <table:table-cell table:style-name="ce2" table:formula="of:=[.G99]" office:value-type="float" office:value="187863" calcext:value-type="float">
            <text:p>187863</text:p>
          </table:table-cell>
          <table:table-cell table:style-name="ce2" table:formula="of:=[.H99]" office:value-type="float" office:value="240996" calcext:value-type="float">
            <text:p>240996</text:p>
          </table:table-cell>
          <table:table-cell table:style-name="ce2" table:formula="of:=[.I99]+[.B99]" office:value-type="float" office:value="200745" calcext:value-type="float">
            <text:p>200745</text:p>
          </table:table-cell>
          <table:table-cell table:style-name="ce2" table:formula="of:=[.J99]" office:value-type="float" office:value="137556" calcext:value-type="float">
            <text:p>137556</text:p>
          </table:table-cell>
          <table:table-cell table:style-name="ce2" table:formula="of:=[.B99]" office:value-type="float" office:value="106206" calcext:value-type="float">
            <text:p>106206</text:p>
          </table:table-cell>
          <table:table-cell table:style-name="ce2" table:formula="of:=SUM([.B100:.J100])" office:value-type="float" office:value="1539267" calcext:value-type="float">
            <text:p>1539267</text:p>
          </table:table-cell>
          <table:table-cell table:number-columns-repeated="6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table:formula="of:=[.C100]" office:value-type="float" office:value="134262" calcext:value-type="float">
            <text:p>134262</text:p>
          </table:table-cell>
          <table:table-cell table:style-name="ce2" table:formula="of:=[.D100]" office:value-type="float" office:value="183693" calcext:value-type="float">
            <text:p>183693</text:p>
          </table:table-cell>
          <table:table-cell table:style-name="ce2" table:formula="of:=[.E100]" office:value-type="float" office:value="179721" calcext:value-type="float">
            <text:p>179721</text:p>
          </table:table-cell>
          <table:table-cell table:style-name="ce2" table:formula="of:=[.F100]" office:value-type="float" office:value="187863" calcext:value-type="float">
            <text:p>187863</text:p>
          </table:table-cell>
          <table:table-cell table:style-name="ce2" table:formula="of:=[.G100]" office:value-type="float" office:value="240996" calcext:value-type="float">
            <text:p>240996</text:p>
          </table:table-cell>
          <table:table-cell table:style-name="ce2" table:formula="of:=[.H100]" office:value-type="float" office:value="200745" calcext:value-type="float">
            <text:p>200745</text:p>
          </table:table-cell>
          <table:table-cell table:style-name="ce2" table:formula="of:=[.I100]+[.B100]" office:value-type="float" office:value="305781" calcext:value-type="float">
            <text:p>305781</text:p>
          </table:table-cell>
          <table:table-cell table:style-name="ce2" table:formula="of:=[.J100]" office:value-type="float" office:value="106206" calcext:value-type="float">
            <text:p>106206</text:p>
          </table:table-cell>
          <table:table-cell table:style-name="ce2" table:formula="of:=[.B100]" office:value-type="float" office:value="168225" calcext:value-type="float">
            <text:p>168225</text:p>
          </table:table-cell>
          <table:table-cell table:style-name="ce2" table:formula="of:=SUM([.B101:.J101])" office:value-type="float" office:value="1707492" calcext:value-type="float">
            <text:p>1707492</text:p>
          </table:table-cell>
          <table:table-cell table:number-columns-repeated="6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table:formula="of:=[.C101]" office:value-type="float" office:value="183693" calcext:value-type="float">
            <text:p>183693</text:p>
          </table:table-cell>
          <table:table-cell table:style-name="ce2" table:formula="of:=[.D101]" office:value-type="float" office:value="179721" calcext:value-type="float">
            <text:p>179721</text:p>
          </table:table-cell>
          <table:table-cell table:style-name="ce2" table:formula="of:=[.E101]" office:value-type="float" office:value="187863" calcext:value-type="float">
            <text:p>187863</text:p>
          </table:table-cell>
          <table:table-cell table:style-name="ce2" table:formula="of:=[.F101]" office:value-type="float" office:value="240996" calcext:value-type="float">
            <text:p>240996</text:p>
          </table:table-cell>
          <table:table-cell table:style-name="ce2" table:formula="of:=[.G101]" office:value-type="float" office:value="200745" calcext:value-type="float">
            <text:p>200745</text:p>
          </table:table-cell>
          <table:table-cell table:style-name="ce2" table:formula="of:=[.H101]" office:value-type="float" office:value="305781" calcext:value-type="float">
            <text:p>305781</text:p>
          </table:table-cell>
          <table:table-cell table:style-name="ce2" table:formula="of:=[.I101]+[.B101]" office:value-type="float" office:value="240468" calcext:value-type="float">
            <text:p>240468</text:p>
          </table:table-cell>
          <table:table-cell table:style-name="ce2" table:formula="of:=[.J101]" office:value-type="float" office:value="168225" calcext:value-type="float">
            <text:p>168225</text:p>
          </table:table-cell>
          <table:table-cell table:style-name="ce2" table:formula="of:=[.B101]" office:value-type="float" office:value="134262" calcext:value-type="float">
            <text:p>134262</text:p>
          </table:table-cell>
          <table:table-cell table:style-name="ce2" table:formula="of:=SUM([.B102:.J102])" office:value-type="float" office:value="1841754" calcext:value-type="float">
            <text:p>1841754</text:p>
          </table:table-cell>
          <table:table-cell table:number-columns-repeated="6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table:formula="of:=[.C102]" office:value-type="float" office:value="179721" calcext:value-type="float">
            <text:p>179721</text:p>
          </table:table-cell>
          <table:table-cell table:style-name="ce2" table:formula="of:=[.D102]" office:value-type="float" office:value="187863" calcext:value-type="float">
            <text:p>187863</text:p>
          </table:table-cell>
          <table:table-cell table:style-name="ce2" table:formula="of:=[.E102]" office:value-type="float" office:value="240996" calcext:value-type="float">
            <text:p>240996</text:p>
          </table:table-cell>
          <table:table-cell table:style-name="ce2" table:formula="of:=[.F102]" office:value-type="float" office:value="200745" calcext:value-type="float">
            <text:p>200745</text:p>
          </table:table-cell>
          <table:table-cell table:style-name="ce2" table:formula="of:=[.G102]" office:value-type="float" office:value="305781" calcext:value-type="float">
            <text:p>305781</text:p>
          </table:table-cell>
          <table:table-cell table:style-name="ce2" table:formula="of:=[.H102]" office:value-type="float" office:value="240468" calcext:value-type="float">
            <text:p>240468</text:p>
          </table:table-cell>
          <table:table-cell table:style-name="ce2" table:formula="of:=[.I102]+[.B102]" office:value-type="float" office:value="351918" calcext:value-type="float">
            <text:p>351918</text:p>
          </table:table-cell>
          <table:table-cell table:style-name="ce2" table:formula="of:=[.J102]" office:value-type="float" office:value="134262" calcext:value-type="float">
            <text:p>134262</text:p>
          </table:table-cell>
          <table:table-cell table:style-name="ce2" table:formula="of:=[.B102]" office:value-type="float" office:value="183693" calcext:value-type="float">
            <text:p>183693</text:p>
          </table:table-cell>
          <table:table-cell table:style-name="ce2" table:formula="of:=SUM([.B103:.J103])" office:value-type="float" office:value="2025447" calcext:value-type="float">
            <text:p>2025447</text:p>
          </table:table-cell>
          <table:table-cell table:number-columns-repeated="6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table:formula="of:=[.C103]" office:value-type="float" office:value="187863" calcext:value-type="float">
            <text:p>187863</text:p>
          </table:table-cell>
          <table:table-cell table:style-name="ce2" table:formula="of:=[.D103]" office:value-type="float" office:value="240996" calcext:value-type="float">
            <text:p>240996</text:p>
          </table:table-cell>
          <table:table-cell table:style-name="ce2" table:formula="of:=[.E103]" office:value-type="float" office:value="200745" calcext:value-type="float">
            <text:p>200745</text:p>
          </table:table-cell>
          <table:table-cell table:style-name="ce2" table:formula="of:=[.F103]" office:value-type="float" office:value="305781" calcext:value-type="float">
            <text:p>305781</text:p>
          </table:table-cell>
          <table:table-cell table:style-name="ce2" table:formula="of:=[.G103]" office:value-type="float" office:value="240468" calcext:value-type="float">
            <text:p>240468</text:p>
          </table:table-cell>
          <table:table-cell table:style-name="ce2" table:formula="of:=[.H103]" office:value-type="float" office:value="351918" calcext:value-type="float">
            <text:p>351918</text:p>
          </table:table-cell>
          <table:table-cell table:style-name="ce2" table:formula="of:=[.I103]+[.B103]" office:value-type="float" office:value="313983" calcext:value-type="float">
            <text:p>313983</text:p>
          </table:table-cell>
          <table:table-cell table:style-name="ce2" table:formula="of:=[.J103]" office:value-type="float" office:value="183693" calcext:value-type="float">
            <text:p>183693</text:p>
          </table:table-cell>
          <table:table-cell table:style-name="ce2" table:formula="of:=[.B103]" office:value-type="float" office:value="179721" calcext:value-type="float">
            <text:p>179721</text:p>
          </table:table-cell>
          <table:table-cell table:style-name="ce2" table:formula="of:=SUM([.B104:.J104])" office:value-type="float" office:value="2205168" calcext:value-type="float">
            <text:p>2205168</text:p>
          </table:table-cell>
          <table:table-cell table:number-columns-repeated="6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table:formula="of:=[.C104]" office:value-type="float" office:value="240996" calcext:value-type="float">
            <text:p>240996</text:p>
          </table:table-cell>
          <table:table-cell table:style-name="ce2" table:formula="of:=[.D104]" office:value-type="float" office:value="200745" calcext:value-type="float">
            <text:p>200745</text:p>
          </table:table-cell>
          <table:table-cell table:style-name="ce2" table:formula="of:=[.E104]" office:value-type="float" office:value="305781" calcext:value-type="float">
            <text:p>305781</text:p>
          </table:table-cell>
          <table:table-cell table:style-name="ce2" table:formula="of:=[.F104]" office:value-type="float" office:value="240468" calcext:value-type="float">
            <text:p>240468</text:p>
          </table:table-cell>
          <table:table-cell table:style-name="ce2" table:formula="of:=[.G104]" office:value-type="float" office:value="351918" calcext:value-type="float">
            <text:p>351918</text:p>
          </table:table-cell>
          <table:table-cell table:style-name="ce2" table:formula="of:=[.H104]" office:value-type="float" office:value="313983" calcext:value-type="float">
            <text:p>313983</text:p>
          </table:table-cell>
          <table:table-cell table:style-name="ce2" table:formula="of:=[.I104]+[.B104]" office:value-type="float" office:value="371556" calcext:value-type="float">
            <text:p>371556</text:p>
          </table:table-cell>
          <table:table-cell table:style-name="ce2" table:formula="of:=[.J104]" office:value-type="float" office:value="179721" calcext:value-type="float">
            <text:p>179721</text:p>
          </table:table-cell>
          <table:table-cell table:style-name="ce2" table:formula="of:=[.B104]" office:value-type="float" office:value="187863" calcext:value-type="float">
            <text:p>187863</text:p>
          </table:table-cell>
          <table:table-cell table:style-name="ce2" table:formula="of:=SUM([.B105:.J105])" office:value-type="float" office:value="2393031" calcext:value-type="float">
            <text:p>2393031</text:p>
          </table:table-cell>
          <table:table-cell table:number-columns-repeated="6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table:formula="of:=[.C105]" office:value-type="float" office:value="200745" calcext:value-type="float">
            <text:p>200745</text:p>
          </table:table-cell>
          <table:table-cell table:style-name="ce2" table:formula="of:=[.D105]" office:value-type="float" office:value="305781" calcext:value-type="float">
            <text:p>305781</text:p>
          </table:table-cell>
          <table:table-cell table:style-name="ce2" table:formula="of:=[.E105]" office:value-type="float" office:value="240468" calcext:value-type="float">
            <text:p>240468</text:p>
          </table:table-cell>
          <table:table-cell table:style-name="ce2" table:formula="of:=[.F105]" office:value-type="float" office:value="351918" calcext:value-type="float">
            <text:p>351918</text:p>
          </table:table-cell>
          <table:table-cell table:style-name="ce2" table:formula="of:=[.G105]" office:value-type="float" office:value="313983" calcext:value-type="float">
            <text:p>313983</text:p>
          </table:table-cell>
          <table:table-cell table:style-name="ce2" table:formula="of:=[.H105]" office:value-type="float" office:value="371556" calcext:value-type="float">
            <text:p>371556</text:p>
          </table:table-cell>
          <table:table-cell table:style-name="ce2" table:formula="of:=[.I105]+[.B105]" office:value-type="float" office:value="420717" calcext:value-type="float">
            <text:p>420717</text:p>
          </table:table-cell>
          <table:table-cell table:style-name="ce2" table:formula="of:=[.J105]" office:value-type="float" office:value="187863" calcext:value-type="float">
            <text:p>187863</text:p>
          </table:table-cell>
          <table:table-cell table:style-name="ce2" table:formula="of:=[.B105]" office:value-type="float" office:value="240996" calcext:value-type="float">
            <text:p>240996</text:p>
          </table:table-cell>
          <table:table-cell table:style-name="ce2" table:formula="of:=SUM([.B106:.J106])" office:value-type="float" office:value="2634027" calcext:value-type="float">
            <text:p>2634027</text:p>
          </table:table-cell>
          <table:table-cell table:number-columns-repeated="6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table:formula="of:=[.C106]" office:value-type="float" office:value="305781" calcext:value-type="float">
            <text:p>305781</text:p>
          </table:table-cell>
          <table:table-cell table:style-name="ce2" table:formula="of:=[.D106]" office:value-type="float" office:value="240468" calcext:value-type="float">
            <text:p>240468</text:p>
          </table:table-cell>
          <table:table-cell table:style-name="ce2" table:formula="of:=[.E106]" office:value-type="float" office:value="351918" calcext:value-type="float">
            <text:p>351918</text:p>
          </table:table-cell>
          <table:table-cell table:style-name="ce2" table:formula="of:=[.F106]" office:value-type="float" office:value="313983" calcext:value-type="float">
            <text:p>313983</text:p>
          </table:table-cell>
          <table:table-cell table:style-name="ce2" table:formula="of:=[.G106]" office:value-type="float" office:value="371556" calcext:value-type="float">
            <text:p>371556</text:p>
          </table:table-cell>
          <table:table-cell table:style-name="ce2" table:formula="of:=[.H106]" office:value-type="float" office:value="420717" calcext:value-type="float">
            <text:p>420717</text:p>
          </table:table-cell>
          <table:table-cell table:style-name="ce2" table:formula="of:=[.I106]+[.B106]" office:value-type="float" office:value="388608" calcext:value-type="float">
            <text:p>388608</text:p>
          </table:table-cell>
          <table:table-cell table:style-name="ce2" table:formula="of:=[.J106]" office:value-type="float" office:value="240996" calcext:value-type="float">
            <text:p>240996</text:p>
          </table:table-cell>
          <table:table-cell table:style-name="ce2" table:formula="of:=[.B106]" office:value-type="float" office:value="200745" calcext:value-type="float">
            <text:p>200745</text:p>
          </table:table-cell>
          <table:table-cell table:style-name="ce2" table:formula="of:=SUM([.B107:.J107])" office:value-type="float" office:value="2834772" calcext:value-type="float">
            <text:p>2834772</text:p>
          </table:table-cell>
          <table:table-cell table:number-columns-repeated="6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table:formula="of:=[.C107]" office:value-type="float" office:value="240468" calcext:value-type="float">
            <text:p>240468</text:p>
          </table:table-cell>
          <table:table-cell table:style-name="ce2" table:formula="of:=[.D107]" office:value-type="float" office:value="351918" calcext:value-type="float">
            <text:p>351918</text:p>
          </table:table-cell>
          <table:table-cell table:style-name="ce2" table:formula="of:=[.E107]" office:value-type="float" office:value="313983" calcext:value-type="float">
            <text:p>313983</text:p>
          </table:table-cell>
          <table:table-cell table:style-name="ce2" table:formula="of:=[.F107]" office:value-type="float" office:value="371556" calcext:value-type="float">
            <text:p>371556</text:p>
          </table:table-cell>
          <table:table-cell table:style-name="ce2" table:formula="of:=[.G107]" office:value-type="float" office:value="420717" calcext:value-type="float">
            <text:p>420717</text:p>
          </table:table-cell>
          <table:table-cell table:style-name="ce2" table:formula="of:=[.H107]" office:value-type="float" office:value="388608" calcext:value-type="float">
            <text:p>388608</text:p>
          </table:table-cell>
          <table:table-cell table:style-name="ce2" table:formula="of:=[.I107]+[.B107]" office:value-type="float" office:value="546777" calcext:value-type="float">
            <text:p>546777</text:p>
          </table:table-cell>
          <table:table-cell table:style-name="ce2" table:formula="of:=[.J107]" office:value-type="float" office:value="200745" calcext:value-type="float">
            <text:p>200745</text:p>
          </table:table-cell>
          <table:table-cell table:style-name="ce2" table:formula="of:=[.B107]" office:value-type="float" office:value="305781" calcext:value-type="float">
            <text:p>305781</text:p>
          </table:table-cell>
          <table:table-cell table:style-name="ce2" table:formula="of:=SUM([.B108:.J108])" office:value-type="float" office:value="3140553" calcext:value-type="float">
            <text:p>3140553</text:p>
          </table:table-cell>
          <table:table-cell table:number-columns-repeated="6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table:formula="of:=[.C108]" office:value-type="float" office:value="351918" calcext:value-type="float">
            <text:p>351918</text:p>
          </table:table-cell>
          <table:table-cell table:style-name="ce2" table:formula="of:=[.D108]" office:value-type="float" office:value="313983" calcext:value-type="float">
            <text:p>313983</text:p>
          </table:table-cell>
          <table:table-cell table:style-name="ce2" table:formula="of:=[.E108]" office:value-type="float" office:value="371556" calcext:value-type="float">
            <text:p>371556</text:p>
          </table:table-cell>
          <table:table-cell table:style-name="ce2" table:formula="of:=[.F108]" office:value-type="float" office:value="420717" calcext:value-type="float">
            <text:p>420717</text:p>
          </table:table-cell>
          <table:table-cell table:style-name="ce2" table:formula="of:=[.G108]" office:value-type="float" office:value="388608" calcext:value-type="float">
            <text:p>388608</text:p>
          </table:table-cell>
          <table:table-cell table:style-name="ce2" table:formula="of:=[.H108]" office:value-type="float" office:value="546777" calcext:value-type="float">
            <text:p>546777</text:p>
          </table:table-cell>
          <table:table-cell table:style-name="ce2" table:formula="of:=[.I108]+[.B108]" office:value-type="float" office:value="441213" calcext:value-type="float">
            <text:p>441213</text:p>
          </table:table-cell>
          <table:table-cell table:style-name="ce2" table:formula="of:=[.J108]" office:value-type="float" office:value="305781" calcext:value-type="float">
            <text:p>305781</text:p>
          </table:table-cell>
          <table:table-cell table:style-name="ce2" table:formula="of:=[.B108]" office:value-type="float" office:value="240468" calcext:value-type="float">
            <text:p>240468</text:p>
          </table:table-cell>
          <table:table-cell table:style-name="ce2" table:formula="of:=SUM([.B109:.J109])" office:value-type="float" office:value="3381021" calcext:value-type="float">
            <text:p>3381021</text:p>
          </table:table-cell>
          <table:table-cell table:number-columns-repeated="6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table:formula="of:=[.C109]" office:value-type="float" office:value="313983" calcext:value-type="float">
            <text:p>313983</text:p>
          </table:table-cell>
          <table:table-cell table:style-name="ce2" table:formula="of:=[.D109]" office:value-type="float" office:value="371556" calcext:value-type="float">
            <text:p>371556</text:p>
          </table:table-cell>
          <table:table-cell table:style-name="ce2" table:formula="of:=[.E109]" office:value-type="float" office:value="420717" calcext:value-type="float">
            <text:p>420717</text:p>
          </table:table-cell>
          <table:table-cell table:style-name="ce2" table:formula="of:=[.F109]" office:value-type="float" office:value="388608" calcext:value-type="float">
            <text:p>388608</text:p>
          </table:table-cell>
          <table:table-cell table:style-name="ce2" table:formula="of:=[.G109]" office:value-type="float" office:value="546777" calcext:value-type="float">
            <text:p>546777</text:p>
          </table:table-cell>
          <table:table-cell table:style-name="ce2" table:formula="of:=[.H109]" office:value-type="float" office:value="441213" calcext:value-type="float">
            <text:p>441213</text:p>
          </table:table-cell>
          <table:table-cell table:style-name="ce2" table:formula="of:=[.I109]+[.B109]" office:value-type="float" office:value="657699" calcext:value-type="float">
            <text:p>657699</text:p>
          </table:table-cell>
          <table:table-cell table:style-name="ce2" table:formula="of:=[.J109]" office:value-type="float" office:value="240468" calcext:value-type="float">
            <text:p>240468</text:p>
          </table:table-cell>
          <table:table-cell table:style-name="ce2" table:formula="of:=[.B109]" office:value-type="float" office:value="351918" calcext:value-type="float">
            <text:p>351918</text:p>
          </table:table-cell>
          <table:table-cell table:style-name="ce2" table:formula="of:=SUM([.B110:.J110])" office:value-type="float" office:value="3732939" calcext:value-type="float">
            <text:p>3732939</text:p>
          </table:table-cell>
          <table:table-cell table:number-columns-repeated="6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table:formula="of:=[.C110]" office:value-type="float" office:value="371556" calcext:value-type="float">
            <text:p>371556</text:p>
          </table:table-cell>
          <table:table-cell table:style-name="ce2" table:formula="of:=[.D110]" office:value-type="float" office:value="420717" calcext:value-type="float">
            <text:p>420717</text:p>
          </table:table-cell>
          <table:table-cell table:style-name="ce2" table:formula="of:=[.E110]" office:value-type="float" office:value="388608" calcext:value-type="float">
            <text:p>388608</text:p>
          </table:table-cell>
          <table:table-cell table:style-name="ce2" table:formula="of:=[.F110]" office:value-type="float" office:value="546777" calcext:value-type="float">
            <text:p>546777</text:p>
          </table:table-cell>
          <table:table-cell table:style-name="ce2" table:formula="of:=[.G110]" office:value-type="float" office:value="441213" calcext:value-type="float">
            <text:p>441213</text:p>
          </table:table-cell>
          <table:table-cell table:style-name="ce2" table:formula="of:=[.H110]" office:value-type="float" office:value="657699" calcext:value-type="float">
            <text:p>657699</text:p>
          </table:table-cell>
          <table:table-cell table:style-name="ce2" table:formula="of:=[.I110]+[.B110]" office:value-type="float" office:value="554451" calcext:value-type="float">
            <text:p>554451</text:p>
          </table:table-cell>
          <table:table-cell table:style-name="ce2" table:formula="of:=[.J110]" office:value-type="float" office:value="351918" calcext:value-type="float">
            <text:p>351918</text:p>
          </table:table-cell>
          <table:table-cell table:style-name="ce2" table:formula="of:=[.B110]" office:value-type="float" office:value="313983" calcext:value-type="float">
            <text:p>313983</text:p>
          </table:table-cell>
          <table:table-cell table:style-name="ce2" table:formula="of:=SUM([.B111:.J111])" office:value-type="float" office:value="4046922" calcext:value-type="float">
            <text:p>4046922</text:p>
          </table:table-cell>
          <table:table-cell table:number-columns-repeated="6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table:formula="of:=[.C111]" office:value-type="float" office:value="420717" calcext:value-type="float">
            <text:p>420717</text:p>
          </table:table-cell>
          <table:table-cell table:style-name="ce2" table:formula="of:=[.D111]" office:value-type="float" office:value="388608" calcext:value-type="float">
            <text:p>388608</text:p>
          </table:table-cell>
          <table:table-cell table:style-name="ce2" table:formula="of:=[.E111]" office:value-type="float" office:value="546777" calcext:value-type="float">
            <text:p>546777</text:p>
          </table:table-cell>
          <table:table-cell table:style-name="ce2" table:formula="of:=[.F111]" office:value-type="float" office:value="441213" calcext:value-type="float">
            <text:p>441213</text:p>
          </table:table-cell>
          <table:table-cell table:style-name="ce2" table:formula="of:=[.G111]" office:value-type="float" office:value="657699" calcext:value-type="float">
            <text:p>657699</text:p>
          </table:table-cell>
          <table:table-cell table:style-name="ce2" table:formula="of:=[.H111]" office:value-type="float" office:value="554451" calcext:value-type="float">
            <text:p>554451</text:p>
          </table:table-cell>
          <table:table-cell table:style-name="ce2" table:formula="of:=[.I111]+[.B111]" office:value-type="float" office:value="723474" calcext:value-type="float">
            <text:p>723474</text:p>
          </table:table-cell>
          <table:table-cell table:style-name="ce2" table:formula="of:=[.J111]" office:value-type="float" office:value="313983" calcext:value-type="float">
            <text:p>313983</text:p>
          </table:table-cell>
          <table:table-cell table:style-name="ce2" table:formula="of:=[.B111]" office:value-type="float" office:value="371556" calcext:value-type="float">
            <text:p>371556</text:p>
          </table:table-cell>
          <table:table-cell table:style-name="ce2" table:formula="of:=SUM([.B112:.J112])" office:value-type="float" office:value="4418478" calcext:value-type="float">
            <text:p>4418478</text:p>
          </table:table-cell>
          <table:table-cell table:number-columns-repeated="6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table:formula="of:=[.C112]" office:value-type="float" office:value="388608" calcext:value-type="float">
            <text:p>388608</text:p>
          </table:table-cell>
          <table:table-cell table:style-name="ce2" table:formula="of:=[.D112]" office:value-type="float" office:value="546777" calcext:value-type="float">
            <text:p>546777</text:p>
          </table:table-cell>
          <table:table-cell table:style-name="ce2" table:formula="of:=[.E112]" office:value-type="float" office:value="441213" calcext:value-type="float">
            <text:p>441213</text:p>
          </table:table-cell>
          <table:table-cell table:style-name="ce2" table:formula="of:=[.F112]" office:value-type="float" office:value="657699" calcext:value-type="float">
            <text:p>657699</text:p>
          </table:table-cell>
          <table:table-cell table:style-name="ce2" table:formula="of:=[.G112]" office:value-type="float" office:value="554451" calcext:value-type="float">
            <text:p>554451</text:p>
          </table:table-cell>
          <table:table-cell table:style-name="ce2" table:formula="of:=[.H112]" office:value-type="float" office:value="723474" calcext:value-type="float">
            <text:p>723474</text:p>
          </table:table-cell>
          <table:table-cell table:style-name="ce2" table:formula="of:=[.I112]+[.B112]" office:value-type="float" office:value="734700" calcext:value-type="float">
            <text:p>734700</text:p>
          </table:table-cell>
          <table:table-cell table:style-name="ce2" table:formula="of:=[.J112]" office:value-type="float" office:value="371556" calcext:value-type="float">
            <text:p>371556</text:p>
          </table:table-cell>
          <table:table-cell table:style-name="ce2" table:formula="of:=[.B112]" office:value-type="float" office:value="420717" calcext:value-type="float">
            <text:p>420717</text:p>
          </table:table-cell>
          <table:table-cell table:style-name="ce2" table:formula="of:=SUM([.B113:.J113])" office:value-type="float" office:value="4839195" calcext:value-type="float">
            <text:p>4839195</text:p>
          </table:table-cell>
          <table:table-cell table:number-columns-repeated="6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table:formula="of:=[.C113]" office:value-type="float" office:value="546777" calcext:value-type="float">
            <text:p>546777</text:p>
          </table:table-cell>
          <table:table-cell table:style-name="ce2" table:formula="of:=[.D113]" office:value-type="float" office:value="441213" calcext:value-type="float">
            <text:p>441213</text:p>
          </table:table-cell>
          <table:table-cell table:style-name="ce2" table:formula="of:=[.E113]" office:value-type="float" office:value="657699" calcext:value-type="float">
            <text:p>657699</text:p>
          </table:table-cell>
          <table:table-cell table:style-name="ce2" table:formula="of:=[.F113]" office:value-type="float" office:value="554451" calcext:value-type="float">
            <text:p>554451</text:p>
          </table:table-cell>
          <table:table-cell table:style-name="ce2" table:formula="of:=[.G113]" office:value-type="float" office:value="723474" calcext:value-type="float">
            <text:p>723474</text:p>
          </table:table-cell>
          <table:table-cell table:style-name="ce2" table:formula="of:=[.H113]" office:value-type="float" office:value="734700" calcext:value-type="float">
            <text:p>734700</text:p>
          </table:table-cell>
          <table:table-cell table:style-name="ce2" table:formula="of:=[.I113]+[.B113]" office:value-type="float" office:value="760164" calcext:value-type="float">
            <text:p>760164</text:p>
          </table:table-cell>
          <table:table-cell table:style-name="ce2" table:formula="of:=[.J113]" office:value-type="float" office:value="420717" calcext:value-type="float">
            <text:p>420717</text:p>
          </table:table-cell>
          <table:table-cell table:style-name="ce2" table:formula="of:=[.B113]" office:value-type="float" office:value="388608" calcext:value-type="float">
            <text:p>388608</text:p>
          </table:table-cell>
          <table:table-cell table:style-name="ce2" table:formula="of:=SUM([.B114:.J114])" office:value-type="float" office:value="5227803" calcext:value-type="float">
            <text:p>5227803</text:p>
          </table:table-cell>
          <table:table-cell table:number-columns-repeated="6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table:formula="of:=[.C114]" office:value-type="float" office:value="441213" calcext:value-type="float">
            <text:p>441213</text:p>
          </table:table-cell>
          <table:table-cell table:style-name="ce2" table:formula="of:=[.D114]" office:value-type="float" office:value="657699" calcext:value-type="float">
            <text:p>657699</text:p>
          </table:table-cell>
          <table:table-cell table:style-name="ce2" table:formula="of:=[.E114]" office:value-type="float" office:value="554451" calcext:value-type="float">
            <text:p>554451</text:p>
          </table:table-cell>
          <table:table-cell table:style-name="ce2" table:formula="of:=[.F114]" office:value-type="float" office:value="723474" calcext:value-type="float">
            <text:p>723474</text:p>
          </table:table-cell>
          <table:table-cell table:style-name="ce2" table:formula="of:=[.G114]" office:value-type="float" office:value="734700" calcext:value-type="float">
            <text:p>734700</text:p>
          </table:table-cell>
          <table:table-cell table:style-name="ce2" table:formula="of:=[.H114]" office:value-type="float" office:value="760164" calcext:value-type="float">
            <text:p>760164</text:p>
          </table:table-cell>
          <table:table-cell table:style-name="ce2" table:formula="of:=[.I114]+[.B114]" office:value-type="float" office:value="967494" calcext:value-type="float">
            <text:p>967494</text:p>
          </table:table-cell>
          <table:table-cell table:style-name="ce2" table:formula="of:=[.J114]" office:value-type="float" office:value="388608" calcext:value-type="float">
            <text:p>388608</text:p>
          </table:table-cell>
          <table:table-cell table:style-name="ce2" table:formula="of:=[.B114]" office:value-type="float" office:value="546777" calcext:value-type="float">
            <text:p>546777</text:p>
          </table:table-cell>
          <table:table-cell table:style-name="ce2" table:formula="of:=SUM([.B115:.J115])" office:value-type="float" office:value="5774580" calcext:value-type="float">
            <text:p>5774580</text:p>
          </table:table-cell>
          <table:table-cell table:number-columns-repeated="6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table:formula="of:=[.C115]" office:value-type="float" office:value="657699" calcext:value-type="float">
            <text:p>657699</text:p>
          </table:table-cell>
          <table:table-cell table:style-name="ce2" table:formula="of:=[.D115]" office:value-type="float" office:value="554451" calcext:value-type="float">
            <text:p>554451</text:p>
          </table:table-cell>
          <table:table-cell table:style-name="ce2" table:formula="of:=[.E115]" office:value-type="float" office:value="723474" calcext:value-type="float">
            <text:p>723474</text:p>
          </table:table-cell>
          <table:table-cell table:style-name="ce2" table:formula="of:=[.F115]" office:value-type="float" office:value="734700" calcext:value-type="float">
            <text:p>734700</text:p>
          </table:table-cell>
          <table:table-cell table:style-name="ce2" table:formula="of:=[.G115]" office:value-type="float" office:value="760164" calcext:value-type="float">
            <text:p>760164</text:p>
          </table:table-cell>
          <table:table-cell table:style-name="ce2" table:formula="of:=[.H115]" office:value-type="float" office:value="967494" calcext:value-type="float">
            <text:p>967494</text:p>
          </table:table-cell>
          <table:table-cell table:style-name="ce2" table:formula="of:=[.I115]+[.B115]" office:value-type="float" office:value="829821" calcext:value-type="float">
            <text:p>829821</text:p>
          </table:table-cell>
          <table:table-cell table:style-name="ce2" table:formula="of:=[.J115]" office:value-type="float" office:value="546777" calcext:value-type="float">
            <text:p>546777</text:p>
          </table:table-cell>
          <table:table-cell table:style-name="ce2" table:formula="of:=[.B115]" office:value-type="float" office:value="441213" calcext:value-type="float">
            <text:p>441213</text:p>
          </table:table-cell>
          <table:table-cell table:style-name="ce2" table:formula="of:=SUM([.B116:.J116])" office:value-type="float" office:value="6215793" calcext:value-type="float">
            <text:p>6215793</text:p>
          </table:table-cell>
          <table:table-cell table:number-columns-repeated="6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table:formula="of:=[.C116]" office:value-type="float" office:value="554451" calcext:value-type="float">
            <text:p>554451</text:p>
          </table:table-cell>
          <table:table-cell table:style-name="ce2" table:formula="of:=[.D116]" office:value-type="float" office:value="723474" calcext:value-type="float">
            <text:p>723474</text:p>
          </table:table-cell>
          <table:table-cell table:style-name="ce2" table:formula="of:=[.E116]" office:value-type="float" office:value="734700" calcext:value-type="float">
            <text:p>734700</text:p>
          </table:table-cell>
          <table:table-cell table:style-name="ce2" table:formula="of:=[.F116]" office:value-type="float" office:value="760164" calcext:value-type="float">
            <text:p>760164</text:p>
          </table:table-cell>
          <table:table-cell table:style-name="ce2" table:formula="of:=[.G116]" office:value-type="float" office:value="967494" calcext:value-type="float">
            <text:p>967494</text:p>
          </table:table-cell>
          <table:table-cell table:style-name="ce2" table:formula="of:=[.H116]" office:value-type="float" office:value="829821" calcext:value-type="float">
            <text:p>829821</text:p>
          </table:table-cell>
          <table:table-cell table:style-name="ce2" table:formula="of:=[.I116]+[.B116]" office:value-type="float" office:value="1204476" calcext:value-type="float">
            <text:p>1204476</text:p>
          </table:table-cell>
          <table:table-cell table:style-name="ce2" table:formula="of:=[.J116]" office:value-type="float" office:value="441213" calcext:value-type="float">
            <text:p>441213</text:p>
          </table:table-cell>
          <table:table-cell table:style-name="ce2" table:formula="of:=[.B116]" office:value-type="float" office:value="657699" calcext:value-type="float">
            <text:p>657699</text:p>
          </table:table-cell>
          <table:table-cell table:style-name="ce2" table:formula="of:=SUM([.B117:.J117])" office:value-type="float" office:value="6873492" calcext:value-type="float">
            <text:p>6873492</text:p>
          </table:table-cell>
          <table:table-cell table:number-columns-repeated="6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table:formula="of:=[.C117]" office:value-type="float" office:value="723474" calcext:value-type="float">
            <text:p>723474</text:p>
          </table:table-cell>
          <table:table-cell table:style-name="ce2" table:formula="of:=[.D117]" office:value-type="float" office:value="734700" calcext:value-type="float">
            <text:p>734700</text:p>
          </table:table-cell>
          <table:table-cell table:style-name="ce2" table:formula="of:=[.E117]" office:value-type="float" office:value="760164" calcext:value-type="float">
            <text:p>760164</text:p>
          </table:table-cell>
          <table:table-cell table:style-name="ce2" table:formula="of:=[.F117]" office:value-type="float" office:value="967494" calcext:value-type="float">
            <text:p>967494</text:p>
          </table:table-cell>
          <table:table-cell table:style-name="ce2" table:formula="of:=[.G117]" office:value-type="float" office:value="829821" calcext:value-type="float">
            <text:p>829821</text:p>
          </table:table-cell>
          <table:table-cell table:style-name="ce2" table:formula="of:=[.H117]" office:value-type="float" office:value="1204476" calcext:value-type="float">
            <text:p>1204476</text:p>
          </table:table-cell>
          <table:table-cell table:style-name="ce2" table:formula="of:=[.I117]+[.B117]" office:value-type="float" office:value="995664" calcext:value-type="float">
            <text:p>995664</text:p>
          </table:table-cell>
          <table:table-cell table:style-name="ce2" table:formula="of:=[.J117]" office:value-type="float" office:value="657699" calcext:value-type="float">
            <text:p>657699</text:p>
          </table:table-cell>
          <table:table-cell table:style-name="ce2" table:formula="of:=[.B117]" office:value-type="float" office:value="554451" calcext:value-type="float">
            <text:p>554451</text:p>
          </table:table-cell>
          <table:table-cell table:style-name="ce2" table:formula="of:=SUM([.B118:.J118])" office:value-type="float" office:value="7427943" calcext:value-type="float">
            <text:p>7427943</text:p>
          </table:table-cell>
          <table:table-cell table:number-columns-repeated="6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table:formula="of:=[.C118]" office:value-type="float" office:value="734700" calcext:value-type="float">
            <text:p>734700</text:p>
          </table:table-cell>
          <table:table-cell table:style-name="ce2" table:formula="of:=[.D118]" office:value-type="float" office:value="760164" calcext:value-type="float">
            <text:p>760164</text:p>
          </table:table-cell>
          <table:table-cell table:style-name="ce2" table:formula="of:=[.E118]" office:value-type="float" office:value="967494" calcext:value-type="float">
            <text:p>967494</text:p>
          </table:table-cell>
          <table:table-cell table:style-name="ce2" table:formula="of:=[.F118]" office:value-type="float" office:value="829821" calcext:value-type="float">
            <text:p>829821</text:p>
          </table:table-cell>
          <table:table-cell table:style-name="ce2" table:formula="of:=[.G118]" office:value-type="float" office:value="1204476" calcext:value-type="float">
            <text:p>1204476</text:p>
          </table:table-cell>
          <table:table-cell table:style-name="ce2" table:formula="of:=[.H118]" office:value-type="float" office:value="995664" calcext:value-type="float">
            <text:p>995664</text:p>
          </table:table-cell>
          <table:table-cell table:style-name="ce2" table:formula="of:=[.I118]+[.B118]" office:value-type="float" office:value="1381173" calcext:value-type="float">
            <text:p>1381173</text:p>
          </table:table-cell>
          <table:table-cell table:style-name="ce2" table:formula="of:=[.J118]" office:value-type="float" office:value="554451" calcext:value-type="float">
            <text:p>554451</text:p>
          </table:table-cell>
          <table:table-cell table:style-name="ce2" table:formula="of:=[.B118]" office:value-type="float" office:value="723474" calcext:value-type="float">
            <text:p>723474</text:p>
          </table:table-cell>
          <table:table-cell table:style-name="ce2" table:formula="of:=SUM([.B119:.J119])" office:value-type="float" office:value="8151417" calcext:value-type="float">
            <text:p>8151417</text:p>
          </table:table-cell>
          <table:table-cell table:number-columns-repeated="6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table:formula="of:=[.C119]" office:value-type="float" office:value="760164" calcext:value-type="float">
            <text:p>760164</text:p>
          </table:table-cell>
          <table:table-cell table:style-name="ce2" table:formula="of:=[.D119]" office:value-type="float" office:value="967494" calcext:value-type="float">
            <text:p>967494</text:p>
          </table:table-cell>
          <table:table-cell table:style-name="ce2" table:formula="of:=[.E119]" office:value-type="float" office:value="829821" calcext:value-type="float">
            <text:p>829821</text:p>
          </table:table-cell>
          <table:table-cell table:style-name="ce2" table:formula="of:=[.F119]" office:value-type="float" office:value="1204476" calcext:value-type="float">
            <text:p>1204476</text:p>
          </table:table-cell>
          <table:table-cell table:style-name="ce2" table:formula="of:=[.G119]" office:value-type="float" office:value="995664" calcext:value-type="float">
            <text:p>995664</text:p>
          </table:table-cell>
          <table:table-cell table:style-name="ce2" table:formula="of:=[.H119]" office:value-type="float" office:value="1381173" calcext:value-type="float">
            <text:p>1381173</text:p>
          </table:table-cell>
          <table:table-cell table:style-name="ce2" table:formula="of:=[.I119]+[.B119]" office:value-type="float" office:value="1289151" calcext:value-type="float">
            <text:p>1289151</text:p>
          </table:table-cell>
          <table:table-cell table:style-name="ce2" table:formula="of:=[.J119]" office:value-type="float" office:value="723474" calcext:value-type="float">
            <text:p>723474</text:p>
          </table:table-cell>
          <table:table-cell table:style-name="ce2" table:formula="of:=[.B119]" office:value-type="float" office:value="734700" calcext:value-type="float">
            <text:p>734700</text:p>
          </table:table-cell>
          <table:table-cell table:style-name="ce2" table:formula="of:=SUM([.B120:.J120])" office:value-type="float" office:value="8886117" calcext:value-type="float">
            <text:p>8886117</text:p>
          </table:table-cell>
          <table:table-cell table:number-columns-repeated="6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table:formula="of:=[.C120]" office:value-type="float" office:value="967494" calcext:value-type="float">
            <text:p>967494</text:p>
          </table:table-cell>
          <table:table-cell table:style-name="ce2" table:formula="of:=[.D120]" office:value-type="float" office:value="829821" calcext:value-type="float">
            <text:p>829821</text:p>
          </table:table-cell>
          <table:table-cell table:style-name="ce2" table:formula="of:=[.E120]" office:value-type="float" office:value="1204476" calcext:value-type="float">
            <text:p>1204476</text:p>
          </table:table-cell>
          <table:table-cell table:style-name="ce2" table:formula="of:=[.F120]" office:value-type="float" office:value="995664" calcext:value-type="float">
            <text:p>995664</text:p>
          </table:table-cell>
          <table:table-cell table:style-name="ce2" table:formula="of:=[.G120]" office:value-type="float" office:value="1381173" calcext:value-type="float">
            <text:p>1381173</text:p>
          </table:table-cell>
          <table:table-cell table:style-name="ce2" table:formula="of:=[.H120]" office:value-type="float" office:value="1289151" calcext:value-type="float">
            <text:p>1289151</text:p>
          </table:table-cell>
          <table:table-cell table:style-name="ce2" table:formula="of:=[.I120]+[.B120]" office:value-type="float" office:value="1483638" calcext:value-type="float">
            <text:p>1483638</text:p>
          </table:table-cell>
          <table:table-cell table:style-name="ce2" table:formula="of:=[.J120]" office:value-type="float" office:value="734700" calcext:value-type="float">
            <text:p>734700</text:p>
          </table:table-cell>
          <table:table-cell table:style-name="ce2" table:formula="of:=[.B120]" office:value-type="float" office:value="760164" calcext:value-type="float">
            <text:p>760164</text:p>
          </table:table-cell>
          <table:table-cell table:style-name="ce2" table:formula="of:=SUM([.B121:.J121])" office:value-type="float" office:value="9646281" calcext:value-type="float">
            <text:p>9646281</text:p>
          </table:table-cell>
          <table:table-cell table:number-columns-repeated="6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table:formula="of:=[.C121]" office:value-type="float" office:value="829821" calcext:value-type="float">
            <text:p>829821</text:p>
          </table:table-cell>
          <table:table-cell table:style-name="ce2" table:formula="of:=[.D121]" office:value-type="float" office:value="1204476" calcext:value-type="float">
            <text:p>1204476</text:p>
          </table:table-cell>
          <table:table-cell table:style-name="ce2" table:formula="of:=[.E121]" office:value-type="float" office:value="995664" calcext:value-type="float">
            <text:p>995664</text:p>
          </table:table-cell>
          <table:table-cell table:style-name="ce2" table:formula="of:=[.F121]" office:value-type="float" office:value="1381173" calcext:value-type="float">
            <text:p>1381173</text:p>
          </table:table-cell>
          <table:table-cell table:style-name="ce2" table:formula="of:=[.G121]" office:value-type="float" office:value="1289151" calcext:value-type="float">
            <text:p>1289151</text:p>
          </table:table-cell>
          <table:table-cell table:style-name="ce2" table:formula="of:=[.H121]" office:value-type="float" office:value="1483638" calcext:value-type="float">
            <text:p>1483638</text:p>
          </table:table-cell>
          <table:table-cell table:style-name="ce2" table:formula="of:=[.I121]+[.B121]" office:value-type="float" office:value="1702194" calcext:value-type="float">
            <text:p>1702194</text:p>
          </table:table-cell>
          <table:table-cell table:style-name="ce2" table:formula="of:=[.J121]" office:value-type="float" office:value="760164" calcext:value-type="float">
            <text:p>760164</text:p>
          </table:table-cell>
          <table:table-cell table:style-name="ce2" table:formula="of:=[.B121]" office:value-type="float" office:value="967494" calcext:value-type="float">
            <text:p>967494</text:p>
          </table:table-cell>
          <table:table-cell table:style-name="ce2" table:formula="of:=SUM([.B122:.J122])" office:value-type="float" office:value="10613775" calcext:value-type="float">
            <text:p>10613775</text:p>
          </table:table-cell>
          <table:table-cell table:number-columns-repeated="6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table:formula="of:=[.C122]" office:value-type="float" office:value="1204476" calcext:value-type="float">
            <text:p>1204476</text:p>
          </table:table-cell>
          <table:table-cell table:style-name="ce2" table:formula="of:=[.D122]" office:value-type="float" office:value="995664" calcext:value-type="float">
            <text:p>995664</text:p>
          </table:table-cell>
          <table:table-cell table:style-name="ce2" table:formula="of:=[.E122]" office:value-type="float" office:value="1381173" calcext:value-type="float">
            <text:p>1381173</text:p>
          </table:table-cell>
          <table:table-cell table:style-name="ce2" table:formula="of:=[.F122]" office:value-type="float" office:value="1289151" calcext:value-type="float">
            <text:p>1289151</text:p>
          </table:table-cell>
          <table:table-cell table:style-name="ce2" table:formula="of:=[.G122]" office:value-type="float" office:value="1483638" calcext:value-type="float">
            <text:p>1483638</text:p>
          </table:table-cell>
          <table:table-cell table:style-name="ce2" table:formula="of:=[.H122]" office:value-type="float" office:value="1702194" calcext:value-type="float">
            <text:p>1702194</text:p>
          </table:table-cell>
          <table:table-cell table:style-name="ce2" table:formula="of:=[.I122]+[.B122]" office:value-type="float" office:value="1589985" calcext:value-type="float">
            <text:p>1589985</text:p>
          </table:table-cell>
          <table:table-cell table:style-name="ce2" table:formula="of:=[.J122]" office:value-type="float" office:value="967494" calcext:value-type="float">
            <text:p>967494</text:p>
          </table:table-cell>
          <table:table-cell table:style-name="ce2" table:formula="of:=[.B122]" office:value-type="float" office:value="829821" calcext:value-type="float">
            <text:p>829821</text:p>
          </table:table-cell>
          <table:table-cell table:style-name="ce2" table:formula="of:=SUM([.B123:.J123])" office:value-type="float" office:value="11443596" calcext:value-type="float">
            <text:p>11443596</text:p>
          </table:table-cell>
          <table:table-cell table:number-columns-repeated="6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table:formula="of:=[.C123]" office:value-type="float" office:value="995664" calcext:value-type="float">
            <text:p>995664</text:p>
          </table:table-cell>
          <table:table-cell table:style-name="ce2" table:formula="of:=[.D123]" office:value-type="float" office:value="1381173" calcext:value-type="float">
            <text:p>1381173</text:p>
          </table:table-cell>
          <table:table-cell table:style-name="ce2" table:formula="of:=[.E123]" office:value-type="float" office:value="1289151" calcext:value-type="float">
            <text:p>1289151</text:p>
          </table:table-cell>
          <table:table-cell table:style-name="ce2" table:formula="of:=[.F123]" office:value-type="float" office:value="1483638" calcext:value-type="float">
            <text:p>1483638</text:p>
          </table:table-cell>
          <table:table-cell table:style-name="ce2" table:formula="of:=[.G123]" office:value-type="float" office:value="1702194" calcext:value-type="float">
            <text:p>1702194</text:p>
          </table:table-cell>
          <table:table-cell table:style-name="ce2" table:formula="of:=[.H123]" office:value-type="float" office:value="1589985" calcext:value-type="float">
            <text:p>1589985</text:p>
          </table:table-cell>
          <table:table-cell table:style-name="ce2" table:formula="of:=[.I123]+[.B123]" office:value-type="float" office:value="2171970" calcext:value-type="float">
            <text:p>2171970</text:p>
          </table:table-cell>
          <table:table-cell table:style-name="ce2" table:formula="of:=[.J123]" office:value-type="float" office:value="829821" calcext:value-type="float">
            <text:p>829821</text:p>
          </table:table-cell>
          <table:table-cell table:style-name="ce2" table:formula="of:=[.B123]" office:value-type="float" office:value="1204476" calcext:value-type="float">
            <text:p>1204476</text:p>
          </table:table-cell>
          <table:table-cell table:style-name="ce2" table:formula="of:=SUM([.B124:.J124])" office:value-type="float" office:value="12648072" calcext:value-type="float">
            <text:p>12648072</text:p>
          </table:table-cell>
          <table:table-cell table:number-columns-repeated="6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table:formula="of:=[.C124]" office:value-type="float" office:value="1381173" calcext:value-type="float">
            <text:p>1381173</text:p>
          </table:table-cell>
          <table:table-cell table:style-name="ce2" table:formula="of:=[.D124]" office:value-type="float" office:value="1289151" calcext:value-type="float">
            <text:p>1289151</text:p>
          </table:table-cell>
          <table:table-cell table:style-name="ce2" table:formula="of:=[.E124]" office:value-type="float" office:value="1483638" calcext:value-type="float">
            <text:p>1483638</text:p>
          </table:table-cell>
          <table:table-cell table:style-name="ce2" table:formula="of:=[.F124]" office:value-type="float" office:value="1702194" calcext:value-type="float">
            <text:p>1702194</text:p>
          </table:table-cell>
          <table:table-cell table:style-name="ce2" table:formula="of:=[.G124]" office:value-type="float" office:value="1589985" calcext:value-type="float">
            <text:p>1589985</text:p>
          </table:table-cell>
          <table:table-cell table:style-name="ce2" table:formula="of:=[.H124]" office:value-type="float" office:value="2171970" calcext:value-type="float">
            <text:p>2171970</text:p>
          </table:table-cell>
          <table:table-cell table:style-name="ce2" table:formula="of:=[.I124]+[.B124]" office:value-type="float" office:value="1825485" calcext:value-type="float">
            <text:p>1825485</text:p>
          </table:table-cell>
          <table:table-cell table:style-name="ce2" table:formula="of:=[.J124]" office:value-type="float" office:value="1204476" calcext:value-type="float">
            <text:p>1204476</text:p>
          </table:table-cell>
          <table:table-cell table:style-name="ce2" table:formula="of:=[.B124]" office:value-type="float" office:value="995664" calcext:value-type="float">
            <text:p>995664</text:p>
          </table:table-cell>
          <table:table-cell table:style-name="ce2" table:formula="of:=SUM([.B125:.J125])" office:value-type="float" office:value="13643736" calcext:value-type="float">
            <text:p>13643736</text:p>
          </table:table-cell>
          <table:table-cell table:number-columns-repeated="6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table:formula="of:=[.C125]" office:value-type="float" office:value="1289151" calcext:value-type="float">
            <text:p>1289151</text:p>
          </table:table-cell>
          <table:table-cell table:style-name="ce2" table:formula="of:=[.D125]" office:value-type="float" office:value="1483638" calcext:value-type="float">
            <text:p>1483638</text:p>
          </table:table-cell>
          <table:table-cell table:style-name="ce2" table:formula="of:=[.E125]" office:value-type="float" office:value="1702194" calcext:value-type="float">
            <text:p>1702194</text:p>
          </table:table-cell>
          <table:table-cell table:style-name="ce2" table:formula="of:=[.F125]" office:value-type="float" office:value="1589985" calcext:value-type="float">
            <text:p>1589985</text:p>
          </table:table-cell>
          <table:table-cell table:style-name="ce2" table:formula="of:=[.G125]" office:value-type="float" office:value="2171970" calcext:value-type="float">
            <text:p>2171970</text:p>
          </table:table-cell>
          <table:table-cell table:style-name="ce2" table:formula="of:=[.H125]" office:value-type="float" office:value="1825485" calcext:value-type="float">
            <text:p>1825485</text:p>
          </table:table-cell>
          <table:table-cell table:style-name="ce2" table:formula="of:=[.I125]+[.B125]" office:value-type="float" office:value="2585649" calcext:value-type="float">
            <text:p>2585649</text:p>
          </table:table-cell>
          <table:table-cell table:style-name="ce2" table:formula="of:=[.J125]" office:value-type="float" office:value="995664" calcext:value-type="float">
            <text:p>995664</text:p>
          </table:table-cell>
          <table:table-cell table:style-name="ce2" table:formula="of:=[.B125]" office:value-type="float" office:value="1381173" calcext:value-type="float">
            <text:p>1381173</text:p>
          </table:table-cell>
          <table:table-cell table:style-name="ce2" table:formula="of:=SUM([.B126:.J126])" office:value-type="float" office:value="15024909" calcext:value-type="float">
            <text:p>15024909</text:p>
          </table:table-cell>
          <table:table-cell table:number-columns-repeated="6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table:formula="of:=[.C126]" office:value-type="float" office:value="1483638" calcext:value-type="float">
            <text:p>1483638</text:p>
          </table:table-cell>
          <table:table-cell table:style-name="ce2" table:formula="of:=[.D126]" office:value-type="float" office:value="1702194" calcext:value-type="float">
            <text:p>1702194</text:p>
          </table:table-cell>
          <table:table-cell table:style-name="ce2" table:formula="of:=[.E126]" office:value-type="float" office:value="1589985" calcext:value-type="float">
            <text:p>1589985</text:p>
          </table:table-cell>
          <table:table-cell table:style-name="ce2" table:formula="of:=[.F126]" office:value-type="float" office:value="2171970" calcext:value-type="float">
            <text:p>2171970</text:p>
          </table:table-cell>
          <table:table-cell table:style-name="ce2" table:formula="of:=[.G126]" office:value-type="float" office:value="1825485" calcext:value-type="float">
            <text:p>1825485</text:p>
          </table:table-cell>
          <table:table-cell table:style-name="ce2" table:formula="of:=[.H126]" office:value-type="float" office:value="2585649" calcext:value-type="float">
            <text:p>2585649</text:p>
          </table:table-cell>
          <table:table-cell table:style-name="ce2" table:formula="of:=[.I126]+[.B126]" office:value-type="float" office:value="2284815" calcext:value-type="float">
            <text:p>2284815</text:p>
          </table:table-cell>
          <table:table-cell table:style-name="ce2" table:formula="of:=[.J126]" office:value-type="float" office:value="1381173" calcext:value-type="float">
            <text:p>1381173</text:p>
          </table:table-cell>
          <table:table-cell table:style-name="ce2" table:formula="of:=[.B126]" office:value-type="float" office:value="1289151" calcext:value-type="float">
            <text:p>1289151</text:p>
          </table:table-cell>
          <table:table-cell table:style-name="ce2" table:formula="of:=SUM([.B127:.J127])" office:value-type="float" office:value="16314060" calcext:value-type="float">
            <text:p>16314060</text:p>
          </table:table-cell>
          <table:table-cell table:number-columns-repeated="6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table:formula="of:=[.C127]" office:value-type="float" office:value="1702194" calcext:value-type="float">
            <text:p>1702194</text:p>
          </table:table-cell>
          <table:table-cell table:style-name="ce2" table:formula="of:=[.D127]" office:value-type="float" office:value="1589985" calcext:value-type="float">
            <text:p>1589985</text:p>
          </table:table-cell>
          <table:table-cell table:style-name="ce2" table:formula="of:=[.E127]" office:value-type="float" office:value="2171970" calcext:value-type="float">
            <text:p>2171970</text:p>
          </table:table-cell>
          <table:table-cell table:style-name="ce2" table:formula="of:=[.F127]" office:value-type="float" office:value="1825485" calcext:value-type="float">
            <text:p>1825485</text:p>
          </table:table-cell>
          <table:table-cell table:style-name="ce2" table:formula="of:=[.G127]" office:value-type="float" office:value="2585649" calcext:value-type="float">
            <text:p>2585649</text:p>
          </table:table-cell>
          <table:table-cell table:style-name="ce2" table:formula="of:=[.H127]" office:value-type="float" office:value="2284815" calcext:value-type="float">
            <text:p>2284815</text:p>
          </table:table-cell>
          <table:table-cell table:style-name="ce2" table:formula="of:=[.I127]+[.B127]" office:value-type="float" office:value="2864811" calcext:value-type="float">
            <text:p>2864811</text:p>
          </table:table-cell>
          <table:table-cell table:style-name="ce2" table:formula="of:=[.J127]" office:value-type="float" office:value="1289151" calcext:value-type="float">
            <text:p>1289151</text:p>
          </table:table-cell>
          <table:table-cell table:style-name="ce2" table:formula="of:=[.B127]" office:value-type="float" office:value="1483638" calcext:value-type="float">
            <text:p>1483638</text:p>
          </table:table-cell>
          <table:table-cell table:style-name="ce2" table:formula="of:=SUM([.B128:.J128])" office:value-type="float" office:value="17797698" calcext:value-type="float">
            <text:p>17797698</text:p>
          </table:table-cell>
          <table:table-cell table:number-columns-repeated="6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table:formula="of:=[.C128]" office:value-type="float" office:value="1589985" calcext:value-type="float">
            <text:p>1589985</text:p>
          </table:table-cell>
          <table:table-cell table:style-name="ce2" table:formula="of:=[.D128]" office:value-type="float" office:value="2171970" calcext:value-type="float">
            <text:p>2171970</text:p>
          </table:table-cell>
          <table:table-cell table:style-name="ce2" table:formula="of:=[.E128]" office:value-type="float" office:value="1825485" calcext:value-type="float">
            <text:p>1825485</text:p>
          </table:table-cell>
          <table:table-cell table:style-name="ce2" table:formula="of:=[.F128]" office:value-type="float" office:value="2585649" calcext:value-type="float">
            <text:p>2585649</text:p>
          </table:table-cell>
          <table:table-cell table:style-name="ce2" table:formula="of:=[.G128]" office:value-type="float" office:value="2284815" calcext:value-type="float">
            <text:p>2284815</text:p>
          </table:table-cell>
          <table:table-cell table:style-name="ce2" table:formula="of:=[.H128]" office:value-type="float" office:value="2864811" calcext:value-type="float">
            <text:p>2864811</text:p>
          </table:table-cell>
          <table:table-cell table:style-name="ce2" table:formula="of:=[.I128]+[.B128]" office:value-type="float" office:value="2991345" calcext:value-type="float">
            <text:p>2991345</text:p>
          </table:table-cell>
          <table:table-cell table:style-name="ce2" table:formula="of:=[.J128]" office:value-type="float" office:value="1483638" calcext:value-type="float">
            <text:p>1483638</text:p>
          </table:table-cell>
          <table:table-cell table:style-name="ce2" table:formula="of:=[.B128]" office:value-type="float" office:value="1702194" calcext:value-type="float">
            <text:p>1702194</text:p>
          </table:table-cell>
          <table:table-cell table:style-name="ce2" table:formula="of:=SUM([.B129:.J129])" office:value-type="float" office:value="19499892" calcext:value-type="float">
            <text:p>19499892</text:p>
          </table:table-cell>
          <table:table-cell table:number-columns-repeated="6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table:formula="of:=[.C129]" office:value-type="float" office:value="2171970" calcext:value-type="float">
            <text:p>2171970</text:p>
          </table:table-cell>
          <table:table-cell table:style-name="ce2" table:formula="of:=[.D129]" office:value-type="float" office:value="1825485" calcext:value-type="float">
            <text:p>1825485</text:p>
          </table:table-cell>
          <table:table-cell table:style-name="ce2" table:formula="of:=[.E129]" office:value-type="float" office:value="2585649" calcext:value-type="float">
            <text:p>2585649</text:p>
          </table:table-cell>
          <table:table-cell table:style-name="ce2" table:formula="of:=[.F129]" office:value-type="float" office:value="2284815" calcext:value-type="float">
            <text:p>2284815</text:p>
          </table:table-cell>
          <table:table-cell table:style-name="ce2" table:formula="of:=[.G129]" office:value-type="float" office:value="2864811" calcext:value-type="float">
            <text:p>2864811</text:p>
          </table:table-cell>
          <table:table-cell table:style-name="ce2" table:formula="of:=[.H129]" office:value-type="float" office:value="2991345" calcext:value-type="float">
            <text:p>2991345</text:p>
          </table:table-cell>
          <table:table-cell table:style-name="ce2" table:formula="of:=[.I129]+[.B129]" office:value-type="float" office:value="3073623" calcext:value-type="float">
            <text:p>3073623</text:p>
          </table:table-cell>
          <table:table-cell table:style-name="ce2" table:formula="of:=[.J129]" office:value-type="float" office:value="1702194" calcext:value-type="float">
            <text:p>1702194</text:p>
          </table:table-cell>
          <table:table-cell table:style-name="ce2" table:formula="of:=[.B129]" office:value-type="float" office:value="1589985" calcext:value-type="float">
            <text:p>1589985</text:p>
          </table:table-cell>
          <table:table-cell table:style-name="ce2" table:formula="of:=SUM([.B130:.J130])" office:value-type="float" office:value="21089877" calcext:value-type="float">
            <text:p>21089877</text:p>
          </table:table-cell>
          <table:table-cell table:number-columns-repeated="6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table:formula="of:=[.C130]" office:value-type="float" office:value="1825485" calcext:value-type="float">
            <text:p>1825485</text:p>
          </table:table-cell>
          <table:table-cell table:style-name="ce2" table:formula="of:=[.D130]" office:value-type="float" office:value="2585649" calcext:value-type="float">
            <text:p>2585649</text:p>
          </table:table-cell>
          <table:table-cell table:style-name="ce2" table:formula="of:=[.E130]" office:value-type="float" office:value="2284815" calcext:value-type="float">
            <text:p>2284815</text:p>
          </table:table-cell>
          <table:table-cell table:style-name="ce2" table:formula="of:=[.F130]" office:value-type="float" office:value="2864811" calcext:value-type="float">
            <text:p>2864811</text:p>
          </table:table-cell>
          <table:table-cell table:style-name="ce2" table:formula="of:=[.G130]" office:value-type="float" office:value="2991345" calcext:value-type="float">
            <text:p>2991345</text:p>
          </table:table-cell>
          <table:table-cell table:style-name="ce2" table:formula="of:=[.H130]" office:value-type="float" office:value="3073623" calcext:value-type="float">
            <text:p>3073623</text:p>
          </table:table-cell>
          <table:table-cell table:style-name="ce2" table:formula="of:=[.I130]+[.B130]" office:value-type="float" office:value="3874164" calcext:value-type="float">
            <text:p>3874164</text:p>
          </table:table-cell>
          <table:table-cell table:style-name="ce2" table:formula="of:=[.J130]" office:value-type="float" office:value="1589985" calcext:value-type="float">
            <text:p>1589985</text:p>
          </table:table-cell>
          <table:table-cell table:style-name="ce2" table:formula="of:=[.B130]" office:value-type="float" office:value="2171970" calcext:value-type="float">
            <text:p>2171970</text:p>
          </table:table-cell>
          <table:table-cell table:style-name="ce2" table:formula="of:=SUM([.B131:.J131])" office:value-type="float" office:value="23261847" calcext:value-type="float">
            <text:p>23261847</text:p>
          </table:table-cell>
          <table:table-cell table:number-columns-repeated="6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table:formula="of:=[.C131]" office:value-type="float" office:value="2585649" calcext:value-type="float">
            <text:p>2585649</text:p>
          </table:table-cell>
          <table:table-cell table:style-name="ce2" table:formula="of:=[.D131]" office:value-type="float" office:value="2284815" calcext:value-type="float">
            <text:p>2284815</text:p>
          </table:table-cell>
          <table:table-cell table:style-name="ce2" table:formula="of:=[.E131]" office:value-type="float" office:value="2864811" calcext:value-type="float">
            <text:p>2864811</text:p>
          </table:table-cell>
          <table:table-cell table:style-name="ce2" table:formula="of:=[.F131]" office:value-type="float" office:value="2991345" calcext:value-type="float">
            <text:p>2991345</text:p>
          </table:table-cell>
          <table:table-cell table:style-name="ce2" table:formula="of:=[.G131]" office:value-type="float" office:value="3073623" calcext:value-type="float">
            <text:p>3073623</text:p>
          </table:table-cell>
          <table:table-cell table:style-name="ce2" table:formula="of:=[.H131]" office:value-type="float" office:value="3874164" calcext:value-type="float">
            <text:p>3874164</text:p>
          </table:table-cell>
          <table:table-cell table:style-name="ce2" table:formula="of:=[.I131]+[.B131]" office:value-type="float" office:value="3415470" calcext:value-type="float">
            <text:p>3415470</text:p>
          </table:table-cell>
          <table:table-cell table:style-name="ce2" table:formula="of:=[.J131]" office:value-type="float" office:value="2171970" calcext:value-type="float">
            <text:p>2171970</text:p>
          </table:table-cell>
          <table:table-cell table:style-name="ce2" table:formula="of:=[.B131]" office:value-type="float" office:value="1825485" calcext:value-type="float">
            <text:p>1825485</text:p>
          </table:table-cell>
          <table:table-cell table:style-name="ce2" table:formula="of:=SUM([.B132:.J132])" office:value-type="float" office:value="25087332" calcext:value-type="float">
            <text:p>25087332</text:p>
          </table:table-cell>
          <table:table-cell table:number-columns-repeated="6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table:formula="of:=[.C132]" office:value-type="float" office:value="2284815" calcext:value-type="float">
            <text:p>2284815</text:p>
          </table:table-cell>
          <table:table-cell table:style-name="ce2" table:formula="of:=[.D132]" office:value-type="float" office:value="2864811" calcext:value-type="float">
            <text:p>2864811</text:p>
          </table:table-cell>
          <table:table-cell table:style-name="ce2" table:formula="of:=[.E132]" office:value-type="float" office:value="2991345" calcext:value-type="float">
            <text:p>2991345</text:p>
          </table:table-cell>
          <table:table-cell table:style-name="ce2" table:formula="of:=[.F132]" office:value-type="float" office:value="3073623" calcext:value-type="float">
            <text:p>3073623</text:p>
          </table:table-cell>
          <table:table-cell table:style-name="ce2" table:formula="of:=[.G132]" office:value-type="float" office:value="3874164" calcext:value-type="float">
            <text:p>3874164</text:p>
          </table:table-cell>
          <table:table-cell table:style-name="ce2" table:formula="of:=[.H132]" office:value-type="float" office:value="3415470" calcext:value-type="float">
            <text:p>3415470</text:p>
          </table:table-cell>
          <table:table-cell table:style-name="ce2" table:formula="of:=[.I132]+[.B132]" office:value-type="float" office:value="4757619" calcext:value-type="float">
            <text:p>4757619</text:p>
          </table:table-cell>
          <table:table-cell table:style-name="ce2" table:formula="of:=[.J132]" office:value-type="float" office:value="1825485" calcext:value-type="float">
            <text:p>1825485</text:p>
          </table:table-cell>
          <table:table-cell table:style-name="ce2" table:formula="of:=[.B132]" office:value-type="float" office:value="2585649" calcext:value-type="float">
            <text:p>2585649</text:p>
          </table:table-cell>
          <table:table-cell table:style-name="ce2" table:formula="of:=SUM([.B133:.J133])" office:value-type="float" office:value="27672981" calcext:value-type="float">
            <text:p>27672981</text:p>
          </table:table-cell>
          <table:table-cell table:number-columns-repeated="6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table:formula="of:=[.C133]" office:value-type="float" office:value="2864811" calcext:value-type="float">
            <text:p>2864811</text:p>
          </table:table-cell>
          <table:table-cell table:style-name="ce2" table:formula="of:=[.D133]" office:value-type="float" office:value="2991345" calcext:value-type="float">
            <text:p>2991345</text:p>
          </table:table-cell>
          <table:table-cell table:style-name="ce2" table:formula="of:=[.E133]" office:value-type="float" office:value="3073623" calcext:value-type="float">
            <text:p>3073623</text:p>
          </table:table-cell>
          <table:table-cell table:style-name="ce2" table:formula="of:=[.F133]" office:value-type="float" office:value="3874164" calcext:value-type="float">
            <text:p>3874164</text:p>
          </table:table-cell>
          <table:table-cell table:style-name="ce2" table:formula="of:=[.G133]" office:value-type="float" office:value="3415470" calcext:value-type="float">
            <text:p>3415470</text:p>
          </table:table-cell>
          <table:table-cell table:style-name="ce2" table:formula="of:=[.H133]" office:value-type="float" office:value="4757619" calcext:value-type="float">
            <text:p>4757619</text:p>
          </table:table-cell>
          <table:table-cell table:style-name="ce2" table:formula="of:=[.I133]+[.B133]" office:value-type="float" office:value="4110300" calcext:value-type="float">
            <text:p>4110300</text:p>
          </table:table-cell>
          <table:table-cell table:style-name="ce2" table:formula="of:=[.J133]" office:value-type="float" office:value="2585649" calcext:value-type="float">
            <text:p>2585649</text:p>
          </table:table-cell>
          <table:table-cell table:style-name="ce2" table:formula="of:=[.B133]" office:value-type="float" office:value="2284815" calcext:value-type="float">
            <text:p>2284815</text:p>
          </table:table-cell>
          <table:table-cell table:style-name="ce2" table:formula="of:=SUM([.B134:.J134])" office:value-type="float" office:value="29957796" calcext:value-type="float">
            <text:p>29957796</text:p>
          </table:table-cell>
          <table:table-cell table:number-columns-repeated="6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table:formula="of:=[.C134]" office:value-type="float" office:value="2991345" calcext:value-type="float">
            <text:p>2991345</text:p>
          </table:table-cell>
          <table:table-cell table:style-name="ce2" table:formula="of:=[.D134]" office:value-type="float" office:value="3073623" calcext:value-type="float">
            <text:p>3073623</text:p>
          </table:table-cell>
          <table:table-cell table:style-name="ce2" table:formula="of:=[.E134]" office:value-type="float" office:value="3874164" calcext:value-type="float">
            <text:p>3874164</text:p>
          </table:table-cell>
          <table:table-cell table:style-name="ce2" table:formula="of:=[.F134]" office:value-type="float" office:value="3415470" calcext:value-type="float">
            <text:p>3415470</text:p>
          </table:table-cell>
          <table:table-cell table:style-name="ce2" table:formula="of:=[.G134]" office:value-type="float" office:value="4757619" calcext:value-type="float">
            <text:p>4757619</text:p>
          </table:table-cell>
          <table:table-cell table:style-name="ce2" table:formula="of:=[.H134]" office:value-type="float" office:value="4110300" calcext:value-type="float">
            <text:p>4110300</text:p>
          </table:table-cell>
          <table:table-cell table:style-name="ce2" table:formula="of:=[.I134]+[.B134]" office:value-type="float" office:value="5450460" calcext:value-type="float">
            <text:p>5450460</text:p>
          </table:table-cell>
          <table:table-cell table:style-name="ce2" table:formula="of:=[.J134]" office:value-type="float" office:value="2284815" calcext:value-type="float">
            <text:p>2284815</text:p>
          </table:table-cell>
          <table:table-cell table:style-name="ce2" table:formula="of:=[.B134]" office:value-type="float" office:value="2864811" calcext:value-type="float">
            <text:p>2864811</text:p>
          </table:table-cell>
          <table:table-cell table:style-name="ce2" table:formula="of:=SUM([.B135:.J135])" office:value-type="float" office:value="32822607" calcext:value-type="float">
            <text:p>32822607</text:p>
          </table:table-cell>
          <table:table-cell table:number-columns-repeated="6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table:formula="of:=[.C135]" office:value-type="float" office:value="3073623" calcext:value-type="float">
            <text:p>3073623</text:p>
          </table:table-cell>
          <table:table-cell table:style-name="ce2" table:formula="of:=[.D135]" office:value-type="float" office:value="3874164" calcext:value-type="float">
            <text:p>3874164</text:p>
          </table:table-cell>
          <table:table-cell table:style-name="ce2" table:formula="of:=[.E135]" office:value-type="float" office:value="3415470" calcext:value-type="float">
            <text:p>3415470</text:p>
          </table:table-cell>
          <table:table-cell table:style-name="ce2" table:formula="of:=[.F135]" office:value-type="float" office:value="4757619" calcext:value-type="float">
            <text:p>4757619</text:p>
          </table:table-cell>
          <table:table-cell table:style-name="ce2" table:formula="of:=[.G135]" office:value-type="float" office:value="4110300" calcext:value-type="float">
            <text:p>4110300</text:p>
          </table:table-cell>
          <table:table-cell table:style-name="ce2" table:formula="of:=[.H135]" office:value-type="float" office:value="5450460" calcext:value-type="float">
            <text:p>5450460</text:p>
          </table:table-cell>
          <table:table-cell table:style-name="ce2" table:formula="of:=[.I135]+[.B135]" office:value-type="float" office:value="5276160" calcext:value-type="float">
            <text:p>5276160</text:p>
          </table:table-cell>
          <table:table-cell table:style-name="ce2" table:formula="of:=[.J135]" office:value-type="float" office:value="2864811" calcext:value-type="float">
            <text:p>2864811</text:p>
          </table:table-cell>
          <table:table-cell table:style-name="ce2" table:formula="of:=[.B135]" office:value-type="float" office:value="2991345" calcext:value-type="float">
            <text:p>2991345</text:p>
          </table:table-cell>
          <table:table-cell table:style-name="ce2" table:formula="of:=SUM([.B136:.J136])" office:value-type="float" office:value="35813952" calcext:value-type="float">
            <text:p>35813952</text:p>
          </table:table-cell>
          <table:table-cell table:number-columns-repeated="6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table:formula="of:=[.C136]" office:value-type="float" office:value="3874164" calcext:value-type="float">
            <text:p>3874164</text:p>
          </table:table-cell>
          <table:table-cell table:style-name="ce2" table:formula="of:=[.D136]" office:value-type="float" office:value="3415470" calcext:value-type="float">
            <text:p>3415470</text:p>
          </table:table-cell>
          <table:table-cell table:style-name="ce2" table:formula="of:=[.E136]" office:value-type="float" office:value="4757619" calcext:value-type="float">
            <text:p>4757619</text:p>
          </table:table-cell>
          <table:table-cell table:style-name="ce2" table:formula="of:=[.F136]" office:value-type="float" office:value="4110300" calcext:value-type="float">
            <text:p>4110300</text:p>
          </table:table-cell>
          <table:table-cell table:style-name="ce2" table:formula="of:=[.G136]" office:value-type="float" office:value="5450460" calcext:value-type="float">
            <text:p>5450460</text:p>
          </table:table-cell>
          <table:table-cell table:style-name="ce2" table:formula="of:=[.H136]" office:value-type="float" office:value="5276160" calcext:value-type="float">
            <text:p>5276160</text:p>
          </table:table-cell>
          <table:table-cell table:style-name="ce2" table:formula="of:=[.I136]+[.B136]" office:value-type="float" office:value="5938434" calcext:value-type="float">
            <text:p>5938434</text:p>
          </table:table-cell>
          <table:table-cell table:style-name="ce2" table:formula="of:=[.J136]" office:value-type="float" office:value="2991345" calcext:value-type="float">
            <text:p>2991345</text:p>
          </table:table-cell>
          <table:table-cell table:style-name="ce2" table:formula="of:=[.B136]" office:value-type="float" office:value="3073623" calcext:value-type="float">
            <text:p>3073623</text:p>
          </table:table-cell>
          <table:table-cell table:style-name="ce2" table:formula="of:=SUM([.B137:.J137])" office:value-type="float" office:value="38887575" calcext:value-type="float">
            <text:p>38887575</text:p>
          </table:table-cell>
          <table:table-cell table:number-columns-repeated="6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table:formula="of:=[.C137]" office:value-type="float" office:value="3415470" calcext:value-type="float">
            <text:p>3415470</text:p>
          </table:table-cell>
          <table:table-cell table:style-name="ce2" table:formula="of:=[.D137]" office:value-type="float" office:value="4757619" calcext:value-type="float">
            <text:p>4757619</text:p>
          </table:table-cell>
          <table:table-cell table:style-name="ce2" table:formula="of:=[.E137]" office:value-type="float" office:value="4110300" calcext:value-type="float">
            <text:p>4110300</text:p>
          </table:table-cell>
          <table:table-cell table:style-name="ce2" table:formula="of:=[.F137]" office:value-type="float" office:value="5450460" calcext:value-type="float">
            <text:p>5450460</text:p>
          </table:table-cell>
          <table:table-cell table:style-name="ce2" table:formula="of:=[.G137]" office:value-type="float" office:value="5276160" calcext:value-type="float">
            <text:p>5276160</text:p>
          </table:table-cell>
          <table:table-cell table:style-name="ce2" table:formula="of:=[.H137]" office:value-type="float" office:value="5938434" calcext:value-type="float">
            <text:p>5938434</text:p>
          </table:table-cell>
          <table:table-cell table:style-name="ce2" table:formula="of:=[.I137]+[.B137]" office:value-type="float" office:value="6865509" calcext:value-type="float">
            <text:p>6865509</text:p>
          </table:table-cell>
          <table:table-cell table:style-name="ce2" table:formula="of:=[.J137]" office:value-type="float" office:value="3073623" calcext:value-type="float">
            <text:p>3073623</text:p>
          </table:table-cell>
          <table:table-cell table:style-name="ce2" table:formula="of:=[.B137]" office:value-type="float" office:value="3874164" calcext:value-type="float">
            <text:p>3874164</text:p>
          </table:table-cell>
          <table:table-cell table:style-name="ce2" table:formula="of:=SUM([.B138:.J138])" office:value-type="float" office:value="42761739" calcext:value-type="float">
            <text:p>42761739</text:p>
          </table:table-cell>
          <table:table-cell table:number-columns-repeated="6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table:formula="of:=[.C138]" office:value-type="float" office:value="4757619" calcext:value-type="float">
            <text:p>4757619</text:p>
          </table:table-cell>
          <table:table-cell table:style-name="ce2" table:formula="of:=[.D138]" office:value-type="float" office:value="4110300" calcext:value-type="float">
            <text:p>4110300</text:p>
          </table:table-cell>
          <table:table-cell table:style-name="ce2" table:formula="of:=[.E138]" office:value-type="float" office:value="5450460" calcext:value-type="float">
            <text:p>5450460</text:p>
          </table:table-cell>
          <table:table-cell table:style-name="ce2" table:formula="of:=[.F138]" office:value-type="float" office:value="5276160" calcext:value-type="float">
            <text:p>5276160</text:p>
          </table:table-cell>
          <table:table-cell table:style-name="ce2" table:formula="of:=[.G138]" office:value-type="float" office:value="5938434" calcext:value-type="float">
            <text:p>5938434</text:p>
          </table:table-cell>
          <table:table-cell table:style-name="ce2" table:formula="of:=[.H138]" office:value-type="float" office:value="6865509" calcext:value-type="float">
            <text:p>6865509</text:p>
          </table:table-cell>
          <table:table-cell table:style-name="ce2" table:formula="of:=[.I138]+[.B138]" office:value-type="float" office:value="6489093" calcext:value-type="float">
            <text:p>6489093</text:p>
          </table:table-cell>
          <table:table-cell table:style-name="ce2" table:formula="of:=[.J138]" office:value-type="float" office:value="3874164" calcext:value-type="float">
            <text:p>3874164</text:p>
          </table:table-cell>
          <table:table-cell table:style-name="ce2" table:formula="of:=[.B138]" office:value-type="float" office:value="3415470" calcext:value-type="float">
            <text:p>3415470</text:p>
          </table:table-cell>
          <table:table-cell table:style-name="ce2" table:formula="of:=SUM([.B139:.J139])" office:value-type="float" office:value="46177209" calcext:value-type="float">
            <text:p>46177209</text:p>
          </table:table-cell>
          <table:table-cell table:number-columns-repeated="6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table:formula="of:=[.C139]" office:value-type="float" office:value="4110300" calcext:value-type="float">
            <text:p>4110300</text:p>
          </table:table-cell>
          <table:table-cell table:style-name="ce2" table:formula="of:=[.D139]" office:value-type="float" office:value="5450460" calcext:value-type="float">
            <text:p>5450460</text:p>
          </table:table-cell>
          <table:table-cell table:style-name="ce2" table:formula="of:=[.E139]" office:value-type="float" office:value="5276160" calcext:value-type="float">
            <text:p>5276160</text:p>
          </table:table-cell>
          <table:table-cell table:style-name="ce2" table:formula="of:=[.F139]" office:value-type="float" office:value="5938434" calcext:value-type="float">
            <text:p>5938434</text:p>
          </table:table-cell>
          <table:table-cell table:style-name="ce2" table:formula="of:=[.G139]" office:value-type="float" office:value="6865509" calcext:value-type="float">
            <text:p>6865509</text:p>
          </table:table-cell>
          <table:table-cell table:style-name="ce2" table:formula="of:=[.H139]" office:value-type="float" office:value="6489093" calcext:value-type="float">
            <text:p>6489093</text:p>
          </table:table-cell>
          <table:table-cell table:style-name="ce2" table:formula="of:=[.I139]+[.B139]" office:value-type="float" office:value="8631783" calcext:value-type="float">
            <text:p>8631783</text:p>
          </table:table-cell>
          <table:table-cell table:style-name="ce2" table:formula="of:=[.J139]" office:value-type="float" office:value="3415470" calcext:value-type="float">
            <text:p>3415470</text:p>
          </table:table-cell>
          <table:table-cell table:style-name="ce2" table:formula="of:=[.B139]" office:value-type="float" office:value="4757619" calcext:value-type="float">
            <text:p>4757619</text:p>
          </table:table-cell>
          <table:table-cell table:style-name="ce2" table:formula="of:=SUM([.B140:.J140])" office:value-type="float" office:value="50934828" calcext:value-type="float">
            <text:p>50934828</text:p>
          </table:table-cell>
          <table:table-cell table:number-columns-repeated="6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table:formula="of:=[.C140]" office:value-type="float" office:value="5450460" calcext:value-type="float">
            <text:p>5450460</text:p>
          </table:table-cell>
          <table:table-cell table:style-name="ce2" table:formula="of:=[.D140]" office:value-type="float" office:value="5276160" calcext:value-type="float">
            <text:p>5276160</text:p>
          </table:table-cell>
          <table:table-cell table:style-name="ce2" table:formula="of:=[.E140]" office:value-type="float" office:value="5938434" calcext:value-type="float">
            <text:p>5938434</text:p>
          </table:table-cell>
          <table:table-cell table:style-name="ce2" table:formula="of:=[.F140]" office:value-type="float" office:value="6865509" calcext:value-type="float">
            <text:p>6865509</text:p>
          </table:table-cell>
          <table:table-cell table:style-name="ce2" table:formula="of:=[.G140]" office:value-type="float" office:value="6489093" calcext:value-type="float">
            <text:p>6489093</text:p>
          </table:table-cell>
          <table:table-cell table:style-name="ce2" table:formula="of:=[.H140]" office:value-type="float" office:value="8631783" calcext:value-type="float">
            <text:p>8631783</text:p>
          </table:table-cell>
          <table:table-cell table:style-name="ce2" table:formula="of:=[.I140]+[.B140]" office:value-type="float" office:value="7525770" calcext:value-type="float">
            <text:p>7525770</text:p>
          </table:table-cell>
          <table:table-cell table:style-name="ce2" table:formula="of:=[.J140]" office:value-type="float" office:value="4757619" calcext:value-type="float">
            <text:p>4757619</text:p>
          </table:table-cell>
          <table:table-cell table:style-name="ce2" table:formula="of:=[.B140]" office:value-type="float" office:value="4110300" calcext:value-type="float">
            <text:p>4110300</text:p>
          </table:table-cell>
          <table:table-cell table:style-name="ce2" table:formula="of:=SUM([.B141:.J141])" office:value-type="float" office:value="55045128" calcext:value-type="float">
            <text:p>55045128</text:p>
          </table:table-cell>
          <table:table-cell table:number-columns-repeated="6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table:formula="of:=[.C141]" office:value-type="float" office:value="5276160" calcext:value-type="float">
            <text:p>5276160</text:p>
          </table:table-cell>
          <table:table-cell table:style-name="ce2" table:formula="of:=[.D141]" office:value-type="float" office:value="5938434" calcext:value-type="float">
            <text:p>5938434</text:p>
          </table:table-cell>
          <table:table-cell table:style-name="ce2" table:formula="of:=[.E141]" office:value-type="float" office:value="6865509" calcext:value-type="float">
            <text:p>6865509</text:p>
          </table:table-cell>
          <table:table-cell table:style-name="ce2" table:formula="of:=[.F141]" office:value-type="float" office:value="6489093" calcext:value-type="float">
            <text:p>6489093</text:p>
          </table:table-cell>
          <table:table-cell table:style-name="ce2" table:formula="of:=[.G141]" office:value-type="float" office:value="8631783" calcext:value-type="float">
            <text:p>8631783</text:p>
          </table:table-cell>
          <table:table-cell table:style-name="ce2" table:formula="of:=[.H141]" office:value-type="float" office:value="7525770" calcext:value-type="float">
            <text:p>7525770</text:p>
          </table:table-cell>
          <table:table-cell table:style-name="ce2" table:formula="of:=[.I141]+[.B141]" office:value-type="float" office:value="10208079" calcext:value-type="float">
            <text:p>10208079</text:p>
          </table:table-cell>
          <table:table-cell table:style-name="ce2" table:formula="of:=[.J141]" office:value-type="float" office:value="4110300" calcext:value-type="float">
            <text:p>4110300</text:p>
          </table:table-cell>
          <table:table-cell table:style-name="ce2" table:formula="of:=[.B141]" office:value-type="float" office:value="5450460" calcext:value-type="float">
            <text:p>5450460</text:p>
          </table:table-cell>
          <table:table-cell table:style-name="ce2" table:formula="of:=SUM([.B142:.J142])" office:value-type="float" office:value="60495588" calcext:value-type="float">
            <text:p>60495588</text:p>
          </table:table-cell>
          <table:table-cell table:number-columns-repeated="6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table:formula="of:=[.C142]" office:value-type="float" office:value="5938434" calcext:value-type="float">
            <text:p>5938434</text:p>
          </table:table-cell>
          <table:table-cell table:style-name="ce2" table:formula="of:=[.D142]" office:value-type="float" office:value="6865509" calcext:value-type="float">
            <text:p>6865509</text:p>
          </table:table-cell>
          <table:table-cell table:style-name="ce2" table:formula="of:=[.E142]" office:value-type="float" office:value="6489093" calcext:value-type="float">
            <text:p>6489093</text:p>
          </table:table-cell>
          <table:table-cell table:style-name="ce2" table:formula="of:=[.F142]" office:value-type="float" office:value="8631783" calcext:value-type="float">
            <text:p>8631783</text:p>
          </table:table-cell>
          <table:table-cell table:style-name="ce2" table:formula="of:=[.G142]" office:value-type="float" office:value="7525770" calcext:value-type="float">
            <text:p>7525770</text:p>
          </table:table-cell>
          <table:table-cell table:style-name="ce2" table:formula="of:=[.H142]" office:value-type="float" office:value="10208079" calcext:value-type="float">
            <text:p>10208079</text:p>
          </table:table-cell>
          <table:table-cell table:style-name="ce2" table:formula="of:=[.I142]+[.B142]" office:value-type="float" office:value="9386460" calcext:value-type="float">
            <text:p>9386460</text:p>
          </table:table-cell>
          <table:table-cell table:style-name="ce2" table:formula="of:=[.J142]" office:value-type="float" office:value="5450460" calcext:value-type="float">
            <text:p>5450460</text:p>
          </table:table-cell>
          <table:table-cell table:style-name="ce2" table:formula="of:=[.B142]" office:value-type="float" office:value="5276160" calcext:value-type="float">
            <text:p>5276160</text:p>
          </table:table-cell>
          <table:table-cell table:style-name="ce2" table:formula="of:=SUM([.B143:.J143])" office:value-type="float" office:value="65771748" calcext:value-type="float">
            <text:p>65771748</text:p>
          </table:table-cell>
          <table:table-cell table:number-columns-repeated="6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table:formula="of:=[.C143]" office:value-type="float" office:value="6865509" calcext:value-type="float">
            <text:p>6865509</text:p>
          </table:table-cell>
          <table:table-cell table:style-name="ce2" table:formula="of:=[.D143]" office:value-type="float" office:value="6489093" calcext:value-type="float">
            <text:p>6489093</text:p>
          </table:table-cell>
          <table:table-cell table:style-name="ce2" table:formula="of:=[.E143]" office:value-type="float" office:value="8631783" calcext:value-type="float">
            <text:p>8631783</text:p>
          </table:table-cell>
          <table:table-cell table:style-name="ce2" table:formula="of:=[.F143]" office:value-type="float" office:value="7525770" calcext:value-type="float">
            <text:p>7525770</text:p>
          </table:table-cell>
          <table:table-cell table:style-name="ce2" table:formula="of:=[.G143]" office:value-type="float" office:value="10208079" calcext:value-type="float">
            <text:p>10208079</text:p>
          </table:table-cell>
          <table:table-cell table:style-name="ce2" table:formula="of:=[.H143]" office:value-type="float" office:value="9386460" calcext:value-type="float">
            <text:p>9386460</text:p>
          </table:table-cell>
          <table:table-cell table:style-name="ce2" table:formula="of:=[.I143]+[.B143]" office:value-type="float" office:value="11388894" calcext:value-type="float">
            <text:p>11388894</text:p>
          </table:table-cell>
          <table:table-cell table:style-name="ce2" table:formula="of:=[.J143]" office:value-type="float" office:value="5276160" calcext:value-type="float">
            <text:p>5276160</text:p>
          </table:table-cell>
          <table:table-cell table:style-name="ce2" table:formula="of:=[.B143]" office:value-type="float" office:value="5938434" calcext:value-type="float">
            <text:p>5938434</text:p>
          </table:table-cell>
          <table:table-cell table:style-name="ce2" table:formula="of:=SUM([.B144:.J144])" office:value-type="float" office:value="71710182" calcext:value-type="float">
            <text:p>71710182</text:p>
          </table:table-cell>
          <table:table-cell table:number-columns-repeated="6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table:formula="of:=[.C144]" office:value-type="float" office:value="6489093" calcext:value-type="float">
            <text:p>6489093</text:p>
          </table:table-cell>
          <table:table-cell table:style-name="ce2" table:formula="of:=[.D144]" office:value-type="float" office:value="8631783" calcext:value-type="float">
            <text:p>8631783</text:p>
          </table:table-cell>
          <table:table-cell table:style-name="ce2" table:formula="of:=[.E144]" office:value-type="float" office:value="7525770" calcext:value-type="float">
            <text:p>7525770</text:p>
          </table:table-cell>
          <table:table-cell table:style-name="ce2" table:formula="of:=[.F144]" office:value-type="float" office:value="10208079" calcext:value-type="float">
            <text:p>10208079</text:p>
          </table:table-cell>
          <table:table-cell table:style-name="ce2" table:formula="of:=[.G144]" office:value-type="float" office:value="9386460" calcext:value-type="float">
            <text:p>9386460</text:p>
          </table:table-cell>
          <table:table-cell table:style-name="ce2" table:formula="of:=[.H144]" office:value-type="float" office:value="11388894" calcext:value-type="float">
            <text:p>11388894</text:p>
          </table:table-cell>
          <table:table-cell table:style-name="ce2" table:formula="of:=[.I144]+[.B144]" office:value-type="float" office:value="12141669" calcext:value-type="float">
            <text:p>12141669</text:p>
          </table:table-cell>
          <table:table-cell table:style-name="ce2" table:formula="of:=[.J144]" office:value-type="float" office:value="5938434" calcext:value-type="float">
            <text:p>5938434</text:p>
          </table:table-cell>
          <table:table-cell table:style-name="ce2" table:formula="of:=[.B144]" office:value-type="float" office:value="6865509" calcext:value-type="float">
            <text:p>6865509</text:p>
          </table:table-cell>
          <table:table-cell table:style-name="ce2" table:formula="of:=SUM([.B145:.J145])" office:value-type="float" office:value="78575691" calcext:value-type="float">
            <text:p>78575691</text:p>
          </table:table-cell>
          <table:table-cell table:number-columns-repeated="6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table:formula="of:=[.C145]" office:value-type="float" office:value="8631783" calcext:value-type="float">
            <text:p>8631783</text:p>
          </table:table-cell>
          <table:table-cell table:style-name="ce2" table:formula="of:=[.D145]" office:value-type="float" office:value="7525770" calcext:value-type="float">
            <text:p>7525770</text:p>
          </table:table-cell>
          <table:table-cell table:style-name="ce2" table:formula="of:=[.E145]" office:value-type="float" office:value="10208079" calcext:value-type="float">
            <text:p>10208079</text:p>
          </table:table-cell>
          <table:table-cell table:style-name="ce2" table:formula="of:=[.F145]" office:value-type="float" office:value="9386460" calcext:value-type="float">
            <text:p>9386460</text:p>
          </table:table-cell>
          <table:table-cell table:style-name="ce2" table:formula="of:=[.G145]" office:value-type="float" office:value="11388894" calcext:value-type="float">
            <text:p>11388894</text:p>
          </table:table-cell>
          <table:table-cell table:style-name="ce2" table:formula="of:=[.H145]" office:value-type="float" office:value="12141669" calcext:value-type="float">
            <text:p>12141669</text:p>
          </table:table-cell>
          <table:table-cell table:style-name="ce2" table:formula="of:=[.I145]+[.B145]" office:value-type="float" office:value="12427527" calcext:value-type="float">
            <text:p>12427527</text:p>
          </table:table-cell>
          <table:table-cell table:style-name="ce2" table:formula="of:=[.J145]" office:value-type="float" office:value="6865509" calcext:value-type="float">
            <text:p>6865509</text:p>
          </table:table-cell>
          <table:table-cell table:style-name="ce2" table:formula="of:=[.B145]" office:value-type="float" office:value="6489093" calcext:value-type="float">
            <text:p>6489093</text:p>
          </table:table-cell>
          <table:table-cell table:style-name="ce2" table:formula="of:=SUM([.B146:.J146])" office:value-type="float" office:value="85064784" calcext:value-type="float">
            <text:p>85064784</text:p>
          </table:table-cell>
          <table:table-cell table:number-columns-repeated="6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table:formula="of:=[.C146]" office:value-type="float" office:value="7525770" calcext:value-type="float">
            <text:p>7525770</text:p>
          </table:table-cell>
          <table:table-cell table:style-name="ce2" table:formula="of:=[.D146]" office:value-type="float" office:value="10208079" calcext:value-type="float">
            <text:p>10208079</text:p>
          </table:table-cell>
          <table:table-cell table:style-name="ce2" table:formula="of:=[.E146]" office:value-type="float" office:value="9386460" calcext:value-type="float">
            <text:p>9386460</text:p>
          </table:table-cell>
          <table:table-cell table:style-name="ce2" table:formula="of:=[.F146]" office:value-type="float" office:value="11388894" calcext:value-type="float">
            <text:p>11388894</text:p>
          </table:table-cell>
          <table:table-cell table:style-name="ce2" table:formula="of:=[.G146]" office:value-type="float" office:value="12141669" calcext:value-type="float">
            <text:p>12141669</text:p>
          </table:table-cell>
          <table:table-cell table:style-name="ce2" table:formula="of:=[.H146]" office:value-type="float" office:value="12427527" calcext:value-type="float">
            <text:p>12427527</text:p>
          </table:table-cell>
          <table:table-cell table:style-name="ce2" table:formula="of:=[.I146]+[.B146]" office:value-type="float" office:value="15497292" calcext:value-type="float">
            <text:p>15497292</text:p>
          </table:table-cell>
          <table:table-cell table:style-name="ce2" table:formula="of:=[.J146]" office:value-type="float" office:value="6489093" calcext:value-type="float">
            <text:p>6489093</text:p>
          </table:table-cell>
          <table:table-cell table:style-name="ce2" table:formula="of:=[.B146]" office:value-type="float" office:value="8631783" calcext:value-type="float">
            <text:p>8631783</text:p>
          </table:table-cell>
          <table:table-cell table:style-name="ce2" table:formula="of:=SUM([.B147:.J147])" office:value-type="float" office:value="93696567" calcext:value-type="float">
            <text:p>93696567</text:p>
          </table:table-cell>
          <table:table-cell table:number-columns-repeated="6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table:formula="of:=[.C147]" office:value-type="float" office:value="10208079" calcext:value-type="float">
            <text:p>10208079</text:p>
          </table:table-cell>
          <table:table-cell table:style-name="ce2" table:formula="of:=[.D147]" office:value-type="float" office:value="9386460" calcext:value-type="float">
            <text:p>9386460</text:p>
          </table:table-cell>
          <table:table-cell table:style-name="ce2" table:formula="of:=[.E147]" office:value-type="float" office:value="11388894" calcext:value-type="float">
            <text:p>11388894</text:p>
          </table:table-cell>
          <table:table-cell table:style-name="ce2" table:formula="of:=[.F147]" office:value-type="float" office:value="12141669" calcext:value-type="float">
            <text:p>12141669</text:p>
          </table:table-cell>
          <table:table-cell table:style-name="ce2" table:formula="of:=[.G147]" office:value-type="float" office:value="12427527" calcext:value-type="float">
            <text:p>12427527</text:p>
          </table:table-cell>
          <table:table-cell table:style-name="ce2" table:formula="of:=[.H147]" office:value-type="float" office:value="15497292" calcext:value-type="float">
            <text:p>15497292</text:p>
          </table:table-cell>
          <table:table-cell table:style-name="ce2" table:formula="of:=[.I147]+[.B147]" office:value-type="float" office:value="14014863" calcext:value-type="float">
            <text:p>14014863</text:p>
          </table:table-cell>
          <table:table-cell table:style-name="ce2" table:formula="of:=[.J147]" office:value-type="float" office:value="8631783" calcext:value-type="float">
            <text:p>8631783</text:p>
          </table:table-cell>
          <table:table-cell table:style-name="ce2" table:formula="of:=[.B147]" office:value-type="float" office:value="7525770" calcext:value-type="float">
            <text:p>7525770</text:p>
          </table:table-cell>
          <table:table-cell table:style-name="ce2" table:formula="of:=SUM([.B148:.J148])" office:value-type="float" office:value="101222337" calcext:value-type="float">
            <text:p>101222337</text:p>
          </table:table-cell>
          <table:table-cell table:number-columns-repeated="6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table:formula="of:=[.C148]" office:value-type="float" office:value="9386460" calcext:value-type="float">
            <text:p>9386460</text:p>
          </table:table-cell>
          <table:table-cell table:style-name="ce2" table:formula="of:=[.D148]" office:value-type="float" office:value="11388894" calcext:value-type="float">
            <text:p>11388894</text:p>
          </table:table-cell>
          <table:table-cell table:style-name="ce2" table:formula="of:=[.E148]" office:value-type="float" office:value="12141669" calcext:value-type="float">
            <text:p>12141669</text:p>
          </table:table-cell>
          <table:table-cell table:style-name="ce2" table:formula="of:=[.F148]" office:value-type="float" office:value="12427527" calcext:value-type="float">
            <text:p>12427527</text:p>
          </table:table-cell>
          <table:table-cell table:style-name="ce2" table:formula="of:=[.G148]" office:value-type="float" office:value="15497292" calcext:value-type="float">
            <text:p>15497292</text:p>
          </table:table-cell>
          <table:table-cell table:style-name="ce2" table:formula="of:=[.H148]" office:value-type="float" office:value="14014863" calcext:value-type="float">
            <text:p>14014863</text:p>
          </table:table-cell>
          <table:table-cell table:style-name="ce2" table:formula="of:=[.I148]+[.B148]" office:value-type="float" office:value="18839862" calcext:value-type="float">
            <text:p>18839862</text:p>
          </table:table-cell>
          <table:table-cell table:style-name="ce2" table:formula="of:=[.J148]" office:value-type="float" office:value="7525770" calcext:value-type="float">
            <text:p>7525770</text:p>
          </table:table-cell>
          <table:table-cell table:style-name="ce2" table:formula="of:=[.B148]" office:value-type="float" office:value="10208079" calcext:value-type="float">
            <text:p>10208079</text:p>
          </table:table-cell>
          <table:table-cell table:style-name="ce2" table:formula="of:=SUM([.B149:.J149])" office:value-type="float" office:value="111430416" calcext:value-type="float">
            <text:p>111430416</text:p>
          </table:table-cell>
          <table:table-cell table:number-columns-repeated="6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table:formula="of:=[.C149]" office:value-type="float" office:value="11388894" calcext:value-type="float">
            <text:p>11388894</text:p>
          </table:table-cell>
          <table:table-cell table:style-name="ce2" table:formula="of:=[.D149]" office:value-type="float" office:value="12141669" calcext:value-type="float">
            <text:p>12141669</text:p>
          </table:table-cell>
          <table:table-cell table:style-name="ce2" table:formula="of:=[.E149]" office:value-type="float" office:value="12427527" calcext:value-type="float">
            <text:p>12427527</text:p>
          </table:table-cell>
          <table:table-cell table:style-name="ce2" table:formula="of:=[.F149]" office:value-type="float" office:value="15497292" calcext:value-type="float">
            <text:p>15497292</text:p>
          </table:table-cell>
          <table:table-cell table:style-name="ce2" table:formula="of:=[.G149]" office:value-type="float" office:value="14014863" calcext:value-type="float">
            <text:p>14014863</text:p>
          </table:table-cell>
          <table:table-cell table:style-name="ce2" table:formula="of:=[.H149]" office:value-type="float" office:value="18839862" calcext:value-type="float">
            <text:p>18839862</text:p>
          </table:table-cell>
          <table:table-cell table:style-name="ce2" table:formula="of:=[.I149]+[.B149]" office:value-type="float" office:value="16912230" calcext:value-type="float">
            <text:p>16912230</text:p>
          </table:table-cell>
          <table:table-cell table:style-name="ce2" table:formula="of:=[.J149]" office:value-type="float" office:value="10208079" calcext:value-type="float">
            <text:p>10208079</text:p>
          </table:table-cell>
          <table:table-cell table:style-name="ce2" table:formula="of:=[.B149]" office:value-type="float" office:value="9386460" calcext:value-type="float">
            <text:p>9386460</text:p>
          </table:table-cell>
          <table:table-cell table:style-name="ce2" table:formula="of:=SUM([.B150:.J150])" office:value-type="float" office:value="120816876" calcext:value-type="float">
            <text:p>120816876</text:p>
          </table:table-cell>
          <table:table-cell table:number-columns-repeated="6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table:formula="of:=[.C150]" office:value-type="float" office:value="12141669" calcext:value-type="float">
            <text:p>12141669</text:p>
          </table:table-cell>
          <table:table-cell table:style-name="ce2" table:formula="of:=[.D150]" office:value-type="float" office:value="12427527" calcext:value-type="float">
            <text:p>12427527</text:p>
          </table:table-cell>
          <table:table-cell table:style-name="ce2" table:formula="of:=[.E150]" office:value-type="float" office:value="15497292" calcext:value-type="float">
            <text:p>15497292</text:p>
          </table:table-cell>
          <table:table-cell table:style-name="ce2" table:formula="of:=[.F150]" office:value-type="float" office:value="14014863" calcext:value-type="float">
            <text:p>14014863</text:p>
          </table:table-cell>
          <table:table-cell table:style-name="ce2" table:formula="of:=[.G150]" office:value-type="float" office:value="18839862" calcext:value-type="float">
            <text:p>18839862</text:p>
          </table:table-cell>
          <table:table-cell table:style-name="ce2" table:formula="of:=[.H150]" office:value-type="float" office:value="16912230" calcext:value-type="float">
            <text:p>16912230</text:p>
          </table:table-cell>
          <table:table-cell table:style-name="ce2" table:formula="of:=[.I150]+[.B150]" office:value-type="float" office:value="21596973" calcext:value-type="float">
            <text:p>21596973</text:p>
          </table:table-cell>
          <table:table-cell table:style-name="ce2" table:formula="of:=[.J150]" office:value-type="float" office:value="9386460" calcext:value-type="float">
            <text:p>9386460</text:p>
          </table:table-cell>
          <table:table-cell table:style-name="ce2" table:formula="of:=[.B150]" office:value-type="float" office:value="11388894" calcext:value-type="float">
            <text:p>11388894</text:p>
          </table:table-cell>
          <table:table-cell table:style-name="ce2" table:formula="of:=SUM([.B151:.J151])" office:value-type="float" office:value="132205770" calcext:value-type="float">
            <text:p>132205770</text:p>
          </table:table-cell>
          <table:table-cell table:number-columns-repeated="6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table:formula="of:=[.C151]" office:value-type="float" office:value="12427527" calcext:value-type="float">
            <text:p>12427527</text:p>
          </table:table-cell>
          <table:table-cell table:style-name="ce2" table:formula="of:=[.D151]" office:value-type="float" office:value="15497292" calcext:value-type="float">
            <text:p>15497292</text:p>
          </table:table-cell>
          <table:table-cell table:style-name="ce2" table:formula="of:=[.E151]" office:value-type="float" office:value="14014863" calcext:value-type="float">
            <text:p>14014863</text:p>
          </table:table-cell>
          <table:table-cell table:style-name="ce2" table:formula="of:=[.F151]" office:value-type="float" office:value="18839862" calcext:value-type="float">
            <text:p>18839862</text:p>
          </table:table-cell>
          <table:table-cell table:style-name="ce2" table:formula="of:=[.G151]" office:value-type="float" office:value="16912230" calcext:value-type="float">
            <text:p>16912230</text:p>
          </table:table-cell>
          <table:table-cell table:style-name="ce2" table:formula="of:=[.H151]" office:value-type="float" office:value="21596973" calcext:value-type="float">
            <text:p>21596973</text:p>
          </table:table-cell>
          <table:table-cell table:style-name="ce2" table:formula="of:=[.I151]+[.B151]" office:value-type="float" office:value="21528129" calcext:value-type="float">
            <text:p>21528129</text:p>
          </table:table-cell>
          <table:table-cell table:style-name="ce2" table:formula="of:=[.J151]" office:value-type="float" office:value="11388894" calcext:value-type="float">
            <text:p>11388894</text:p>
          </table:table-cell>
          <table:table-cell table:style-name="ce2" table:formula="of:=[.B151]" office:value-type="float" office:value="12141669" calcext:value-type="float">
            <text:p>12141669</text:p>
          </table:table-cell>
          <table:table-cell table:style-name="ce2" table:formula="of:=SUM([.B152:.J152])" office:value-type="float" office:value="144347439" calcext:value-type="float">
            <text:p>144347439</text:p>
          </table:table-cell>
          <table:table-cell table:number-columns-repeated="6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table:formula="of:=[.C152]" office:value-type="float" office:value="15497292" calcext:value-type="float">
            <text:p>15497292</text:p>
          </table:table-cell>
          <table:table-cell table:style-name="ce2" table:formula="of:=[.D152]" office:value-type="float" office:value="14014863" calcext:value-type="float">
            <text:p>14014863</text:p>
          </table:table-cell>
          <table:table-cell table:style-name="ce2" table:formula="of:=[.E152]" office:value-type="float" office:value="18839862" calcext:value-type="float">
            <text:p>18839862</text:p>
          </table:table-cell>
          <table:table-cell table:style-name="ce2" table:formula="of:=[.F152]" office:value-type="float" office:value="16912230" calcext:value-type="float">
            <text:p>16912230</text:p>
          </table:table-cell>
          <table:table-cell table:style-name="ce2" table:formula="of:=[.G152]" office:value-type="float" office:value="21596973" calcext:value-type="float">
            <text:p>21596973</text:p>
          </table:table-cell>
          <table:table-cell table:style-name="ce2" table:formula="of:=[.H152]" office:value-type="float" office:value="21528129" calcext:value-type="float">
            <text:p>21528129</text:p>
          </table:table-cell>
          <table:table-cell table:style-name="ce2" table:formula="of:=[.I152]+[.B152]" office:value-type="float" office:value="23816421" calcext:value-type="float">
            <text:p>23816421</text:p>
          </table:table-cell>
          <table:table-cell table:style-name="ce2" table:formula="of:=[.J152]" office:value-type="float" office:value="12141669" calcext:value-type="float">
            <text:p>12141669</text:p>
          </table:table-cell>
          <table:table-cell table:style-name="ce2" table:formula="of:=[.B152]" office:value-type="float" office:value="12427527" calcext:value-type="float">
            <text:p>12427527</text:p>
          </table:table-cell>
          <table:table-cell table:style-name="ce2" table:formula="of:=SUM([.B153:.J153])" office:value-type="float" office:value="156774966" calcext:value-type="float">
            <text:p>156774966</text:p>
          </table:table-cell>
          <table:table-cell table:number-columns-repeated="6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table:formula="of:=[.C153]" office:value-type="float" office:value="14014863" calcext:value-type="float">
            <text:p>14014863</text:p>
          </table:table-cell>
          <table:table-cell table:style-name="ce2" table:formula="of:=[.D153]" office:value-type="float" office:value="18839862" calcext:value-type="float">
            <text:p>18839862</text:p>
          </table:table-cell>
          <table:table-cell table:style-name="ce2" table:formula="of:=[.E153]" office:value-type="float" office:value="16912230" calcext:value-type="float">
            <text:p>16912230</text:p>
          </table:table-cell>
          <table:table-cell table:style-name="ce2" table:formula="of:=[.F153]" office:value-type="float" office:value="21596973" calcext:value-type="float">
            <text:p>21596973</text:p>
          </table:table-cell>
          <table:table-cell table:style-name="ce2" table:formula="of:=[.G153]" office:value-type="float" office:value="21528129" calcext:value-type="float">
            <text:p>21528129</text:p>
          </table:table-cell>
          <table:table-cell table:style-name="ce2" table:formula="of:=[.H153]" office:value-type="float" office:value="23816421" calcext:value-type="float">
            <text:p>23816421</text:p>
          </table:table-cell>
          <table:table-cell table:style-name="ce2" table:formula="of:=[.I153]+[.B153]" office:value-type="float" office:value="27638961" calcext:value-type="float">
            <text:p>27638961</text:p>
          </table:table-cell>
          <table:table-cell table:style-name="ce2" table:formula="of:=[.J153]" office:value-type="float" office:value="12427527" calcext:value-type="float">
            <text:p>12427527</text:p>
          </table:table-cell>
          <table:table-cell table:style-name="ce2" table:formula="of:=[.B153]" office:value-type="float" office:value="15497292" calcext:value-type="float">
            <text:p>15497292</text:p>
          </table:table-cell>
          <table:table-cell table:style-name="ce2" table:formula="of:=SUM([.B154:.J154])" office:value-type="float" office:value="172272258" calcext:value-type="float">
            <text:p>172272258</text:p>
          </table:table-cell>
          <table:table-cell table:number-columns-repeated="6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table:formula="of:=[.C154]" office:value-type="float" office:value="18839862" calcext:value-type="float">
            <text:p>18839862</text:p>
          </table:table-cell>
          <table:table-cell table:style-name="ce2" table:formula="of:=[.D154]" office:value-type="float" office:value="16912230" calcext:value-type="float">
            <text:p>16912230</text:p>
          </table:table-cell>
          <table:table-cell table:style-name="ce2" table:formula="of:=[.E154]" office:value-type="float" office:value="21596973" calcext:value-type="float">
            <text:p>21596973</text:p>
          </table:table-cell>
          <table:table-cell table:style-name="ce2" table:formula="of:=[.F154]" office:value-type="float" office:value="21528129" calcext:value-type="float">
            <text:p>21528129</text:p>
          </table:table-cell>
          <table:table-cell table:style-name="ce2" table:formula="of:=[.G154]" office:value-type="float" office:value="23816421" calcext:value-type="float">
            <text:p>23816421</text:p>
          </table:table-cell>
          <table:table-cell table:style-name="ce2" table:formula="of:=[.H154]" office:value-type="float" office:value="27638961" calcext:value-type="float">
            <text:p>27638961</text:p>
          </table:table-cell>
          <table:table-cell table:style-name="ce2" table:formula="of:=[.I154]+[.B154]" office:value-type="float" office:value="26442390" calcext:value-type="float">
            <text:p>26442390</text:p>
          </table:table-cell>
          <table:table-cell table:style-name="ce2" table:formula="of:=[.J154]" office:value-type="float" office:value="15497292" calcext:value-type="float">
            <text:p>15497292</text:p>
          </table:table-cell>
          <table:table-cell table:style-name="ce2" table:formula="of:=[.B154]" office:value-type="float" office:value="14014863" calcext:value-type="float">
            <text:p>14014863</text:p>
          </table:table-cell>
          <table:table-cell table:style-name="ce2" table:formula="of:=SUM([.B155:.J155])" office:value-type="float" office:value="186287121" calcext:value-type="float">
            <text:p>186287121</text:p>
          </table:table-cell>
          <table:table-cell table:number-columns-repeated="6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table:formula="of:=[.C155]" office:value-type="float" office:value="16912230" calcext:value-type="float">
            <text:p>16912230</text:p>
          </table:table-cell>
          <table:table-cell table:style-name="ce2" table:formula="of:=[.D155]" office:value-type="float" office:value="21596973" calcext:value-type="float">
            <text:p>21596973</text:p>
          </table:table-cell>
          <table:table-cell table:style-name="ce2" table:formula="of:=[.E155]" office:value-type="float" office:value="21528129" calcext:value-type="float">
            <text:p>21528129</text:p>
          </table:table-cell>
          <table:table-cell table:style-name="ce2" table:formula="of:=[.F155]" office:value-type="float" office:value="23816421" calcext:value-type="float">
            <text:p>23816421</text:p>
          </table:table-cell>
          <table:table-cell table:style-name="ce2" table:formula="of:=[.G155]" office:value-type="float" office:value="27638961" calcext:value-type="float">
            <text:p>27638961</text:p>
          </table:table-cell>
          <table:table-cell table:style-name="ce2" table:formula="of:=[.H155]" office:value-type="float" office:value="26442390" calcext:value-type="float">
            <text:p>26442390</text:p>
          </table:table-cell>
          <table:table-cell table:style-name="ce2" table:formula="of:=[.I155]+[.B155]" office:value-type="float" office:value="34337154" calcext:value-type="float">
            <text:p>34337154</text:p>
          </table:table-cell>
          <table:table-cell table:style-name="ce2" table:formula="of:=[.J155]" office:value-type="float" office:value="14014863" calcext:value-type="float">
            <text:p>14014863</text:p>
          </table:table-cell>
          <table:table-cell table:style-name="ce2" table:formula="of:=[.B155]" office:value-type="float" office:value="18839862" calcext:value-type="float">
            <text:p>18839862</text:p>
          </table:table-cell>
          <table:table-cell table:style-name="ce2" table:formula="of:=SUM([.B156:.J156])" office:value-type="float" office:value="205126983" calcext:value-type="float">
            <text:p>205126983</text:p>
          </table:table-cell>
          <table:table-cell table:number-columns-repeated="6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table:formula="of:=[.C156]" office:value-type="float" office:value="21596973" calcext:value-type="float">
            <text:p>21596973</text:p>
          </table:table-cell>
          <table:table-cell table:style-name="ce2" table:formula="of:=[.D156]" office:value-type="float" office:value="21528129" calcext:value-type="float">
            <text:p>21528129</text:p>
          </table:table-cell>
          <table:table-cell table:style-name="ce2" table:formula="of:=[.E156]" office:value-type="float" office:value="23816421" calcext:value-type="float">
            <text:p>23816421</text:p>
          </table:table-cell>
          <table:table-cell table:style-name="ce2" table:formula="of:=[.F156]" office:value-type="float" office:value="27638961" calcext:value-type="float">
            <text:p>27638961</text:p>
          </table:table-cell>
          <table:table-cell table:style-name="ce2" table:formula="of:=[.G156]" office:value-type="float" office:value="26442390" calcext:value-type="float">
            <text:p>26442390</text:p>
          </table:table-cell>
          <table:table-cell table:style-name="ce2" table:formula="of:=[.H156]" office:value-type="float" office:value="34337154" calcext:value-type="float">
            <text:p>34337154</text:p>
          </table:table-cell>
          <table:table-cell table:style-name="ce2" table:formula="of:=[.I156]+[.B156]" office:value-type="float" office:value="30927093" calcext:value-type="float">
            <text:p>30927093</text:p>
          </table:table-cell>
          <table:table-cell table:style-name="ce2" table:formula="of:=[.J156]" office:value-type="float" office:value="18839862" calcext:value-type="float">
            <text:p>18839862</text:p>
          </table:table-cell>
          <table:table-cell table:style-name="ce2" table:formula="of:=[.B156]" office:value-type="float" office:value="16912230" calcext:value-type="float">
            <text:p>16912230</text:p>
          </table:table-cell>
          <table:table-cell table:style-name="ce2" table:formula="of:=SUM([.B157:.J157])" office:value-type="float" office:value="222039213" calcext:value-type="float">
            <text:p>222039213</text:p>
          </table:table-cell>
          <table:table-cell table:number-columns-repeated="6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table:formula="of:=[.C157]" office:value-type="float" office:value="21528129" calcext:value-type="float">
            <text:p>21528129</text:p>
          </table:table-cell>
          <table:table-cell table:style-name="ce2" table:formula="of:=[.D157]" office:value-type="float" office:value="23816421" calcext:value-type="float">
            <text:p>23816421</text:p>
          </table:table-cell>
          <table:table-cell table:style-name="ce2" table:formula="of:=[.E157]" office:value-type="float" office:value="27638961" calcext:value-type="float">
            <text:p>27638961</text:p>
          </table:table-cell>
          <table:table-cell table:style-name="ce2" table:formula="of:=[.F157]" office:value-type="float" office:value="26442390" calcext:value-type="float">
            <text:p>26442390</text:p>
          </table:table-cell>
          <table:table-cell table:style-name="ce2" table:formula="of:=[.G157]" office:value-type="float" office:value="34337154" calcext:value-type="float">
            <text:p>34337154</text:p>
          </table:table-cell>
          <table:table-cell table:style-name="ce2" table:formula="of:=[.H157]" office:value-type="float" office:value="30927093" calcext:value-type="float">
            <text:p>30927093</text:p>
          </table:table-cell>
          <table:table-cell table:style-name="ce2" table:formula="of:=[.I157]+[.B157]" office:value-type="float" office:value="40436835" calcext:value-type="float">
            <text:p>40436835</text:p>
          </table:table-cell>
          <table:table-cell table:style-name="ce2" table:formula="of:=[.J157]" office:value-type="float" office:value="16912230" calcext:value-type="float">
            <text:p>16912230</text:p>
          </table:table-cell>
          <table:table-cell table:style-name="ce2" table:formula="of:=[.B157]" office:value-type="float" office:value="21596973" calcext:value-type="float">
            <text:p>21596973</text:p>
          </table:table-cell>
          <table:table-cell table:style-name="ce2" table:formula="of:=SUM([.B158:.J158])" office:value-type="float" office:value="243636186" calcext:value-type="float">
            <text:p>243636186</text:p>
          </table:table-cell>
          <table:table-cell table:number-columns-repeated="6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table:formula="of:=[.C158]" office:value-type="float" office:value="23816421" calcext:value-type="float">
            <text:p>23816421</text:p>
          </table:table-cell>
          <table:table-cell table:style-name="ce2" table:formula="of:=[.D158]" office:value-type="float" office:value="27638961" calcext:value-type="float">
            <text:p>27638961</text:p>
          </table:table-cell>
          <table:table-cell table:style-name="ce2" table:formula="of:=[.E158]" office:value-type="float" office:value="26442390" calcext:value-type="float">
            <text:p>26442390</text:p>
          </table:table-cell>
          <table:table-cell table:style-name="ce2" table:formula="of:=[.F158]" office:value-type="float" office:value="34337154" calcext:value-type="float">
            <text:p>34337154</text:p>
          </table:table-cell>
          <table:table-cell table:style-name="ce2" table:formula="of:=[.G158]" office:value-type="float" office:value="30927093" calcext:value-type="float">
            <text:p>30927093</text:p>
          </table:table-cell>
          <table:table-cell table:style-name="ce2" table:formula="of:=[.H158]" office:value-type="float" office:value="40436835" calcext:value-type="float">
            <text:p>40436835</text:p>
          </table:table-cell>
          <table:table-cell table:style-name="ce2" table:formula="of:=[.I158]+[.B158]" office:value-type="float" office:value="38440359" calcext:value-type="float">
            <text:p>38440359</text:p>
          </table:table-cell>
          <table:table-cell table:style-name="ce2" table:formula="of:=[.J158]" office:value-type="float" office:value="21596973" calcext:value-type="float">
            <text:p>21596973</text:p>
          </table:table-cell>
          <table:table-cell table:style-name="ce2" table:formula="of:=[.B158]" office:value-type="float" office:value="21528129" calcext:value-type="float">
            <text:p>21528129</text:p>
          </table:table-cell>
          <table:table-cell table:style-name="ce2" table:formula="of:=SUM([.B159:.J159])" office:value-type="float" office:value="265164315" calcext:value-type="float">
            <text:p>265164315</text:p>
          </table:table-cell>
          <table:table-cell table:number-columns-repeated="6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table:formula="of:=[.C159]" office:value-type="float" office:value="27638961" calcext:value-type="float">
            <text:p>27638961</text:p>
          </table:table-cell>
          <table:table-cell table:style-name="ce2" table:formula="of:=[.D159]" office:value-type="float" office:value="26442390" calcext:value-type="float">
            <text:p>26442390</text:p>
          </table:table-cell>
          <table:table-cell table:style-name="ce2" table:formula="of:=[.E159]" office:value-type="float" office:value="34337154" calcext:value-type="float">
            <text:p>34337154</text:p>
          </table:table-cell>
          <table:table-cell table:style-name="ce2" table:formula="of:=[.F159]" office:value-type="float" office:value="30927093" calcext:value-type="float">
            <text:p>30927093</text:p>
          </table:table-cell>
          <table:table-cell table:style-name="ce2" table:formula="of:=[.G159]" office:value-type="float" office:value="40436835" calcext:value-type="float">
            <text:p>40436835</text:p>
          </table:table-cell>
          <table:table-cell table:style-name="ce2" table:formula="of:=[.H159]" office:value-type="float" office:value="38440359" calcext:value-type="float">
            <text:p>38440359</text:p>
          </table:table-cell>
          <table:table-cell table:style-name="ce2" table:formula="of:=[.I159]+[.B159]" office:value-type="float" office:value="45413394" calcext:value-type="float">
            <text:p>45413394</text:p>
          </table:table-cell>
          <table:table-cell table:style-name="ce2" table:formula="of:=[.J159]" office:value-type="float" office:value="21528129" calcext:value-type="float">
            <text:p>21528129</text:p>
          </table:table-cell>
          <table:table-cell table:style-name="ce2" table:formula="of:=[.B159]" office:value-type="float" office:value="23816421" calcext:value-type="float">
            <text:p>23816421</text:p>
          </table:table-cell>
          <table:table-cell table:style-name="ce2" table:formula="of:=SUM([.B160:.J160])" office:value-type="float" office:value="288980736" calcext:value-type="float">
            <text:p>288980736</text:p>
          </table:table-cell>
          <table:table-cell table:number-columns-repeated="6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table:formula="of:=[.C160]" office:value-type="float" office:value="26442390" calcext:value-type="float">
            <text:p>26442390</text:p>
          </table:table-cell>
          <table:table-cell table:style-name="ce2" table:formula="of:=[.D160]" office:value-type="float" office:value="34337154" calcext:value-type="float">
            <text:p>34337154</text:p>
          </table:table-cell>
          <table:table-cell table:style-name="ce2" table:formula="of:=[.E160]" office:value-type="float" office:value="30927093" calcext:value-type="float">
            <text:p>30927093</text:p>
          </table:table-cell>
          <table:table-cell table:style-name="ce2" table:formula="of:=[.F160]" office:value-type="float" office:value="40436835" calcext:value-type="float">
            <text:p>40436835</text:p>
          </table:table-cell>
          <table:table-cell table:style-name="ce2" table:formula="of:=[.G160]" office:value-type="float" office:value="38440359" calcext:value-type="float">
            <text:p>38440359</text:p>
          </table:table-cell>
          <table:table-cell table:style-name="ce2" table:formula="of:=[.H160]" office:value-type="float" office:value="45413394" calcext:value-type="float">
            <text:p>45413394</text:p>
          </table:table-cell>
          <table:table-cell table:style-name="ce2" table:formula="of:=[.I160]+[.B160]" office:value-type="float" office:value="49167090" calcext:value-type="float">
            <text:p>49167090</text:p>
          </table:table-cell>
          <table:table-cell table:style-name="ce2" table:formula="of:=[.J160]" office:value-type="float" office:value="23816421" calcext:value-type="float">
            <text:p>23816421</text:p>
          </table:table-cell>
          <table:table-cell table:style-name="ce2" table:formula="of:=[.B160]" office:value-type="float" office:value="27638961" calcext:value-type="float">
            <text:p>27638961</text:p>
          </table:table-cell>
          <table:table-cell table:style-name="ce2" table:formula="of:=SUM([.B161:.J161])" office:value-type="float" office:value="316619697" calcext:value-type="float">
            <text:p>316619697</text:p>
          </table:table-cell>
          <table:table-cell table:number-columns-repeated="6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table:formula="of:=[.C161]" office:value-type="float" office:value="34337154" calcext:value-type="float">
            <text:p>34337154</text:p>
          </table:table-cell>
          <table:table-cell table:style-name="ce2" table:formula="of:=[.D161]" office:value-type="float" office:value="30927093" calcext:value-type="float">
            <text:p>30927093</text:p>
          </table:table-cell>
          <table:table-cell table:style-name="ce2" table:formula="of:=[.E161]" office:value-type="float" office:value="40436835" calcext:value-type="float">
            <text:p>40436835</text:p>
          </table:table-cell>
          <table:table-cell table:style-name="ce2" table:formula="of:=[.F161]" office:value-type="float" office:value="38440359" calcext:value-type="float">
            <text:p>38440359</text:p>
          </table:table-cell>
          <table:table-cell table:style-name="ce2" table:formula="of:=[.G161]" office:value-type="float" office:value="45413394" calcext:value-type="float">
            <text:p>45413394</text:p>
          </table:table-cell>
          <table:table-cell table:style-name="ce2" table:formula="of:=[.H161]" office:value-type="float" office:value="49167090" calcext:value-type="float">
            <text:p>49167090</text:p>
          </table:table-cell>
          <table:table-cell table:style-name="ce2" table:formula="of:=[.I161]+[.B161]" office:value-type="float" office:value="50258811" calcext:value-type="float">
            <text:p>50258811</text:p>
          </table:table-cell>
          <table:table-cell table:style-name="ce2" table:formula="of:=[.J161]" office:value-type="float" office:value="27638961" calcext:value-type="float">
            <text:p>27638961</text:p>
          </table:table-cell>
          <table:table-cell table:style-name="ce2" table:formula="of:=[.B161]" office:value-type="float" office:value="26442390" calcext:value-type="float">
            <text:p>26442390</text:p>
          </table:table-cell>
          <table:table-cell table:style-name="ce2" table:formula="of:=SUM([.B162:.J162])" office:value-type="float" office:value="343062087" calcext:value-type="float">
            <text:p>343062087</text:p>
          </table:table-cell>
          <table:table-cell table:number-columns-repeated="6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table:formula="of:=[.C162]" office:value-type="float" office:value="30927093" calcext:value-type="float">
            <text:p>30927093</text:p>
          </table:table-cell>
          <table:table-cell table:style-name="ce2" table:formula="of:=[.D162]" office:value-type="float" office:value="40436835" calcext:value-type="float">
            <text:p>40436835</text:p>
          </table:table-cell>
          <table:table-cell table:style-name="ce2" table:formula="of:=[.E162]" office:value-type="float" office:value="38440359" calcext:value-type="float">
            <text:p>38440359</text:p>
          </table:table-cell>
          <table:table-cell table:style-name="ce2" table:formula="of:=[.F162]" office:value-type="float" office:value="45413394" calcext:value-type="float">
            <text:p>45413394</text:p>
          </table:table-cell>
          <table:table-cell table:style-name="ce2" table:formula="of:=[.G162]" office:value-type="float" office:value="49167090" calcext:value-type="float">
            <text:p>49167090</text:p>
          </table:table-cell>
          <table:table-cell table:style-name="ce2" table:formula="of:=[.H162]" office:value-type="float" office:value="50258811" calcext:value-type="float">
            <text:p>50258811</text:p>
          </table:table-cell>
          <table:table-cell table:style-name="ce2" table:formula="of:=[.I162]+[.B162]" office:value-type="float" office:value="61976115" calcext:value-type="float">
            <text:p>61976115</text:p>
          </table:table-cell>
          <table:table-cell table:style-name="ce2" table:formula="of:=[.J162]" office:value-type="float" office:value="26442390" calcext:value-type="float">
            <text:p>26442390</text:p>
          </table:table-cell>
          <table:table-cell table:style-name="ce2" table:formula="of:=[.B162]" office:value-type="float" office:value="34337154" calcext:value-type="float">
            <text:p>34337154</text:p>
          </table:table-cell>
          <table:table-cell table:style-name="ce2" table:formula="of:=SUM([.B163:.J163])" office:value-type="float" office:value="377399241" calcext:value-type="float">
            <text:p>377399241</text:p>
          </table:table-cell>
          <table:table-cell table:number-columns-repeated="6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table:formula="of:=[.C163]" office:value-type="float" office:value="40436835" calcext:value-type="float">
            <text:p>40436835</text:p>
          </table:table-cell>
          <table:table-cell table:style-name="ce2" table:formula="of:=[.D163]" office:value-type="float" office:value="38440359" calcext:value-type="float">
            <text:p>38440359</text:p>
          </table:table-cell>
          <table:table-cell table:style-name="ce2" table:formula="of:=[.E163]" office:value-type="float" office:value="45413394" calcext:value-type="float">
            <text:p>45413394</text:p>
          </table:table-cell>
          <table:table-cell table:style-name="ce2" table:formula="of:=[.F163]" office:value-type="float" office:value="49167090" calcext:value-type="float">
            <text:p>49167090</text:p>
          </table:table-cell>
          <table:table-cell table:style-name="ce2" table:formula="of:=[.G163]" office:value-type="float" office:value="50258811" calcext:value-type="float">
            <text:p>50258811</text:p>
          </table:table-cell>
          <table:table-cell table:style-name="ce2" table:formula="of:=[.H163]" office:value-type="float" office:value="61976115" calcext:value-type="float">
            <text:p>61976115</text:p>
          </table:table-cell>
          <table:table-cell table:style-name="ce2" table:formula="of:=[.I163]+[.B163]" office:value-type="float" office:value="57369483" calcext:value-type="float">
            <text:p>57369483</text:p>
          </table:table-cell>
          <table:table-cell table:style-name="ce2" table:formula="of:=[.J163]" office:value-type="float" office:value="34337154" calcext:value-type="float">
            <text:p>34337154</text:p>
          </table:table-cell>
          <table:table-cell table:style-name="ce2" table:formula="of:=[.B163]" office:value-type="float" office:value="30927093" calcext:value-type="float">
            <text:p>30927093</text:p>
          </table:table-cell>
          <table:table-cell table:style-name="ce2" table:formula="of:=SUM([.B164:.J164])" office:value-type="float" office:value="408326334" calcext:value-type="float">
            <text:p>408326334</text:p>
          </table:table-cell>
          <table:table-cell table:number-columns-repeated="6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table:formula="of:=[.C164]" office:value-type="float" office:value="38440359" calcext:value-type="float">
            <text:p>38440359</text:p>
          </table:table-cell>
          <table:table-cell table:style-name="ce2" table:formula="of:=[.D164]" office:value-type="float" office:value="45413394" calcext:value-type="float">
            <text:p>45413394</text:p>
          </table:table-cell>
          <table:table-cell table:style-name="ce2" table:formula="of:=[.E164]" office:value-type="float" office:value="49167090" calcext:value-type="float">
            <text:p>49167090</text:p>
          </table:table-cell>
          <table:table-cell table:style-name="ce2" table:formula="of:=[.F164]" office:value-type="float" office:value="50258811" calcext:value-type="float">
            <text:p>50258811</text:p>
          </table:table-cell>
          <table:table-cell table:style-name="ce2" table:formula="of:=[.G164]" office:value-type="float" office:value="61976115" calcext:value-type="float">
            <text:p>61976115</text:p>
          </table:table-cell>
          <table:table-cell table:style-name="ce2" table:formula="of:=[.H164]" office:value-type="float" office:value="57369483" calcext:value-type="float">
            <text:p>57369483</text:p>
          </table:table-cell>
          <table:table-cell table:style-name="ce2" table:formula="of:=[.I164]+[.B164]" office:value-type="float" office:value="74773989" calcext:value-type="float">
            <text:p>74773989</text:p>
          </table:table-cell>
          <table:table-cell table:style-name="ce2" table:formula="of:=[.J164]" office:value-type="float" office:value="30927093" calcext:value-type="float">
            <text:p>30927093</text:p>
          </table:table-cell>
          <table:table-cell table:style-name="ce2" table:formula="of:=[.B164]" office:value-type="float" office:value="40436835" calcext:value-type="float">
            <text:p>40436835</text:p>
          </table:table-cell>
          <table:table-cell table:style-name="ce2" table:formula="of:=SUM([.B165:.J165])" office:value-type="float" office:value="448763169" calcext:value-type="float">
            <text:p>448763169</text:p>
          </table:table-cell>
          <table:table-cell table:number-columns-repeated="6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table:formula="of:=[.C165]" office:value-type="float" office:value="45413394" calcext:value-type="float">
            <text:p>45413394</text:p>
          </table:table-cell>
          <table:table-cell table:style-name="ce2" table:formula="of:=[.D165]" office:value-type="float" office:value="49167090" calcext:value-type="float">
            <text:p>49167090</text:p>
          </table:table-cell>
          <table:table-cell table:style-name="ce2" table:formula="of:=[.E165]" office:value-type="float" office:value="50258811" calcext:value-type="float">
            <text:p>50258811</text:p>
          </table:table-cell>
          <table:table-cell table:style-name="ce2" table:formula="of:=[.F165]" office:value-type="float" office:value="61976115" calcext:value-type="float">
            <text:p>61976115</text:p>
          </table:table-cell>
          <table:table-cell table:style-name="ce2" table:formula="of:=[.G165]" office:value-type="float" office:value="57369483" calcext:value-type="float">
            <text:p>57369483</text:p>
          </table:table-cell>
          <table:table-cell table:style-name="ce2" table:formula="of:=[.H165]" office:value-type="float" office:value="74773989" calcext:value-type="float">
            <text:p>74773989</text:p>
          </table:table-cell>
          <table:table-cell table:style-name="ce2" table:formula="of:=[.I165]+[.B165]" office:value-type="float" office:value="69367452" calcext:value-type="float">
            <text:p>69367452</text:p>
          </table:table-cell>
          <table:table-cell table:style-name="ce2" table:formula="of:=[.J165]" office:value-type="float" office:value="40436835" calcext:value-type="float">
            <text:p>40436835</text:p>
          </table:table-cell>
          <table:table-cell table:style-name="ce2" table:formula="of:=[.B165]" office:value-type="float" office:value="38440359" calcext:value-type="float">
            <text:p>38440359</text:p>
          </table:table-cell>
          <table:table-cell table:style-name="ce2" table:formula="of:=SUM([.B166:.J166])" office:value-type="float" office:value="487203528" calcext:value-type="float">
            <text:p>487203528</text:p>
          </table:table-cell>
          <table:table-cell table:number-columns-repeated="6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table:formula="of:=[.C166]" office:value-type="float" office:value="49167090" calcext:value-type="float">
            <text:p>49167090</text:p>
          </table:table-cell>
          <table:table-cell table:style-name="ce2" table:formula="of:=[.D166]" office:value-type="float" office:value="50258811" calcext:value-type="float">
            <text:p>50258811</text:p>
          </table:table-cell>
          <table:table-cell table:style-name="ce2" table:formula="of:=[.E166]" office:value-type="float" office:value="61976115" calcext:value-type="float">
            <text:p>61976115</text:p>
          </table:table-cell>
          <table:table-cell table:style-name="ce2" table:formula="of:=[.F166]" office:value-type="float" office:value="57369483" calcext:value-type="float">
            <text:p>57369483</text:p>
          </table:table-cell>
          <table:table-cell table:style-name="ce2" table:formula="of:=[.G166]" office:value-type="float" office:value="74773989" calcext:value-type="float">
            <text:p>74773989</text:p>
          </table:table-cell>
          <table:table-cell table:style-name="ce2" table:formula="of:=[.H166]" office:value-type="float" office:value="69367452" calcext:value-type="float">
            <text:p>69367452</text:p>
          </table:table-cell>
          <table:table-cell table:style-name="ce2" table:formula="of:=[.I166]+[.B166]" office:value-type="float" office:value="85850229" calcext:value-type="float">
            <text:p>85850229</text:p>
          </table:table-cell>
          <table:table-cell table:style-name="ce2" table:formula="of:=[.J166]" office:value-type="float" office:value="38440359" calcext:value-type="float">
            <text:p>38440359</text:p>
          </table:table-cell>
          <table:table-cell table:style-name="ce2" table:formula="of:=[.B166]" office:value-type="float" office:value="45413394" calcext:value-type="float">
            <text:p>45413394</text:p>
          </table:table-cell>
          <table:table-cell table:style-name="ce2" table:formula="of:=SUM([.B167:.J167])" office:value-type="float" office:value="532616922" calcext:value-type="float">
            <text:p>532616922</text:p>
          </table:table-cell>
          <table:table-cell table:number-columns-repeated="6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table:formula="of:=[.C167]" office:value-type="float" office:value="50258811" calcext:value-type="float">
            <text:p>50258811</text:p>
          </table:table-cell>
          <table:table-cell table:style-name="ce2" table:formula="of:=[.D167]" office:value-type="float" office:value="61976115" calcext:value-type="float">
            <text:p>61976115</text:p>
          </table:table-cell>
          <table:table-cell table:style-name="ce2" table:formula="of:=[.E167]" office:value-type="float" office:value="57369483" calcext:value-type="float">
            <text:p>57369483</text:p>
          </table:table-cell>
          <table:table-cell table:style-name="ce2" table:formula="of:=[.F167]" office:value-type="float" office:value="74773989" calcext:value-type="float">
            <text:p>74773989</text:p>
          </table:table-cell>
          <table:table-cell table:style-name="ce2" table:formula="of:=[.G167]" office:value-type="float" office:value="69367452" calcext:value-type="float">
            <text:p>69367452</text:p>
          </table:table-cell>
          <table:table-cell table:style-name="ce2" table:formula="of:=[.H167]" office:value-type="float" office:value="85850229" calcext:value-type="float">
            <text:p>85850229</text:p>
          </table:table-cell>
          <table:table-cell table:style-name="ce2" table:formula="of:=[.I167]+[.B167]" office:value-type="float" office:value="87607449" calcext:value-type="float">
            <text:p>87607449</text:p>
          </table:table-cell>
          <table:table-cell table:style-name="ce2" table:formula="of:=[.J167]" office:value-type="float" office:value="45413394" calcext:value-type="float">
            <text:p>45413394</text:p>
          </table:table-cell>
          <table:table-cell table:style-name="ce2" table:formula="of:=[.B167]" office:value-type="float" office:value="49167090" calcext:value-type="float">
            <text:p>49167090</text:p>
          </table:table-cell>
          <table:table-cell table:style-name="ce2" table:formula="of:=SUM([.B168:.J168])" office:value-type="float" office:value="581784012" calcext:value-type="float">
            <text:p>581784012</text:p>
          </table:table-cell>
          <table:table-cell table:number-columns-repeated="6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table:formula="of:=[.C168]" office:value-type="float" office:value="61976115" calcext:value-type="float">
            <text:p>61976115</text:p>
          </table:table-cell>
          <table:table-cell table:style-name="ce2" table:formula="of:=[.D168]" office:value-type="float" office:value="57369483" calcext:value-type="float">
            <text:p>57369483</text:p>
          </table:table-cell>
          <table:table-cell table:style-name="ce2" table:formula="of:=[.E168]" office:value-type="float" office:value="74773989" calcext:value-type="float">
            <text:p>74773989</text:p>
          </table:table-cell>
          <table:table-cell table:style-name="ce2" table:formula="of:=[.F168]" office:value-type="float" office:value="69367452" calcext:value-type="float">
            <text:p>69367452</text:p>
          </table:table-cell>
          <table:table-cell table:style-name="ce2" table:formula="of:=[.G168]" office:value-type="float" office:value="85850229" calcext:value-type="float">
            <text:p>85850229</text:p>
          </table:table-cell>
          <table:table-cell table:style-name="ce2" table:formula="of:=[.H168]" office:value-type="float" office:value="87607449" calcext:value-type="float">
            <text:p>87607449</text:p>
          </table:table-cell>
          <table:table-cell table:style-name="ce2" table:formula="of:=[.I168]+[.B168]" office:value-type="float" office:value="95672205" calcext:value-type="float">
            <text:p>95672205</text:p>
          </table:table-cell>
          <table:table-cell table:style-name="ce2" table:formula="of:=[.J168]" office:value-type="float" office:value="49167090" calcext:value-type="float">
            <text:p>49167090</text:p>
          </table:table-cell>
          <table:table-cell table:style-name="ce2" table:formula="of:=[.B168]" office:value-type="float" office:value="50258811" calcext:value-type="float">
            <text:p>50258811</text:p>
          </table:table-cell>
          <table:table-cell table:style-name="ce2" table:formula="of:=SUM([.B169:.J169])" office:value-type="float" office:value="632042823" calcext:value-type="float">
            <text:p>632042823</text:p>
          </table:table-cell>
          <table:table-cell table:number-columns-repeated="6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 table:formula="of:=[.C169]" office:value-type="float" office:value="57369483" calcext:value-type="float">
            <text:p>57369483</text:p>
          </table:table-cell>
          <table:table-cell table:style-name="ce2" table:formula="of:=[.D169]" office:value-type="float" office:value="74773989" calcext:value-type="float">
            <text:p>74773989</text:p>
          </table:table-cell>
          <table:table-cell table:style-name="ce2" table:formula="of:=[.E169]" office:value-type="float" office:value="69367452" calcext:value-type="float">
            <text:p>69367452</text:p>
          </table:table-cell>
          <table:table-cell table:style-name="ce2" table:formula="of:=[.F169]" office:value-type="float" office:value="85850229" calcext:value-type="float">
            <text:p>85850229</text:p>
          </table:table-cell>
          <table:table-cell table:style-name="ce2" table:formula="of:=[.G169]" office:value-type="float" office:value="87607449" calcext:value-type="float">
            <text:p>87607449</text:p>
          </table:table-cell>
          <table:table-cell table:style-name="ce2" table:formula="of:=[.H169]" office:value-type="float" office:value="95672205" calcext:value-type="float">
            <text:p>95672205</text:p>
          </table:table-cell>
          <table:table-cell table:style-name="ce2" table:formula="of:=[.I169]+[.B169]" office:value-type="float" office:value="111143205" calcext:value-type="float">
            <text:p>111143205</text:p>
          </table:table-cell>
          <table:table-cell table:style-name="ce2" table:formula="of:=[.J169]" office:value-type="float" office:value="50258811" calcext:value-type="float">
            <text:p>50258811</text:p>
          </table:table-cell>
          <table:table-cell table:style-name="ce2" table:formula="of:=[.B169]" office:value-type="float" office:value="61976115" calcext:value-type="float">
            <text:p>61976115</text:p>
          </table:table-cell>
          <table:table-cell table:style-name="ce2" table:formula="of:=SUM([.B170:.J170])" office:value-type="float" office:value="694018938" calcext:value-type="float">
            <text:p>694018938</text:p>
          </table:table-cell>
          <table:table-cell table:number-columns-repeated="6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table:formula="of:=[.C170]" office:value-type="float" office:value="74773989" calcext:value-type="float">
            <text:p>74773989</text:p>
          </table:table-cell>
          <table:table-cell table:style-name="ce2" table:formula="of:=[.D170]" office:value-type="float" office:value="69367452" calcext:value-type="float">
            <text:p>69367452</text:p>
          </table:table-cell>
          <table:table-cell table:style-name="ce2" table:formula="of:=[.E170]" office:value-type="float" office:value="85850229" calcext:value-type="float">
            <text:p>85850229</text:p>
          </table:table-cell>
          <table:table-cell table:style-name="ce2" table:formula="of:=[.F170]" office:value-type="float" office:value="87607449" calcext:value-type="float">
            <text:p>87607449</text:p>
          </table:table-cell>
          <table:table-cell table:style-name="ce2" table:formula="of:=[.G170]" office:value-type="float" office:value="95672205" calcext:value-type="float">
            <text:p>95672205</text:p>
          </table:table-cell>
          <table:table-cell table:style-name="ce2" table:formula="of:=[.H170]" office:value-type="float" office:value="111143205" calcext:value-type="float">
            <text:p>111143205</text:p>
          </table:table-cell>
          <table:table-cell table:style-name="ce2" table:formula="of:=[.I170]+[.B170]" office:value-type="float" office:value="107628294" calcext:value-type="float">
            <text:p>107628294</text:p>
          </table:table-cell>
          <table:table-cell table:style-name="ce2" table:formula="of:=[.J170]" office:value-type="float" office:value="61976115" calcext:value-type="float">
            <text:p>61976115</text:p>
          </table:table-cell>
          <table:table-cell table:style-name="ce2" table:formula="of:=[.B170]" office:value-type="float" office:value="57369483" calcext:value-type="float">
            <text:p>57369483</text:p>
          </table:table-cell>
          <table:table-cell table:style-name="ce2" table:formula="of:=SUM([.B171:.J171])" office:value-type="float" office:value="751388421" calcext:value-type="float">
            <text:p>751388421</text:p>
          </table:table-cell>
          <table:table-cell table:number-columns-repeated="6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table:formula="of:=[.C171]" office:value-type="float" office:value="69367452" calcext:value-type="float">
            <text:p>69367452</text:p>
          </table:table-cell>
          <table:table-cell table:style-name="ce2" table:formula="of:=[.D171]" office:value-type="float" office:value="85850229" calcext:value-type="float">
            <text:p>85850229</text:p>
          </table:table-cell>
          <table:table-cell table:style-name="ce2" table:formula="of:=[.E171]" office:value-type="float" office:value="87607449" calcext:value-type="float">
            <text:p>87607449</text:p>
          </table:table-cell>
          <table:table-cell table:style-name="ce2" table:formula="of:=[.F171]" office:value-type="float" office:value="95672205" calcext:value-type="float">
            <text:p>95672205</text:p>
          </table:table-cell>
          <table:table-cell table:style-name="ce2" table:formula="of:=[.G171]" office:value-type="float" office:value="111143205" calcext:value-type="float">
            <text:p>111143205</text:p>
          </table:table-cell>
          <table:table-cell table:style-name="ce2" table:formula="of:=[.H171]" office:value-type="float" office:value="107628294" calcext:value-type="float">
            <text:p>107628294</text:p>
          </table:table-cell>
          <table:table-cell table:style-name="ce2" table:formula="of:=[.I171]+[.B171]" office:value-type="float" office:value="136750104" calcext:value-type="float">
            <text:p>136750104</text:p>
          </table:table-cell>
          <table:table-cell table:style-name="ce2" table:formula="of:=[.J171]" office:value-type="float" office:value="57369483" calcext:value-type="float">
            <text:p>57369483</text:p>
          </table:table-cell>
          <table:table-cell table:style-name="ce2" table:formula="of:=[.B171]" office:value-type="float" office:value="74773989" calcext:value-type="float">
            <text:p>74773989</text:p>
          </table:table-cell>
          <table:table-cell table:style-name="ce2" table:formula="of:=SUM([.B172:.J172])" office:value-type="float" office:value="826162410" calcext:value-type="float">
            <text:p>826162410</text:p>
          </table:table-cell>
          <table:table-cell table:number-columns-repeated="6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table:formula="of:=[.C172]" office:value-type="float" office:value="85850229" calcext:value-type="float">
            <text:p>85850229</text:p>
          </table:table-cell>
          <table:table-cell table:style-name="ce2" table:formula="of:=[.D172]" office:value-type="float" office:value="87607449" calcext:value-type="float">
            <text:p>87607449</text:p>
          </table:table-cell>
          <table:table-cell table:style-name="ce2" table:formula="of:=[.E172]" office:value-type="float" office:value="95672205" calcext:value-type="float">
            <text:p>95672205</text:p>
          </table:table-cell>
          <table:table-cell table:style-name="ce2" table:formula="of:=[.F172]" office:value-type="float" office:value="111143205" calcext:value-type="float">
            <text:p>111143205</text:p>
          </table:table-cell>
          <table:table-cell table:style-name="ce2" table:formula="of:=[.G172]" office:value-type="float" office:value="107628294" calcext:value-type="float">
            <text:p>107628294</text:p>
          </table:table-cell>
          <table:table-cell table:style-name="ce2" table:formula="of:=[.H172]" office:value-type="float" office:value="136750104" calcext:value-type="float">
            <text:p>136750104</text:p>
          </table:table-cell>
          <table:table-cell table:style-name="ce2" table:formula="of:=[.I172]+[.B172]" office:value-type="float" office:value="126736935" calcext:value-type="float">
            <text:p>126736935</text:p>
          </table:table-cell>
          <table:table-cell table:style-name="ce2" table:formula="of:=[.J172]" office:value-type="float" office:value="74773989" calcext:value-type="float">
            <text:p>74773989</text:p>
          </table:table-cell>
          <table:table-cell table:style-name="ce2" table:formula="of:=[.B172]" office:value-type="float" office:value="69367452" calcext:value-type="float">
            <text:p>69367452</text:p>
          </table:table-cell>
          <table:table-cell table:style-name="ce2" table:formula="of:=SUM([.B173:.J173])" office:value-type="float" office:value="895529862" calcext:value-type="float">
            <text:p>895529862</text:p>
          </table:table-cell>
          <table:table-cell table:number-columns-repeated="6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table:formula="of:=[.C173]" office:value-type="float" office:value="87607449" calcext:value-type="float">
            <text:p>87607449</text:p>
          </table:table-cell>
          <table:table-cell table:style-name="ce2" table:formula="of:=[.D173]" office:value-type="float" office:value="95672205" calcext:value-type="float">
            <text:p>95672205</text:p>
          </table:table-cell>
          <table:table-cell table:style-name="ce2" table:formula="of:=[.E173]" office:value-type="float" office:value="111143205" calcext:value-type="float">
            <text:p>111143205</text:p>
          </table:table-cell>
          <table:table-cell table:style-name="ce2" table:formula="of:=[.F173]" office:value-type="float" office:value="107628294" calcext:value-type="float">
            <text:p>107628294</text:p>
          </table:table-cell>
          <table:table-cell table:style-name="ce2" table:formula="of:=[.G173]" office:value-type="float" office:value="136750104" calcext:value-type="float">
            <text:p>136750104</text:p>
          </table:table-cell>
          <table:table-cell table:style-name="ce2" table:formula="of:=[.H173]" office:value-type="float" office:value="126736935" calcext:value-type="float">
            <text:p>126736935</text:p>
          </table:table-cell>
          <table:table-cell table:style-name="ce2" table:formula="of:=[.I173]+[.B173]" office:value-type="float" office:value="160624218" calcext:value-type="float">
            <text:p>160624218</text:p>
          </table:table-cell>
          <table:table-cell table:style-name="ce2" table:formula="of:=[.J173]" office:value-type="float" office:value="69367452" calcext:value-type="float">
            <text:p>69367452</text:p>
          </table:table-cell>
          <table:table-cell table:style-name="ce2" table:formula="of:=[.B173]" office:value-type="float" office:value="85850229" calcext:value-type="float">
            <text:p>85850229</text:p>
          </table:table-cell>
          <table:table-cell table:style-name="ce2" table:formula="of:=SUM([.B174:.J174])" office:value-type="float" office:value="981380091" calcext:value-type="float">
            <text:p>981380091</text:p>
          </table:table-cell>
          <table:table-cell table:number-columns-repeated="6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table:formula="of:=[.C174]" office:value-type="float" office:value="95672205" calcext:value-type="float">
            <text:p>95672205</text:p>
          </table:table-cell>
          <table:table-cell table:style-name="ce2" table:formula="of:=[.D174]" office:value-type="float" office:value="111143205" calcext:value-type="float">
            <text:p>111143205</text:p>
          </table:table-cell>
          <table:table-cell table:style-name="ce2" table:formula="of:=[.E174]" office:value-type="float" office:value="107628294" calcext:value-type="float">
            <text:p>107628294</text:p>
          </table:table-cell>
          <table:table-cell table:style-name="ce2" table:formula="of:=[.F174]" office:value-type="float" office:value="136750104" calcext:value-type="float">
            <text:p>136750104</text:p>
          </table:table-cell>
          <table:table-cell table:style-name="ce2" table:formula="of:=[.G174]" office:value-type="float" office:value="126736935" calcext:value-type="float">
            <text:p>126736935</text:p>
          </table:table-cell>
          <table:table-cell table:style-name="ce2" table:formula="of:=[.H174]" office:value-type="float" office:value="160624218" calcext:value-type="float">
            <text:p>160624218</text:p>
          </table:table-cell>
          <table:table-cell table:style-name="ce2" table:formula="of:=[.I174]+[.B174]" office:value-type="float" office:value="156974901" calcext:value-type="float">
            <text:p>156974901</text:p>
          </table:table-cell>
          <table:table-cell table:style-name="ce2" table:formula="of:=[.J174]" office:value-type="float" office:value="85850229" calcext:value-type="float">
            <text:p>85850229</text:p>
          </table:table-cell>
          <table:table-cell table:style-name="ce2" table:formula="of:=[.B174]" office:value-type="float" office:value="87607449" calcext:value-type="float">
            <text:p>87607449</text:p>
          </table:table-cell>
          <table:table-cell table:style-name="ce2" table:formula="of:=SUM([.B175:.J175])" office:value-type="float" office:value="1068987540" calcext:value-type="float">
            <text:p>1068987540</text:p>
          </table:table-cell>
          <table:table-cell table:number-columns-repeated="6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table:formula="of:=[.C175]" office:value-type="float" office:value="111143205" calcext:value-type="float">
            <text:p>111143205</text:p>
          </table:table-cell>
          <table:table-cell table:style-name="ce2" table:formula="of:=[.D175]" office:value-type="float" office:value="107628294" calcext:value-type="float">
            <text:p>107628294</text:p>
          </table:table-cell>
          <table:table-cell table:style-name="ce2" table:formula="of:=[.E175]" office:value-type="float" office:value="136750104" calcext:value-type="float">
            <text:p>136750104</text:p>
          </table:table-cell>
          <table:table-cell table:style-name="ce2" table:formula="of:=[.F175]" office:value-type="float" office:value="126736935" calcext:value-type="float">
            <text:p>126736935</text:p>
          </table:table-cell>
          <table:table-cell table:style-name="ce2" table:formula="of:=[.G175]" office:value-type="float" office:value="160624218" calcext:value-type="float">
            <text:p>160624218</text:p>
          </table:table-cell>
          <table:table-cell table:style-name="ce2" table:formula="of:=[.H175]" office:value-type="float" office:value="156974901" calcext:value-type="float">
            <text:p>156974901</text:p>
          </table:table-cell>
          <table:table-cell table:style-name="ce2" table:formula="of:=[.I175]+[.B175]" office:value-type="float" office:value="181522434" calcext:value-type="float">
            <text:p>181522434</text:p>
          </table:table-cell>
          <table:table-cell table:style-name="ce2" table:formula="of:=[.J175]" office:value-type="float" office:value="87607449" calcext:value-type="float">
            <text:p>87607449</text:p>
          </table:table-cell>
          <table:table-cell table:style-name="ce2" table:formula="of:=[.B175]" office:value-type="float" office:value="95672205" calcext:value-type="float">
            <text:p>95672205</text:p>
          </table:table-cell>
          <table:table-cell table:style-name="ce2" table:formula="of:=SUM([.B176:.J176])" office:value-type="float" office:value="1164659745" calcext:value-type="float">
            <text:p>1164659745</text:p>
          </table:table-cell>
          <table:table-cell table:number-columns-repeated="6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table:formula="of:=[.C176]" office:value-type="float" office:value="107628294" calcext:value-type="float">
            <text:p>107628294</text:p>
          </table:table-cell>
          <table:table-cell table:style-name="ce2" table:formula="of:=[.D176]" office:value-type="float" office:value="136750104" calcext:value-type="float">
            <text:p>136750104</text:p>
          </table:table-cell>
          <table:table-cell table:style-name="ce2" table:formula="of:=[.E176]" office:value-type="float" office:value="126736935" calcext:value-type="float">
            <text:p>126736935</text:p>
          </table:table-cell>
          <table:table-cell table:style-name="ce2" table:formula="of:=[.F176]" office:value-type="float" office:value="160624218" calcext:value-type="float">
            <text:p>160624218</text:p>
          </table:table-cell>
          <table:table-cell table:style-name="ce2" table:formula="of:=[.G176]" office:value-type="float" office:value="156974901" calcext:value-type="float">
            <text:p>156974901</text:p>
          </table:table-cell>
          <table:table-cell table:style-name="ce2" table:formula="of:=[.H176]" office:value-type="float" office:value="181522434" calcext:value-type="float">
            <text:p>181522434</text:p>
          </table:table-cell>
          <table:table-cell table:style-name="ce2" table:formula="of:=[.I176]+[.B176]" office:value-type="float" office:value="198750654" calcext:value-type="float">
            <text:p>198750654</text:p>
          </table:table-cell>
          <table:table-cell table:style-name="ce2" table:formula="of:=[.J176]" office:value-type="float" office:value="95672205" calcext:value-type="float">
            <text:p>95672205</text:p>
          </table:table-cell>
          <table:table-cell table:style-name="ce2" table:formula="of:=[.B176]" office:value-type="float" office:value="111143205" calcext:value-type="float">
            <text:p>111143205</text:p>
          </table:table-cell>
          <table:table-cell table:style-name="ce2" table:formula="of:=SUM([.B177:.J177])" office:value-type="float" office:value="1275802950" calcext:value-type="float">
            <text:p>1275802950</text:p>
          </table:table-cell>
          <table:table-cell table:number-columns-repeated="6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table:formula="of:=[.C177]" office:value-type="float" office:value="136750104" calcext:value-type="float">
            <text:p>136750104</text:p>
          </table:table-cell>
          <table:table-cell table:style-name="ce2" table:formula="of:=[.D177]" office:value-type="float" office:value="126736935" calcext:value-type="float">
            <text:p>126736935</text:p>
          </table:table-cell>
          <table:table-cell table:style-name="ce2" table:formula="of:=[.E177]" office:value-type="float" office:value="160624218" calcext:value-type="float">
            <text:p>160624218</text:p>
          </table:table-cell>
          <table:table-cell table:style-name="ce2" table:formula="of:=[.F177]" office:value-type="float" office:value="156974901" calcext:value-type="float">
            <text:p>156974901</text:p>
          </table:table-cell>
          <table:table-cell table:style-name="ce2" table:formula="of:=[.G177]" office:value-type="float" office:value="181522434" calcext:value-type="float">
            <text:p>181522434</text:p>
          </table:table-cell>
          <table:table-cell table:style-name="ce2" table:formula="of:=[.H177]" office:value-type="float" office:value="198750654" calcext:value-type="float">
            <text:p>198750654</text:p>
          </table:table-cell>
          <table:table-cell table:style-name="ce2" table:formula="of:=[.I177]+[.B177]" office:value-type="float" office:value="203300499" calcext:value-type="float">
            <text:p>203300499</text:p>
          </table:table-cell>
          <table:table-cell table:style-name="ce2" table:formula="of:=[.J177]" office:value-type="float" office:value="111143205" calcext:value-type="float">
            <text:p>111143205</text:p>
          </table:table-cell>
          <table:table-cell table:style-name="ce2" table:formula="of:=[.B177]" office:value-type="float" office:value="107628294" calcext:value-type="float">
            <text:p>107628294</text:p>
          </table:table-cell>
          <table:table-cell table:style-name="ce2" table:formula="of:=SUM([.B178:.J178])" office:value-type="float" office:value="1383431244" calcext:value-type="float">
            <text:p>1383431244</text:p>
          </table:table-cell>
          <table:table-cell table:number-columns-repeated="6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table:formula="of:=[.C178]" office:value-type="float" office:value="126736935" calcext:value-type="float">
            <text:p>126736935</text:p>
          </table:table-cell>
          <table:table-cell table:style-name="ce2" table:formula="of:=[.D178]" office:value-type="float" office:value="160624218" calcext:value-type="float">
            <text:p>160624218</text:p>
          </table:table-cell>
          <table:table-cell table:style-name="ce2" table:formula="of:=[.E178]" office:value-type="float" office:value="156974901" calcext:value-type="float">
            <text:p>156974901</text:p>
          </table:table-cell>
          <table:table-cell table:style-name="ce2" table:formula="of:=[.F178]" office:value-type="float" office:value="181522434" calcext:value-type="float">
            <text:p>181522434</text:p>
          </table:table-cell>
          <table:table-cell table:style-name="ce2" table:formula="of:=[.G178]" office:value-type="float" office:value="198750654" calcext:value-type="float">
            <text:p>198750654</text:p>
          </table:table-cell>
          <table:table-cell table:style-name="ce2" table:formula="of:=[.H178]" office:value-type="float" office:value="203300499" calcext:value-type="float">
            <text:p>203300499</text:p>
          </table:table-cell>
          <table:table-cell table:style-name="ce2" table:formula="of:=[.I178]+[.B178]" office:value-type="float" office:value="247893309" calcext:value-type="float">
            <text:p>247893309</text:p>
          </table:table-cell>
          <table:table-cell table:style-name="ce2" table:formula="of:=[.J178]" office:value-type="float" office:value="107628294" calcext:value-type="float">
            <text:p>107628294</text:p>
          </table:table-cell>
          <table:table-cell table:style-name="ce2" table:formula="of:=[.B178]" office:value-type="float" office:value="136750104" calcext:value-type="float">
            <text:p>136750104</text:p>
          </table:table-cell>
          <table:table-cell table:style-name="ce2" table:formula="of:=SUM([.B179:.J179])" office:value-type="float" office:value="1520181348" calcext:value-type="float">
            <text:p>1520181348</text:p>
          </table:table-cell>
          <table:table-cell table:number-columns-repeated="6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table:formula="of:=[.C179]" office:value-type="float" office:value="160624218" calcext:value-type="float">
            <text:p>160624218</text:p>
          </table:table-cell>
          <table:table-cell table:style-name="ce2" table:formula="of:=[.D179]" office:value-type="float" office:value="156974901" calcext:value-type="float">
            <text:p>156974901</text:p>
          </table:table-cell>
          <table:table-cell table:style-name="ce2" table:formula="of:=[.E179]" office:value-type="float" office:value="181522434" calcext:value-type="float">
            <text:p>181522434</text:p>
          </table:table-cell>
          <table:table-cell table:style-name="ce2" table:formula="of:=[.F179]" office:value-type="float" office:value="198750654" calcext:value-type="float">
            <text:p>198750654</text:p>
          </table:table-cell>
          <table:table-cell table:style-name="ce2" table:formula="of:=[.G179]" office:value-type="float" office:value="203300499" calcext:value-type="float">
            <text:p>203300499</text:p>
          </table:table-cell>
          <table:table-cell table:style-name="ce2" table:formula="of:=[.H179]" office:value-type="float" office:value="247893309" calcext:value-type="float">
            <text:p>247893309</text:p>
          </table:table-cell>
          <table:table-cell table:style-name="ce2" table:formula="of:=[.I179]+[.B179]" office:value-type="float" office:value="234365229" calcext:value-type="float">
            <text:p>234365229</text:p>
          </table:table-cell>
          <table:table-cell table:style-name="ce2" table:formula="of:=[.J179]" office:value-type="float" office:value="136750104" calcext:value-type="float">
            <text:p>136750104</text:p>
          </table:table-cell>
          <table:table-cell table:style-name="ce2" table:formula="of:=[.B179]" office:value-type="float" office:value="126736935" calcext:value-type="float">
            <text:p>126736935</text:p>
          </table:table-cell>
          <table:table-cell table:style-name="ce2" table:formula="of:=SUM([.B180:.J180])" office:value-type="float" office:value="1646918283" calcext:value-type="float">
            <text:p>1646918283</text:p>
          </table:table-cell>
          <table:table-cell table:number-columns-repeated="6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table:formula="of:=[.C180]" office:value-type="float" office:value="156974901" calcext:value-type="float">
            <text:p>156974901</text:p>
          </table:table-cell>
          <table:table-cell table:style-name="ce2" table:formula="of:=[.D180]" office:value-type="float" office:value="181522434" calcext:value-type="float">
            <text:p>181522434</text:p>
          </table:table-cell>
          <table:table-cell table:style-name="ce2" table:formula="of:=[.E180]" office:value-type="float" office:value="198750654" calcext:value-type="float">
            <text:p>198750654</text:p>
          </table:table-cell>
          <table:table-cell table:style-name="ce2" table:formula="of:=[.F180]" office:value-type="float" office:value="203300499" calcext:value-type="float">
            <text:p>203300499</text:p>
          </table:table-cell>
          <table:table-cell table:style-name="ce2" table:formula="of:=[.G180]" office:value-type="float" office:value="247893309" calcext:value-type="float">
            <text:p>247893309</text:p>
          </table:table-cell>
          <table:table-cell table:style-name="ce2" table:formula="of:=[.H180]" office:value-type="float" office:value="234365229" calcext:value-type="float">
            <text:p>234365229</text:p>
          </table:table-cell>
          <table:table-cell table:style-name="ce2" table:formula="of:=[.I180]+[.B180]" office:value-type="float" office:value="297374322" calcext:value-type="float">
            <text:p>297374322</text:p>
          </table:table-cell>
          <table:table-cell table:style-name="ce2" table:formula="of:=[.J180]" office:value-type="float" office:value="126736935" calcext:value-type="float">
            <text:p>126736935</text:p>
          </table:table-cell>
          <table:table-cell table:style-name="ce2" table:formula="of:=[.B180]" office:value-type="float" office:value="160624218" calcext:value-type="float">
            <text:p>160624218</text:p>
          </table:table-cell>
          <table:table-cell table:style-name="ce2" table:formula="of:=SUM([.B181:.J181])" office:value-type="float" office:value="1807542501" calcext:value-type="float">
            <text:p>1807542501</text:p>
          </table:table-cell>
          <table:table-cell table:number-columns-repeated="6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table:formula="of:=[.C181]" office:value-type="float" office:value="181522434" calcext:value-type="float">
            <text:p>181522434</text:p>
          </table:table-cell>
          <table:table-cell table:style-name="ce2" table:formula="of:=[.D181]" office:value-type="float" office:value="198750654" calcext:value-type="float">
            <text:p>198750654</text:p>
          </table:table-cell>
          <table:table-cell table:style-name="ce2" table:formula="of:=[.E181]" office:value-type="float" office:value="203300499" calcext:value-type="float">
            <text:p>203300499</text:p>
          </table:table-cell>
          <table:table-cell table:style-name="ce2" table:formula="of:=[.F181]" office:value-type="float" office:value="247893309" calcext:value-type="float">
            <text:p>247893309</text:p>
          </table:table-cell>
          <table:table-cell table:style-name="ce2" table:formula="of:=[.G181]" office:value-type="float" office:value="234365229" calcext:value-type="float">
            <text:p>234365229</text:p>
          </table:table-cell>
          <table:table-cell table:style-name="ce2" table:formula="of:=[.H181]" office:value-type="float" office:value="297374322" calcext:value-type="float">
            <text:p>297374322</text:p>
          </table:table-cell>
          <table:table-cell table:style-name="ce2" table:formula="of:=[.I181]+[.B181]" office:value-type="float" office:value="283711836" calcext:value-type="float">
            <text:p>283711836</text:p>
          </table:table-cell>
          <table:table-cell table:style-name="ce2" table:formula="of:=[.J181]" office:value-type="float" office:value="160624218" calcext:value-type="float">
            <text:p>160624218</text:p>
          </table:table-cell>
          <table:table-cell table:style-name="ce2" table:formula="of:=[.B181]" office:value-type="float" office:value="156974901" calcext:value-type="float">
            <text:p>156974901</text:p>
          </table:table-cell>
          <table:table-cell table:style-name="ce2" table:formula="of:=SUM([.B182:.J182])" office:value-type="float" office:value="1964517402" calcext:value-type="float">
            <text:p>1964517402</text:p>
          </table:table-cell>
          <table:table-cell table:number-columns-repeated="6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table:formula="of:=[.C182]" office:value-type="float" office:value="198750654" calcext:value-type="float">
            <text:p>198750654</text:p>
          </table:table-cell>
          <table:table-cell table:style-name="ce2" table:formula="of:=[.D182]" office:value-type="float" office:value="203300499" calcext:value-type="float">
            <text:p>203300499</text:p>
          </table:table-cell>
          <table:table-cell table:style-name="ce2" table:formula="of:=[.E182]" office:value-type="float" office:value="247893309" calcext:value-type="float">
            <text:p>247893309</text:p>
          </table:table-cell>
          <table:table-cell table:style-name="ce2" table:formula="of:=[.F182]" office:value-type="float" office:value="234365229" calcext:value-type="float">
            <text:p>234365229</text:p>
          </table:table-cell>
          <table:table-cell table:style-name="ce2" table:formula="of:=[.G182]" office:value-type="float" office:value="297374322" calcext:value-type="float">
            <text:p>297374322</text:p>
          </table:table-cell>
          <table:table-cell table:style-name="ce2" table:formula="of:=[.H182]" office:value-type="float" office:value="283711836" calcext:value-type="float">
            <text:p>283711836</text:p>
          </table:table-cell>
          <table:table-cell table:style-name="ce2" table:formula="of:=[.I182]+[.B182]" office:value-type="float" office:value="342146652" calcext:value-type="float">
            <text:p>342146652</text:p>
          </table:table-cell>
          <table:table-cell table:style-name="ce2" table:formula="of:=[.J182]" office:value-type="float" office:value="156974901" calcext:value-type="float">
            <text:p>156974901</text:p>
          </table:table-cell>
          <table:table-cell table:style-name="ce2" table:formula="of:=[.B182]" office:value-type="float" office:value="181522434" calcext:value-type="float">
            <text:p>181522434</text:p>
          </table:table-cell>
          <table:table-cell table:style-name="ce2" table:formula="of:=SUM([.B183:.J183])" office:value-type="float" office:value="2146039836" calcext:value-type="float">
            <text:p>2146039836</text:p>
          </table:table-cell>
          <table:table-cell table:number-columns-repeated="6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table:formula="of:=[.C183]" office:value-type="float" office:value="203300499" calcext:value-type="float">
            <text:p>203300499</text:p>
          </table:table-cell>
          <table:table-cell table:style-name="ce2" table:formula="of:=[.D183]" office:value-type="float" office:value="247893309" calcext:value-type="float">
            <text:p>247893309</text:p>
          </table:table-cell>
          <table:table-cell table:style-name="ce2" table:formula="of:=[.E183]" office:value-type="float" office:value="234365229" calcext:value-type="float">
            <text:p>234365229</text:p>
          </table:table-cell>
          <table:table-cell table:style-name="ce2" table:formula="of:=[.F183]" office:value-type="float" office:value="297374322" calcext:value-type="float">
            <text:p>297374322</text:p>
          </table:table-cell>
          <table:table-cell table:style-name="ce2" table:formula="of:=[.G183]" office:value-type="float" office:value="283711836" calcext:value-type="float">
            <text:p>283711836</text:p>
          </table:table-cell>
          <table:table-cell table:style-name="ce2" table:formula="of:=[.H183]" office:value-type="float" office:value="342146652" calcext:value-type="float">
            <text:p>342146652</text:p>
          </table:table-cell>
          <table:table-cell table:style-name="ce2" table:formula="of:=[.I183]+[.B183]" office:value-type="float" office:value="355725555" calcext:value-type="float">
            <text:p>355725555</text:p>
          </table:table-cell>
          <table:table-cell table:style-name="ce2" table:formula="of:=[.J183]" office:value-type="float" office:value="181522434" calcext:value-type="float">
            <text:p>181522434</text:p>
          </table:table-cell>
          <table:table-cell table:style-name="ce2" table:formula="of:=[.B183]" office:value-type="float" office:value="198750654" calcext:value-type="float">
            <text:p>198750654</text:p>
          </table:table-cell>
          <table:table-cell table:style-name="ce2" table:formula="of:=SUM([.B184:.J184])" office:value-type="float" office:value="2344790490" calcext:value-type="float">
            <text:p>2344790490</text:p>
          </table:table-cell>
          <table:table-cell table:number-columns-repeated="6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table:formula="of:=[.C184]" office:value-type="float" office:value="247893309" calcext:value-type="float">
            <text:p>247893309</text:p>
          </table:table-cell>
          <table:table-cell table:style-name="ce2" table:formula="of:=[.D184]" office:value-type="float" office:value="234365229" calcext:value-type="float">
            <text:p>234365229</text:p>
          </table:table-cell>
          <table:table-cell table:style-name="ce2" table:formula="of:=[.E184]" office:value-type="float" office:value="297374322" calcext:value-type="float">
            <text:p>297374322</text:p>
          </table:table-cell>
          <table:table-cell table:style-name="ce2" table:formula="of:=[.F184]" office:value-type="float" office:value="283711836" calcext:value-type="float">
            <text:p>283711836</text:p>
          </table:table-cell>
          <table:table-cell table:style-name="ce2" table:formula="of:=[.G184]" office:value-type="float" office:value="342146652" calcext:value-type="float">
            <text:p>342146652</text:p>
          </table:table-cell>
          <table:table-cell table:style-name="ce2" table:formula="of:=[.H184]" office:value-type="float" office:value="355725555" calcext:value-type="float">
            <text:p>355725555</text:p>
          </table:table-cell>
          <table:table-cell table:style-name="ce2" table:formula="of:=[.I184]+[.B184]" office:value-type="float" office:value="384822933" calcext:value-type="float">
            <text:p>384822933</text:p>
          </table:table-cell>
          <table:table-cell table:style-name="ce2" table:formula="of:=[.J184]" office:value-type="float" office:value="198750654" calcext:value-type="float">
            <text:p>198750654</text:p>
          </table:table-cell>
          <table:table-cell table:style-name="ce2" table:formula="of:=[.B184]" office:value-type="float" office:value="203300499" calcext:value-type="float">
            <text:p>203300499</text:p>
          </table:table-cell>
          <table:table-cell table:style-name="ce2" table:formula="of:=SUM([.B185:.J185])" office:value-type="float" office:value="2548090989" calcext:value-type="float">
            <text:p>2548090989</text:p>
          </table:table-cell>
          <table:table-cell table:number-columns-repeated="6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table:formula="of:=[.C185]" office:value-type="float" office:value="234365229" calcext:value-type="float">
            <text:p>234365229</text:p>
          </table:table-cell>
          <table:table-cell table:style-name="ce2" table:formula="of:=[.D185]" office:value-type="float" office:value="297374322" calcext:value-type="float">
            <text:p>297374322</text:p>
          </table:table-cell>
          <table:table-cell table:style-name="ce2" table:formula="of:=[.E185]" office:value-type="float" office:value="283711836" calcext:value-type="float">
            <text:p>283711836</text:p>
          </table:table-cell>
          <table:table-cell table:style-name="ce2" table:formula="of:=[.F185]" office:value-type="float" office:value="342146652" calcext:value-type="float">
            <text:p>342146652</text:p>
          </table:table-cell>
          <table:table-cell table:style-name="ce2" table:formula="of:=[.G185]" office:value-type="float" office:value="355725555" calcext:value-type="float">
            <text:p>355725555</text:p>
          </table:table-cell>
          <table:table-cell table:style-name="ce2" table:formula="of:=[.H185]" office:value-type="float" office:value="384822933" calcext:value-type="float">
            <text:p>384822933</text:p>
          </table:table-cell>
          <table:table-cell table:style-name="ce2" table:formula="of:=[.I185]+[.B185]" office:value-type="float" office:value="446643963" calcext:value-type="float">
            <text:p>446643963</text:p>
          </table:table-cell>
          <table:table-cell table:style-name="ce2" table:formula="of:=[.J185]" office:value-type="float" office:value="203300499" calcext:value-type="float">
            <text:p>203300499</text:p>
          </table:table-cell>
          <table:table-cell table:style-name="ce2" table:formula="of:=[.B185]" office:value-type="float" office:value="247893309" calcext:value-type="float">
            <text:p>247893309</text:p>
          </table:table-cell>
          <table:table-cell table:style-name="ce2" table:formula="of:=SUM([.B186:.J186])" office:value-type="float" office:value="2795984298" calcext:value-type="float">
            <text:p>2795984298</text:p>
          </table:table-cell>
          <table:table-cell table:number-columns-repeated="6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table:formula="of:=[.C186]" office:value-type="float" office:value="297374322" calcext:value-type="float">
            <text:p>297374322</text:p>
          </table:table-cell>
          <table:table-cell table:style-name="ce2" table:formula="of:=[.D186]" office:value-type="float" office:value="283711836" calcext:value-type="float">
            <text:p>283711836</text:p>
          </table:table-cell>
          <table:table-cell table:style-name="ce2" table:formula="of:=[.E186]" office:value-type="float" office:value="342146652" calcext:value-type="float">
            <text:p>342146652</text:p>
          </table:table-cell>
          <table:table-cell table:style-name="ce2" table:formula="of:=[.F186]" office:value-type="float" office:value="355725555" calcext:value-type="float">
            <text:p>355725555</text:p>
          </table:table-cell>
          <table:table-cell table:style-name="ce2" table:formula="of:=[.G186]" office:value-type="float" office:value="384822933" calcext:value-type="float">
            <text:p>384822933</text:p>
          </table:table-cell>
          <table:table-cell table:style-name="ce2" table:formula="of:=[.H186]" office:value-type="float" office:value="446643963" calcext:value-type="float">
            <text:p>446643963</text:p>
          </table:table-cell>
          <table:table-cell table:style-name="ce2" table:formula="of:=[.I186]+[.B186]" office:value-type="float" office:value="437665728" calcext:value-type="float">
            <text:p>437665728</text:p>
          </table:table-cell>
          <table:table-cell table:style-name="ce2" table:formula="of:=[.J186]" office:value-type="float" office:value="247893309" calcext:value-type="float">
            <text:p>247893309</text:p>
          </table:table-cell>
          <table:table-cell table:style-name="ce2" table:formula="of:=[.B186]" office:value-type="float" office:value="234365229" calcext:value-type="float">
            <text:p>234365229</text:p>
          </table:table-cell>
          <table:table-cell table:style-name="ce2" table:formula="of:=SUM([.B187:.J187])" office:value-type="float" office:value="3030349527" calcext:value-type="float">
            <text:p>3030349527</text:p>
          </table:table-cell>
          <table:table-cell table:number-columns-repeated="6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table:formula="of:=[.C187]" office:value-type="float" office:value="283711836" calcext:value-type="float">
            <text:p>283711836</text:p>
          </table:table-cell>
          <table:table-cell table:style-name="ce2" table:formula="of:=[.D187]" office:value-type="float" office:value="342146652" calcext:value-type="float">
            <text:p>342146652</text:p>
          </table:table-cell>
          <table:table-cell table:style-name="ce2" table:formula="of:=[.E187]" office:value-type="float" office:value="355725555" calcext:value-type="float">
            <text:p>355725555</text:p>
          </table:table-cell>
          <table:table-cell table:style-name="ce2" table:formula="of:=[.F187]" office:value-type="float" office:value="384822933" calcext:value-type="float">
            <text:p>384822933</text:p>
          </table:table-cell>
          <table:table-cell table:style-name="ce2" table:formula="of:=[.G187]" office:value-type="float" office:value="446643963" calcext:value-type="float">
            <text:p>446643963</text:p>
          </table:table-cell>
          <table:table-cell table:style-name="ce2" table:formula="of:=[.H187]" office:value-type="float" office:value="437665728" calcext:value-type="float">
            <text:p>437665728</text:p>
          </table:table-cell>
          <table:table-cell table:style-name="ce2" table:formula="of:=[.I187]+[.B187]" office:value-type="float" office:value="545267631" calcext:value-type="float">
            <text:p>545267631</text:p>
          </table:table-cell>
          <table:table-cell table:style-name="ce2" table:formula="of:=[.J187]" office:value-type="float" office:value="234365229" calcext:value-type="float">
            <text:p>234365229</text:p>
          </table:table-cell>
          <table:table-cell table:style-name="ce2" table:formula="of:=[.B187]" office:value-type="float" office:value="297374322" calcext:value-type="float">
            <text:p>297374322</text:p>
          </table:table-cell>
          <table:table-cell table:style-name="ce2" table:formula="of:=SUM([.B188:.J188])" office:value-type="float" office:value="3327723849" calcext:value-type="float">
            <text:p>3327723849</text:p>
          </table:table-cell>
          <table:table-cell table:number-columns-repeated="6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table:formula="of:=[.C188]" office:value-type="float" office:value="342146652" calcext:value-type="float">
            <text:p>342146652</text:p>
          </table:table-cell>
          <table:table-cell table:style-name="ce2" table:formula="of:=[.D188]" office:value-type="float" office:value="355725555" calcext:value-type="float">
            <text:p>355725555</text:p>
          </table:table-cell>
          <table:table-cell table:style-name="ce2" table:formula="of:=[.E188]" office:value-type="float" office:value="384822933" calcext:value-type="float">
            <text:p>384822933</text:p>
          </table:table-cell>
          <table:table-cell table:style-name="ce2" table:formula="of:=[.F188]" office:value-type="float" office:value="446643963" calcext:value-type="float">
            <text:p>446643963</text:p>
          </table:table-cell>
          <table:table-cell table:style-name="ce2" table:formula="of:=[.G188]" office:value-type="float" office:value="437665728" calcext:value-type="float">
            <text:p>437665728</text:p>
          </table:table-cell>
          <table:table-cell table:style-name="ce2" table:formula="of:=[.H188]" office:value-type="float" office:value="545267631" calcext:value-type="float">
            <text:p>545267631</text:p>
          </table:table-cell>
          <table:table-cell table:style-name="ce2" table:formula="of:=[.I188]+[.B188]" office:value-type="float" office:value="518077065" calcext:value-type="float">
            <text:p>518077065</text:p>
          </table:table-cell>
          <table:table-cell table:style-name="ce2" table:formula="of:=[.J188]" office:value-type="float" office:value="297374322" calcext:value-type="float">
            <text:p>297374322</text:p>
          </table:table-cell>
          <table:table-cell table:style-name="ce2" table:formula="of:=[.B188]" office:value-type="float" office:value="283711836" calcext:value-type="float">
            <text:p>283711836</text:p>
          </table:table-cell>
          <table:table-cell table:style-name="ce2" table:formula="of:=SUM([.B189:.J189])" office:value-type="float" office:value="3611435685" calcext:value-type="float">
            <text:p>3611435685</text:p>
          </table:table-cell>
          <table:table-cell table:number-columns-repeated="6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table:formula="of:=[.C189]" office:value-type="float" office:value="355725555" calcext:value-type="float">
            <text:p>355725555</text:p>
          </table:table-cell>
          <table:table-cell table:style-name="ce2" table:formula="of:=[.D189]" office:value-type="float" office:value="384822933" calcext:value-type="float">
            <text:p>384822933</text:p>
          </table:table-cell>
          <table:table-cell table:style-name="ce2" table:formula="of:=[.E189]" office:value-type="float" office:value="446643963" calcext:value-type="float">
            <text:p>446643963</text:p>
          </table:table-cell>
          <table:table-cell table:style-name="ce2" table:formula="of:=[.F189]" office:value-type="float" office:value="437665728" calcext:value-type="float">
            <text:p>437665728</text:p>
          </table:table-cell>
          <table:table-cell table:style-name="ce2" table:formula="of:=[.G189]" office:value-type="float" office:value="545267631" calcext:value-type="float">
            <text:p>545267631</text:p>
          </table:table-cell>
          <table:table-cell table:style-name="ce2" table:formula="of:=[.H189]" office:value-type="float" office:value="518077065" calcext:value-type="float">
            <text:p>518077065</text:p>
          </table:table-cell>
          <table:table-cell table:style-name="ce2" table:formula="of:=[.I189]+[.B189]" office:value-type="float" office:value="639520974" calcext:value-type="float">
            <text:p>639520974</text:p>
          </table:table-cell>
          <table:table-cell table:style-name="ce2" table:formula="of:=[.J189]" office:value-type="float" office:value="283711836" calcext:value-type="float">
            <text:p>283711836</text:p>
          </table:table-cell>
          <table:table-cell table:style-name="ce2" table:formula="of:=[.B189]" office:value-type="float" office:value="342146652" calcext:value-type="float">
            <text:p>342146652</text:p>
          </table:table-cell>
          <table:table-cell table:style-name="ce2" table:formula="of:=SUM([.B190:.J190])" office:value-type="float" office:value="3953582337" calcext:value-type="float">
            <text:p>3953582337</text:p>
          </table:table-cell>
          <table:table-cell table:number-columns-repeated="6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table:formula="of:=[.C190]" office:value-type="float" office:value="384822933" calcext:value-type="float">
            <text:p>384822933</text:p>
          </table:table-cell>
          <table:table-cell table:style-name="ce2" table:formula="of:=[.D190]" office:value-type="float" office:value="446643963" calcext:value-type="float">
            <text:p>446643963</text:p>
          </table:table-cell>
          <table:table-cell table:style-name="ce2" table:formula="of:=[.E190]" office:value-type="float" office:value="437665728" calcext:value-type="float">
            <text:p>437665728</text:p>
          </table:table-cell>
          <table:table-cell table:style-name="ce2" table:formula="of:=[.F190]" office:value-type="float" office:value="545267631" calcext:value-type="float">
            <text:p>545267631</text:p>
          </table:table-cell>
          <table:table-cell table:style-name="ce2" table:formula="of:=[.G190]" office:value-type="float" office:value="518077065" calcext:value-type="float">
            <text:p>518077065</text:p>
          </table:table-cell>
          <table:table-cell table:style-name="ce2" table:formula="of:=[.H190]" office:value-type="float" office:value="639520974" calcext:value-type="float">
            <text:p>639520974</text:p>
          </table:table-cell>
          <table:table-cell table:style-name="ce2" table:formula="of:=[.I190]+[.B190]" office:value-type="float" office:value="639437391" calcext:value-type="float">
            <text:p>639437391</text:p>
          </table:table-cell>
          <table:table-cell table:style-name="ce2" table:formula="of:=[.J190]" office:value-type="float" office:value="342146652" calcext:value-type="float">
            <text:p>342146652</text:p>
          </table:table-cell>
          <table:table-cell table:style-name="ce2" table:formula="of:=[.B190]" office:value-type="float" office:value="355725555" calcext:value-type="float">
            <text:p>355725555</text:p>
          </table:table-cell>
          <table:table-cell table:style-name="ce2" table:formula="of:=SUM([.B191:.J191])" office:value-type="float" office:value="4309307892" calcext:value-type="float">
            <text:p>4309307892</text:p>
          </table:table-cell>
          <table:table-cell table:number-columns-repeated="6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table:formula="of:=[.C191]" office:value-type="float" office:value="446643963" calcext:value-type="float">
            <text:p>446643963</text:p>
          </table:table-cell>
          <table:table-cell table:style-name="ce2" table:formula="of:=[.D191]" office:value-type="float" office:value="437665728" calcext:value-type="float">
            <text:p>437665728</text:p>
          </table:table-cell>
          <table:table-cell table:style-name="ce2" table:formula="of:=[.E191]" office:value-type="float" office:value="545267631" calcext:value-type="float">
            <text:p>545267631</text:p>
          </table:table-cell>
          <table:table-cell table:style-name="ce2" table:formula="of:=[.F191]" office:value-type="float" office:value="518077065" calcext:value-type="float">
            <text:p>518077065</text:p>
          </table:table-cell>
          <table:table-cell table:style-name="ce2" table:formula="of:=[.G191]" office:value-type="float" office:value="639520974" calcext:value-type="float">
            <text:p>639520974</text:p>
          </table:table-cell>
          <table:table-cell table:style-name="ce2" table:formula="of:=[.H191]" office:value-type="float" office:value="639437391" calcext:value-type="float">
            <text:p>639437391</text:p>
          </table:table-cell>
          <table:table-cell table:style-name="ce2" table:formula="of:=[.I191]+[.B191]" office:value-type="float" office:value="726969585" calcext:value-type="float">
            <text:p>726969585</text:p>
          </table:table-cell>
          <table:table-cell table:style-name="ce2" table:formula="of:=[.J191]" office:value-type="float" office:value="355725555" calcext:value-type="float">
            <text:p>355725555</text:p>
          </table:table-cell>
          <table:table-cell table:style-name="ce2" table:formula="of:=[.B191]" office:value-type="float" office:value="384822933" calcext:value-type="float">
            <text:p>384822933</text:p>
          </table:table-cell>
          <table:table-cell table:style-name="ce2" table:formula="of:=SUM([.B192:.J192])" office:value-type="float" office:value="4694130825" calcext:value-type="float">
            <text:p>4694130825</text:p>
          </table:table-cell>
          <table:table-cell table:number-columns-repeated="6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table:formula="of:=[.C192]" office:value-type="float" office:value="437665728" calcext:value-type="float">
            <text:p>437665728</text:p>
          </table:table-cell>
          <table:table-cell table:style-name="ce2" table:formula="of:=[.D192]" office:value-type="float" office:value="545267631" calcext:value-type="float">
            <text:p>545267631</text:p>
          </table:table-cell>
          <table:table-cell table:style-name="ce2" table:formula="of:=[.E192]" office:value-type="float" office:value="518077065" calcext:value-type="float">
            <text:p>518077065</text:p>
          </table:table-cell>
          <table:table-cell table:style-name="ce2" table:formula="of:=[.F192]" office:value-type="float" office:value="639520974" calcext:value-type="float">
            <text:p>639520974</text:p>
          </table:table-cell>
          <table:table-cell table:style-name="ce2" table:formula="of:=[.G192]" office:value-type="float" office:value="639437391" calcext:value-type="float">
            <text:p>639437391</text:p>
          </table:table-cell>
          <table:table-cell table:style-name="ce2" table:formula="of:=[.H192]" office:value-type="float" office:value="726969585" calcext:value-type="float">
            <text:p>726969585</text:p>
          </table:table-cell>
          <table:table-cell table:style-name="ce2" table:formula="of:=[.I192]+[.B192]" office:value-type="float" office:value="802369518" calcext:value-type="float">
            <text:p>802369518</text:p>
          </table:table-cell>
          <table:table-cell table:style-name="ce2" table:formula="of:=[.J192]" office:value-type="float" office:value="384822933" calcext:value-type="float">
            <text:p>384822933</text:p>
          </table:table-cell>
          <table:table-cell table:style-name="ce2" table:formula="of:=[.B192]" office:value-type="float" office:value="446643963" calcext:value-type="float">
            <text:p>446643963</text:p>
          </table:table-cell>
          <table:table-cell table:style-name="ce2" table:formula="of:=SUM([.B193:.J193])" office:value-type="float" office:value="5140774788" calcext:value-type="float">
            <text:p>5140774788</text:p>
          </table:table-cell>
          <table:table-cell table:number-columns-repeated="6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table:formula="of:=[.C193]" office:value-type="float" office:value="545267631" calcext:value-type="float">
            <text:p>545267631</text:p>
          </table:table-cell>
          <table:table-cell table:style-name="ce2" table:formula="of:=[.D193]" office:value-type="float" office:value="518077065" calcext:value-type="float">
            <text:p>518077065</text:p>
          </table:table-cell>
          <table:table-cell table:style-name="ce2" table:formula="of:=[.E193]" office:value-type="float" office:value="639520974" calcext:value-type="float">
            <text:p>639520974</text:p>
          </table:table-cell>
          <table:table-cell table:style-name="ce2" table:formula="of:=[.F193]" office:value-type="float" office:value="639437391" calcext:value-type="float">
            <text:p>639437391</text:p>
          </table:table-cell>
          <table:table-cell table:style-name="ce2" table:formula="of:=[.G193]" office:value-type="float" office:value="726969585" calcext:value-type="float">
            <text:p>726969585</text:p>
          </table:table-cell>
          <table:table-cell table:style-name="ce2" table:formula="of:=[.H193]" office:value-type="float" office:value="802369518" calcext:value-type="float">
            <text:p>802369518</text:p>
          </table:table-cell>
          <table:table-cell table:style-name="ce2" table:formula="of:=[.I193]+[.B193]" office:value-type="float" office:value="822488661" calcext:value-type="float">
            <text:p>822488661</text:p>
          </table:table-cell>
          <table:table-cell table:style-name="ce2" table:formula="of:=[.J193]" office:value-type="float" office:value="446643963" calcext:value-type="float">
            <text:p>446643963</text:p>
          </table:table-cell>
          <table:table-cell table:style-name="ce2" table:formula="of:=[.B193]" office:value-type="float" office:value="437665728" calcext:value-type="float">
            <text:p>437665728</text:p>
          </table:table-cell>
          <table:table-cell table:style-name="ce2" table:formula="of:=SUM([.B194:.J194])" office:value-type="float" office:value="5578440516" calcext:value-type="float">
            <text:p>5578440516</text:p>
          </table:table-cell>
          <table:table-cell table:number-columns-repeated="6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table:formula="of:=[.C194]" office:value-type="float" office:value="518077065" calcext:value-type="float">
            <text:p>518077065</text:p>
          </table:table-cell>
          <table:table-cell table:style-name="ce2" table:formula="of:=[.D194]" office:value-type="float" office:value="639520974" calcext:value-type="float">
            <text:p>639520974</text:p>
          </table:table-cell>
          <table:table-cell table:style-name="ce2" table:formula="of:=[.E194]" office:value-type="float" office:value="639437391" calcext:value-type="float">
            <text:p>639437391</text:p>
          </table:table-cell>
          <table:table-cell table:style-name="ce2" table:formula="of:=[.F194]" office:value-type="float" office:value="726969585" calcext:value-type="float">
            <text:p>726969585</text:p>
          </table:table-cell>
          <table:table-cell table:style-name="ce2" table:formula="of:=[.G194]" office:value-type="float" office:value="802369518" calcext:value-type="float">
            <text:p>802369518</text:p>
          </table:table-cell>
          <table:table-cell table:style-name="ce2" table:formula="of:=[.H194]" office:value-type="float" office:value="822488661" calcext:value-type="float">
            <text:p>822488661</text:p>
          </table:table-cell>
          <table:table-cell table:style-name="ce2" table:formula="of:=[.I194]+[.B194]" office:value-type="float" office:value="991911594" calcext:value-type="float">
            <text:p>991911594</text:p>
          </table:table-cell>
          <table:table-cell table:style-name="ce2" table:formula="of:=[.J194]" office:value-type="float" office:value="437665728" calcext:value-type="float">
            <text:p>437665728</text:p>
          </table:table-cell>
          <table:table-cell table:style-name="ce2" table:formula="of:=[.B194]" office:value-type="float" office:value="545267631" calcext:value-type="float">
            <text:p>545267631</text:p>
          </table:table-cell>
          <table:table-cell table:style-name="ce2" table:formula="of:=SUM([.B195:.J195])" office:value-type="float" office:value="6123708147" calcext:value-type="float">
            <text:p>6123708147</text:p>
          </table:table-cell>
          <table:table-cell table:number-columns-repeated="6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table:formula="of:=[.C195]" office:value-type="float" office:value="639520974" calcext:value-type="float">
            <text:p>639520974</text:p>
          </table:table-cell>
          <table:table-cell table:style-name="ce2" table:formula="of:=[.D195]" office:value-type="float" office:value="639437391" calcext:value-type="float">
            <text:p>639437391</text:p>
          </table:table-cell>
          <table:table-cell table:style-name="ce2" table:formula="of:=[.E195]" office:value-type="float" office:value="726969585" calcext:value-type="float">
            <text:p>726969585</text:p>
          </table:table-cell>
          <table:table-cell table:style-name="ce2" table:formula="of:=[.F195]" office:value-type="float" office:value="802369518" calcext:value-type="float">
            <text:p>802369518</text:p>
          </table:table-cell>
          <table:table-cell table:style-name="ce2" table:formula="of:=[.G195]" office:value-type="float" office:value="822488661" calcext:value-type="float">
            <text:p>822488661</text:p>
          </table:table-cell>
          <table:table-cell table:style-name="ce2" table:formula="of:=[.H195]" office:value-type="float" office:value="991911594" calcext:value-type="float">
            <text:p>991911594</text:p>
          </table:table-cell>
          <table:table-cell table:style-name="ce2" table:formula="of:=[.I195]+[.B195]" office:value-type="float" office:value="955742793" calcext:value-type="float">
            <text:p>955742793</text:p>
          </table:table-cell>
          <table:table-cell table:style-name="ce2" table:formula="of:=[.J195]" office:value-type="float" office:value="545267631" calcext:value-type="float">
            <text:p>545267631</text:p>
          </table:table-cell>
          <table:table-cell table:style-name="ce2" table:formula="of:=[.B195]" office:value-type="float" office:value="518077065" calcext:value-type="float">
            <text:p>518077065</text:p>
          </table:table-cell>
          <table:table-cell table:style-name="ce2" table:formula="of:=SUM([.B196:.J196])" office:value-type="float" office:value="6641785212" calcext:value-type="float">
            <text:p>6641785212</text:p>
          </table:table-cell>
          <table:table-cell table:number-columns-repeated="6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2" table:formula="of:=[.C196]" office:value-type="float" office:value="639437391" calcext:value-type="float">
            <text:p>639437391</text:p>
          </table:table-cell>
          <table:table-cell table:style-name="ce2" table:formula="of:=[.D196]" office:value-type="float" office:value="726969585" calcext:value-type="float">
            <text:p>726969585</text:p>
          </table:table-cell>
          <table:table-cell table:style-name="ce2" table:formula="of:=[.E196]" office:value-type="float" office:value="802369518" calcext:value-type="float">
            <text:p>802369518</text:p>
          </table:table-cell>
          <table:table-cell table:style-name="ce2" table:formula="of:=[.F196]" office:value-type="float" office:value="822488661" calcext:value-type="float">
            <text:p>822488661</text:p>
          </table:table-cell>
          <table:table-cell table:style-name="ce2" table:formula="of:=[.G196]" office:value-type="float" office:value="991911594" calcext:value-type="float">
            <text:p>991911594</text:p>
          </table:table-cell>
          <table:table-cell table:style-name="ce2" table:formula="of:=[.H196]" office:value-type="float" office:value="955742793" calcext:value-type="float">
            <text:p>955742793</text:p>
          </table:table-cell>
          <table:table-cell table:style-name="ce2" table:formula="of:=[.I196]+[.B196]" office:value-type="float" office:value="1184788605" calcext:value-type="float">
            <text:p>1184788605</text:p>
          </table:table-cell>
          <table:table-cell table:style-name="ce2" table:formula="of:=[.J196]" office:value-type="float" office:value="518077065" calcext:value-type="float">
            <text:p>518077065</text:p>
          </table:table-cell>
          <table:table-cell table:style-name="ce2" table:formula="of:=[.B196]" office:value-type="float" office:value="639520974" calcext:value-type="float">
            <text:p>639520974</text:p>
          </table:table-cell>
          <table:table-cell table:style-name="ce2" table:formula="of:=SUM([.B197:.J197])" office:value-type="float" office:value="7281306186" calcext:value-type="float">
            <text:p>7281306186</text:p>
          </table:table-cell>
          <table:table-cell table:number-columns-repeated="6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2" table:formula="of:=[.C197]" office:value-type="float" office:value="726969585" calcext:value-type="float">
            <text:p>726969585</text:p>
          </table:table-cell>
          <table:table-cell table:style-name="ce2" table:formula="of:=[.D197]" office:value-type="float" office:value="802369518" calcext:value-type="float">
            <text:p>802369518</text:p>
          </table:table-cell>
          <table:table-cell table:style-name="ce2" table:formula="of:=[.E197]" office:value-type="float" office:value="822488661" calcext:value-type="float">
            <text:p>822488661</text:p>
          </table:table-cell>
          <table:table-cell table:style-name="ce2" table:formula="of:=[.F197]" office:value-type="float" office:value="991911594" calcext:value-type="float">
            <text:p>991911594</text:p>
          </table:table-cell>
          <table:table-cell table:style-name="ce2" table:formula="of:=[.G197]" office:value-type="float" office:value="955742793" calcext:value-type="float">
            <text:p>955742793</text:p>
          </table:table-cell>
          <table:table-cell table:style-name="ce2" table:formula="of:=[.H197]" office:value-type="float" office:value="1184788605" calcext:value-type="float">
            <text:p>1184788605</text:p>
          </table:table-cell>
          <table:table-cell table:style-name="ce2" table:formula="of:=[.I197]+[.B197]" office:value-type="float" office:value="1157514456" calcext:value-type="float">
            <text:p>1157514456</text:p>
          </table:table-cell>
          <table:table-cell table:style-name="ce2" table:formula="of:=[.J197]" office:value-type="float" office:value="639520974" calcext:value-type="float">
            <text:p>639520974</text:p>
          </table:table-cell>
          <table:table-cell table:style-name="ce2" table:formula="of:=[.B197]" office:value-type="float" office:value="639437391" calcext:value-type="float">
            <text:p>639437391</text:p>
          </table:table-cell>
          <table:table-cell table:style-name="ce2" table:formula="of:=SUM([.B198:.J198])" office:value-type="float" office:value="7920743577" calcext:value-type="float">
            <text:p>7920743577</text:p>
          </table:table-cell>
          <table:table-cell table:number-columns-repeated="6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2" table:formula="of:=[.C198]" office:value-type="float" office:value="802369518" calcext:value-type="float">
            <text:p>802369518</text:p>
          </table:table-cell>
          <table:table-cell table:style-name="ce2" table:formula="of:=[.D198]" office:value-type="float" office:value="822488661" calcext:value-type="float">
            <text:p>822488661</text:p>
          </table:table-cell>
          <table:table-cell table:style-name="ce2" table:formula="of:=[.E198]" office:value-type="float" office:value="991911594" calcext:value-type="float">
            <text:p>991911594</text:p>
          </table:table-cell>
          <table:table-cell table:style-name="ce2" table:formula="of:=[.F198]" office:value-type="float" office:value="955742793" calcext:value-type="float">
            <text:p>955742793</text:p>
          </table:table-cell>
          <table:table-cell table:style-name="ce2" table:formula="of:=[.G198]" office:value-type="float" office:value="1184788605" calcext:value-type="float">
            <text:p>1184788605</text:p>
          </table:table-cell>
          <table:table-cell table:style-name="ce2" table:formula="of:=[.H198]" office:value-type="float" office:value="1157514456" calcext:value-type="float">
            <text:p>1157514456</text:p>
          </table:table-cell>
          <table:table-cell table:style-name="ce2" table:formula="of:=[.I198]+[.B198]" office:value-type="float" office:value="1366490559" calcext:value-type="float">
            <text:p>1366490559</text:p>
          </table:table-cell>
          <table:table-cell table:style-name="ce2" table:formula="of:=[.J198]" office:value-type="float" office:value="639437391" calcext:value-type="float">
            <text:p>639437391</text:p>
          </table:table-cell>
          <table:table-cell table:style-name="ce2" table:formula="of:=[.B198]" office:value-type="float" office:value="726969585" calcext:value-type="float">
            <text:p>726969585</text:p>
          </table:table-cell>
          <table:table-cell table:style-name="ce2" table:formula="of:=SUM([.B199:.J199])" office:value-type="float" office:value="8647713162" calcext:value-type="float">
            <text:p>8647713162</text:p>
          </table:table-cell>
          <table:table-cell table:number-columns-repeated="6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2" table:formula="of:=[.C199]" office:value-type="float" office:value="822488661" calcext:value-type="float">
            <text:p>822488661</text:p>
          </table:table-cell>
          <table:table-cell table:style-name="ce2" table:formula="of:=[.D199]" office:value-type="float" office:value="991911594" calcext:value-type="float">
            <text:p>991911594</text:p>
          </table:table-cell>
          <table:table-cell table:style-name="ce2" table:formula="of:=[.E199]" office:value-type="float" office:value="955742793" calcext:value-type="float">
            <text:p>955742793</text:p>
          </table:table-cell>
          <table:table-cell table:style-name="ce2" table:formula="of:=[.F199]" office:value-type="float" office:value="1184788605" calcext:value-type="float">
            <text:p>1184788605</text:p>
          </table:table-cell>
          <table:table-cell table:style-name="ce2" table:formula="of:=[.G199]" office:value-type="float" office:value="1157514456" calcext:value-type="float">
            <text:p>1157514456</text:p>
          </table:table-cell>
          <table:table-cell table:style-name="ce2" table:formula="of:=[.H199]" office:value-type="float" office:value="1366490559" calcext:value-type="float">
            <text:p>1366490559</text:p>
          </table:table-cell>
          <table:table-cell table:style-name="ce2" table:formula="of:=[.I199]+[.B199]" office:value-type="float" office:value="1441806909" calcext:value-type="float">
            <text:p>1441806909</text:p>
          </table:table-cell>
          <table:table-cell table:style-name="ce2" table:formula="of:=[.J199]" office:value-type="float" office:value="726969585" calcext:value-type="float">
            <text:p>726969585</text:p>
          </table:table-cell>
          <table:table-cell table:style-name="ce2" table:formula="of:=[.B199]" office:value-type="float" office:value="802369518" calcext:value-type="float">
            <text:p>802369518</text:p>
          </table:table-cell>
          <table:table-cell table:style-name="ce2" table:formula="of:=SUM([.B200:.J200])" office:value-type="float" office:value="9450082680" calcext:value-type="float">
            <text:p>9450082680</text:p>
          </table:table-cell>
          <table:table-cell table:number-columns-repeated="6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2" table:formula="of:=[.C200]" office:value-type="float" office:value="991911594" calcext:value-type="float">
            <text:p>991911594</text:p>
          </table:table-cell>
          <table:table-cell table:style-name="ce2" table:formula="of:=[.D200]" office:value-type="float" office:value="955742793" calcext:value-type="float">
            <text:p>955742793</text:p>
          </table:table-cell>
          <table:table-cell table:style-name="ce2" table:formula="of:=[.E200]" office:value-type="float" office:value="1184788605" calcext:value-type="float">
            <text:p>1184788605</text:p>
          </table:table-cell>
          <table:table-cell table:style-name="ce2" table:formula="of:=[.F200]" office:value-type="float" office:value="1157514456" calcext:value-type="float">
            <text:p>1157514456</text:p>
          </table:table-cell>
          <table:table-cell table:style-name="ce2" table:formula="of:=[.G200]" office:value-type="float" office:value="1366490559" calcext:value-type="float">
            <text:p>1366490559</text:p>
          </table:table-cell>
          <table:table-cell table:style-name="ce2" table:formula="of:=[.H200]" office:value-type="float" office:value="1441806909" calcext:value-type="float">
            <text:p>1441806909</text:p>
          </table:table-cell>
          <table:table-cell table:style-name="ce2" table:formula="of:=[.I200]+[.B200]" office:value-type="float" office:value="1549458246" calcext:value-type="float">
            <text:p>1549458246</text:p>
          </table:table-cell>
          <table:table-cell table:style-name="ce2" table:formula="of:=[.J200]" office:value-type="float" office:value="802369518" calcext:value-type="float">
            <text:p>802369518</text:p>
          </table:table-cell>
          <table:table-cell table:style-name="ce2" table:formula="of:=[.B200]" office:value-type="float" office:value="822488661" calcext:value-type="float">
            <text:p>822488661</text:p>
          </table:table-cell>
          <table:table-cell table:style-name="ce2" table:formula="of:=SUM([.B201:.J201])" office:value-type="float" office:value="10272571341" calcext:value-type="float">
            <text:p>10272571341</text:p>
          </table:table-cell>
          <table:table-cell table:number-columns-repeated="6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2" table:formula="of:=[.C201]" office:value-type="float" office:value="955742793" calcext:value-type="float">
            <text:p>955742793</text:p>
          </table:table-cell>
          <table:table-cell table:style-name="ce2" table:formula="of:=[.D201]" office:value-type="float" office:value="1184788605" calcext:value-type="float">
            <text:p>1184788605</text:p>
          </table:table-cell>
          <table:table-cell table:style-name="ce2" table:formula="of:=[.E201]" office:value-type="float" office:value="1157514456" calcext:value-type="float">
            <text:p>1157514456</text:p>
          </table:table-cell>
          <table:table-cell table:style-name="ce2" table:formula="of:=[.F201]" office:value-type="float" office:value="1366490559" calcext:value-type="float">
            <text:p>1366490559</text:p>
          </table:table-cell>
          <table:table-cell table:style-name="ce2" table:formula="of:=[.G201]" office:value-type="float" office:value="1441806909" calcext:value-type="float">
            <text:p>1441806909</text:p>
          </table:table-cell>
          <table:table-cell table:style-name="ce2" table:formula="of:=[.H201]" office:value-type="float" office:value="1549458246" calcext:value-type="float">
            <text:p>1549458246</text:p>
          </table:table-cell>
          <table:table-cell table:style-name="ce2" table:formula="of:=[.I201]+[.B201]" office:value-type="float" office:value="1794281112" calcext:value-type="float">
            <text:p>1794281112</text:p>
          </table:table-cell>
          <table:table-cell table:style-name="ce2" table:formula="of:=[.J201]" office:value-type="float" office:value="822488661" calcext:value-type="float">
            <text:p>822488661</text:p>
          </table:table-cell>
          <table:table-cell table:style-name="ce2" table:formula="of:=[.B201]" office:value-type="float" office:value="991911594" calcext:value-type="float">
            <text:p>991911594</text:p>
          </table:table-cell>
          <table:table-cell table:style-name="ce2" table:formula="of:=SUM([.B202:.J202])" office:value-type="float" office:value="11264482935" calcext:value-type="float">
            <text:p>11264482935</text:p>
          </table:table-cell>
          <table:table-cell table:number-columns-repeated="6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table:formula="of:=[.C202]" office:value-type="float" office:value="1184788605" calcext:value-type="float">
            <text:p>1184788605</text:p>
          </table:table-cell>
          <table:table-cell table:style-name="ce2" table:formula="of:=[.D202]" office:value-type="float" office:value="1157514456" calcext:value-type="float">
            <text:p>1157514456</text:p>
          </table:table-cell>
          <table:table-cell table:style-name="ce2" table:formula="of:=[.E202]" office:value-type="float" office:value="1366490559" calcext:value-type="float">
            <text:p>1366490559</text:p>
          </table:table-cell>
          <table:table-cell table:style-name="ce2" table:formula="of:=[.F202]" office:value-type="float" office:value="1441806909" calcext:value-type="float">
            <text:p>1441806909</text:p>
          </table:table-cell>
          <table:table-cell table:style-name="ce2" table:formula="of:=[.G202]" office:value-type="float" office:value="1549458246" calcext:value-type="float">
            <text:p>1549458246</text:p>
          </table:table-cell>
          <table:table-cell table:style-name="ce2" table:formula="of:=[.H202]" office:value-type="float" office:value="1794281112" calcext:value-type="float">
            <text:p>1794281112</text:p>
          </table:table-cell>
          <table:table-cell table:style-name="ce2" table:formula="of:=[.I202]+[.B202]" office:value-type="float" office:value="1778231454" calcext:value-type="float">
            <text:p>1778231454</text:p>
          </table:table-cell>
          <table:table-cell table:style-name="ce2" table:formula="of:=[.J202]" office:value-type="float" office:value="991911594" calcext:value-type="float">
            <text:p>991911594</text:p>
          </table:table-cell>
          <table:table-cell table:style-name="ce2" table:formula="of:=[.B202]" office:value-type="float" office:value="955742793" calcext:value-type="float">
            <text:p>955742793</text:p>
          </table:table-cell>
          <table:table-cell table:style-name="ce2" table:formula="of:=SUM([.B203:.J203])" office:value-type="float" office:value="12220225728" calcext:value-type="float">
            <text:p>12220225728</text:p>
          </table:table-cell>
          <table:table-cell table:number-columns-repeated="6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2" table:formula="of:=[.C203]" office:value-type="float" office:value="1157514456" calcext:value-type="float">
            <text:p>1157514456</text:p>
          </table:table-cell>
          <table:table-cell table:style-name="ce2" table:formula="of:=[.D203]" office:value-type="float" office:value="1366490559" calcext:value-type="float">
            <text:p>1366490559</text:p>
          </table:table-cell>
          <table:table-cell table:style-name="ce2" table:formula="of:=[.E203]" office:value-type="float" office:value="1441806909" calcext:value-type="float">
            <text:p>1441806909</text:p>
          </table:table-cell>
          <table:table-cell table:style-name="ce2" table:formula="of:=[.F203]" office:value-type="float" office:value="1549458246" calcext:value-type="float">
            <text:p>1549458246</text:p>
          </table:table-cell>
          <table:table-cell table:style-name="ce2" table:formula="of:=[.G203]" office:value-type="float" office:value="1794281112" calcext:value-type="float">
            <text:p>1794281112</text:p>
          </table:table-cell>
          <table:table-cell table:style-name="ce2" table:formula="of:=[.H203]" office:value-type="float" office:value="1778231454" calcext:value-type="float">
            <text:p>1778231454</text:p>
          </table:table-cell>
          <table:table-cell table:style-name="ce2" table:formula="of:=[.I203]+[.B203]" office:value-type="float" office:value="2176700199" calcext:value-type="float">
            <text:p>2176700199</text:p>
          </table:table-cell>
          <table:table-cell table:style-name="ce2" table:formula="of:=[.J203]" office:value-type="float" office:value="955742793" calcext:value-type="float">
            <text:p>955742793</text:p>
          </table:table-cell>
          <table:table-cell table:style-name="ce2" table:formula="of:=[.B203]" office:value-type="float" office:value="1184788605" calcext:value-type="float">
            <text:p>1184788605</text:p>
          </table:table-cell>
          <table:table-cell table:style-name="ce2" table:formula="of:=SUM([.B204:.J204])" office:value-type="float" office:value="13405014333" calcext:value-type="float">
            <text:p>13405014333</text:p>
          </table:table-cell>
          <table:table-cell table:number-columns-repeated="6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2" table:formula="of:=[.C204]" office:value-type="float" office:value="1366490559" calcext:value-type="float">
            <text:p>1366490559</text:p>
          </table:table-cell>
          <table:table-cell table:style-name="ce2" table:formula="of:=[.D204]" office:value-type="float" office:value="1441806909" calcext:value-type="float">
            <text:p>1441806909</text:p>
          </table:table-cell>
          <table:table-cell table:style-name="ce2" table:formula="of:=[.E204]" office:value-type="float" office:value="1549458246" calcext:value-type="float">
            <text:p>1549458246</text:p>
          </table:table-cell>
          <table:table-cell table:style-name="ce2" table:formula="of:=[.F204]" office:value-type="float" office:value="1794281112" calcext:value-type="float">
            <text:p>1794281112</text:p>
          </table:table-cell>
          <table:table-cell table:style-name="ce2" table:formula="of:=[.G204]" office:value-type="float" office:value="1778231454" calcext:value-type="float">
            <text:p>1778231454</text:p>
          </table:table-cell>
          <table:table-cell table:style-name="ce2" table:formula="of:=[.H204]" office:value-type="float" office:value="2176700199" calcext:value-type="float">
            <text:p>2176700199</text:p>
          </table:table-cell>
          <table:table-cell table:style-name="ce2" table:formula="of:=[.I204]+[.B204]" office:value-type="float" office:value="2113257249" calcext:value-type="float">
            <text:p>2113257249</text:p>
          </table:table-cell>
          <table:table-cell table:style-name="ce2" table:formula="of:=[.J204]" office:value-type="float" office:value="1184788605" calcext:value-type="float">
            <text:p>1184788605</text:p>
          </table:table-cell>
          <table:table-cell table:style-name="ce2" table:formula="of:=[.B204]" office:value-type="float" office:value="1157514456" calcext:value-type="float">
            <text:p>1157514456</text:p>
          </table:table-cell>
          <table:table-cell table:style-name="ce2" table:formula="of:=SUM([.B205:.J205])" office:value-type="float" office:value="14562528789" calcext:value-type="float">
            <text:p>14562528789</text:p>
          </table:table-cell>
          <table:table-cell table:number-columns-repeated="6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2" table:formula="of:=[.C205]" office:value-type="float" office:value="1441806909" calcext:value-type="float">
            <text:p>1441806909</text:p>
          </table:table-cell>
          <table:table-cell table:style-name="ce2" table:formula="of:=[.D205]" office:value-type="float" office:value="1549458246" calcext:value-type="float">
            <text:p>1549458246</text:p>
          </table:table-cell>
          <table:table-cell table:style-name="ce2" table:formula="of:=[.E205]" office:value-type="float" office:value="1794281112" calcext:value-type="float">
            <text:p>1794281112</text:p>
          </table:table-cell>
          <table:table-cell table:style-name="ce2" table:formula="of:=[.F205]" office:value-type="float" office:value="1778231454" calcext:value-type="float">
            <text:p>1778231454</text:p>
          </table:table-cell>
          <table:table-cell table:style-name="ce2" table:formula="of:=[.G205]" office:value-type="float" office:value="2176700199" calcext:value-type="float">
            <text:p>2176700199</text:p>
          </table:table-cell>
          <table:table-cell table:style-name="ce2" table:formula="of:=[.H205]" office:value-type="float" office:value="2113257249" calcext:value-type="float">
            <text:p>2113257249</text:p>
          </table:table-cell>
          <table:table-cell table:style-name="ce2" table:formula="of:=[.I205]+[.B205]" office:value-type="float" office:value="2551279164" calcext:value-type="float">
            <text:p>2551279164</text:p>
          </table:table-cell>
          <table:table-cell table:style-name="ce2" table:formula="of:=[.J205]" office:value-type="float" office:value="1157514456" calcext:value-type="float">
            <text:p>1157514456</text:p>
          </table:table-cell>
          <table:table-cell table:style-name="ce2" table:formula="of:=[.B205]" office:value-type="float" office:value="1366490559" calcext:value-type="float">
            <text:p>1366490559</text:p>
          </table:table-cell>
          <table:table-cell table:style-name="ce2" table:formula="of:=SUM([.B206:.J206])" office:value-type="float" office:value="15929019348" calcext:value-type="float">
            <text:p>15929019348</text:p>
          </table:table-cell>
          <table:table-cell table:number-columns-repeated="6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2" table:formula="of:=[.C206]" office:value-type="float" office:value="1549458246" calcext:value-type="float">
            <text:p>1549458246</text:p>
          </table:table-cell>
          <table:table-cell table:style-name="ce2" table:formula="of:=[.D206]" office:value-type="float" office:value="1794281112" calcext:value-type="float">
            <text:p>1794281112</text:p>
          </table:table-cell>
          <table:table-cell table:style-name="ce2" table:formula="of:=[.E206]" office:value-type="float" office:value="1778231454" calcext:value-type="float">
            <text:p>1778231454</text:p>
          </table:table-cell>
          <table:table-cell table:style-name="ce2" table:formula="of:=[.F206]" office:value-type="float" office:value="2176700199" calcext:value-type="float">
            <text:p>2176700199</text:p>
          </table:table-cell>
          <table:table-cell table:style-name="ce2" table:formula="of:=[.G206]" office:value-type="float" office:value="2113257249" calcext:value-type="float">
            <text:p>2113257249</text:p>
          </table:table-cell>
          <table:table-cell table:style-name="ce2" table:formula="of:=[.H206]" office:value-type="float" office:value="2551279164" calcext:value-type="float">
            <text:p>2551279164</text:p>
          </table:table-cell>
          <table:table-cell table:style-name="ce2" table:formula="of:=[.I206]+[.B206]" office:value-type="float" office:value="2599321365" calcext:value-type="float">
            <text:p>2599321365</text:p>
          </table:table-cell>
          <table:table-cell table:style-name="ce2" table:formula="of:=[.J206]" office:value-type="float" office:value="1366490559" calcext:value-type="float">
            <text:p>1366490559</text:p>
          </table:table-cell>
          <table:table-cell table:style-name="ce2" table:formula="of:=[.B206]" office:value-type="float" office:value="1441806909" calcext:value-type="float">
            <text:p>1441806909</text:p>
          </table:table-cell>
          <table:table-cell table:style-name="ce2" table:formula="of:=SUM([.B207:.J207])" office:value-type="float" office:value="17370826257" calcext:value-type="float">
            <text:p>17370826257</text:p>
          </table:table-cell>
          <table:table-cell table:number-columns-repeated="6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2" table:formula="of:=[.C207]" office:value-type="float" office:value="1794281112" calcext:value-type="float">
            <text:p>1794281112</text:p>
          </table:table-cell>
          <table:table-cell table:style-name="ce2" table:formula="of:=[.D207]" office:value-type="float" office:value="1778231454" calcext:value-type="float">
            <text:p>1778231454</text:p>
          </table:table-cell>
          <table:table-cell table:style-name="ce2" table:formula="of:=[.E207]" office:value-type="float" office:value="2176700199" calcext:value-type="float">
            <text:p>2176700199</text:p>
          </table:table-cell>
          <table:table-cell table:style-name="ce2" table:formula="of:=[.F207]" office:value-type="float" office:value="2113257249" calcext:value-type="float">
            <text:p>2113257249</text:p>
          </table:table-cell>
          <table:table-cell table:style-name="ce2" table:formula="of:=[.G207]" office:value-type="float" office:value="2551279164" calcext:value-type="float">
            <text:p>2551279164</text:p>
          </table:table-cell>
          <table:table-cell table:style-name="ce2" table:formula="of:=[.H207]" office:value-type="float" office:value="2599321365" calcext:value-type="float">
            <text:p>2599321365</text:p>
          </table:table-cell>
          <table:table-cell table:style-name="ce2" table:formula="of:=[.I207]+[.B207]" office:value-type="float" office:value="2915948805" calcext:value-type="float">
            <text:p>2915948805</text:p>
          </table:table-cell>
          <table:table-cell table:style-name="ce2" table:formula="of:=[.J207]" office:value-type="float" office:value="1441806909" calcext:value-type="float">
            <text:p>1441806909</text:p>
          </table:table-cell>
          <table:table-cell table:style-name="ce2" table:formula="of:=[.B207]" office:value-type="float" office:value="1549458246" calcext:value-type="float">
            <text:p>1549458246</text:p>
          </table:table-cell>
          <table:table-cell table:style-name="ce2" table:formula="of:=SUM([.B208:.J208])" office:value-type="float" office:value="18920284503" calcext:value-type="float">
            <text:p>18920284503</text:p>
          </table:table-cell>
          <table:table-cell table:number-columns-repeated="6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2" table:formula="of:=[.C208]" office:value-type="float" office:value="1778231454" calcext:value-type="float">
            <text:p>1778231454</text:p>
          </table:table-cell>
          <table:table-cell table:style-name="ce2" table:formula="of:=[.D208]" office:value-type="float" office:value="2176700199" calcext:value-type="float">
            <text:p>2176700199</text:p>
          </table:table-cell>
          <table:table-cell table:style-name="ce2" table:formula="of:=[.E208]" office:value-type="float" office:value="2113257249" calcext:value-type="float">
            <text:p>2113257249</text:p>
          </table:table-cell>
          <table:table-cell table:style-name="ce2" table:formula="of:=[.F208]" office:value-type="float" office:value="2551279164" calcext:value-type="float">
            <text:p>2551279164</text:p>
          </table:table-cell>
          <table:table-cell table:style-name="ce2" table:formula="of:=[.G208]" office:value-type="float" office:value="2599321365" calcext:value-type="float">
            <text:p>2599321365</text:p>
          </table:table-cell>
          <table:table-cell table:style-name="ce2" table:formula="of:=[.H208]" office:value-type="float" office:value="2915948805" calcext:value-type="float">
            <text:p>2915948805</text:p>
          </table:table-cell>
          <table:table-cell table:style-name="ce2" table:formula="of:=[.I208]+[.B208]" office:value-type="float" office:value="3236088021" calcext:value-type="float">
            <text:p>3236088021</text:p>
          </table:table-cell>
          <table:table-cell table:style-name="ce2" table:formula="of:=[.J208]" office:value-type="float" office:value="1549458246" calcext:value-type="float">
            <text:p>1549458246</text:p>
          </table:table-cell>
          <table:table-cell table:style-name="ce2" table:formula="of:=[.B208]" office:value-type="float" office:value="1794281112" calcext:value-type="float">
            <text:p>1794281112</text:p>
          </table:table-cell>
          <table:table-cell table:style-name="ce2" table:formula="of:=SUM([.B209:.J209])" office:value-type="float" office:value="20714565615" calcext:value-type="float">
            <text:p>20714565615</text:p>
          </table:table-cell>
          <table:table-cell table:number-columns-repeated="6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table:formula="of:=[.C209]" office:value-type="float" office:value="2176700199" calcext:value-type="float">
            <text:p>2176700199</text:p>
          </table:table-cell>
          <table:table-cell table:style-name="ce2" table:formula="of:=[.D209]" office:value-type="float" office:value="2113257249" calcext:value-type="float">
            <text:p>2113257249</text:p>
          </table:table-cell>
          <table:table-cell table:style-name="ce2" table:formula="of:=[.E209]" office:value-type="float" office:value="2551279164" calcext:value-type="float">
            <text:p>2551279164</text:p>
          </table:table-cell>
          <table:table-cell table:style-name="ce2" table:formula="of:=[.F209]" office:value-type="float" office:value="2599321365" calcext:value-type="float">
            <text:p>2599321365</text:p>
          </table:table-cell>
          <table:table-cell table:style-name="ce2" table:formula="of:=[.G209]" office:value-type="float" office:value="2915948805" calcext:value-type="float">
            <text:p>2915948805</text:p>
          </table:table-cell>
          <table:table-cell table:style-name="ce2" table:formula="of:=[.H209]" office:value-type="float" office:value="3236088021" calcext:value-type="float">
            <text:p>3236088021</text:p>
          </table:table-cell>
          <table:table-cell table:style-name="ce2" table:formula="of:=[.I209]+[.B209]" office:value-type="float" office:value="3327689700" calcext:value-type="float">
            <text:p>3327689700</text:p>
          </table:table-cell>
          <table:table-cell table:style-name="ce2" table:formula="of:=[.J209]" office:value-type="float" office:value="1794281112" calcext:value-type="float">
            <text:p>1794281112</text:p>
          </table:table-cell>
          <table:table-cell table:style-name="ce2" table:formula="of:=[.B209]" office:value-type="float" office:value="1778231454" calcext:value-type="float">
            <text:p>1778231454</text:p>
          </table:table-cell>
          <table:table-cell table:style-name="ce2" table:formula="of:=SUM([.B210:.J210])" office:value-type="float" office:value="22492797069" calcext:value-type="float">
            <text:p>22492797069</text:p>
          </table:table-cell>
          <table:table-cell table:number-columns-repeated="6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" table:formula="of:=[.C210]" office:value-type="float" office:value="2113257249" calcext:value-type="float">
            <text:p>2113257249</text:p>
          </table:table-cell>
          <table:table-cell table:style-name="ce2" table:formula="of:=[.D210]" office:value-type="float" office:value="2551279164" calcext:value-type="float">
            <text:p>2551279164</text:p>
          </table:table-cell>
          <table:table-cell table:style-name="ce2" table:formula="of:=[.E210]" office:value-type="float" office:value="2599321365" calcext:value-type="float">
            <text:p>2599321365</text:p>
          </table:table-cell>
          <table:table-cell table:style-name="ce2" table:formula="of:=[.F210]" office:value-type="float" office:value="2915948805" calcext:value-type="float">
            <text:p>2915948805</text:p>
          </table:table-cell>
          <table:table-cell table:style-name="ce2" table:formula="of:=[.G210]" office:value-type="float" office:value="3236088021" calcext:value-type="float">
            <text:p>3236088021</text:p>
          </table:table-cell>
          <table:table-cell table:style-name="ce2" table:formula="of:=[.H210]" office:value-type="float" office:value="3327689700" calcext:value-type="float">
            <text:p>3327689700</text:p>
          </table:table-cell>
          <table:table-cell table:style-name="ce2" table:formula="of:=[.I210]+[.B210]" office:value-type="float" office:value="3970981311" calcext:value-type="float">
            <text:p>3970981311</text:p>
          </table:table-cell>
          <table:table-cell table:style-name="ce2" table:formula="of:=[.J210]" office:value-type="float" office:value="1778231454" calcext:value-type="float">
            <text:p>1778231454</text:p>
          </table:table-cell>
          <table:table-cell table:style-name="ce2" table:formula="of:=[.B210]" office:value-type="float" office:value="2176700199" calcext:value-type="float">
            <text:p>2176700199</text:p>
          </table:table-cell>
          <table:table-cell table:style-name="ce2" table:formula="of:=SUM([.B211:.J211])" office:value-type="float" office:value="24669497268" calcext:value-type="float">
            <text:p>24669497268</text:p>
          </table:table-cell>
          <table:table-cell table:number-columns-repeated="6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2" table:formula="of:=[.C211]" office:value-type="float" office:value="2551279164" calcext:value-type="float">
            <text:p>2551279164</text:p>
          </table:table-cell>
          <table:table-cell table:style-name="ce2" table:formula="of:=[.D211]" office:value-type="float" office:value="2599321365" calcext:value-type="float">
            <text:p>2599321365</text:p>
          </table:table-cell>
          <table:table-cell table:style-name="ce2" table:formula="of:=[.E211]" office:value-type="float" office:value="2915948805" calcext:value-type="float">
            <text:p>2915948805</text:p>
          </table:table-cell>
          <table:table-cell table:style-name="ce2" table:formula="of:=[.F211]" office:value-type="float" office:value="3236088021" calcext:value-type="float">
            <text:p>3236088021</text:p>
          </table:table-cell>
          <table:table-cell table:style-name="ce2" table:formula="of:=[.G211]" office:value-type="float" office:value="3327689700" calcext:value-type="float">
            <text:p>3327689700</text:p>
          </table:table-cell>
          <table:table-cell table:style-name="ce2" table:formula="of:=[.H211]" office:value-type="float" office:value="3970981311" calcext:value-type="float">
            <text:p>3970981311</text:p>
          </table:table-cell>
          <table:table-cell table:style-name="ce2" table:formula="of:=[.I211]+[.B211]" office:value-type="float" office:value="3891488703" calcext:value-type="float">
            <text:p>3891488703</text:p>
          </table:table-cell>
          <table:table-cell table:style-name="ce2" table:formula="of:=[.J211]" office:value-type="float" office:value="2176700199" calcext:value-type="float">
            <text:p>2176700199</text:p>
          </table:table-cell>
          <table:table-cell table:style-name="ce2" table:formula="of:=[.B211]" office:value-type="float" office:value="2113257249" calcext:value-type="float">
            <text:p>2113257249</text:p>
          </table:table-cell>
          <table:table-cell table:style-name="ce2" table:formula="of:=SUM([.B212:.J212])" office:value-type="float" office:value="26782754517" calcext:value-type="float">
            <text:p>26782754517</text:p>
          </table:table-cell>
          <table:table-cell table:number-columns-repeated="6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table:formula="of:=[.C212]" office:value-type="float" office:value="2599321365" calcext:value-type="float">
            <text:p>2599321365</text:p>
          </table:table-cell>
          <table:table-cell table:style-name="ce2" table:formula="of:=[.D212]" office:value-type="float" office:value="2915948805" calcext:value-type="float">
            <text:p>2915948805</text:p>
          </table:table-cell>
          <table:table-cell table:style-name="ce2" table:formula="of:=[.E212]" office:value-type="float" office:value="3236088021" calcext:value-type="float">
            <text:p>3236088021</text:p>
          </table:table-cell>
          <table:table-cell table:style-name="ce2" table:formula="of:=[.F212]" office:value-type="float" office:value="3327689700" calcext:value-type="float">
            <text:p>3327689700</text:p>
          </table:table-cell>
          <table:table-cell table:style-name="ce2" table:formula="of:=[.G212]" office:value-type="float" office:value="3970981311" calcext:value-type="float">
            <text:p>3970981311</text:p>
          </table:table-cell>
          <table:table-cell table:style-name="ce2" table:formula="of:=[.H212]" office:value-type="float" office:value="3891488703" calcext:value-type="float">
            <text:p>3891488703</text:p>
          </table:table-cell>
          <table:table-cell table:style-name="ce2" table:formula="of:=[.I212]+[.B212]" office:value-type="float" office:value="4727979363" calcext:value-type="float">
            <text:p>4727979363</text:p>
          </table:table-cell>
          <table:table-cell table:style-name="ce2" table:formula="of:=[.J212]" office:value-type="float" office:value="2113257249" calcext:value-type="float">
            <text:p>2113257249</text:p>
          </table:table-cell>
          <table:table-cell table:style-name="ce2" table:formula="of:=[.B212]" office:value-type="float" office:value="2551279164" calcext:value-type="float">
            <text:p>2551279164</text:p>
          </table:table-cell>
          <table:table-cell table:style-name="ce2" table:formula="of:=SUM([.B213:.J213])" office:value-type="float" office:value="29334033681" calcext:value-type="float">
            <text:p>29334033681</text:p>
          </table:table-cell>
          <table:table-cell table:number-columns-repeated="6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2" table:formula="of:=[.C213]" office:value-type="float" office:value="2915948805" calcext:value-type="float">
            <text:p>2915948805</text:p>
          </table:table-cell>
          <table:table-cell table:style-name="ce2" table:formula="of:=[.D213]" office:value-type="float" office:value="3236088021" calcext:value-type="float">
            <text:p>3236088021</text:p>
          </table:table-cell>
          <table:table-cell table:style-name="ce2" table:formula="of:=[.E213]" office:value-type="float" office:value="3327689700" calcext:value-type="float">
            <text:p>3327689700</text:p>
          </table:table-cell>
          <table:table-cell table:style-name="ce2" table:formula="of:=[.F213]" office:value-type="float" office:value="3970981311" calcext:value-type="float">
            <text:p>3970981311</text:p>
          </table:table-cell>
          <table:table-cell table:style-name="ce2" table:formula="of:=[.G213]" office:value-type="float" office:value="3891488703" calcext:value-type="float">
            <text:p>3891488703</text:p>
          </table:table-cell>
          <table:table-cell table:style-name="ce2" table:formula="of:=[.H213]" office:value-type="float" office:value="4727979363" calcext:value-type="float">
            <text:p>4727979363</text:p>
          </table:table-cell>
          <table:table-cell table:style-name="ce2" table:formula="of:=[.I213]+[.B213]" office:value-type="float" office:value="4712578614" calcext:value-type="float">
            <text:p>4712578614</text:p>
          </table:table-cell>
          <table:table-cell table:style-name="ce2" table:formula="of:=[.J213]" office:value-type="float" office:value="2551279164" calcext:value-type="float">
            <text:p>2551279164</text:p>
          </table:table-cell>
          <table:table-cell table:style-name="ce2" table:formula="of:=[.B213]" office:value-type="float" office:value="2599321365" calcext:value-type="float">
            <text:p>2599321365</text:p>
          </table:table-cell>
          <table:table-cell table:style-name="ce2" table:formula="of:=SUM([.B214:.J214])" office:value-type="float" office:value="31933355046" calcext:value-type="float">
            <text:p>31933355046</text:p>
          </table:table-cell>
          <table:table-cell table:number-columns-repeated="6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2" table:formula="of:=[.C214]" office:value-type="float" office:value="3236088021" calcext:value-type="float">
            <text:p>3236088021</text:p>
          </table:table-cell>
          <table:table-cell table:style-name="ce2" table:formula="of:=[.D214]" office:value-type="float" office:value="3327689700" calcext:value-type="float">
            <text:p>3327689700</text:p>
          </table:table-cell>
          <table:table-cell table:style-name="ce2" table:formula="of:=[.E214]" office:value-type="float" office:value="3970981311" calcext:value-type="float">
            <text:p>3970981311</text:p>
          </table:table-cell>
          <table:table-cell table:style-name="ce2" table:formula="of:=[.F214]" office:value-type="float" office:value="3891488703" calcext:value-type="float">
            <text:p>3891488703</text:p>
          </table:table-cell>
          <table:table-cell table:style-name="ce2" table:formula="of:=[.G214]" office:value-type="float" office:value="4727979363" calcext:value-type="float">
            <text:p>4727979363</text:p>
          </table:table-cell>
          <table:table-cell table:style-name="ce2" table:formula="of:=[.H214]" office:value-type="float" office:value="4712578614" calcext:value-type="float">
            <text:p>4712578614</text:p>
          </table:table-cell>
          <table:table-cell table:style-name="ce2" table:formula="of:=[.I214]+[.B214]" office:value-type="float" office:value="5467227969" calcext:value-type="float">
            <text:p>5467227969</text:p>
          </table:table-cell>
          <table:table-cell table:style-name="ce2" table:formula="of:=[.J214]" office:value-type="float" office:value="2599321365" calcext:value-type="float">
            <text:p>2599321365</text:p>
          </table:table-cell>
          <table:table-cell table:style-name="ce2" table:formula="of:=[.B214]" office:value-type="float" office:value="2915948805" calcext:value-type="float">
            <text:p>2915948805</text:p>
          </table:table-cell>
          <table:table-cell table:style-name="ce2" table:formula="of:=SUM([.B215:.J215])" office:value-type="float" office:value="34849303851" calcext:value-type="float">
            <text:p>34849303851</text:p>
          </table:table-cell>
          <table:table-cell table:number-columns-repeated="6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2" table:formula="of:=[.C215]" office:value-type="float" office:value="3327689700" calcext:value-type="float">
            <text:p>3327689700</text:p>
          </table:table-cell>
          <table:table-cell table:style-name="ce2" table:formula="of:=[.D215]" office:value-type="float" office:value="3970981311" calcext:value-type="float">
            <text:p>3970981311</text:p>
          </table:table-cell>
          <table:table-cell table:style-name="ce2" table:formula="of:=[.E215]" office:value-type="float" office:value="3891488703" calcext:value-type="float">
            <text:p>3891488703</text:p>
          </table:table-cell>
          <table:table-cell table:style-name="ce2" table:formula="of:=[.F215]" office:value-type="float" office:value="4727979363" calcext:value-type="float">
            <text:p>4727979363</text:p>
          </table:table-cell>
          <table:table-cell table:style-name="ce2" table:formula="of:=[.G215]" office:value-type="float" office:value="4712578614" calcext:value-type="float">
            <text:p>4712578614</text:p>
          </table:table-cell>
          <table:table-cell table:style-name="ce2" table:formula="of:=[.H215]" office:value-type="float" office:value="5467227969" calcext:value-type="float">
            <text:p>5467227969</text:p>
          </table:table-cell>
          <table:table-cell table:style-name="ce2" table:formula="of:=[.I215]+[.B215]" office:value-type="float" office:value="5835409386" calcext:value-type="float">
            <text:p>5835409386</text:p>
          </table:table-cell>
          <table:table-cell table:style-name="ce2" table:formula="of:=[.J215]" office:value-type="float" office:value="2915948805" calcext:value-type="float">
            <text:p>2915948805</text:p>
          </table:table-cell>
          <table:table-cell table:style-name="ce2" table:formula="of:=[.B215]" office:value-type="float" office:value="3236088021" calcext:value-type="float">
            <text:p>3236088021</text:p>
          </table:table-cell>
          <table:table-cell table:style-name="ce2" table:formula="of:=SUM([.B216:.J216])" office:value-type="float" office:value="38085391872" calcext:value-type="float">
            <text:p>38085391872</text:p>
          </table:table-cell>
          <table:table-cell table:number-columns-repeated="6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2" table:formula="of:=[.C216]" office:value-type="float" office:value="3970981311" calcext:value-type="float">
            <text:p>3970981311</text:p>
          </table:table-cell>
          <table:table-cell table:style-name="ce2" table:formula="of:=[.D216]" office:value-type="float" office:value="3891488703" calcext:value-type="float">
            <text:p>3891488703</text:p>
          </table:table-cell>
          <table:table-cell table:style-name="ce2" table:formula="of:=[.E216]" office:value-type="float" office:value="4727979363" calcext:value-type="float">
            <text:p>4727979363</text:p>
          </table:table-cell>
          <table:table-cell table:style-name="ce2" table:formula="of:=[.F216]" office:value-type="float" office:value="4712578614" calcext:value-type="float">
            <text:p>4712578614</text:p>
          </table:table-cell>
          <table:table-cell table:style-name="ce2" table:formula="of:=[.G216]" office:value-type="float" office:value="5467227969" calcext:value-type="float">
            <text:p>5467227969</text:p>
          </table:table-cell>
          <table:table-cell table:style-name="ce2" table:formula="of:=[.H216]" office:value-type="float" office:value="5835409386" calcext:value-type="float">
            <text:p>5835409386</text:p>
          </table:table-cell>
          <table:table-cell table:style-name="ce2" table:formula="of:=[.I216]+[.B216]" office:value-type="float" office:value="6243638505" calcext:value-type="float">
            <text:p>6243638505</text:p>
          </table:table-cell>
          <table:table-cell table:style-name="ce2" table:formula="of:=[.J216]" office:value-type="float" office:value="3236088021" calcext:value-type="float">
            <text:p>3236088021</text:p>
          </table:table-cell>
          <table:table-cell table:style-name="ce2" table:formula="of:=[.B216]" office:value-type="float" office:value="3327689700" calcext:value-type="float">
            <text:p>3327689700</text:p>
          </table:table-cell>
          <table:table-cell table:style-name="ce2" table:formula="of:=SUM([.B217:.J217])" office:value-type="float" office:value="41413081572" calcext:value-type="float">
            <text:p>41413081572</text:p>
          </table:table-cell>
          <table:table-cell table:number-columns-repeated="6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2" table:formula="of:=[.C217]" office:value-type="float" office:value="3891488703" calcext:value-type="float">
            <text:p>3891488703</text:p>
          </table:table-cell>
          <table:table-cell table:style-name="ce2" table:formula="of:=[.D217]" office:value-type="float" office:value="4727979363" calcext:value-type="float">
            <text:p>4727979363</text:p>
          </table:table-cell>
          <table:table-cell table:style-name="ce2" table:formula="of:=[.E217]" office:value-type="float" office:value="4712578614" calcext:value-type="float">
            <text:p>4712578614</text:p>
          </table:table-cell>
          <table:table-cell table:style-name="ce2" table:formula="of:=[.F217]" office:value-type="float" office:value="5467227969" calcext:value-type="float">
            <text:p>5467227969</text:p>
          </table:table-cell>
          <table:table-cell table:style-name="ce2" table:formula="of:=[.G217]" office:value-type="float" office:value="5835409386" calcext:value-type="float">
            <text:p>5835409386</text:p>
          </table:table-cell>
          <table:table-cell table:style-name="ce2" table:formula="of:=[.H217]" office:value-type="float" office:value="6243638505" calcext:value-type="float">
            <text:p>6243638505</text:p>
          </table:table-cell>
          <table:table-cell table:style-name="ce2" table:formula="of:=[.I217]+[.B217]" office:value-type="float" office:value="7207069332" calcext:value-type="float">
            <text:p>7207069332</text:p>
          </table:table-cell>
          <table:table-cell table:style-name="ce2" table:formula="of:=[.J217]" office:value-type="float" office:value="3327689700" calcext:value-type="float">
            <text:p>3327689700</text:p>
          </table:table-cell>
          <table:table-cell table:style-name="ce2" table:formula="of:=[.B217]" office:value-type="float" office:value="3970981311" calcext:value-type="float">
            <text:p>3970981311</text:p>
          </table:table-cell>
          <table:table-cell table:style-name="ce2" table:formula="of:=SUM([.B218:.J218])" office:value-type="float" office:value="45384062883" calcext:value-type="float">
            <text:p>45384062883</text:p>
          </table:table-cell>
          <table:table-cell table:number-columns-repeated="6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2" table:formula="of:=[.C218]" office:value-type="float" office:value="4727979363" calcext:value-type="float">
            <text:p>4727979363</text:p>
          </table:table-cell>
          <table:table-cell table:style-name="ce2" table:formula="of:=[.D218]" office:value-type="float" office:value="4712578614" calcext:value-type="float">
            <text:p>4712578614</text:p>
          </table:table-cell>
          <table:table-cell table:style-name="ce2" table:formula="of:=[.E218]" office:value-type="float" office:value="5467227969" calcext:value-type="float">
            <text:p>5467227969</text:p>
          </table:table-cell>
          <table:table-cell table:style-name="ce2" table:formula="of:=[.F218]" office:value-type="float" office:value="5835409386" calcext:value-type="float">
            <text:p>5835409386</text:p>
          </table:table-cell>
          <table:table-cell table:style-name="ce2" table:formula="of:=[.G218]" office:value-type="float" office:value="6243638505" calcext:value-type="float">
            <text:p>6243638505</text:p>
          </table:table-cell>
          <table:table-cell table:style-name="ce2" table:formula="of:=[.H218]" office:value-type="float" office:value="7207069332" calcext:value-type="float">
            <text:p>7207069332</text:p>
          </table:table-cell>
          <table:table-cell table:style-name="ce2" table:formula="of:=[.I218]+[.B218]" office:value-type="float" office:value="7219178403" calcext:value-type="float">
            <text:p>7219178403</text:p>
          </table:table-cell>
          <table:table-cell table:style-name="ce2" table:formula="of:=[.J218]" office:value-type="float" office:value="3970981311" calcext:value-type="float">
            <text:p>3970981311</text:p>
          </table:table-cell>
          <table:table-cell table:style-name="ce2" table:formula="of:=[.B218]" office:value-type="float" office:value="3891488703" calcext:value-type="float">
            <text:p>3891488703</text:p>
          </table:table-cell>
          <table:table-cell table:style-name="ce2" table:formula="of:=SUM([.B219:.J219])" office:value-type="float" office:value="49275551586" calcext:value-type="float">
            <text:p>49275551586</text:p>
          </table:table-cell>
          <table:table-cell table:number-columns-repeated="6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2" table:formula="of:=[.C219]" office:value-type="float" office:value="4712578614" calcext:value-type="float">
            <text:p>4712578614</text:p>
          </table:table-cell>
          <table:table-cell table:style-name="ce2" table:formula="of:=[.D219]" office:value-type="float" office:value="5467227969" calcext:value-type="float">
            <text:p>5467227969</text:p>
          </table:table-cell>
          <table:table-cell table:style-name="ce2" table:formula="of:=[.E219]" office:value-type="float" office:value="5835409386" calcext:value-type="float">
            <text:p>5835409386</text:p>
          </table:table-cell>
          <table:table-cell table:style-name="ce2" table:formula="of:=[.F219]" office:value-type="float" office:value="6243638505" calcext:value-type="float">
            <text:p>6243638505</text:p>
          </table:table-cell>
          <table:table-cell table:style-name="ce2" table:formula="of:=[.G219]" office:value-type="float" office:value="7207069332" calcext:value-type="float">
            <text:p>7207069332</text:p>
          </table:table-cell>
          <table:table-cell table:style-name="ce2" table:formula="of:=[.H219]" office:value-type="float" office:value="7219178403" calcext:value-type="float">
            <text:p>7219178403</text:p>
          </table:table-cell>
          <table:table-cell table:style-name="ce2" table:formula="of:=[.I219]+[.B219]" office:value-type="float" office:value="8698960674" calcext:value-type="float">
            <text:p>8698960674</text:p>
          </table:table-cell>
          <table:table-cell table:style-name="ce2" table:formula="of:=[.J219]" office:value-type="float" office:value="3891488703" calcext:value-type="float">
            <text:p>3891488703</text:p>
          </table:table-cell>
          <table:table-cell table:style-name="ce2" table:formula="of:=[.B219]" office:value-type="float" office:value="4727979363" calcext:value-type="float">
            <text:p>4727979363</text:p>
          </table:table-cell>
          <table:table-cell table:style-name="ce2" table:formula="of:=SUM([.B220:.J220])" office:value-type="float" office:value="54003530949" calcext:value-type="float">
            <text:p>54003530949</text:p>
          </table:table-cell>
          <table:table-cell table:number-columns-repeated="6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2" table:formula="of:=[.C220]" office:value-type="float" office:value="5467227969" calcext:value-type="float">
            <text:p>5467227969</text:p>
          </table:table-cell>
          <table:table-cell table:style-name="ce2" table:formula="of:=[.D220]" office:value-type="float" office:value="5835409386" calcext:value-type="float">
            <text:p>5835409386</text:p>
          </table:table-cell>
          <table:table-cell table:style-name="ce2" table:formula="of:=[.E220]" office:value-type="float" office:value="6243638505" calcext:value-type="float">
            <text:p>6243638505</text:p>
          </table:table-cell>
          <table:table-cell table:style-name="ce2" table:formula="of:=[.F220]" office:value-type="float" office:value="7207069332" calcext:value-type="float">
            <text:p>7207069332</text:p>
          </table:table-cell>
          <table:table-cell table:style-name="ce2" table:formula="of:=[.G220]" office:value-type="float" office:value="7219178403" calcext:value-type="float">
            <text:p>7219178403</text:p>
          </table:table-cell>
          <table:table-cell table:style-name="ce2" table:formula="of:=[.H220]" office:value-type="float" office:value="8698960674" calcext:value-type="float">
            <text:p>8698960674</text:p>
          </table:table-cell>
          <table:table-cell table:style-name="ce2" table:formula="of:=[.I220]+[.B220]" office:value-type="float" office:value="8604067317" calcext:value-type="float">
            <text:p>8604067317</text:p>
          </table:table-cell>
          <table:table-cell table:style-name="ce2" table:formula="of:=[.J220]" office:value-type="float" office:value="4727979363" calcext:value-type="float">
            <text:p>4727979363</text:p>
          </table:table-cell>
          <table:table-cell table:style-name="ce2" table:formula="of:=[.B220]" office:value-type="float" office:value="4712578614" calcext:value-type="float">
            <text:p>4712578614</text:p>
          </table:table-cell>
          <table:table-cell table:style-name="ce2" table:formula="of:=SUM([.B221:.J221])" office:value-type="float" office:value="58716109563" calcext:value-type="float">
            <text:p>58716109563</text:p>
          </table:table-cell>
          <table:table-cell table:number-columns-repeated="6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2" table:formula="of:=[.C221]" office:value-type="float" office:value="5835409386" calcext:value-type="float">
            <text:p>5835409386</text:p>
          </table:table-cell>
          <table:table-cell table:style-name="ce2" table:formula="of:=[.D221]" office:value-type="float" office:value="6243638505" calcext:value-type="float">
            <text:p>6243638505</text:p>
          </table:table-cell>
          <table:table-cell table:style-name="ce2" table:formula="of:=[.E221]" office:value-type="float" office:value="7207069332" calcext:value-type="float">
            <text:p>7207069332</text:p>
          </table:table-cell>
          <table:table-cell table:style-name="ce2" table:formula="of:=[.F221]" office:value-type="float" office:value="7219178403" calcext:value-type="float">
            <text:p>7219178403</text:p>
          </table:table-cell>
          <table:table-cell table:style-name="ce2" table:formula="of:=[.G221]" office:value-type="float" office:value="8698960674" calcext:value-type="float">
            <text:p>8698960674</text:p>
          </table:table-cell>
          <table:table-cell table:style-name="ce2" table:formula="of:=[.H221]" office:value-type="float" office:value="8604067317" calcext:value-type="float">
            <text:p>8604067317</text:p>
          </table:table-cell>
          <table:table-cell table:style-name="ce2" table:formula="of:=[.I221]+[.B221]" office:value-type="float" office:value="10195207332" calcext:value-type="float">
            <text:p>10195207332</text:p>
          </table:table-cell>
          <table:table-cell table:style-name="ce2" table:formula="of:=[.J221]" office:value-type="float" office:value="4712578614" calcext:value-type="float">
            <text:p>4712578614</text:p>
          </table:table-cell>
          <table:table-cell table:style-name="ce2" table:formula="of:=[.B221]" office:value-type="float" office:value="5467227969" calcext:value-type="float">
            <text:p>5467227969</text:p>
          </table:table-cell>
          <table:table-cell table:style-name="ce2" table:formula="of:=SUM([.B222:.J222])" office:value-type="float" office:value="64183337532" calcext:value-type="float">
            <text:p>64183337532</text:p>
          </table:table-cell>
          <table:table-cell table:number-columns-repeated="6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2" table:formula="of:=[.C222]" office:value-type="float" office:value="6243638505" calcext:value-type="float">
            <text:p>6243638505</text:p>
          </table:table-cell>
          <table:table-cell table:style-name="ce2" table:formula="of:=[.D222]" office:value-type="float" office:value="7207069332" calcext:value-type="float">
            <text:p>7207069332</text:p>
          </table:table-cell>
          <table:table-cell table:style-name="ce2" table:formula="of:=[.E222]" office:value-type="float" office:value="7219178403" calcext:value-type="float">
            <text:p>7219178403</text:p>
          </table:table-cell>
          <table:table-cell table:style-name="ce2" table:formula="of:=[.F222]" office:value-type="float" office:value="8698960674" calcext:value-type="float">
            <text:p>8698960674</text:p>
          </table:table-cell>
          <table:table-cell table:style-name="ce2" table:formula="of:=[.G222]" office:value-type="float" office:value="8604067317" calcext:value-type="float">
            <text:p>8604067317</text:p>
          </table:table-cell>
          <table:table-cell table:style-name="ce2" table:formula="of:=[.H222]" office:value-type="float" office:value="10195207332" calcext:value-type="float">
            <text:p>10195207332</text:p>
          </table:table-cell>
          <table:table-cell table:style-name="ce2" table:formula="of:=[.I222]+[.B222]" office:value-type="float" office:value="10547988000" calcext:value-type="float">
            <text:p>10547988000</text:p>
          </table:table-cell>
          <table:table-cell table:style-name="ce2" table:formula="of:=[.J222]" office:value-type="float" office:value="5467227969" calcext:value-type="float">
            <text:p>5467227969</text:p>
          </table:table-cell>
          <table:table-cell table:style-name="ce2" table:formula="of:=[.B222]" office:value-type="float" office:value="5835409386" calcext:value-type="float">
            <text:p>5835409386</text:p>
          </table:table-cell>
          <table:table-cell table:style-name="ce2" table:formula="of:=SUM([.B223:.J223])" office:value-type="float" office:value="70018746918" calcext:value-type="float">
            <text:p>70018746918</text:p>
          </table:table-cell>
          <table:table-cell table:number-columns-repeated="6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2" table:formula="of:=[.C223]" office:value-type="float" office:value="7207069332" calcext:value-type="float">
            <text:p>7207069332</text:p>
          </table:table-cell>
          <table:table-cell table:style-name="ce2" table:formula="of:=[.D223]" office:value-type="float" office:value="7219178403" calcext:value-type="float">
            <text:p>7219178403</text:p>
          </table:table-cell>
          <table:table-cell table:style-name="ce2" table:formula="of:=[.E223]" office:value-type="float" office:value="8698960674" calcext:value-type="float">
            <text:p>8698960674</text:p>
          </table:table-cell>
          <table:table-cell table:style-name="ce2" table:formula="of:=[.F223]" office:value-type="float" office:value="8604067317" calcext:value-type="float">
            <text:p>8604067317</text:p>
          </table:table-cell>
          <table:table-cell table:style-name="ce2" table:formula="of:=[.G223]" office:value-type="float" office:value="10195207332" calcext:value-type="float">
            <text:p>10195207332</text:p>
          </table:table-cell>
          <table:table-cell table:style-name="ce2" table:formula="of:=[.H223]" office:value-type="float" office:value="10547988000" calcext:value-type="float">
            <text:p>10547988000</text:p>
          </table:table-cell>
          <table:table-cell table:style-name="ce2" table:formula="of:=[.I223]+[.B223]" office:value-type="float" office:value="11710866474" calcext:value-type="float">
            <text:p>11710866474</text:p>
          </table:table-cell>
          <table:table-cell table:style-name="ce2" table:formula="of:=[.J223]" office:value-type="float" office:value="5835409386" calcext:value-type="float">
            <text:p>5835409386</text:p>
          </table:table-cell>
          <table:table-cell table:style-name="ce2" table:formula="of:=[.B223]" office:value-type="float" office:value="6243638505" calcext:value-type="float">
            <text:p>6243638505</text:p>
          </table:table-cell>
          <table:table-cell table:style-name="ce2" table:formula="of:=SUM([.B224:.J224])" office:value-type="float" office:value="76262385423" calcext:value-type="float">
            <text:p>76262385423</text:p>
          </table:table-cell>
          <table:table-cell table:number-columns-repeated="6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2" table:formula="of:=[.C224]" office:value-type="float" office:value="7219178403" calcext:value-type="float">
            <text:p>7219178403</text:p>
          </table:table-cell>
          <table:table-cell table:style-name="ce2" table:formula="of:=[.D224]" office:value-type="float" office:value="8698960674" calcext:value-type="float">
            <text:p>8698960674</text:p>
          </table:table-cell>
          <table:table-cell table:style-name="ce2" table:formula="of:=[.E224]" office:value-type="float" office:value="8604067317" calcext:value-type="float">
            <text:p>8604067317</text:p>
          </table:table-cell>
          <table:table-cell table:style-name="ce2" table:formula="of:=[.F224]" office:value-type="float" office:value="10195207332" calcext:value-type="float">
            <text:p>10195207332</text:p>
          </table:table-cell>
          <table:table-cell table:style-name="ce2" table:formula="of:=[.G224]" office:value-type="float" office:value="10547988000" calcext:value-type="float">
            <text:p>10547988000</text:p>
          </table:table-cell>
          <table:table-cell table:style-name="ce2" table:formula="of:=[.H224]" office:value-type="float" office:value="11710866474" calcext:value-type="float">
            <text:p>11710866474</text:p>
          </table:table-cell>
          <table:table-cell table:style-name="ce2" table:formula="of:=[.I224]+[.B224]" office:value-type="float" office:value="13042478718" calcext:value-type="float">
            <text:p>13042478718</text:p>
          </table:table-cell>
          <table:table-cell table:style-name="ce2" table:formula="of:=[.J224]" office:value-type="float" office:value="6243638505" calcext:value-type="float">
            <text:p>6243638505</text:p>
          </table:table-cell>
          <table:table-cell table:style-name="ce2" table:formula="of:=[.B224]" office:value-type="float" office:value="7207069332" calcext:value-type="float">
            <text:p>7207069332</text:p>
          </table:table-cell>
          <table:table-cell table:style-name="ce2" table:formula="of:=SUM([.B225:.J225])" office:value-type="float" office:value="83469454755" calcext:value-type="float">
            <text:p>83469454755</text:p>
          </table:table-cell>
          <table:table-cell table:number-columns-repeated="6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2" table:formula="of:=[.C225]" office:value-type="float" office:value="8698960674" calcext:value-type="float">
            <text:p>8698960674</text:p>
          </table:table-cell>
          <table:table-cell table:style-name="ce2" table:formula="of:=[.D225]" office:value-type="float" office:value="8604067317" calcext:value-type="float">
            <text:p>8604067317</text:p>
          </table:table-cell>
          <table:table-cell table:style-name="ce2" table:formula="of:=[.E225]" office:value-type="float" office:value="10195207332" calcext:value-type="float">
            <text:p>10195207332</text:p>
          </table:table-cell>
          <table:table-cell table:style-name="ce2" table:formula="of:=[.F225]" office:value-type="float" office:value="10547988000" calcext:value-type="float">
            <text:p>10547988000</text:p>
          </table:table-cell>
          <table:table-cell table:style-name="ce2" table:formula="of:=[.G225]" office:value-type="float" office:value="11710866474" calcext:value-type="float">
            <text:p>11710866474</text:p>
          </table:table-cell>
          <table:table-cell table:style-name="ce2" table:formula="of:=[.H225]" office:value-type="float" office:value="13042478718" calcext:value-type="float">
            <text:p>13042478718</text:p>
          </table:table-cell>
          <table:table-cell table:style-name="ce2" table:formula="of:=[.I225]+[.B225]" office:value-type="float" office:value="13462816908" calcext:value-type="float">
            <text:p>13462816908</text:p>
          </table:table-cell>
          <table:table-cell table:style-name="ce2" table:formula="of:=[.J225]" office:value-type="float" office:value="7207069332" calcext:value-type="float">
            <text:p>7207069332</text:p>
          </table:table-cell>
          <table:table-cell table:style-name="ce2" table:formula="of:=[.B225]" office:value-type="float" office:value="7219178403" calcext:value-type="float">
            <text:p>7219178403</text:p>
          </table:table-cell>
          <table:table-cell table:style-name="ce2" table:formula="of:=SUM([.B226:.J226])" office:value-type="float" office:value="90688633158" calcext:value-type="float">
            <text:p>90688633158</text:p>
          </table:table-cell>
          <table:table-cell table:number-columns-repeated="6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2" table:formula="of:=[.C226]" office:value-type="float" office:value="8604067317" calcext:value-type="float">
            <text:p>8604067317</text:p>
          </table:table-cell>
          <table:table-cell table:style-name="ce2" table:formula="of:=[.D226]" office:value-type="float" office:value="10195207332" calcext:value-type="float">
            <text:p>10195207332</text:p>
          </table:table-cell>
          <table:table-cell table:style-name="ce2" table:formula="of:=[.E226]" office:value-type="float" office:value="10547988000" calcext:value-type="float">
            <text:p>10547988000</text:p>
          </table:table-cell>
          <table:table-cell table:style-name="ce2" table:formula="of:=[.F226]" office:value-type="float" office:value="11710866474" calcext:value-type="float">
            <text:p>11710866474</text:p>
          </table:table-cell>
          <table:table-cell table:style-name="ce2" table:formula="of:=[.G226]" office:value-type="float" office:value="13042478718" calcext:value-type="float">
            <text:p>13042478718</text:p>
          </table:table-cell>
          <table:table-cell table:style-name="ce2" table:formula="of:=[.H226]" office:value-type="float" office:value="13462816908" calcext:value-type="float">
            <text:p>13462816908</text:p>
          </table:table-cell>
          <table:table-cell table:style-name="ce2" table:formula="of:=[.I226]+[.B226]" office:value-type="float" office:value="15906030006" calcext:value-type="float">
            <text:p>15906030006</text:p>
          </table:table-cell>
          <table:table-cell table:style-name="ce2" table:formula="of:=[.J226]" office:value-type="float" office:value="7219178403" calcext:value-type="float">
            <text:p>7219178403</text:p>
          </table:table-cell>
          <table:table-cell table:style-name="ce2" table:formula="of:=[.B226]" office:value-type="float" office:value="8698960674" calcext:value-type="float">
            <text:p>8698960674</text:p>
          </table:table-cell>
          <table:table-cell table:style-name="ce2" table:formula="of:=SUM([.B227:.J227])" office:value-type="float" office:value="99387593832" calcext:value-type="float">
            <text:p>99387593832</text:p>
          </table:table-cell>
          <table:table-cell table:number-columns-repeated="6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2" table:formula="of:=[.C227]" office:value-type="float" office:value="10195207332" calcext:value-type="float">
            <text:p>10195207332</text:p>
          </table:table-cell>
          <table:table-cell table:style-name="ce2" table:formula="of:=[.D227]" office:value-type="float" office:value="10547988000" calcext:value-type="float">
            <text:p>10547988000</text:p>
          </table:table-cell>
          <table:table-cell table:style-name="ce2" table:formula="of:=[.E227]" office:value-type="float" office:value="11710866474" calcext:value-type="float">
            <text:p>11710866474</text:p>
          </table:table-cell>
          <table:table-cell table:style-name="ce2" table:formula="of:=[.F227]" office:value-type="float" office:value="13042478718" calcext:value-type="float">
            <text:p>13042478718</text:p>
          </table:table-cell>
          <table:table-cell table:style-name="ce2" table:formula="of:=[.G227]" office:value-type="float" office:value="13462816908" calcext:value-type="float">
            <text:p>13462816908</text:p>
          </table:table-cell>
          <table:table-cell table:style-name="ce2" table:formula="of:=[.H227]" office:value-type="float" office:value="15906030006" calcext:value-type="float">
            <text:p>15906030006</text:p>
          </table:table-cell>
          <table:table-cell table:style-name="ce2" table:formula="of:=[.I227]+[.B227]" office:value-type="float" office:value="15823245720" calcext:value-type="float">
            <text:p>15823245720</text:p>
          </table:table-cell>
          <table:table-cell table:style-name="ce2" table:formula="of:=[.J227]" office:value-type="float" office:value="8698960674" calcext:value-type="float">
            <text:p>8698960674</text:p>
          </table:table-cell>
          <table:table-cell table:style-name="ce2" table:formula="of:=[.B227]" office:value-type="float" office:value="8604067317" calcext:value-type="float">
            <text:p>8604067317</text:p>
          </table:table-cell>
          <table:table-cell table:style-name="ce2" table:formula="of:=SUM([.B228:.J228])" office:value-type="float" office:value="107991661149" calcext:value-type="float">
            <text:p>107991661149</text:p>
          </table:table-cell>
          <table:table-cell table:number-columns-repeated="6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2" table:formula="of:=[.C228]" office:value-type="float" office:value="10547988000" calcext:value-type="float">
            <text:p>10547988000</text:p>
          </table:table-cell>
          <table:table-cell table:style-name="ce2" table:formula="of:=[.D228]" office:value-type="float" office:value="11710866474" calcext:value-type="float">
            <text:p>11710866474</text:p>
          </table:table-cell>
          <table:table-cell table:style-name="ce2" table:formula="of:=[.E228]" office:value-type="float" office:value="13042478718" calcext:value-type="float">
            <text:p>13042478718</text:p>
          </table:table-cell>
          <table:table-cell table:style-name="ce2" table:formula="of:=[.F228]" office:value-type="float" office:value="13462816908" calcext:value-type="float">
            <text:p>13462816908</text:p>
          </table:table-cell>
          <table:table-cell table:style-name="ce2" table:formula="of:=[.G228]" office:value-type="float" office:value="15906030006" calcext:value-type="float">
            <text:p>15906030006</text:p>
          </table:table-cell>
          <table:table-cell table:style-name="ce2" table:formula="of:=[.H228]" office:value-type="float" office:value="15823245720" calcext:value-type="float">
            <text:p>15823245720</text:p>
          </table:table-cell>
          <table:table-cell table:style-name="ce2" table:formula="of:=[.I228]+[.B228]" office:value-type="float" office:value="18894168006" calcext:value-type="float">
            <text:p>18894168006</text:p>
          </table:table-cell>
          <table:table-cell table:style-name="ce2" table:formula="of:=[.J228]" office:value-type="float" office:value="8604067317" calcext:value-type="float">
            <text:p>8604067317</text:p>
          </table:table-cell>
          <table:table-cell table:style-name="ce2" table:formula="of:=[.B228]" office:value-type="float" office:value="10195207332" calcext:value-type="float">
            <text:p>10195207332</text:p>
          </table:table-cell>
          <table:table-cell table:style-name="ce2" table:formula="of:=SUM([.B229:.J229])" office:value-type="float" office:value="118186868481" calcext:value-type="float">
            <text:p>118186868481</text:p>
          </table:table-cell>
          <table:table-cell table:number-columns-repeated="6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2" table:formula="of:=[.C229]" office:value-type="float" office:value="11710866474" calcext:value-type="float">
            <text:p>11710866474</text:p>
          </table:table-cell>
          <table:table-cell table:style-name="ce2" table:formula="of:=[.D229]" office:value-type="float" office:value="13042478718" calcext:value-type="float">
            <text:p>13042478718</text:p>
          </table:table-cell>
          <table:table-cell table:style-name="ce2" table:formula="of:=[.E229]" office:value-type="float" office:value="13462816908" calcext:value-type="float">
            <text:p>13462816908</text:p>
          </table:table-cell>
          <table:table-cell table:style-name="ce2" table:formula="of:=[.F229]" office:value-type="float" office:value="15906030006" calcext:value-type="float">
            <text:p>15906030006</text:p>
          </table:table-cell>
          <table:table-cell table:style-name="ce2" table:formula="of:=[.G229]" office:value-type="float" office:value="15823245720" calcext:value-type="float">
            <text:p>15823245720</text:p>
          </table:table-cell>
          <table:table-cell table:style-name="ce2" table:formula="of:=[.H229]" office:value-type="float" office:value="18894168006" calcext:value-type="float">
            <text:p>18894168006</text:p>
          </table:table-cell>
          <table:table-cell table:style-name="ce2" table:formula="of:=[.I229]+[.B229]" office:value-type="float" office:value="19152055317" calcext:value-type="float">
            <text:p>19152055317</text:p>
          </table:table-cell>
          <table:table-cell table:style-name="ce2" table:formula="of:=[.J229]" office:value-type="float" office:value="10195207332" calcext:value-type="float">
            <text:p>10195207332</text:p>
          </table:table-cell>
          <table:table-cell table:style-name="ce2" table:formula="of:=[.B229]" office:value-type="float" office:value="10547988000" calcext:value-type="float">
            <text:p>10547988000</text:p>
          </table:table-cell>
          <table:table-cell table:style-name="ce2" table:formula="of:=SUM([.B230:.J230])" office:value-type="float" office:value="128734856481" calcext:value-type="float">
            <text:p>128734856481</text:p>
          </table:table-cell>
          <table:table-cell table:number-columns-repeated="6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2" table:formula="of:=[.C230]" office:value-type="float" office:value="13042478718" calcext:value-type="float">
            <text:p>13042478718</text:p>
          </table:table-cell>
          <table:table-cell table:style-name="ce2" table:formula="of:=[.D230]" office:value-type="float" office:value="13462816908" calcext:value-type="float">
            <text:p>13462816908</text:p>
          </table:table-cell>
          <table:table-cell table:style-name="ce2" table:formula="of:=[.E230]" office:value-type="float" office:value="15906030006" calcext:value-type="float">
            <text:p>15906030006</text:p>
          </table:table-cell>
          <table:table-cell table:style-name="ce2" table:formula="of:=[.F230]" office:value-type="float" office:value="15823245720" calcext:value-type="float">
            <text:p>15823245720</text:p>
          </table:table-cell>
          <table:table-cell table:style-name="ce2" table:formula="of:=[.G230]" office:value-type="float" office:value="18894168006" calcext:value-type="float">
            <text:p>18894168006</text:p>
          </table:table-cell>
          <table:table-cell table:style-name="ce2" table:formula="of:=[.H230]" office:value-type="float" office:value="19152055317" calcext:value-type="float">
            <text:p>19152055317</text:p>
          </table:table-cell>
          <table:table-cell table:style-name="ce2" table:formula="of:=[.I230]+[.B230]" office:value-type="float" office:value="21906073806" calcext:value-type="float">
            <text:p>21906073806</text:p>
          </table:table-cell>
          <table:table-cell table:style-name="ce2" table:formula="of:=[.J230]" office:value-type="float" office:value="10547988000" calcext:value-type="float">
            <text:p>10547988000</text:p>
          </table:table-cell>
          <table:table-cell table:style-name="ce2" table:formula="of:=[.B230]" office:value-type="float" office:value="11710866474" calcext:value-type="float">
            <text:p>11710866474</text:p>
          </table:table-cell>
          <table:table-cell table:style-name="ce2" table:formula="of:=SUM([.B231:.J231])" office:value-type="float" office:value="140445722955" calcext:value-type="float">
            <text:p>140445722955</text:p>
          </table:table-cell>
          <table:table-cell table:number-columns-repeated="6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2" table:formula="of:=[.C231]" office:value-type="float" office:value="13462816908" calcext:value-type="float">
            <text:p>13462816908</text:p>
          </table:table-cell>
          <table:table-cell table:style-name="ce2" table:formula="of:=[.D231]" office:value-type="float" office:value="15906030006" calcext:value-type="float">
            <text:p>15906030006</text:p>
          </table:table-cell>
          <table:table-cell table:style-name="ce2" table:formula="of:=[.E231]" office:value-type="float" office:value="15823245720" calcext:value-type="float">
            <text:p>15823245720</text:p>
          </table:table-cell>
          <table:table-cell table:style-name="ce2" table:formula="of:=[.F231]" office:value-type="float" office:value="18894168006" calcext:value-type="float">
            <text:p>18894168006</text:p>
          </table:table-cell>
          <table:table-cell table:style-name="ce2" table:formula="of:=[.G231]" office:value-type="float" office:value="19152055317" calcext:value-type="float">
            <text:p>19152055317</text:p>
          </table:table-cell>
          <table:table-cell table:style-name="ce2" table:formula="of:=[.H231]" office:value-type="float" office:value="21906073806" calcext:value-type="float">
            <text:p>21906073806</text:p>
          </table:table-cell>
          <table:table-cell table:style-name="ce2" table:formula="of:=[.I231]+[.B231]" office:value-type="float" office:value="23590466718" calcext:value-type="float">
            <text:p>23590466718</text:p>
          </table:table-cell>
          <table:table-cell table:style-name="ce2" table:formula="of:=[.J231]" office:value-type="float" office:value="11710866474" calcext:value-type="float">
            <text:p>11710866474</text:p>
          </table:table-cell>
          <table:table-cell table:style-name="ce2" table:formula="of:=[.B231]" office:value-type="float" office:value="13042478718" calcext:value-type="float">
            <text:p>13042478718</text:p>
          </table:table-cell>
          <table:table-cell table:style-name="ce2" table:formula="of:=SUM([.B232:.J232])" office:value-type="float" office:value="153488201673" calcext:value-type="float">
            <text:p>153488201673</text:p>
          </table:table-cell>
          <table:table-cell table:number-columns-repeated="6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2" table:formula="of:=[.C232]" office:value-type="float" office:value="15906030006" calcext:value-type="float">
            <text:p>15906030006</text:p>
          </table:table-cell>
          <table:table-cell table:style-name="ce2" table:formula="of:=[.D232]" office:value-type="float" office:value="15823245720" calcext:value-type="float">
            <text:p>15823245720</text:p>
          </table:table-cell>
          <table:table-cell table:style-name="ce2" table:formula="of:=[.E232]" office:value-type="float" office:value="18894168006" calcext:value-type="float">
            <text:p>18894168006</text:p>
          </table:table-cell>
          <table:table-cell table:style-name="ce2" table:formula="of:=[.F232]" office:value-type="float" office:value="19152055317" calcext:value-type="float">
            <text:p>19152055317</text:p>
          </table:table-cell>
          <table:table-cell table:style-name="ce2" table:formula="of:=[.G232]" office:value-type="float" office:value="21906073806" calcext:value-type="float">
            <text:p>21906073806</text:p>
          </table:table-cell>
          <table:table-cell table:style-name="ce2" table:formula="of:=[.H232]" office:value-type="float" office:value="23590466718" calcext:value-type="float">
            <text:p>23590466718</text:p>
          </table:table-cell>
          <table:table-cell table:style-name="ce2" table:formula="of:=[.I232]+[.B232]" office:value-type="float" office:value="25173683382" calcext:value-type="float">
            <text:p>25173683382</text:p>
          </table:table-cell>
          <table:table-cell table:style-name="ce2" table:formula="of:=[.J232]" office:value-type="float" office:value="13042478718" calcext:value-type="float">
            <text:p>13042478718</text:p>
          </table:table-cell>
          <table:table-cell table:style-name="ce2" table:formula="of:=[.B232]" office:value-type="float" office:value="13462816908" calcext:value-type="float">
            <text:p>13462816908</text:p>
          </table:table-cell>
          <table:table-cell table:style-name="ce2" table:formula="of:=SUM([.B233:.J233])" office:value-type="float" office:value="166951018581" calcext:value-type="float">
            <text:p>166951018581</text:p>
          </table:table-cell>
          <table:table-cell table:number-columns-repeated="6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2" table:formula="of:=[.C233]" office:value-type="float" office:value="15823245720" calcext:value-type="float">
            <text:p>15823245720</text:p>
          </table:table-cell>
          <table:table-cell table:style-name="ce2" table:formula="of:=[.D233]" office:value-type="float" office:value="18894168006" calcext:value-type="float">
            <text:p>18894168006</text:p>
          </table:table-cell>
          <table:table-cell table:style-name="ce2" table:formula="of:=[.E233]" office:value-type="float" office:value="19152055317" calcext:value-type="float">
            <text:p>19152055317</text:p>
          </table:table-cell>
          <table:table-cell table:style-name="ce2" table:formula="of:=[.F233]" office:value-type="float" office:value="21906073806" calcext:value-type="float">
            <text:p>21906073806</text:p>
          </table:table-cell>
          <table:table-cell table:style-name="ce2" table:formula="of:=[.G233]" office:value-type="float" office:value="23590466718" calcext:value-type="float">
            <text:p>23590466718</text:p>
          </table:table-cell>
          <table:table-cell table:style-name="ce2" table:formula="of:=[.H233]" office:value-type="float" office:value="25173683382" calcext:value-type="float">
            <text:p>25173683382</text:p>
          </table:table-cell>
          <table:table-cell table:style-name="ce2" table:formula="of:=[.I233]+[.B233]" office:value-type="float" office:value="28948508724" calcext:value-type="float">
            <text:p>28948508724</text:p>
          </table:table-cell>
          <table:table-cell table:style-name="ce2" table:formula="of:=[.J233]" office:value-type="float" office:value="13462816908" calcext:value-type="float">
            <text:p>13462816908</text:p>
          </table:table-cell>
          <table:table-cell table:style-name="ce2" table:formula="of:=[.B233]" office:value-type="float" office:value="15906030006" calcext:value-type="float">
            <text:p>15906030006</text:p>
          </table:table-cell>
          <table:table-cell table:style-name="ce2" table:formula="of:=SUM([.B234:.J234])" office:value-type="float" office:value="182857048587" calcext:value-type="float">
            <text:p>182857048587</text:p>
          </table:table-cell>
          <table:table-cell table:number-columns-repeated="6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2" table:formula="of:=[.C234]" office:value-type="float" office:value="18894168006" calcext:value-type="float">
            <text:p>18894168006</text:p>
          </table:table-cell>
          <table:table-cell table:style-name="ce2" table:formula="of:=[.D234]" office:value-type="float" office:value="19152055317" calcext:value-type="float">
            <text:p>19152055317</text:p>
          </table:table-cell>
          <table:table-cell table:style-name="ce2" table:formula="of:=[.E234]" office:value-type="float" office:value="21906073806" calcext:value-type="float">
            <text:p>21906073806</text:p>
          </table:table-cell>
          <table:table-cell table:style-name="ce2" table:formula="of:=[.F234]" office:value-type="float" office:value="23590466718" calcext:value-type="float">
            <text:p>23590466718</text:p>
          </table:table-cell>
          <table:table-cell table:style-name="ce2" table:formula="of:=[.G234]" office:value-type="float" office:value="25173683382" calcext:value-type="float">
            <text:p>25173683382</text:p>
          </table:table-cell>
          <table:table-cell table:style-name="ce2" table:formula="of:=[.H234]" office:value-type="float" office:value="28948508724" calcext:value-type="float">
            <text:p>28948508724</text:p>
          </table:table-cell>
          <table:table-cell table:style-name="ce2" table:formula="of:=[.I234]+[.B234]" office:value-type="float" office:value="29286062628" calcext:value-type="float">
            <text:p>29286062628</text:p>
          </table:table-cell>
          <table:table-cell table:style-name="ce2" table:formula="of:=[.J234]" office:value-type="float" office:value="15906030006" calcext:value-type="float">
            <text:p>15906030006</text:p>
          </table:table-cell>
          <table:table-cell table:style-name="ce2" table:formula="of:=[.B234]" office:value-type="float" office:value="15823245720" calcext:value-type="float">
            <text:p>15823245720</text:p>
          </table:table-cell>
          <table:table-cell table:style-name="ce2" table:formula="of:=SUM([.B235:.J235])" office:value-type="float" office:value="198680294307" calcext:value-type="float">
            <text:p>198680294307</text:p>
          </table:table-cell>
          <table:table-cell table:number-columns-repeated="6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2" table:formula="of:=[.C235]" office:value-type="float" office:value="19152055317" calcext:value-type="float">
            <text:p>19152055317</text:p>
          </table:table-cell>
          <table:table-cell table:style-name="ce2" table:formula="of:=[.D235]" office:value-type="float" office:value="21906073806" calcext:value-type="float">
            <text:p>21906073806</text:p>
          </table:table-cell>
          <table:table-cell table:style-name="ce2" table:formula="of:=[.E235]" office:value-type="float" office:value="23590466718" calcext:value-type="float">
            <text:p>23590466718</text:p>
          </table:table-cell>
          <table:table-cell table:style-name="ce2" table:formula="of:=[.F235]" office:value-type="float" office:value="25173683382" calcext:value-type="float">
            <text:p>25173683382</text:p>
          </table:table-cell>
          <table:table-cell table:style-name="ce2" table:formula="of:=[.G235]" office:value-type="float" office:value="28948508724" calcext:value-type="float">
            <text:p>28948508724</text:p>
          </table:table-cell>
          <table:table-cell table:style-name="ce2" table:formula="of:=[.H235]" office:value-type="float" office:value="29286062628" calcext:value-type="float">
            <text:p>29286062628</text:p>
          </table:table-cell>
          <table:table-cell table:style-name="ce2" table:formula="of:=[.I235]+[.B235]" office:value-type="float" office:value="34800198012" calcext:value-type="float">
            <text:p>34800198012</text:p>
          </table:table-cell>
          <table:table-cell table:style-name="ce2" table:formula="of:=[.J235]" office:value-type="float" office:value="15823245720" calcext:value-type="float">
            <text:p>15823245720</text:p>
          </table:table-cell>
          <table:table-cell table:style-name="ce2" table:formula="of:=[.B235]" office:value-type="float" office:value="18894168006" calcext:value-type="float">
            <text:p>18894168006</text:p>
          </table:table-cell>
          <table:table-cell table:style-name="ce2" table:formula="of:=SUM([.B236:.J236])" office:value-type="float" office:value="217574462313" calcext:value-type="float">
            <text:p>217574462313</text:p>
          </table:table-cell>
          <table:table-cell table:number-columns-repeated="6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2" table:formula="of:=[.C236]" office:value-type="float" office:value="21906073806" calcext:value-type="float">
            <text:p>21906073806</text:p>
          </table:table-cell>
          <table:table-cell table:style-name="ce2" table:formula="of:=[.D236]" office:value-type="float" office:value="23590466718" calcext:value-type="float">
            <text:p>23590466718</text:p>
          </table:table-cell>
          <table:table-cell table:style-name="ce2" table:formula="of:=[.E236]" office:value-type="float" office:value="25173683382" calcext:value-type="float">
            <text:p>25173683382</text:p>
          </table:table-cell>
          <table:table-cell table:style-name="ce2" table:formula="of:=[.F236]" office:value-type="float" office:value="28948508724" calcext:value-type="float">
            <text:p>28948508724</text:p>
          </table:table-cell>
          <table:table-cell table:style-name="ce2" table:formula="of:=[.G236]" office:value-type="float" office:value="29286062628" calcext:value-type="float">
            <text:p>29286062628</text:p>
          </table:table-cell>
          <table:table-cell table:style-name="ce2" table:formula="of:=[.H236]" office:value-type="float" office:value="34800198012" calcext:value-type="float">
            <text:p>34800198012</text:p>
          </table:table-cell>
          <table:table-cell table:style-name="ce2" table:formula="of:=[.I236]+[.B236]" office:value-type="float" office:value="34975301037" calcext:value-type="float">
            <text:p>34975301037</text:p>
          </table:table-cell>
          <table:table-cell table:style-name="ce2" table:formula="of:=[.J236]" office:value-type="float" office:value="18894168006" calcext:value-type="float">
            <text:p>18894168006</text:p>
          </table:table-cell>
          <table:table-cell table:style-name="ce2" table:formula="of:=[.B236]" office:value-type="float" office:value="19152055317" calcext:value-type="float">
            <text:p>19152055317</text:p>
          </table:table-cell>
          <table:table-cell table:style-name="ce2" table:formula="of:=SUM([.B237:.J237])" office:value-type="float" office:value="236726517630" calcext:value-type="float">
            <text:p>236726517630</text:p>
          </table:table-cell>
          <table:table-cell table:number-columns-repeated="6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2" table:formula="of:=[.C237]" office:value-type="float" office:value="23590466718" calcext:value-type="float">
            <text:p>23590466718</text:p>
          </table:table-cell>
          <table:table-cell table:style-name="ce2" table:formula="of:=[.D237]" office:value-type="float" office:value="25173683382" calcext:value-type="float">
            <text:p>25173683382</text:p>
          </table:table-cell>
          <table:table-cell table:style-name="ce2" table:formula="of:=[.E237]" office:value-type="float" office:value="28948508724" calcext:value-type="float">
            <text:p>28948508724</text:p>
          </table:table-cell>
          <table:table-cell table:style-name="ce2" table:formula="of:=[.F237]" office:value-type="float" office:value="29286062628" calcext:value-type="float">
            <text:p>29286062628</text:p>
          </table:table-cell>
          <table:table-cell table:style-name="ce2" table:formula="of:=[.G237]" office:value-type="float" office:value="34800198012" calcext:value-type="float">
            <text:p>34800198012</text:p>
          </table:table-cell>
          <table:table-cell table:style-name="ce2" table:formula="of:=[.H237]" office:value-type="float" office:value="34975301037" calcext:value-type="float">
            <text:p>34975301037</text:p>
          </table:table-cell>
          <table:table-cell table:style-name="ce2" table:formula="of:=[.I237]+[.B237]" office:value-type="float" office:value="40800241812" calcext:value-type="float">
            <text:p>40800241812</text:p>
          </table:table-cell>
          <table:table-cell table:style-name="ce2" table:formula="of:=[.J237]" office:value-type="float" office:value="19152055317" calcext:value-type="float">
            <text:p>19152055317</text:p>
          </table:table-cell>
          <table:table-cell table:style-name="ce2" table:formula="of:=[.B237]" office:value-type="float" office:value="21906073806" calcext:value-type="float">
            <text:p>21906073806</text:p>
          </table:table-cell>
          <table:table-cell table:style-name="ce2" table:formula="of:=SUM([.B238:.J238])" office:value-type="float" office:value="258632591436" calcext:value-type="float">
            <text:p>258632591436</text:p>
          </table:table-cell>
          <table:table-cell table:number-columns-repeated="6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2" table:formula="of:=[.C238]" office:value-type="float" office:value="25173683382" calcext:value-type="float">
            <text:p>25173683382</text:p>
          </table:table-cell>
          <table:table-cell table:style-name="ce2" table:formula="of:=[.D238]" office:value-type="float" office:value="28948508724" calcext:value-type="float">
            <text:p>28948508724</text:p>
          </table:table-cell>
          <table:table-cell table:style-name="ce2" table:formula="of:=[.E238]" office:value-type="float" office:value="29286062628" calcext:value-type="float">
            <text:p>29286062628</text:p>
          </table:table-cell>
          <table:table-cell table:style-name="ce2" table:formula="of:=[.F238]" office:value-type="float" office:value="34800198012" calcext:value-type="float">
            <text:p>34800198012</text:p>
          </table:table-cell>
          <table:table-cell table:style-name="ce2" table:formula="of:=[.G238]" office:value-type="float" office:value="34975301037" calcext:value-type="float">
            <text:p>34975301037</text:p>
          </table:table-cell>
          <table:table-cell table:style-name="ce2" table:formula="of:=[.H238]" office:value-type="float" office:value="40800241812" calcext:value-type="float">
            <text:p>40800241812</text:p>
          </table:table-cell>
          <table:table-cell table:style-name="ce2" table:formula="of:=[.I238]+[.B238]" office:value-type="float" office:value="42742522035" calcext:value-type="float">
            <text:p>42742522035</text:p>
          </table:table-cell>
          <table:table-cell table:style-name="ce2" table:formula="of:=[.J238]" office:value-type="float" office:value="21906073806" calcext:value-type="float">
            <text:p>21906073806</text:p>
          </table:table-cell>
          <table:table-cell table:style-name="ce2" table:formula="of:=[.B238]" office:value-type="float" office:value="23590466718" calcext:value-type="float">
            <text:p>23590466718</text:p>
          </table:table-cell>
          <table:table-cell table:style-name="ce2" table:formula="of:=SUM([.B239:.J239])" office:value-type="float" office:value="282223058154" calcext:value-type="float">
            <text:p>282223058154</text:p>
          </table:table-cell>
          <table:table-cell table:number-columns-repeated="6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2" table:formula="of:=[.C239]" office:value-type="float" office:value="28948508724" calcext:value-type="float">
            <text:p>28948508724</text:p>
          </table:table-cell>
          <table:table-cell table:style-name="ce2" table:formula="of:=[.D239]" office:value-type="float" office:value="29286062628" calcext:value-type="float">
            <text:p>29286062628</text:p>
          </table:table-cell>
          <table:table-cell table:style-name="ce2" table:formula="of:=[.E239]" office:value-type="float" office:value="34800198012" calcext:value-type="float">
            <text:p>34800198012</text:p>
          </table:table-cell>
          <table:table-cell table:style-name="ce2" table:formula="of:=[.F239]" office:value-type="float" office:value="34975301037" calcext:value-type="float">
            <text:p>34975301037</text:p>
          </table:table-cell>
          <table:table-cell table:style-name="ce2" table:formula="of:=[.G239]" office:value-type="float" office:value="40800241812" calcext:value-type="float">
            <text:p>40800241812</text:p>
          </table:table-cell>
          <table:table-cell table:style-name="ce2" table:formula="of:=[.H239]" office:value-type="float" office:value="42742522035" calcext:value-type="float">
            <text:p>42742522035</text:p>
          </table:table-cell>
          <table:table-cell table:style-name="ce2" table:formula="of:=[.I239]+[.B239]" office:value-type="float" office:value="47079757188" calcext:value-type="float">
            <text:p>47079757188</text:p>
          </table:table-cell>
          <table:table-cell table:style-name="ce2" table:formula="of:=[.J239]" office:value-type="float" office:value="23590466718" calcext:value-type="float">
            <text:p>23590466718</text:p>
          </table:table-cell>
          <table:table-cell table:style-name="ce2" table:formula="of:=[.B239]" office:value-type="float" office:value="25173683382" calcext:value-type="float">
            <text:p>25173683382</text:p>
          </table:table-cell>
          <table:table-cell table:style-name="ce2" table:formula="of:=SUM([.B240:.J240])" office:value-type="float" office:value="307396741536" calcext:value-type="float">
            <text:p>307396741536</text:p>
          </table:table-cell>
          <table:table-cell table:number-columns-repeated="6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2" table:formula="of:=[.C240]" office:value-type="float" office:value="29286062628" calcext:value-type="float">
            <text:p>29286062628</text:p>
          </table:table-cell>
          <table:table-cell table:style-name="ce2" table:formula="of:=[.D240]" office:value-type="float" office:value="34800198012" calcext:value-type="float">
            <text:p>34800198012</text:p>
          </table:table-cell>
          <table:table-cell table:style-name="ce2" table:formula="of:=[.E240]" office:value-type="float" office:value="34975301037" calcext:value-type="float">
            <text:p>34975301037</text:p>
          </table:table-cell>
          <table:table-cell table:style-name="ce2" table:formula="of:=[.F240]" office:value-type="float" office:value="40800241812" calcext:value-type="float">
            <text:p>40800241812</text:p>
          </table:table-cell>
          <table:table-cell table:style-name="ce2" table:formula="of:=[.G240]" office:value-type="float" office:value="42742522035" calcext:value-type="float">
            <text:p>42742522035</text:p>
          </table:table-cell>
          <table:table-cell table:style-name="ce2" table:formula="of:=[.H240]" office:value-type="float" office:value="47079757188" calcext:value-type="float">
            <text:p>47079757188</text:p>
          </table:table-cell>
          <table:table-cell table:style-name="ce2" table:formula="of:=[.I240]+[.B240]" office:value-type="float" office:value="52538975442" calcext:value-type="float">
            <text:p>52538975442</text:p>
          </table:table-cell>
          <table:table-cell table:style-name="ce2" table:formula="of:=[.J240]" office:value-type="float" office:value="25173683382" calcext:value-type="float">
            <text:p>25173683382</text:p>
          </table:table-cell>
          <table:table-cell table:style-name="ce2" table:formula="of:=[.B240]" office:value-type="float" office:value="28948508724" calcext:value-type="float">
            <text:p>28948508724</text:p>
          </table:table-cell>
          <table:table-cell table:style-name="ce2" table:formula="of:=SUM([.B241:.J241])" office:value-type="float" office:value="336345250260" calcext:value-type="float">
            <text:p>336345250260</text:p>
          </table:table-cell>
          <table:table-cell table:number-columns-repeated="6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2" table:formula="of:=[.C241]" office:value-type="float" office:value="34800198012" calcext:value-type="float">
            <text:p>34800198012</text:p>
          </table:table-cell>
          <table:table-cell table:style-name="ce2" table:formula="of:=[.D241]" office:value-type="float" office:value="34975301037" calcext:value-type="float">
            <text:p>34975301037</text:p>
          </table:table-cell>
          <table:table-cell table:style-name="ce2" table:formula="of:=[.E241]" office:value-type="float" office:value="40800241812" calcext:value-type="float">
            <text:p>40800241812</text:p>
          </table:table-cell>
          <table:table-cell table:style-name="ce2" table:formula="of:=[.F241]" office:value-type="float" office:value="42742522035" calcext:value-type="float">
            <text:p>42742522035</text:p>
          </table:table-cell>
          <table:table-cell table:style-name="ce2" table:formula="of:=[.G241]" office:value-type="float" office:value="47079757188" calcext:value-type="float">
            <text:p>47079757188</text:p>
          </table:table-cell>
          <table:table-cell table:style-name="ce2" table:formula="of:=[.H241]" office:value-type="float" office:value="52538975442" calcext:value-type="float">
            <text:p>52538975442</text:p>
          </table:table-cell>
          <table:table-cell table:style-name="ce2" table:formula="of:=[.I241]+[.B241]" office:value-type="float" office:value="54459746010" calcext:value-type="float">
            <text:p>54459746010</text:p>
          </table:table-cell>
          <table:table-cell table:style-name="ce2" table:formula="of:=[.J241]" office:value-type="float" office:value="28948508724" calcext:value-type="float">
            <text:p>28948508724</text:p>
          </table:table-cell>
          <table:table-cell table:style-name="ce2" table:formula="of:=[.B241]" office:value-type="float" office:value="29286062628" calcext:value-type="float">
            <text:p>29286062628</text:p>
          </table:table-cell>
          <table:table-cell table:style-name="ce2" table:formula="of:=SUM([.B242:.J242])" office:value-type="float" office:value="365631312888" calcext:value-type="float">
            <text:p>365631312888</text:p>
          </table:table-cell>
          <table:table-cell table:number-columns-repeated="6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 table:formula="of:=[.C242]" office:value-type="float" office:value="34975301037" calcext:value-type="float">
            <text:p>34975301037</text:p>
          </table:table-cell>
          <table:table-cell table:style-name="ce2" table:formula="of:=[.D242]" office:value-type="float" office:value="40800241812" calcext:value-type="float">
            <text:p>40800241812</text:p>
          </table:table-cell>
          <table:table-cell table:style-name="ce2" table:formula="of:=[.E242]" office:value-type="float" office:value="42742522035" calcext:value-type="float">
            <text:p>42742522035</text:p>
          </table:table-cell>
          <table:table-cell table:style-name="ce2" table:formula="of:=[.F242]" office:value-type="float" office:value="47079757188" calcext:value-type="float">
            <text:p>47079757188</text:p>
          </table:table-cell>
          <table:table-cell table:style-name="ce2" table:formula="of:=[.G242]" office:value-type="float" office:value="52538975442" calcext:value-type="float">
            <text:p>52538975442</text:p>
          </table:table-cell>
          <table:table-cell table:style-name="ce2" table:formula="of:=[.H242]" office:value-type="float" office:value="54459746010" calcext:value-type="float">
            <text:p>54459746010</text:p>
          </table:table-cell>
          <table:table-cell table:style-name="ce2" table:formula="of:=[.I242]+[.B242]" office:value-type="float" office:value="63748706736" calcext:value-type="float">
            <text:p>63748706736</text:p>
          </table:table-cell>
          <table:table-cell table:style-name="ce2" table:formula="of:=[.J242]" office:value-type="float" office:value="29286062628" calcext:value-type="float">
            <text:p>29286062628</text:p>
          </table:table-cell>
          <table:table-cell table:style-name="ce2" table:formula="of:=[.B242]" office:value-type="float" office:value="34800198012" calcext:value-type="float">
            <text:p>34800198012</text:p>
          </table:table-cell>
          <table:table-cell table:style-name="ce2" table:formula="of:=SUM([.B243:.J243])" office:value-type="float" office:value="400431510900" calcext:value-type="float">
            <text:p>400431510900</text:p>
          </table:table-cell>
          <table:table-cell table:number-columns-repeated="6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2" table:formula="of:=[.C243]" office:value-type="float" office:value="40800241812" calcext:value-type="float">
            <text:p>40800241812</text:p>
          </table:table-cell>
          <table:table-cell table:style-name="ce2" table:formula="of:=[.D243]" office:value-type="float" office:value="42742522035" calcext:value-type="float">
            <text:p>42742522035</text:p>
          </table:table-cell>
          <table:table-cell table:style-name="ce2" table:formula="of:=[.E243]" office:value-type="float" office:value="47079757188" calcext:value-type="float">
            <text:p>47079757188</text:p>
          </table:table-cell>
          <table:table-cell table:style-name="ce2" table:formula="of:=[.F243]" office:value-type="float" office:value="52538975442" calcext:value-type="float">
            <text:p>52538975442</text:p>
          </table:table-cell>
          <table:table-cell table:style-name="ce2" table:formula="of:=[.G243]" office:value-type="float" office:value="54459746010" calcext:value-type="float">
            <text:p>54459746010</text:p>
          </table:table-cell>
          <table:table-cell table:style-name="ce2" table:formula="of:=[.H243]" office:value-type="float" office:value="63748706736" calcext:value-type="float">
            <text:p>63748706736</text:p>
          </table:table-cell>
          <table:table-cell table:style-name="ce2" table:formula="of:=[.I243]+[.B243]" office:value-type="float" office:value="64261363665" calcext:value-type="float">
            <text:p>64261363665</text:p>
          </table:table-cell>
          <table:table-cell table:style-name="ce2" table:formula="of:=[.J243]" office:value-type="float" office:value="34800198012" calcext:value-type="float">
            <text:p>34800198012</text:p>
          </table:table-cell>
          <table:table-cell table:style-name="ce2" table:formula="of:=[.B243]" office:value-type="float" office:value="34975301037" calcext:value-type="float">
            <text:p>34975301037</text:p>
          </table:table-cell>
          <table:table-cell table:style-name="ce2" table:formula="of:=SUM([.B244:.J244])" office:value-type="float" office:value="435406811937" calcext:value-type="float">
            <text:p>435406811937</text:p>
          </table:table-cell>
          <table:table-cell table:number-columns-repeated="6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2" table:formula="of:=[.C244]" office:value-type="float" office:value="42742522035" calcext:value-type="float">
            <text:p>42742522035</text:p>
          </table:table-cell>
          <table:table-cell table:style-name="ce2" table:formula="of:=[.D244]" office:value-type="float" office:value="47079757188" calcext:value-type="float">
            <text:p>47079757188</text:p>
          </table:table-cell>
          <table:table-cell table:style-name="ce2" table:formula="of:=[.E244]" office:value-type="float" office:value="52538975442" calcext:value-type="float">
            <text:p>52538975442</text:p>
          </table:table-cell>
          <table:table-cell table:style-name="ce2" table:formula="of:=[.F244]" office:value-type="float" office:value="54459746010" calcext:value-type="float">
            <text:p>54459746010</text:p>
          </table:table-cell>
          <table:table-cell table:style-name="ce2" table:formula="of:=[.G244]" office:value-type="float" office:value="63748706736" calcext:value-type="float">
            <text:p>63748706736</text:p>
          </table:table-cell>
          <table:table-cell table:style-name="ce2" table:formula="of:=[.H244]" office:value-type="float" office:value="64261363665" calcext:value-type="float">
            <text:p>64261363665</text:p>
          </table:table-cell>
          <table:table-cell table:style-name="ce2" table:formula="of:=[.I244]+[.B244]" office:value-type="float" office:value="75600439824" calcext:value-type="float">
            <text:p>75600439824</text:p>
          </table:table-cell>
          <table:table-cell table:style-name="ce2" table:formula="of:=[.J244]" office:value-type="float" office:value="34975301037" calcext:value-type="float">
            <text:p>34975301037</text:p>
          </table:table-cell>
          <table:table-cell table:style-name="ce2" table:formula="of:=[.B244]" office:value-type="float" office:value="40800241812" calcext:value-type="float">
            <text:p>40800241812</text:p>
          </table:table-cell>
          <table:table-cell table:style-name="ce2" table:formula="of:=SUM([.B245:.J245])" office:value-type="float" office:value="476207053749" calcext:value-type="float">
            <text:p>476207053749</text:p>
          </table:table-cell>
          <table:table-cell table:number-columns-repeated="6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2" table:formula="of:=[.C245]" office:value-type="float" office:value="47079757188" calcext:value-type="float">
            <text:p>47079757188</text:p>
          </table:table-cell>
          <table:table-cell table:style-name="ce2" table:formula="of:=[.D245]" office:value-type="float" office:value="52538975442" calcext:value-type="float">
            <text:p>52538975442</text:p>
          </table:table-cell>
          <table:table-cell table:style-name="ce2" table:formula="of:=[.E245]" office:value-type="float" office:value="54459746010" calcext:value-type="float">
            <text:p>54459746010</text:p>
          </table:table-cell>
          <table:table-cell table:style-name="ce2" table:formula="of:=[.F245]" office:value-type="float" office:value="63748706736" calcext:value-type="float">
            <text:p>63748706736</text:p>
          </table:table-cell>
          <table:table-cell table:style-name="ce2" table:formula="of:=[.G245]" office:value-type="float" office:value="64261363665" calcext:value-type="float">
            <text:p>64261363665</text:p>
          </table:table-cell>
          <table:table-cell table:style-name="ce2" table:formula="of:=[.H245]" office:value-type="float" office:value="75600439824" calcext:value-type="float">
            <text:p>75600439824</text:p>
          </table:table-cell>
          <table:table-cell table:style-name="ce2" table:formula="of:=[.I245]+[.B245]" office:value-type="float" office:value="77717823072" calcext:value-type="float">
            <text:p>77717823072</text:p>
          </table:table-cell>
          <table:table-cell table:style-name="ce2" table:formula="of:=[.J245]" office:value-type="float" office:value="40800241812" calcext:value-type="float">
            <text:p>40800241812</text:p>
          </table:table-cell>
          <table:table-cell table:style-name="ce2" table:formula="of:=[.B245]" office:value-type="float" office:value="42742522035" calcext:value-type="float">
            <text:p>42742522035</text:p>
          </table:table-cell>
          <table:table-cell table:style-name="ce2" table:formula="of:=SUM([.B246:.J246])" office:value-type="float" office:value="518949575784" calcext:value-type="float">
            <text:p>518949575784</text:p>
          </table:table-cell>
          <table:table-cell table:number-columns-repeated="6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2" table:formula="of:=[.C246]" office:value-type="float" office:value="52538975442" calcext:value-type="float">
            <text:p>52538975442</text:p>
          </table:table-cell>
          <table:table-cell table:style-name="ce2" table:formula="of:=[.D246]" office:value-type="float" office:value="54459746010" calcext:value-type="float">
            <text:p>54459746010</text:p>
          </table:table-cell>
          <table:table-cell table:style-name="ce2" table:formula="of:=[.E246]" office:value-type="float" office:value="63748706736" calcext:value-type="float">
            <text:p>63748706736</text:p>
          </table:table-cell>
          <table:table-cell table:style-name="ce2" table:formula="of:=[.F246]" office:value-type="float" office:value="64261363665" calcext:value-type="float">
            <text:p>64261363665</text:p>
          </table:table-cell>
          <table:table-cell table:style-name="ce2" table:formula="of:=[.G246]" office:value-type="float" office:value="75600439824" calcext:value-type="float">
            <text:p>75600439824</text:p>
          </table:table-cell>
          <table:table-cell table:style-name="ce2" table:formula="of:=[.H246]" office:value-type="float" office:value="77717823072" calcext:value-type="float">
            <text:p>77717823072</text:p>
          </table:table-cell>
          <table:table-cell table:style-name="ce2" table:formula="of:=[.I246]+[.B246]" office:value-type="float" office:value="87879999000" calcext:value-type="float">
            <text:p>87879999000</text:p>
          </table:table-cell>
          <table:table-cell table:style-name="ce2" table:formula="of:=[.J246]" office:value-type="float" office:value="42742522035" calcext:value-type="float">
            <text:p>42742522035</text:p>
          </table:table-cell>
          <table:table-cell table:style-name="ce2" table:formula="of:=[.B246]" office:value-type="float" office:value="47079757188" calcext:value-type="float">
            <text:p>47079757188</text:p>
          </table:table-cell>
          <table:table-cell table:style-name="ce2" table:formula="of:=SUM([.B247:.J247])" office:value-type="float" office:value="566029332972" calcext:value-type="float">
            <text:p>566029332972</text:p>
          </table:table-cell>
          <table:table-cell table:number-columns-repeated="6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2" table:formula="of:=[.C247]" office:value-type="float" office:value="54459746010" calcext:value-type="float">
            <text:p>54459746010</text:p>
          </table:table-cell>
          <table:table-cell table:style-name="ce2" table:formula="of:=[.D247]" office:value-type="float" office:value="63748706736" calcext:value-type="float">
            <text:p>63748706736</text:p>
          </table:table-cell>
          <table:table-cell table:style-name="ce2" table:formula="of:=[.E247]" office:value-type="float" office:value="64261363665" calcext:value-type="float">
            <text:p>64261363665</text:p>
          </table:table-cell>
          <table:table-cell table:style-name="ce2" table:formula="of:=[.F247]" office:value-type="float" office:value="75600439824" calcext:value-type="float">
            <text:p>75600439824</text:p>
          </table:table-cell>
          <table:table-cell table:style-name="ce2" table:formula="of:=[.G247]" office:value-type="float" office:value="77717823072" calcext:value-type="float">
            <text:p>77717823072</text:p>
          </table:table-cell>
          <table:table-cell table:style-name="ce2" table:formula="of:=[.H247]" office:value-type="float" office:value="87879999000" calcext:value-type="float">
            <text:p>87879999000</text:p>
          </table:table-cell>
          <table:table-cell table:style-name="ce2" table:formula="of:=[.I247]+[.B247]" office:value-type="float" office:value="95281497477" calcext:value-type="float">
            <text:p>95281497477</text:p>
          </table:table-cell>
          <table:table-cell table:style-name="ce2" table:formula="of:=[.J247]" office:value-type="float" office:value="47079757188" calcext:value-type="float">
            <text:p>47079757188</text:p>
          </table:table-cell>
          <table:table-cell table:style-name="ce2" table:formula="of:=[.B247]" office:value-type="float" office:value="52538975442" calcext:value-type="float">
            <text:p>52538975442</text:p>
          </table:table-cell>
          <table:table-cell table:style-name="ce2" table:formula="of:=SUM([.B248:.J248])" office:value-type="float" office:value="618568308414" calcext:value-type="float">
            <text:p>618568308414</text:p>
          </table:table-cell>
          <table:table-cell table:number-columns-repeated="6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2" table:formula="of:=[.C248]" office:value-type="float" office:value="63748706736" calcext:value-type="float">
            <text:p>63748706736</text:p>
          </table:table-cell>
          <table:table-cell table:style-name="ce2" table:formula="of:=[.D248]" office:value-type="float" office:value="64261363665" calcext:value-type="float">
            <text:p>64261363665</text:p>
          </table:table-cell>
          <table:table-cell table:style-name="ce2" table:formula="of:=[.E248]" office:value-type="float" office:value="75600439824" calcext:value-type="float">
            <text:p>75600439824</text:p>
          </table:table-cell>
          <table:table-cell table:style-name="ce2" table:formula="of:=[.F248]" office:value-type="float" office:value="77717823072" calcext:value-type="float">
            <text:p>77717823072</text:p>
          </table:table-cell>
          <table:table-cell table:style-name="ce2" table:formula="of:=[.G248]" office:value-type="float" office:value="87879999000" calcext:value-type="float">
            <text:p>87879999000</text:p>
          </table:table-cell>
          <table:table-cell table:style-name="ce2" table:formula="of:=[.H248]" office:value-type="float" office:value="95281497477" calcext:value-type="float">
            <text:p>95281497477</text:p>
          </table:table-cell>
          <table:table-cell table:style-name="ce2" table:formula="of:=[.I248]+[.B248]" office:value-type="float" office:value="101539503198" calcext:value-type="float">
            <text:p>101539503198</text:p>
          </table:table-cell>
          <table:table-cell table:style-name="ce2" table:formula="of:=[.J248]" office:value-type="float" office:value="52538975442" calcext:value-type="float">
            <text:p>52538975442</text:p>
          </table:table-cell>
          <table:table-cell table:style-name="ce2" table:formula="of:=[.B248]" office:value-type="float" office:value="54459746010" calcext:value-type="float">
            <text:p>54459746010</text:p>
          </table:table-cell>
          <table:table-cell table:style-name="ce2" table:formula="of:=SUM([.B249:.J249])" office:value-type="float" office:value="673028054424" calcext:value-type="float">
            <text:p>673028054424</text:p>
          </table:table-cell>
          <table:table-cell table:number-columns-repeated="6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2" table:formula="of:=[.C249]" office:value-type="float" office:value="64261363665" calcext:value-type="float">
            <text:p>64261363665</text:p>
          </table:table-cell>
          <table:table-cell table:style-name="ce2" table:formula="of:=[.D249]" office:value-type="float" office:value="75600439824" calcext:value-type="float">
            <text:p>75600439824</text:p>
          </table:table-cell>
          <table:table-cell table:style-name="ce2" table:formula="of:=[.E249]" office:value-type="float" office:value="77717823072" calcext:value-type="float">
            <text:p>77717823072</text:p>
          </table:table-cell>
          <table:table-cell table:style-name="ce2" table:formula="of:=[.F249]" office:value-type="float" office:value="87879999000" calcext:value-type="float">
            <text:p>87879999000</text:p>
          </table:table-cell>
          <table:table-cell table:style-name="ce2" table:formula="of:=[.G249]" office:value-type="float" office:value="95281497477" calcext:value-type="float">
            <text:p>95281497477</text:p>
          </table:table-cell>
          <table:table-cell table:style-name="ce2" table:formula="of:=[.H249]" office:value-type="float" office:value="101539503198" calcext:value-type="float">
            <text:p>101539503198</text:p>
          </table:table-cell>
          <table:table-cell table:style-name="ce2" table:formula="of:=[.I249]+[.B249]" office:value-type="float" office:value="116287682178" calcext:value-type="float">
            <text:p>116287682178</text:p>
          </table:table-cell>
          <table:table-cell table:style-name="ce2" table:formula="of:=[.J249]" office:value-type="float" office:value="54459746010" calcext:value-type="float">
            <text:p>54459746010</text:p>
          </table:table-cell>
          <table:table-cell table:style-name="ce2" table:formula="of:=[.B249]" office:value-type="float" office:value="63748706736" calcext:value-type="float">
            <text:p>63748706736</text:p>
          </table:table-cell>
          <table:table-cell table:style-name="ce2" table:formula="of:=SUM([.B250:.J250])" office:value-type="float" office:value="736776761160" calcext:value-type="float">
            <text:p>736776761160</text:p>
          </table:table-cell>
          <table:table-cell table:number-columns-repeated="6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2" table:formula="of:=[.C250]" office:value-type="float" office:value="75600439824" calcext:value-type="float">
            <text:p>75600439824</text:p>
          </table:table-cell>
          <table:table-cell table:style-name="ce2" table:formula="of:=[.D250]" office:value-type="float" office:value="77717823072" calcext:value-type="float">
            <text:p>77717823072</text:p>
          </table:table-cell>
          <table:table-cell table:style-name="ce2" table:formula="of:=[.E250]" office:value-type="float" office:value="87879999000" calcext:value-type="float">
            <text:p>87879999000</text:p>
          </table:table-cell>
          <table:table-cell table:style-name="ce2" table:formula="of:=[.F250]" office:value-type="float" office:value="95281497477" calcext:value-type="float">
            <text:p>95281497477</text:p>
          </table:table-cell>
          <table:table-cell table:style-name="ce2" table:formula="of:=[.G250]" office:value-type="float" office:value="101539503198" calcext:value-type="float">
            <text:p>101539503198</text:p>
          </table:table-cell>
          <table:table-cell table:style-name="ce2" table:formula="of:=[.H250]" office:value-type="float" office:value="116287682178" calcext:value-type="float">
            <text:p>116287682178</text:p>
          </table:table-cell>
          <table:table-cell table:style-name="ce2" table:formula="of:=[.I250]+[.B250]" office:value-type="float" office:value="118721109675" calcext:value-type="float">
            <text:p>118721109675</text:p>
          </table:table-cell>
          <table:table-cell table:style-name="ce2" table:formula="of:=[.J250]" office:value-type="float" office:value="63748706736" calcext:value-type="float">
            <text:p>63748706736</text:p>
          </table:table-cell>
          <table:table-cell table:style-name="ce2" table:formula="of:=[.B250]" office:value-type="float" office:value="64261363665" calcext:value-type="float">
            <text:p>64261363665</text:p>
          </table:table-cell>
          <table:table-cell table:style-name="ce2" table:formula="of:=SUM([.B251:.J251])" office:value-type="float" office:value="801038124825" calcext:value-type="float">
            <text:p>801038124825</text:p>
          </table:table-cell>
          <table:table-cell table:number-columns-repeated="6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2" table:formula="of:=[.C251]" office:value-type="float" office:value="77717823072" calcext:value-type="float">
            <text:p>77717823072</text:p>
          </table:table-cell>
          <table:table-cell table:style-name="ce2" table:formula="of:=[.D251]" office:value-type="float" office:value="87879999000" calcext:value-type="float">
            <text:p>87879999000</text:p>
          </table:table-cell>
          <table:table-cell table:style-name="ce2" table:formula="of:=[.E251]" office:value-type="float" office:value="95281497477" calcext:value-type="float">
            <text:p>95281497477</text:p>
          </table:table-cell>
          <table:table-cell table:style-name="ce2" table:formula="of:=[.F251]" office:value-type="float" office:value="101539503198" calcext:value-type="float">
            <text:p>101539503198</text:p>
          </table:table-cell>
          <table:table-cell table:style-name="ce2" table:formula="of:=[.G251]" office:value-type="float" office:value="116287682178" calcext:value-type="float">
            <text:p>116287682178</text:p>
          </table:table-cell>
          <table:table-cell table:style-name="ce2" table:formula="of:=[.H251]" office:value-type="float" office:value="118721109675" calcext:value-type="float">
            <text:p>118721109675</text:p>
          </table:table-cell>
          <table:table-cell table:style-name="ce2" table:formula="of:=[.I251]+[.B251]" office:value-type="float" office:value="139349146560" calcext:value-type="float">
            <text:p>139349146560</text:p>
          </table:table-cell>
          <table:table-cell table:style-name="ce2" table:formula="of:=[.J251]" office:value-type="float" office:value="64261363665" calcext:value-type="float">
            <text:p>64261363665</text:p>
          </table:table-cell>
          <table:table-cell table:style-name="ce2" table:formula="of:=[.B251]" office:value-type="float" office:value="75600439824" calcext:value-type="float">
            <text:p>75600439824</text:p>
          </table:table-cell>
          <table:table-cell table:style-name="ce2" table:formula="of:=SUM([.B252:.J252])" office:value-type="float" office:value="876638564649" calcext:value-type="float">
            <text:p>876638564649</text:p>
          </table:table-cell>
          <table:table-cell table:number-columns-repeated="6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2" table:formula="of:=[.C252]" office:value-type="float" office:value="87879999000" calcext:value-type="float">
            <text:p>87879999000</text:p>
          </table:table-cell>
          <table:table-cell table:style-name="ce2" table:formula="of:=[.D252]" office:value-type="float" office:value="95281497477" calcext:value-type="float">
            <text:p>95281497477</text:p>
          </table:table-cell>
          <table:table-cell table:style-name="ce2" table:formula="of:=[.E252]" office:value-type="float" office:value="101539503198" calcext:value-type="float">
            <text:p>101539503198</text:p>
          </table:table-cell>
          <table:table-cell table:style-name="ce2" table:formula="of:=[.F252]" office:value-type="float" office:value="116287682178" calcext:value-type="float">
            <text:p>116287682178</text:p>
          </table:table-cell>
          <table:table-cell table:style-name="ce2" table:formula="of:=[.G252]" office:value-type="float" office:value="118721109675" calcext:value-type="float">
            <text:p>118721109675</text:p>
          </table:table-cell>
          <table:table-cell table:style-name="ce2" table:formula="of:=[.H252]" office:value-type="float" office:value="139349146560" calcext:value-type="float">
            <text:p>139349146560</text:p>
          </table:table-cell>
          <table:table-cell table:style-name="ce2" table:formula="of:=[.I252]+[.B252]" office:value-type="float" office:value="141979186737" calcext:value-type="float">
            <text:p>141979186737</text:p>
          </table:table-cell>
          <table:table-cell table:style-name="ce2" table:formula="of:=[.J252]" office:value-type="float" office:value="75600439824" calcext:value-type="float">
            <text:p>75600439824</text:p>
          </table:table-cell>
          <table:table-cell table:style-name="ce2" table:formula="of:=[.B252]" office:value-type="float" office:value="77717823072" calcext:value-type="float">
            <text:p>77717823072</text:p>
          </table:table-cell>
          <table:table-cell table:style-name="ce2" table:formula="of:=SUM([.B253:.J253])" office:value-type="float" office:value="954356387721" calcext:value-type="float">
            <text:p>954356387721</text:p>
          </table:table-cell>
          <table:table-cell table:number-columns-repeated="6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2" table:formula="of:=[.C253]" office:value-type="float" office:value="95281497477" calcext:value-type="float">
            <text:p>95281497477</text:p>
          </table:table-cell>
          <table:table-cell table:style-name="ce2" table:formula="of:=[.D253]" office:value-type="float" office:value="101539503198" calcext:value-type="float">
            <text:p>101539503198</text:p>
          </table:table-cell>
          <table:table-cell table:style-name="ce2" table:formula="of:=[.E253]" office:value-type="float" office:value="116287682178" calcext:value-type="float">
            <text:p>116287682178</text:p>
          </table:table-cell>
          <table:table-cell table:style-name="ce2" table:formula="of:=[.F253]" office:value-type="float" office:value="118721109675" calcext:value-type="float">
            <text:p>118721109675</text:p>
          </table:table-cell>
          <table:table-cell table:style-name="ce2" table:formula="of:=[.G253]" office:value-type="float" office:value="139349146560" calcext:value-type="float">
            <text:p>139349146560</text:p>
          </table:table-cell>
          <table:table-cell table:style-name="ce2" table:formula="of:=[.H253]" office:value-type="float" office:value="141979186737" calcext:value-type="float">
            <text:p>141979186737</text:p>
          </table:table-cell>
          <table:table-cell table:style-name="ce2" table:formula="of:=[.I253]+[.B253]" office:value-type="float" office:value="163480438824" calcext:value-type="float">
            <text:p>163480438824</text:p>
          </table:table-cell>
          <table:table-cell table:style-name="ce2" table:formula="of:=[.J253]" office:value-type="float" office:value="77717823072" calcext:value-type="float">
            <text:p>77717823072</text:p>
          </table:table-cell>
          <table:table-cell table:style-name="ce2" table:formula="of:=[.B253]" office:value-type="float" office:value="87879999000" calcext:value-type="float">
            <text:p>87879999000</text:p>
          </table:table-cell>
          <table:table-cell table:style-name="ce2" table:formula="of:=SUM([.B254:.J254])" office:value-type="float" office:value="1042236386721" calcext:value-type="float">
            <text:p>1042236386721</text:p>
          </table:table-cell>
          <table:table-cell table:number-columns-repeated="6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2" table:formula="of:=[.C254]" office:value-type="float" office:value="101539503198" calcext:value-type="float">
            <text:p>101539503198</text:p>
          </table:table-cell>
          <table:table-cell table:style-name="ce2" table:formula="of:=[.D254]" office:value-type="float" office:value="116287682178" calcext:value-type="float">
            <text:p>116287682178</text:p>
          </table:table-cell>
          <table:table-cell table:style-name="ce2" table:formula="of:=[.E254]" office:value-type="float" office:value="118721109675" calcext:value-type="float">
            <text:p>118721109675</text:p>
          </table:table-cell>
          <table:table-cell table:style-name="ce2" table:formula="of:=[.F254]" office:value-type="float" office:value="139349146560" calcext:value-type="float">
            <text:p>139349146560</text:p>
          </table:table-cell>
          <table:table-cell table:style-name="ce2" table:formula="of:=[.G254]" office:value-type="float" office:value="141979186737" calcext:value-type="float">
            <text:p>141979186737</text:p>
          </table:table-cell>
          <table:table-cell table:style-name="ce2" table:formula="of:=[.H254]" office:value-type="float" office:value="163480438824" calcext:value-type="float">
            <text:p>163480438824</text:p>
          </table:table-cell>
          <table:table-cell table:style-name="ce2" table:formula="of:=[.I254]+[.B254]" office:value-type="float" office:value="172999320549" calcext:value-type="float">
            <text:p>172999320549</text:p>
          </table:table-cell>
          <table:table-cell table:style-name="ce2" table:formula="of:=[.J254]" office:value-type="float" office:value="87879999000" calcext:value-type="float">
            <text:p>87879999000</text:p>
          </table:table-cell>
          <table:table-cell table:style-name="ce2" table:formula="of:=[.B254]" office:value-type="float" office:value="95281497477" calcext:value-type="float">
            <text:p>95281497477</text:p>
          </table:table-cell>
          <table:table-cell table:style-name="ce2" table:formula="of:=SUM([.B255:.J255])" office:value-type="float" office:value="1137517884198" calcext:value-type="float">
            <text:p>1137517884198</text:p>
          </table:table-cell>
          <table:table-cell table:number-columns-repeated="6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2" table:formula="of:=[.C255]" office:value-type="float" office:value="116287682178" calcext:value-type="float">
            <text:p>116287682178</text:p>
          </table:table-cell>
          <table:table-cell table:style-name="ce2" table:formula="of:=[.D255]" office:value-type="float" office:value="118721109675" calcext:value-type="float">
            <text:p>118721109675</text:p>
          </table:table-cell>
          <table:table-cell table:style-name="ce2" table:formula="of:=[.E255]" office:value-type="float" office:value="139349146560" calcext:value-type="float">
            <text:p>139349146560</text:p>
          </table:table-cell>
          <table:table-cell table:style-name="ce2" table:formula="of:=[.F255]" office:value-type="float" office:value="141979186737" calcext:value-type="float">
            <text:p>141979186737</text:p>
          </table:table-cell>
          <table:table-cell table:style-name="ce2" table:formula="of:=[.G255]" office:value-type="float" office:value="163480438824" calcext:value-type="float">
            <text:p>163480438824</text:p>
          </table:table-cell>
          <table:table-cell table:style-name="ce2" table:formula="of:=[.H255]" office:value-type="float" office:value="172999320549" calcext:value-type="float">
            <text:p>172999320549</text:p>
          </table:table-cell>
          <table:table-cell table:style-name="ce2" table:formula="of:=[.I255]+[.B255]" office:value-type="float" office:value="189419502198" calcext:value-type="float">
            <text:p>189419502198</text:p>
          </table:table-cell>
          <table:table-cell table:style-name="ce2" table:formula="of:=[.J255]" office:value-type="float" office:value="95281497477" calcext:value-type="float">
            <text:p>95281497477</text:p>
          </table:table-cell>
          <table:table-cell table:style-name="ce2" table:formula="of:=[.B255]" office:value-type="float" office:value="101539503198" calcext:value-type="float">
            <text:p>101539503198</text:p>
          </table:table-cell>
          <table:table-cell table:style-name="ce2" table:formula="of:=SUM([.B256:.J256])" office:value-type="float" office:value="1239057387396" calcext:value-type="float">
            <text:p>1239057387396</text:p>
          </table:table-cell>
          <table:table-cell table:number-columns-repeated="6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2" table:formula="of:=[.C256]" office:value-type="float" office:value="118721109675" calcext:value-type="float">
            <text:p>118721109675</text:p>
          </table:table-cell>
          <table:table-cell table:style-name="ce2" table:formula="of:=[.D256]" office:value-type="float" office:value="139349146560" calcext:value-type="float">
            <text:p>139349146560</text:p>
          </table:table-cell>
          <table:table-cell table:style-name="ce2" table:formula="of:=[.E256]" office:value-type="float" office:value="141979186737" calcext:value-type="float">
            <text:p>141979186737</text:p>
          </table:table-cell>
          <table:table-cell table:style-name="ce2" table:formula="of:=[.F256]" office:value-type="float" office:value="163480438824" calcext:value-type="float">
            <text:p>163480438824</text:p>
          </table:table-cell>
          <table:table-cell table:style-name="ce2" table:formula="of:=[.G256]" office:value-type="float" office:value="172999320549" calcext:value-type="float">
            <text:p>172999320549</text:p>
          </table:table-cell>
          <table:table-cell table:style-name="ce2" table:formula="of:=[.H256]" office:value-type="float" office:value="189419502198" calcext:value-type="float">
            <text:p>189419502198</text:p>
          </table:table-cell>
          <table:table-cell table:style-name="ce2" table:formula="of:=[.I256]+[.B256]" office:value-type="float" office:value="211569179655" calcext:value-type="float">
            <text:p>211569179655</text:p>
          </table:table-cell>
          <table:table-cell table:style-name="ce2" table:formula="of:=[.J256]" office:value-type="float" office:value="101539503198" calcext:value-type="float">
            <text:p>101539503198</text:p>
          </table:table-cell>
          <table:table-cell table:style-name="ce2" table:formula="of:=[.B256]" office:value-type="float" office:value="116287682178" calcext:value-type="float">
            <text:p>116287682178</text:p>
          </table:table-cell>
          <table:table-cell table:style-name="ce2" table:formula="of:=SUM([.B257:.J257])" office:value-type="float" office:value="1355345069574" calcext:value-type="float">
            <text:p>1355345069574</text:p>
          </table:table-cell>
          <table:table-cell table:number-columns-repeated="6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2" table:formula="of:=[.C257]" office:value-type="float" office:value="139349146560" calcext:value-type="float">
            <text:p>139349146560</text:p>
          </table:table-cell>
          <table:table-cell table:style-name="ce2" table:formula="of:=[.D257]" office:value-type="float" office:value="141979186737" calcext:value-type="float">
            <text:p>141979186737</text:p>
          </table:table-cell>
          <table:table-cell table:style-name="ce2" table:formula="of:=[.E257]" office:value-type="float" office:value="163480438824" calcext:value-type="float">
            <text:p>163480438824</text:p>
          </table:table-cell>
          <table:table-cell table:style-name="ce2" table:formula="of:=[.F257]" office:value-type="float" office:value="172999320549" calcext:value-type="float">
            <text:p>172999320549</text:p>
          </table:table-cell>
          <table:table-cell table:style-name="ce2" table:formula="of:=[.G257]" office:value-type="float" office:value="189419502198" calcext:value-type="float">
            <text:p>189419502198</text:p>
          </table:table-cell>
          <table:table-cell table:style-name="ce2" table:formula="of:=[.H257]" office:value-type="float" office:value="211569179655" calcext:value-type="float">
            <text:p>211569179655</text:p>
          </table:table-cell>
          <table:table-cell table:style-name="ce2" table:formula="of:=[.I257]+[.B257]" office:value-type="float" office:value="220260612873" calcext:value-type="float">
            <text:p>220260612873</text:p>
          </table:table-cell>
          <table:table-cell table:style-name="ce2" table:formula="of:=[.J257]" office:value-type="float" office:value="116287682178" calcext:value-type="float">
            <text:p>116287682178</text:p>
          </table:table-cell>
          <table:table-cell table:style-name="ce2" table:formula="of:=[.B257]" office:value-type="float" office:value="118721109675" calcext:value-type="float">
            <text:p>118721109675</text:p>
          </table:table-cell>
          <table:table-cell table:style-name="ce2" table:formula="of:=SUM([.B258:.J258])" office:value-type="float" office:value="1474066179249" calcext:value-type="float">
            <text:p>1474066179249</text:p>
          </table:table-cell>
          <table:table-cell table:number-columns-repeated="6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2" table:formula="of:=[.C258]" office:value-type="float" office:value="141979186737" calcext:value-type="float">
            <text:p>141979186737</text:p>
          </table:table-cell>
          <table:table-cell table:style-name="ce2" table:formula="of:=[.D258]" office:value-type="float" office:value="163480438824" calcext:value-type="float">
            <text:p>163480438824</text:p>
          </table:table-cell>
          <table:table-cell table:style-name="ce2" table:formula="of:=[.E258]" office:value-type="float" office:value="172999320549" calcext:value-type="float">
            <text:p>172999320549</text:p>
          </table:table-cell>
          <table:table-cell table:style-name="ce2" table:formula="of:=[.F258]" office:value-type="float" office:value="189419502198" calcext:value-type="float">
            <text:p>189419502198</text:p>
          </table:table-cell>
          <table:table-cell table:style-name="ce2" table:formula="of:=[.G258]" office:value-type="float" office:value="211569179655" calcext:value-type="float">
            <text:p>211569179655</text:p>
          </table:table-cell>
          <table:table-cell table:style-name="ce2" table:formula="of:=[.H258]" office:value-type="float" office:value="220260612873" calcext:value-type="float">
            <text:p>220260612873</text:p>
          </table:table-cell>
          <table:table-cell table:style-name="ce2" table:formula="of:=[.I258]+[.B258]" office:value-type="float" office:value="255636828738" calcext:value-type="float">
            <text:p>255636828738</text:p>
          </table:table-cell>
          <table:table-cell table:style-name="ce2" table:formula="of:=[.J258]" office:value-type="float" office:value="118721109675" calcext:value-type="float">
            <text:p>118721109675</text:p>
          </table:table-cell>
          <table:table-cell table:style-name="ce2" table:formula="of:=[.B258]" office:value-type="float" office:value="139349146560" calcext:value-type="float">
            <text:p>139349146560</text:p>
          </table:table-cell>
          <table:table-cell table:style-name="ce2" table:formula="of:=SUM([.B259:.J259])" office:value-type="float" office:value="1613415325809" calcext:value-type="float">
            <text:p>1613415325809</text:p>
          </table:table-cell>
          <table:table-cell table:number-columns-repeated="6"/>
        </table:table-row>
        <table:table-row table:style-name="ro1" table:number-rows-repeated="1048316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0T11:03:28.370000000</meta:creation-date>
    <dc:date>2021-12-10T11:41:13.085000000</dc:date>
    <meta:editing-duration>PT5M11S</meta:editing-duration>
    <meta:editing-cycles>1</meta:editing-cycles>
    <meta:document-statistic meta:table-count="2" meta:cell-count="3145" meta:object-count="0"/>
    <meta:generator>LibreOffice/7.1.2.2$Windows_X86_64 LibreOffice_project/8a45595d069ef5570103caea1b71cc9d82b2aae4</meta:generator>
  </office:meta>
</office:document-meta>
</file>